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06A8A05325EC82813B0.png" manifest:media-type="image/png"/>
  <manifest:file-entry manifest:full-path="Pictures/10000000000005F40000005066F31325DF27135A.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1"/>
    </style:style>
    <style:style style:name="P2" style:family="paragraph" style:parent-style-name="Standard">
      <style:paragraph-properties fo:text-align="center" style:justify-single-word="false"/>
      <style:text-properties style:font-name="Liberation Serif1"/>
    </style:style>
    <style:style style:name="P3" style:family="paragraph" style:parent-style-name="Standard">
      <style:text-properties style:font-name="Liberation Serif1" officeooo:rsid="00630379" officeooo:paragraph-rsid="00630379"/>
    </style:style>
    <style:style style:name="P4" style:family="paragraph" style:parent-style-name="Standard">
      <style:text-properties style:font-name="Liberation Serif1" officeooo:rsid="006487f4" officeooo:paragraph-rsid="006487f4"/>
    </style:style>
    <style:style style:name="P5" style:family="paragraph" style:parent-style-name="Standard">
      <style:paragraph-properties fo:text-align="start" style:justify-single-word="false"/>
      <style:text-properties style:font-name="Liberation Serif1" officeooo:paragraph-rsid="02a05219"/>
    </style:style>
    <style:style style:name="P6" style:family="paragraph" style:parent-style-name="Standard">
      <style:text-properties style:font-name="Liberation Serif1" officeooo:rsid="03dc7533" officeooo:paragraph-rsid="03dc7533"/>
    </style:style>
    <style:style style:name="P7" style:family="paragraph" style:parent-style-name="Standard">
      <style:text-properties style:font-name="Liberation Serif1" officeooo:rsid="03dda9b5" officeooo:paragraph-rsid="03dda9b5"/>
    </style:style>
    <style:style style:name="P8" style:family="paragraph" style:parent-style-name="Standard">
      <style:text-properties style:font-name="Liberation Serif1" officeooo:rsid="03ddddb3" officeooo:paragraph-rsid="03ddddb3"/>
    </style:style>
    <style:style style:name="P9" style:family="paragraph" style:parent-style-name="Standard">
      <style:text-properties style:font-name="Liberation Serif1" officeooo:rsid="03de8f89" officeooo:paragraph-rsid="03de8f89"/>
    </style:style>
    <style:style style:name="P10" style:family="paragraph" style:parent-style-name="Standard">
      <style:text-properties style:font-name="Liberation Serif1" officeooo:rsid="03df13f3" officeooo:paragraph-rsid="03df13f3"/>
    </style:style>
    <style:style style:name="P11" style:family="paragraph" style:parent-style-name="Standard">
      <style:text-properties style:font-name="Liberation Serif1" officeooo:rsid="03e88794" officeooo:paragraph-rsid="042244bf"/>
    </style:style>
    <style:style style:name="P12"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13"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17"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20"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24"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25"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26"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27"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8"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9"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30" style:family="paragraph" style:parent-style-name="Standard">
      <style:paragraph-properties fo:margin-top="0in" fo:margin-bottom="0in" loext:contextual-spacing="false"/>
      <style:text-properties style:font-name="Liberation Serif1"/>
    </style:style>
    <style:style style:name="P31" style:family="paragraph" style:parent-style-name="Caption">
      <style:paragraph-properties fo:text-align="center" style:justify-single-word="false"/>
      <style:text-properties style:font-name="Liberation Serif1"/>
    </style:style>
    <style:style style:name="P32" style:family="paragraph" style:parent-style-name="Normal_20__28_Web_29_">
      <style:text-properties style:font-name="Liberation Serif1"/>
    </style:style>
    <style:style style:name="P33" style:family="paragraph" style:parent-style-name="Normal_20__28_Web_29_">
      <style:paragraph-properties fo:text-align="center" style:justify-single-word="false"/>
      <style:text-properties style:font-name="Liberation Serif1"/>
    </style:style>
    <style:style style:name="P34" style:family="paragraph" style:parent-style-name="Normal_20__28_Web_29_">
      <style:paragraph-properties fo:text-align="center" style:justify-single-word="false"/>
      <style:text-properties style:font-name="Liberation Serif1" fo:font-style="italic" style:font-style-asian="italic"/>
    </style:style>
    <style:style style:name="P35" style:family="paragraph" style:parent-style-name="Normal_20__28_Web_29_">
      <style:paragraph-properties>
        <style:tab-stops>
          <style:tab-stop style:position="5.7118in"/>
        </style:tab-stops>
      </style:paragraph-properties>
      <style:text-properties style:font-name="Liberation Serif1"/>
    </style:style>
    <style:style style:name="P36" style:family="paragraph" style:parent-style-name="Normal_20__28_Web_29_">
      <style:text-properties style:font-name="Liberation Serif1" officeooo:rsid="0015039d" officeooo:paragraph-rsid="0015039d"/>
    </style:style>
    <style:style style:name="P37" style:family="paragraph" style:parent-style-name="Normal_20__28_Web_29_">
      <style:text-properties style:font-name="Liberation Serif1" officeooo:rsid="0016582c" officeooo:paragraph-rsid="0016582c"/>
    </style:style>
    <style:style style:name="P38" style:family="paragraph" style:parent-style-name="Normal_20__28_Web_29_">
      <style:text-properties style:font-name="Liberation Serif1" officeooo:rsid="0016b143" officeooo:paragraph-rsid="0016b143"/>
    </style:style>
    <style:style style:name="P39" style:family="paragraph" style:parent-style-name="Normal_20__28_Web_29_">
      <style:text-properties style:font-name="Liberation Serif1" officeooo:rsid="001c0ad4" officeooo:paragraph-rsid="001dde8f"/>
    </style:style>
    <style:style style:name="P40" style:family="paragraph" style:parent-style-name="Normal_20__28_Web_29_">
      <style:text-properties style:font-name="Liberation Serif1" officeooo:rsid="001c0ad4" officeooo:paragraph-rsid="0026eb81"/>
    </style:style>
    <style:style style:name="P41" style:family="paragraph" style:parent-style-name="Normal_20__28_Web_29_">
      <style:text-properties style:font-name="Liberation Serif1" officeooo:rsid="001c0ad4" officeooo:paragraph-rsid="0027aee9"/>
    </style:style>
    <style:style style:name="P42" style:family="paragraph" style:parent-style-name="Normal_20__28_Web_29_">
      <style:text-properties style:font-name="Liberation Serif1" officeooo:rsid="001c0ad4" officeooo:paragraph-rsid="0029811d"/>
    </style:style>
    <style:style style:name="P43" style:family="paragraph" style:parent-style-name="Normal_20__28_Web_29_">
      <style:text-properties style:font-name="Liberation Serif1" officeooo:rsid="001c0ad4" officeooo:paragraph-rsid="002a18c2"/>
    </style:style>
    <style:style style:name="P44" style:family="paragraph" style:parent-style-name="Normal_20__28_Web_29_">
      <style:text-properties style:font-name="Liberation Serif1" officeooo:rsid="001c0ad4" officeooo:paragraph-rsid="002dc0e8"/>
    </style:style>
    <style:style style:name="P45" style:family="paragraph" style:parent-style-name="Normal_20__28_Web_29_">
      <style:text-properties style:font-name="Liberation Serif1" officeooo:rsid="001c0ad4" officeooo:paragraph-rsid="002ef8e8"/>
    </style:style>
    <style:style style:name="P46" style:family="paragraph" style:parent-style-name="Normal_20__28_Web_29_">
      <style:text-properties style:font-name="Liberation Serif1" officeooo:rsid="001c0ad4" officeooo:paragraph-rsid="003a4f3c"/>
    </style:style>
    <style:style style:name="P47" style:family="paragraph" style:parent-style-name="Normal_20__28_Web_29_">
      <style:text-properties style:font-name="Liberation Serif1" officeooo:rsid="001f8e76" officeooo:paragraph-rsid="00219cfa"/>
    </style:style>
    <style:style style:name="P48" style:family="paragraph" style:parent-style-name="Normal_20__28_Web_29_">
      <style:text-properties style:font-name="Liberation Serif1" officeooo:rsid="00227446" officeooo:paragraph-rsid="002618c4"/>
    </style:style>
    <style:style style:name="P49" style:family="paragraph" style:parent-style-name="Normal_20__28_Web_29_">
      <style:text-properties style:font-name="Liberation Serif1" officeooo:rsid="002fdafe" officeooo:paragraph-rsid="003710e1"/>
    </style:style>
    <style:style style:name="P50" style:family="paragraph" style:parent-style-name="Normal_20__28_Web_29_">
      <style:text-properties style:font-name="Liberation Serif1" officeooo:rsid="003032bb" officeooo:paragraph-rsid="0038d4c4"/>
    </style:style>
    <style:style style:name="P51" style:family="paragraph" style:parent-style-name="Normal_20__28_Web_29_">
      <style:text-properties style:font-name="Liberation Serif1" officeooo:rsid="003032bb" officeooo:paragraph-rsid="003a4f3c"/>
    </style:style>
    <style:style style:name="P52" style:family="paragraph" style:parent-style-name="Normal_20__28_Web_29_">
      <style:text-properties style:font-name="Liberation Serif1" officeooo:rsid="003af583" officeooo:paragraph-rsid="003af583"/>
    </style:style>
    <style:style style:name="P53" style:family="paragraph" style:parent-style-name="Normal_20__28_Web_29_">
      <style:text-properties style:font-name="Liberation Serif1" officeooo:rsid="00554996" officeooo:paragraph-rsid="00554996"/>
    </style:style>
    <style:style style:name="P54" style:family="paragraph" style:parent-style-name="Normal_20__28_Web_29_">
      <style:text-properties style:font-name="Liberation Serif1" officeooo:rsid="006487f4" officeooo:paragraph-rsid="006487f4"/>
    </style:style>
    <style:style style:name="P55" style:family="paragraph" style:parent-style-name="Normal_20__28_Web_29_">
      <style:text-properties style:font-name="Liberation Serif1" officeooo:rsid="00a921ed" officeooo:paragraph-rsid="00b9f9a1"/>
    </style:style>
    <style:style style:name="P56" style:family="paragraph" style:parent-style-name="Normal_20__28_Web_29_">
      <style:text-properties style:font-name="Liberation Serif1" officeooo:rsid="00a921ed" officeooo:paragraph-rsid="00e74df8"/>
    </style:style>
    <style:style style:name="P57" style:family="paragraph" style:parent-style-name="Normal_20__28_Web_29_">
      <style:text-properties style:font-name="Liberation Serif1" officeooo:rsid="00bfb33b" officeooo:paragraph-rsid="00bfb33b"/>
    </style:style>
    <style:style style:name="P58" style:family="paragraph" style:parent-style-name="Normal_20__28_Web_29_">
      <style:text-properties style:font-name="Liberation Serif1" officeooo:rsid="00dddaa5" officeooo:paragraph-rsid="00dddaa5"/>
    </style:style>
    <style:style style:name="P59" style:family="paragraph" style:parent-style-name="Normal_20__28_Web_29_">
      <style:text-properties style:text-line-through-style="none" style:text-line-through-type="none" style:font-name="Liberation Serif1" officeooo:rsid="0065f262" officeooo:paragraph-rsid="0065f262"/>
    </style:style>
    <style:style style:name="P60" style:family="paragraph" style:parent-style-name="Normal_20__28_Web_29_">
      <style:text-properties style:text-line-through-style="none" style:text-line-through-type="none" style:font-name="Liberation Serif1" officeooo:rsid="006487f4" officeooo:paragraph-rsid="006487f4"/>
    </style:style>
    <style:style style:name="P61" style:family="paragraph" style:parent-style-name="Normal_20__28_Web_29_">
      <style:text-properties style:text-line-through-style="none" style:text-line-through-type="none" style:font-name="Liberation Serif1" officeooo:rsid="006886be" officeooo:paragraph-rsid="0068b42e"/>
    </style:style>
    <style:style style:name="P62" style:family="paragraph" style:parent-style-name="Normal_20__28_Web_29_">
      <style:text-properties style:text-line-through-style="none" style:text-line-through-type="none" style:font-name="Liberation Serif1" officeooo:rsid="0068b42e" officeooo:paragraph-rsid="0068b42e"/>
    </style:style>
    <style:style style:name="P63" style:family="paragraph" style:parent-style-name="Normal_20__28_Web_29_">
      <style:text-properties style:text-line-through-style="none" style:text-line-through-type="none" style:font-name="Liberation Serif1" officeooo:rsid="006a56e0" officeooo:paragraph-rsid="006a56e0"/>
    </style:style>
    <style:style style:name="P64"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65"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66"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67"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68"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69"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4"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5"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6" style:family="paragraph" style:parent-style-name="Normal_20__28_Web_29_">
      <style:text-properties style:text-line-through-style="none" style:text-line-through-type="none" style:font-name="Liberation Serif1" officeooo:rsid="009eb0a9" officeooo:paragraph-rsid="009eb0a9"/>
    </style:style>
    <style:style style:name="P77" style:family="paragraph" style:parent-style-name="Normal_20__28_Web_29_">
      <style:text-properties style:text-line-through-style="none" style:text-line-through-type="none" style:font-name="Liberation Serif1" officeooo:rsid="00a15670" officeooo:paragraph-rsid="00a15670"/>
    </style:style>
    <style:style style:name="P78"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79"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80"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1"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2"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1"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2"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3"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46"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47"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48" style:family="paragraph" style:parent-style-name="Normal_20_Indent">
      <style:text-properties fo:font-variant="small-caps" style:font-name="Liberation Serif1" fo:font-style="normal" officeooo:rsid="03dc7533" officeooo:paragraph-rsid="03dc7533" style:font-style-asian="normal" style:font-style-complex="normal"/>
    </style:style>
    <style:style style:name="P349" style:family="paragraph" style:parent-style-name="Normal_20_Indent">
      <style:text-properties style:font-name="Liberation Serif1" fo:font-style="normal" fo:font-weight="normal" style:font-style-asian="normal" style:font-weight-asian="normal" style:font-style-complex="normal" style:font-weight-complex="normal"/>
    </style:style>
    <style:style style:name="P350" style:family="paragraph" style:parent-style-name="Normal_20_Indent">
      <style:text-properties style:font-name="Liberation Serif1" fo:font-style="normal" fo:font-weight="normal" officeooo:rsid="06da2f70" officeooo:paragraph-rsid="06da2f70" style:font-style-asian="normal" style:font-weight-asian="normal" style:font-style-complex="normal" style:font-weight-complex="normal"/>
    </style:style>
    <style:style style:name="P351" style:family="paragraph" style:parent-style-name="Normal_20_Indent">
      <style:text-properties style:font-name="Liberation Serif1" fo:font-style="normal" fo:font-weight="normal" officeooo:rsid="06dbc2ac" officeooo:paragraph-rsid="06dcbfa3" style:font-style-asian="normal" style:font-weight-asian="normal" style:font-style-complex="normal" style:font-weight-complex="normal"/>
    </style:style>
    <style:style style:name="P352" style:family="paragraph" style:parent-style-name="Normal_20_Indent">
      <style:text-properties style:font-name="Liberation Serif1" fo:font-style="normal" fo:font-weight="normal" officeooo:rsid="06de65be" officeooo:paragraph-rsid="06de65be" style:font-style-asian="normal" style:font-weight-asian="normal" style:font-style-complex="normal" style:font-weight-complex="normal"/>
    </style:style>
    <style:style style:name="P353"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54"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55"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56" style:family="paragraph" style:parent-style-name="Normal_20_Indent">
      <style:text-properties fo:font-variant="normal" fo:text-transform="none" style:font-name="Liberation Serif1" fo:font-style="normal" fo:font-weight="normal" officeooo:rsid="06de65be" officeooo:paragraph-rsid="06de9835" style:font-style-asian="normal" style:font-weight-asian="normal" style:font-style-complex="normal" style:font-weight-complex="normal"/>
    </style:style>
    <style:style style:name="P357" style:family="paragraph" style:parent-style-name="Normal_20_Indent">
      <style:text-properties fo:font-variant="normal" fo:text-transform="none" style:font-name="Liberation Serif1" fo:font-style="normal" fo:font-weight="normal" officeooo:rsid="06de9835" officeooo:paragraph-rsid="06de9835" style:font-style-asian="normal" style:font-weight-asian="normal" style:font-style-complex="normal" style:font-weight-complex="normal"/>
    </style:style>
    <style:style style:name="P358" style:family="paragraph" style:parent-style-name="Normal_20_Indent">
      <style:text-properties fo:font-variant="normal" fo:text-transform="none" style:font-name="Liberation Serif1" fo:font-style="normal" fo:font-weight="normal" officeooo:rsid="06e04104" officeooo:paragraph-rsid="06e04104" style:font-style-asian="normal" style:font-weight-asian="normal" style:font-style-complex="normal" style:font-weight-complex="normal"/>
    </style:style>
    <style:style style:name="P359" style:family="paragraph" style:parent-style-name="Normal_20_Indent">
      <style:text-properties fo:font-variant="normal" fo:text-transform="none" style:font-name="Liberation Serif1" fo:font-style="normal" fo:font-weight="normal" officeooo:rsid="06e32539" officeooo:paragraph-rsid="06e32539" style:font-style-asian="normal" style:font-weight-asian="normal" style:font-style-complex="normal" style:font-weight-complex="normal"/>
    </style:style>
    <style:style style:name="P360" style:family="paragraph" style:parent-style-name="Normal_20_Indent">
      <style:text-properties fo:font-variant="normal" fo:text-transform="none" style:font-name="Liberation Serif1" fo:font-style="normal" fo:font-weight="normal" officeooo:rsid="06e6c51c" officeooo:paragraph-rsid="06e6c51c" style:font-style-asian="normal" style:font-weight-asian="normal" style:font-style-complex="normal" style:font-weight-complex="normal"/>
    </style:style>
    <style:style style:name="P361" style:family="paragraph" style:parent-style-name="Normal_20_Indent">
      <style:text-properties fo:font-variant="normal" fo:text-transform="none" style:font-name="Liberation Serif1" fo:font-style="normal" fo:font-weight="normal" officeooo:rsid="06e7ddac" officeooo:paragraph-rsid="06e7ddac" style:font-style-asian="normal" style:font-weight-asian="normal" style:font-style-complex="normal" style:font-weight-complex="normal"/>
    </style:style>
    <style:style style:name="P362" style:family="paragraph" style:parent-style-name="Normal_20_Indent">
      <style:text-properties fo:font-variant="normal" fo:text-transform="none" style:font-name="Liberation Serif1" fo:font-style="normal" fo:font-weight="normal" officeooo:rsid="06e9060a" officeooo:paragraph-rsid="06e9060a" style:font-style-asian="normal" style:font-weight-asian="normal" style:font-style-complex="normal" style:font-weight-complex="normal"/>
    </style:style>
    <style:style style:name="P363" style:family="paragraph" style:parent-style-name="Normal_20_Indent">
      <style:text-properties fo:font-variant="normal" fo:text-transform="none" style:font-name="Liberation Serif1" fo:font-style="normal" fo:font-weight="normal" officeooo:rsid="06eae03e" officeooo:paragraph-rsid="06f8a35b" style:font-style-asian="normal" style:font-weight-asian="normal" style:font-style-complex="normal" style:font-weight-complex="normal"/>
    </style:style>
    <style:style style:name="P364" style:family="paragraph" style:parent-style-name="Normal_20_Indent">
      <style:text-properties fo:font-variant="normal" fo:text-transform="none" style:font-name="Liberation Serif1" fo:font-style="normal" fo:font-weight="normal" officeooo:rsid="06fce7b8" officeooo:paragraph-rsid="07046066" style:font-style-asian="normal" style:font-weight-asian="normal" style:font-style-complex="normal" style:font-weight-complex="normal"/>
    </style:style>
    <style:style style:name="P365" style:family="paragraph" style:parent-style-name="Normal_20_Indent">
      <style:text-properties fo:font-variant="normal" fo:text-transform="none" style:font-name="Liberation Serif1" fo:font-style="normal" fo:font-weight="normal" officeooo:rsid="070aded8" officeooo:paragraph-rsid="070aded8" style:font-style-asian="normal" style:font-weight-asian="normal" style:font-style-complex="normal" style:font-weight-complex="normal"/>
    </style:style>
    <style:style style:name="P366" style:family="paragraph" style:parent-style-name="Normal_20_Indent">
      <style:text-properties fo:font-variant="normal" fo:text-transform="none" style:font-name="Liberation Serif1" fo:font-style="normal" fo:font-weight="normal" officeooo:rsid="070ba9ba" officeooo:paragraph-rsid="070c7daa" style:font-style-asian="normal" style:font-weight-asian="normal" style:font-style-complex="normal" style:font-weight-complex="normal"/>
    </style:style>
    <style:style style:name="P367"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68"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6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7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7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7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73" style:family="paragraph" style:parent-style-name="Heading_20_1" style:master-page-name="Standard">
      <style:paragraph-properties style:page-number="auto"/>
      <style:text-properties style:font-name="Liberation Serif1"/>
    </style:style>
    <style:style style:name="T1" style:family="text">
      <style:text-properties style:font-name-asian="LiberationSerif1"/>
    </style:style>
    <style:style style:name="T2" style:family="text">
      <style:text-properties style:font-name-asian="LiberationSerif1" style:font-name-complex="LiberationSerif1"/>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dc0e8" style:font-style-asian="italic" style:font-style-complex="italic"/>
    </style:style>
    <style:style style:name="T6" style:family="text">
      <style:text-properties fo:font-style="italic" officeooo:rsid="003032bb" style:font-style-asian="italic" style:font-style-complex="italic"/>
    </style:style>
    <style:style style:name="T7" style:family="text">
      <style:text-properties fo:font-style="italic" officeooo:rsid="005bee7f" style:font-style-asian="italic" style:font-style-complex="italic"/>
    </style:style>
    <style:style style:name="T8" style:family="text">
      <style:text-properties fo:font-style="italic" officeooo:rsid="0050ca62" style:font-style-asian="italic" style:font-style-complex="italic"/>
    </style:style>
    <style:style style:name="T9" style:family="text">
      <style:text-properties fo:font-style="italic" officeooo:rsid="0053b585" style:font-style-asian="italic" style:font-style-complex="italic"/>
    </style:style>
    <style:style style:name="T10" style:family="text">
      <style:text-properties fo:font-style="italic" officeooo:rsid="009f6540" style:font-style-asian="italic" style:font-style-complex="italic"/>
    </style:style>
    <style:style style:name="T11" style:family="text">
      <style:text-properties fo:font-style="italic" officeooo:rsid="01523c8e" style:font-style-asian="italic" style:font-style-complex="italic"/>
    </style:style>
    <style:style style:name="T12" style:family="text">
      <style:text-properties fo:font-style="italic" officeooo:rsid="01cd9614" style:font-style-asian="italic" style:font-style-complex="italic"/>
    </style:style>
    <style:style style:name="T13" style:family="text">
      <style:text-properties fo:font-style="italic" officeooo:rsid="023041e3" style:font-style-asian="italic" style:font-style-complex="italic"/>
    </style:style>
    <style:style style:name="T14" style:family="text">
      <style:text-properties fo:font-style="italic" officeooo:rsid="02377b74" style:font-style-asian="italic" style:font-style-complex="italic"/>
    </style:style>
    <style:style style:name="T15" style:family="text">
      <style:text-properties fo:font-style="italic" officeooo:rsid="02aa44bf" style:font-style-asian="italic" style:font-style-complex="italic"/>
    </style:style>
    <style:style style:name="T16" style:family="text">
      <style:text-properties fo:font-style="italic" officeooo:rsid="02aebccf" style:font-style-asian="italic" style:font-style-complex="italic"/>
    </style:style>
    <style:style style:name="T17" style:family="text">
      <style:text-properties fo:font-style="italic" officeooo:rsid="02dc79c4" style:font-style-asian="italic" style:font-style-complex="italic"/>
    </style:style>
    <style:style style:name="T18" style:family="text">
      <style:text-properties fo:font-style="italic" officeooo:rsid="02e8444a" style:font-style-asian="italic" style:font-style-complex="italic"/>
    </style:style>
    <style:style style:name="T19" style:family="text">
      <style:text-properties fo:font-style="italic" officeooo:rsid="02eaeaef" style:font-style-asian="italic" style:font-style-complex="italic"/>
    </style:style>
    <style:style style:name="T20" style:family="text">
      <style:text-properties fo:font-style="italic" officeooo:rsid="02f38af6" style:font-style-asian="italic" style:font-style-complex="italic"/>
    </style:style>
    <style:style style:name="T21" style:family="text">
      <style:text-properties fo:font-style="italic" officeooo:rsid="02f6bea1" style:font-style-asian="italic" style:font-style-complex="italic"/>
    </style:style>
    <style:style style:name="T22" style:family="text">
      <style:text-properties fo:font-style="italic" officeooo:rsid="0301f38b" style:font-style-asian="italic" style:font-style-complex="italic"/>
    </style:style>
    <style:style style:name="T23" style:family="text">
      <style:text-properties fo:font-style="italic" officeooo:rsid="02ff1584" style:font-style-asian="italic" style:font-style-complex="italic"/>
    </style:style>
    <style:style style:name="T24" style:family="text">
      <style:text-properties fo:font-style="italic" officeooo:rsid="03121928" style:font-style-asian="italic" style:font-style-complex="italic"/>
    </style:style>
    <style:style style:name="T25" style:family="text">
      <style:text-properties fo:font-style="italic" officeooo:rsid="032e1be9" style:font-style-asian="italic" style:font-style-complex="italic"/>
    </style:style>
    <style:style style:name="T26" style:family="text">
      <style:text-properties fo:font-style="italic" officeooo:rsid="0331e549" style:font-style-asian="italic" style:font-style-complex="italic"/>
    </style:style>
    <style:style style:name="T27" style:family="text">
      <style:text-properties fo:font-style="italic" officeooo:rsid="03325e93" style:font-style-asian="italic" style:font-style-complex="italic"/>
    </style:style>
    <style:style style:name="T28" style:family="text">
      <style:text-properties fo:font-style="italic" officeooo:rsid="0332dcd0" style:font-style-asian="italic" style:font-style-complex="italic"/>
    </style:style>
    <style:style style:name="T29" style:family="text">
      <style:text-properties fo:font-style="italic" officeooo:rsid="034aab2f" style:font-style-asian="italic" style:font-style-complex="italic"/>
    </style:style>
    <style:style style:name="T30" style:family="text">
      <style:text-properties fo:font-style="italic" officeooo:rsid="0360362f" style:font-style-asian="italic" style:font-style-complex="italic"/>
    </style:style>
    <style:style style:name="T31" style:family="text">
      <style:text-properties fo:font-style="italic" officeooo:rsid="04111ddc" style:font-style-asian="italic" style:font-style-complex="italic"/>
    </style:style>
    <style:style style:name="T32" style:family="text">
      <style:text-properties fo:font-style="italic" officeooo:rsid="04241a44" style:font-style-asian="italic" style:font-style-complex="italic"/>
    </style:style>
    <style:style style:name="T33" style:family="text">
      <style:text-properties fo:font-style="italic" officeooo:rsid="044fff1f" style:font-style-asian="italic" style:font-style-complex="italic"/>
    </style:style>
    <style:style style:name="T34" style:family="text">
      <style:text-properties fo:font-style="italic" officeooo:rsid="04886fd0" style:font-style-asian="italic" style:font-style-complex="italic"/>
    </style:style>
    <style:style style:name="T35" style:family="text">
      <style:text-properties fo:font-style="italic" officeooo:rsid="04c2fa52" style:font-style-asian="italic" style:font-style-complex="italic"/>
    </style:style>
    <style:style style:name="T36" style:family="text">
      <style:text-properties fo:font-style="italic" officeooo:rsid="0502d709" style:font-style-asian="italic" style:font-style-complex="italic"/>
    </style:style>
    <style:style style:name="T37" style:family="text">
      <style:text-properties fo:font-style="italic" officeooo:rsid="0538f188" style:font-style-asian="italic" style:font-style-complex="italic"/>
    </style:style>
    <style:style style:name="T38" style:family="text">
      <style:text-properties fo:font-style="italic" officeooo:rsid="054eceb3" style:font-style-asian="italic" style:font-style-complex="italic"/>
    </style:style>
    <style:style style:name="T39" style:family="text">
      <style:text-properties fo:font-style="italic" officeooo:rsid="055eac53" style:font-style-asian="italic" style:font-style-complex="italic"/>
    </style:style>
    <style:style style:name="T40" style:family="text">
      <style:text-properties fo:font-style="italic" officeooo:rsid="0573f64c" style:font-style-asian="italic" style:font-style-complex="italic"/>
    </style:style>
    <style:style style:name="T41" style:family="text">
      <style:text-properties fo:font-style="italic" officeooo:rsid="0575ea8b" style:font-style-asian="italic" style:font-style-complex="italic"/>
    </style:style>
    <style:style style:name="T42" style:family="text">
      <style:text-properties fo:font-style="italic" officeooo:rsid="0577a5ea" style:font-style-asian="italic" style:font-style-complex="italic"/>
    </style:style>
    <style:style style:name="T43" style:family="text">
      <style:text-properties fo:font-style="italic" officeooo:rsid="057b2d68" style:font-style-asian="italic" style:font-style-complex="italic"/>
    </style:style>
    <style:style style:name="T44" style:family="text">
      <style:text-properties fo:font-style="italic" officeooo:rsid="05845f7a" style:font-style-asian="italic" style:font-style-complex="italic"/>
    </style:style>
    <style:style style:name="T45" style:family="text">
      <style:text-properties fo:font-style="italic" officeooo:rsid="05b52418" style:font-style-asian="italic" style:font-style-complex="italic"/>
    </style:style>
    <style:style style:name="T46" style:family="text">
      <style:text-properties fo:font-style="italic" officeooo:rsid="05eab96f" style:font-style-asian="italic" style:font-style-complex="italic"/>
    </style:style>
    <style:style style:name="T47" style:family="text">
      <style:text-properties fo:font-style="italic" officeooo:rsid="05ed10c1" style:font-style-asian="italic" style:font-style-complex="italic"/>
    </style:style>
    <style:style style:name="T48" style:family="text">
      <style:text-properties fo:font-style="italic" officeooo:rsid="0612965b" style:font-style-asian="italic" style:font-style-complex="italic"/>
    </style:style>
    <style:style style:name="T49" style:family="text">
      <style:text-properties fo:font-style="italic" officeooo:rsid="061eb5c3" style:font-style-asian="italic" style:font-style-complex="italic"/>
    </style:style>
    <style:style style:name="T50" style:family="text">
      <style:text-properties fo:font-style="italic" officeooo:rsid="06435ea9" style:font-style-asian="italic" style:font-style-complex="italic"/>
    </style:style>
    <style:style style:name="T51" style:family="text">
      <style:text-properties fo:font-style="italic" officeooo:rsid="06581687" style:font-style-asian="italic" style:font-style-complex="italic"/>
    </style:style>
    <style:style style:name="T52" style:family="text">
      <style:text-properties fo:font-style="italic" officeooo:rsid="0685c29b" style:font-style-asian="italic" style:font-style-complex="italic"/>
    </style:style>
    <style:style style:name="T53" style:family="text">
      <style:text-properties fo:font-style="italic" officeooo:rsid="073914bd" style:font-style-asian="italic" style:font-style-complex="italic"/>
    </style:style>
    <style:style style:name="T54" style:family="text">
      <style:text-properties fo:font-style="italic" officeooo:rsid="0770c753" style:font-style-asian="italic" style:font-style-complex="italic"/>
    </style:style>
    <style:style style:name="T55" style:family="text">
      <style:text-properties fo:font-style="italic" officeooo:rsid="07fe5da1" style:font-style-asian="italic" style:font-style-complex="italic"/>
    </style:style>
    <style:style style:name="T56" style:family="text">
      <style:text-properties fo:font-style="italic" officeooo:rsid="080ee161" style:font-style-asian="italic" style:font-style-complex="italic"/>
    </style:style>
    <style:style style:name="T57" style:family="text">
      <style:text-properties fo:font-style="italic" officeooo:rsid="096c5b49" style:font-style-asian="italic" style:font-style-complex="italic"/>
    </style:style>
    <style:style style:name="T58" style:family="text">
      <style:text-properties fo:font-style="italic" officeooo:rsid="098387a5" style:font-style-asian="italic" style:font-style-complex="italic"/>
    </style:style>
    <style:style style:name="T59" style:family="text">
      <style:text-properties fo:font-style="italic" officeooo:rsid="0984d054" style:font-style-asian="italic" style:font-style-complex="italic"/>
    </style:style>
    <style:style style:name="T60" style:family="text">
      <style:text-properties fo:font-style="italic" officeooo:rsid="0992c5db" style:font-style-asian="italic" style:font-style-complex="italic"/>
    </style:style>
    <style:style style:name="T61" style:family="text">
      <style:text-properties fo:font-style="italic" officeooo:rsid="099acdd1" style:font-style-asian="italic" style:font-style-complex="italic"/>
    </style:style>
    <style:style style:name="T62" style:family="text">
      <style:text-properties fo:font-style="italic" officeooo:rsid="09abe63e" style:font-style-asian="italic" style:font-style-complex="italic"/>
    </style:style>
    <style:style style:name="T63" style:family="text">
      <style:text-properties fo:font-style="italic" officeooo:rsid="09b0523a" style:font-style-asian="italic" style:font-style-complex="italic"/>
    </style:style>
    <style:style style:name="T64" style:family="text">
      <style:text-properties fo:font-style="italic" officeooo:rsid="09eb2154" style:font-style-asian="italic" style:font-style-complex="italic"/>
    </style:style>
    <style:style style:name="T65" style:family="text">
      <style:text-properties fo:font-style="italic" officeooo:rsid="09f5d7e4" style:font-style-asian="italic" style:font-style-complex="italic"/>
    </style:style>
    <style:style style:name="T66" style:family="text">
      <style:text-properties fo:font-style="italic" officeooo:rsid="0a02fa65" style:font-style-asian="italic" style:font-style-complex="italic"/>
    </style:style>
    <style:style style:name="T67" style:family="text">
      <style:text-properties fo:font-style="italic" officeooo:rsid="0a11aca2" style:font-style-asian="italic" style:font-style-complex="italic"/>
    </style:style>
    <style:style style:name="T68" style:family="text">
      <style:text-properties fo:font-style="italic" officeooo:rsid="0a2554cf" style:font-style-asian="italic" style:font-style-complex="italic"/>
    </style:style>
    <style:style style:name="T69" style:family="text">
      <style:text-properties fo:font-style="italic" officeooo:rsid="0a2fea93" style:font-style-asian="italic" style:font-style-complex="italic"/>
    </style:style>
    <style:style style:name="T70" style:family="text">
      <style:text-properties fo:font-style="italic" officeooo:rsid="0a5f46c6" style:font-style-asian="italic" style:font-style-complex="italic"/>
    </style:style>
    <style:style style:name="T71" style:family="text">
      <style:text-properties fo:font-style="italic" officeooo:rsid="0a7f6d4d" style:font-style-asian="italic" style:font-style-complex="italic"/>
    </style:style>
    <style:style style:name="T72" style:family="text">
      <style:text-properties fo:font-style="italic" officeooo:rsid="0a7f93dc" style:font-style-asian="italic" style:font-style-complex="italic"/>
    </style:style>
    <style:style style:name="T73" style:family="text">
      <style:text-properties fo:font-style="italic" officeooo:rsid="0aa74721" style:font-style-asian="italic" style:font-style-complex="italic"/>
    </style:style>
    <style:style style:name="T74" style:family="text">
      <style:text-properties fo:font-style="italic" officeooo:rsid="0ab2df18" style:font-style-asian="italic" style:font-style-complex="italic"/>
    </style:style>
    <style:style style:name="T75" style:family="text">
      <style:text-properties fo:font-style="italic" officeooo:rsid="0ad77d83" style:font-style-asian="italic" style:font-style-complex="italic"/>
    </style:style>
    <style:style style:name="T76" style:family="text">
      <style:text-properties fo:font-style="italic" officeooo:rsid="0ad866e3" style:font-style-asian="italic" style:font-style-complex="italic"/>
    </style:style>
    <style:style style:name="T77" style:family="text">
      <style:text-properties fo:font-style="italic" officeooo:rsid="0aec731c" style:font-style-asian="italic" style:font-style-complex="italic"/>
    </style:style>
    <style:style style:name="T78" style:family="text">
      <style:text-properties fo:font-style="italic" officeooo:rsid="0b20b8e7" style:font-style-asian="italic" style:font-style-complex="italic"/>
    </style:style>
    <style:style style:name="T79" style:family="text">
      <style:text-properties fo:font-style="italic" officeooo:rsid="0b2acb23" style:font-style-asian="italic" style:font-style-complex="italic"/>
    </style:style>
    <style:style style:name="T80" style:family="text">
      <style:text-properties fo:font-style="italic" style:font-name-asian="LiberationSerif1" style:font-style-asian="italic"/>
    </style:style>
    <style:style style:name="T81" style:family="text">
      <style:text-properties fo:font-style="italic" style:font-name-asian="LiberationSerif1" style:font-style-asian="italic" style:font-name-complex="LiberationSerif1"/>
    </style:style>
    <style:style style:name="T82" style:family="text">
      <style:text-properties fo:font-style="italic" style:font-name-asian="LiberationSerif-Italic" style:font-style-asian="italic"/>
    </style:style>
    <style:style style:name="T83" style:family="text">
      <style:text-properties fo:font-style="italic" style:font-name-asian="LiberationSerif-Italic" style:font-style-asian="italic" style:font-name-complex="LiberationSerif-Italic" style:font-style-complex="italic"/>
    </style:style>
    <style:style style:name="T84" style:family="text">
      <style:text-properties fo:font-style="italic" style:text-underline-style="none" officeooo:rsid="00980a4f" style:font-style-asian="italic" style:font-style-complex="italic"/>
    </style:style>
    <style:style style:name="T85" style:family="text">
      <style:text-properties fo:font-style="italic" style:text-underline-style="none" officeooo:rsid="06a2a8b2" style:font-style-asian="italic" style:font-style-complex="italic"/>
    </style:style>
    <style:style style:name="T86" style:family="text">
      <style:text-properties fo:font-style="italic" style:text-underline-style="none" officeooo:rsid="06b3cfa0" style:font-style-asian="italic" style:font-style-complex="italic"/>
    </style:style>
    <style:style style:name="T87" style:family="text">
      <style:text-properties fo:font-style="italic" style:text-underline-style="none" officeooo:rsid="0723059a" style:font-style-asian="italic" style:font-style-complex="italic"/>
    </style:style>
    <style:style style:name="T88" style:family="text">
      <style:text-properties fo:font-style="italic" style:text-underline-style="none" officeooo:rsid="07c54b9b" style:font-style-asian="italic" style:font-style-complex="italic"/>
    </style:style>
    <style:style style:name="T89" style:family="text">
      <style:text-properties fo:font-style="italic" style:text-underline-style="none" officeooo:rsid="07d8cb6a" style:font-style-asian="italic" style:font-style-complex="italic"/>
    </style:style>
    <style:style style:name="T90" style:family="text">
      <style:text-properties fo:font-style="italic" style:text-underline-style="none" officeooo:rsid="0822b962" style:font-style-asian="italic" style:font-style-complex="italic"/>
    </style:style>
    <style:style style:name="T91" style:family="text">
      <style:text-properties fo:font-style="italic" style:text-underline-style="none" officeooo:rsid="082572b3" style:font-style-asian="italic" style:font-style-complex="italic"/>
    </style:style>
    <style:style style:name="T92" style:family="text">
      <style:text-properties fo:font-style="italic" style:text-underline-style="none" officeooo:rsid="0858116e" style:font-style-asian="italic" style:font-style-complex="italic"/>
    </style:style>
    <style:style style:name="T93" style:family="text">
      <style:text-properties fo:font-style="italic" style:text-underline-style="none" officeooo:rsid="08781348" style:font-style-asian="italic" style:font-style-complex="italic"/>
    </style:style>
    <style:style style:name="T94" style:family="text">
      <style:text-properties fo:font-style="italic" style:text-underline-style="none" officeooo:rsid="08a94d1f" style:font-style-asian="italic" style:font-style-complex="italic"/>
    </style:style>
    <style:style style:name="T95" style:family="text">
      <style:text-properties fo:font-style="italic" style:text-underline-style="none" officeooo:rsid="08de1fda" style:font-style-asian="italic" style:font-style-complex="italic"/>
    </style:style>
    <style:style style:name="T96" style:family="text">
      <style:text-properties fo:font-style="italic" style:text-underline-style="none" officeooo:rsid="08e77141" style:font-style-asian="italic" style:font-style-complex="italic"/>
    </style:style>
    <style:style style:name="T97" style:family="text">
      <style:text-properties fo:font-style="italic" style:text-underline-style="none" officeooo:rsid="08e77358" style:font-style-asian="italic" style:font-style-complex="italic"/>
    </style:style>
    <style:style style:name="T98" style:family="text">
      <style:text-properties fo:font-style="italic" style:text-underline-style="none" officeooo:rsid="090f62ab" style:font-style-asian="italic" style:font-style-complex="italic"/>
    </style:style>
    <style:style style:name="T99" style:family="text">
      <style:text-properties fo:font-style="italic" fo:font-weight="normal" officeooo:rsid="0465cd7e" style:font-style-asian="italic" style:font-weight-asian="normal" style:font-style-complex="italic" style:font-weight-complex="normal"/>
    </style:style>
    <style:style style:name="T100" style:family="text">
      <style:text-properties style:text-line-through-style="solid" style:text-line-through-type="single"/>
    </style:style>
    <style:style style:name="T101" style:family="text">
      <style:text-properties style:text-line-through-style="solid" style:text-line-through-type="single" style:font-name-asian="LiberationSerif-Italic"/>
    </style:style>
    <style:style style:name="T102" style:family="text">
      <style:text-properties style:text-line-through-style="solid" style:text-line-through-type="single" style:font-name-asian="LiberationSerif1"/>
    </style:style>
    <style:style style:name="T103" style:family="text">
      <style:text-properties style:text-line-through-style="solid" style:text-line-through-type="single" style:font-name-asian="LiberationSerif1" style:font-name-complex="LiberationSerif1"/>
    </style:style>
    <style:style style:name="T104" style:family="text">
      <style:text-properties style:text-line-through-style="solid" style:text-line-through-type="single" officeooo:rsid="00062eff"/>
    </style:style>
    <style:style style:name="T105" style:family="text">
      <style:text-properties style:text-line-through-style="solid" style:text-line-through-type="single" officeooo:rsid="01523c8e"/>
    </style:style>
    <style:style style:name="T106" style:family="text">
      <style:text-properties style:text-line-through-style="solid" style:text-line-through-type="single" fo:font-style="italic" officeooo:rsid="01d41d7a" style:font-style-asian="italic" style:font-style-complex="italic"/>
    </style:style>
    <style:style style:name="T107" style:family="text">
      <style:text-properties style:text-line-through-style="solid" style:text-line-through-type="single" fo:font-style="italic" officeooo:rsid="01ded0e7" style:font-style-asian="italic" style:font-style-complex="italic"/>
    </style:style>
    <style:style style:name="T108" style:family="text">
      <style:text-properties style:text-line-through-style="solid" style:text-line-through-type="single" officeooo:rsid="01eb7f3f"/>
    </style:style>
    <style:style style:name="T109" style:family="text">
      <style:text-properties style:text-line-through-style="solid" style:text-line-through-type="single" officeooo:rsid="021a212d"/>
    </style:style>
    <style:style style:name="T110" style:family="text">
      <style:text-properties style:text-line-through-style="solid" style:text-line-through-type="single" officeooo:rsid="023041e3"/>
    </style:style>
    <style:style style:name="T111" style:family="text">
      <style:text-properties style:text-line-through-style="solid" style:text-line-through-type="single" fo:language="ru" fo:country="RU" officeooo:rsid="03b55f4d"/>
    </style:style>
    <style:style style:name="T112" style:family="text">
      <style:text-properties style:text-line-through-style="solid" style:text-line-through-type="single" fo:language="ru" fo:country="RU" officeooo:rsid="03ba0b64"/>
    </style:style>
    <style:style style:name="T113" style:family="text">
      <style:text-properties style:text-line-through-style="solid" style:text-line-through-type="single" style:text-underline-style="none" officeooo:rsid="08877f31"/>
    </style:style>
    <style:style style:name="T114" style:family="text">
      <style:text-properties style:text-line-through-style="solid" style:text-line-through-type="single" fo:font-size="14.5pt" style:font-name-asian="LiberationSerif1" style:font-size-asian="14.5pt" style:font-name-complex="LiberationSerif1" style:font-size-complex="14.5pt"/>
    </style:style>
    <style:style style:name="T115" style:family="text">
      <style:text-properties style:font-name-asian="LiberationSerif-Italic"/>
    </style:style>
    <style:style style:name="T116" style:family="text">
      <style:text-properties style:font-name-asian="LiberationSerif-Italic" style:font-name-complex="LiberationSerif-Italic" style:font-style-complex="italic"/>
    </style:style>
    <style:style style:name="T117" style:family="text">
      <style:text-properties officeooo:rsid="0016b143"/>
    </style:style>
    <style:style style:name="T118" style:family="text">
      <style:text-properties officeooo:rsid="001876da"/>
    </style:style>
    <style:style style:name="T119" style:family="text">
      <style:text-properties officeooo:rsid="001c9e34"/>
    </style:style>
    <style:style style:name="T120" style:family="text">
      <style:text-properties officeooo:rsid="001dde8f"/>
    </style:style>
    <style:style style:name="T121" style:family="text">
      <style:text-properties officeooo:rsid="001f8e76"/>
    </style:style>
    <style:style style:name="T122" style:family="text">
      <style:text-properties officeooo:rsid="00214bb5"/>
    </style:style>
    <style:style style:name="T123" style:family="text">
      <style:text-properties officeooo:rsid="00246a41"/>
    </style:style>
    <style:style style:name="T124" style:family="text">
      <style:text-properties officeooo:rsid="0026eb81"/>
    </style:style>
    <style:style style:name="T125" style:family="text">
      <style:text-properties officeooo:rsid="0027aee9"/>
    </style:style>
    <style:style style:name="T126" style:family="text">
      <style:text-properties officeooo:rsid="0029811d"/>
    </style:style>
    <style:style style:name="T127" style:family="text">
      <style:text-properties officeooo:rsid="002a18c2"/>
    </style:style>
    <style:style style:name="T128" style:family="text">
      <style:text-properties officeooo:rsid="002dc0e8"/>
    </style:style>
    <style:style style:name="T129" style:family="text">
      <style:text-properties officeooo:rsid="002ef8e8"/>
    </style:style>
    <style:style style:name="T130" style:family="text">
      <style:text-properties officeooo:rsid="003032bb"/>
    </style:style>
    <style:style style:name="T131" style:family="text">
      <style:text-properties officeooo:rsid="003c8fa8"/>
    </style:style>
    <style:style style:name="T132" style:family="text">
      <style:text-properties officeooo:rsid="0050ca62"/>
    </style:style>
    <style:style style:name="T133" style:family="text">
      <style:text-properties officeooo:rsid="0053b585"/>
    </style:style>
    <style:style style:name="T134" style:family="text">
      <style:text-properties officeooo:rsid="00561397"/>
    </style:style>
    <style:style style:name="T135" style:family="text">
      <style:text-properties officeooo:rsid="005bee7f"/>
    </style:style>
    <style:style style:name="T136" style:family="text">
      <style:text-properties officeooo:rsid="00630379"/>
    </style:style>
    <style:style style:name="T137" style:family="text">
      <style:text-properties officeooo:rsid="006487f4"/>
    </style:style>
    <style:style style:name="T138" style:family="text">
      <style:text-properties officeooo:rsid="0065f262"/>
    </style:style>
    <style:style style:name="T139" style:family="text">
      <style:text-properties style:text-underline-style="none"/>
    </style:style>
    <style:style style:name="T140" style:family="text">
      <style:text-properties style:text-underline-style="none" officeooo:rsid="001c0ad4"/>
    </style:style>
    <style:style style:name="T141" style:family="text">
      <style:text-properties style:text-underline-style="none" officeooo:rsid="006fa75f"/>
    </style:style>
    <style:style style:name="T142" style:family="text">
      <style:text-properties style:text-underline-style="none" officeooo:rsid="006fe064"/>
    </style:style>
    <style:style style:name="T143" style:family="text">
      <style:text-properties style:text-underline-style="none" officeooo:rsid="006fff7c"/>
    </style:style>
    <style:style style:name="T144" style:family="text">
      <style:text-properties style:text-underline-style="none" officeooo:rsid="007067db"/>
    </style:style>
    <style:style style:name="T145" style:family="text">
      <style:text-properties style:text-underline-style="none" officeooo:rsid="00712b20"/>
    </style:style>
    <style:style style:name="T146" style:family="text">
      <style:text-properties style:text-underline-style="none" officeooo:rsid="00718269"/>
    </style:style>
    <style:style style:name="T147" style:family="text">
      <style:text-properties style:text-underline-style="none" officeooo:rsid="007289c5"/>
    </style:style>
    <style:style style:name="T148" style:family="text">
      <style:text-properties style:text-underline-style="none" officeooo:rsid="00730d53"/>
    </style:style>
    <style:style style:name="T149" style:family="text">
      <style:text-properties style:text-underline-style="none" officeooo:rsid="007436b5"/>
    </style:style>
    <style:style style:name="T150" style:family="text">
      <style:text-properties style:text-underline-style="none" officeooo:rsid="0074f65e"/>
    </style:style>
    <style:style style:name="T151" style:family="text">
      <style:text-properties style:text-underline-style="none" officeooo:rsid="00760476"/>
    </style:style>
    <style:style style:name="T152" style:family="text">
      <style:text-properties style:text-underline-style="none" officeooo:rsid="007693e6"/>
    </style:style>
    <style:style style:name="T153" style:family="text">
      <style:text-properties style:text-underline-style="none" officeooo:rsid="0078688c"/>
    </style:style>
    <style:style style:name="T154" style:family="text">
      <style:text-properties style:text-underline-style="none" officeooo:rsid="007a65ef"/>
    </style:style>
    <style:style style:name="T155" style:family="text">
      <style:text-properties style:text-underline-style="none" officeooo:rsid="007c24d8"/>
    </style:style>
    <style:style style:name="T156" style:family="text">
      <style:text-properties style:text-underline-style="none" officeooo:rsid="007de227"/>
    </style:style>
    <style:style style:name="T157" style:family="text">
      <style:text-properties style:text-underline-style="none" officeooo:rsid="007ecc61"/>
    </style:style>
    <style:style style:name="T158" style:family="text">
      <style:text-properties style:text-underline-style="none" officeooo:rsid="008014e2"/>
    </style:style>
    <style:style style:name="T159" style:family="text">
      <style:text-properties style:text-underline-style="none" officeooo:rsid="0081765e"/>
    </style:style>
    <style:style style:name="T160" style:family="text">
      <style:text-properties style:text-underline-style="none" officeooo:rsid="00817c7a"/>
    </style:style>
    <style:style style:name="T161" style:family="text">
      <style:text-properties style:text-underline-style="none" officeooo:rsid="0082b448"/>
    </style:style>
    <style:style style:name="T162" style:family="text">
      <style:text-properties style:text-underline-style="none" officeooo:rsid="0084142f"/>
    </style:style>
    <style:style style:name="T163" style:family="text">
      <style:text-properties style:text-underline-style="none" officeooo:rsid="0084265a"/>
    </style:style>
    <style:style style:name="T164" style:family="text">
      <style:text-properties style:text-underline-style="none" officeooo:rsid="0085134b"/>
    </style:style>
    <style:style style:name="T165" style:family="text">
      <style:text-properties style:text-underline-style="none" officeooo:rsid="00855007"/>
    </style:style>
    <style:style style:name="T166" style:family="text">
      <style:text-properties style:text-underline-style="none" officeooo:rsid="0086bc51"/>
    </style:style>
    <style:style style:name="T167" style:family="text">
      <style:text-properties style:text-underline-style="none" officeooo:rsid="008773ef"/>
    </style:style>
    <style:style style:name="T168" style:family="text">
      <style:text-properties style:text-underline-style="none" officeooo:rsid="0088f8bd"/>
    </style:style>
    <style:style style:name="T169" style:family="text">
      <style:text-properties style:text-underline-style="none" officeooo:rsid="008aa426"/>
    </style:style>
    <style:style style:name="T170" style:family="text">
      <style:text-properties style:text-underline-style="none" officeooo:rsid="008db852"/>
    </style:style>
    <style:style style:name="T171" style:family="text">
      <style:text-properties style:text-underline-style="none" officeooo:rsid="008f7d26"/>
    </style:style>
    <style:style style:name="T172" style:family="text">
      <style:text-properties style:text-underline-style="none" officeooo:rsid="00914d2a"/>
    </style:style>
    <style:style style:name="T173" style:family="text">
      <style:text-properties style:text-underline-style="none" officeooo:rsid="0091a540"/>
    </style:style>
    <style:style style:name="T174" style:family="text">
      <style:text-properties style:text-underline-style="none" officeooo:rsid="0092606a"/>
    </style:style>
    <style:style style:name="T175" style:family="text">
      <style:text-properties style:text-underline-style="none" officeooo:rsid="0092df83"/>
    </style:style>
    <style:style style:name="T176" style:family="text">
      <style:text-properties style:text-underline-style="none" officeooo:rsid="00944405"/>
    </style:style>
    <style:style style:name="T177" style:family="text">
      <style:text-properties style:text-underline-style="none" officeooo:rsid="00954235"/>
    </style:style>
    <style:style style:name="T178" style:family="text">
      <style:text-properties style:text-underline-style="none" officeooo:rsid="00960896"/>
    </style:style>
    <style:style style:name="T179" style:family="text">
      <style:text-properties style:text-underline-style="none" officeooo:rsid="00964d8d"/>
    </style:style>
    <style:style style:name="T180" style:family="text">
      <style:text-properties style:text-underline-style="none" officeooo:rsid="0096a127"/>
    </style:style>
    <style:style style:name="T181" style:family="text">
      <style:text-properties style:text-underline-style="none" officeooo:rsid="00980a4f"/>
    </style:style>
    <style:style style:name="T182" style:family="text">
      <style:text-properties style:text-underline-style="none" officeooo:rsid="00989b78"/>
    </style:style>
    <style:style style:name="T183" style:family="text">
      <style:text-properties style:text-underline-style="none" officeooo:rsid="00996735"/>
    </style:style>
    <style:style style:name="T184" style:family="text">
      <style:text-properties style:text-underline-style="none" officeooo:rsid="00997681"/>
    </style:style>
    <style:style style:name="T185" style:family="text">
      <style:text-properties style:text-underline-style="none" officeooo:rsid="009a9fcb"/>
    </style:style>
    <style:style style:name="T186" style:family="text">
      <style:text-properties style:text-underline-style="none" officeooo:rsid="03fd2505"/>
    </style:style>
    <style:style style:name="T187" style:family="text">
      <style:text-properties style:text-underline-style="none" officeooo:rsid="06367573"/>
    </style:style>
    <style:style style:name="T188" style:family="text">
      <style:text-properties style:text-underline-style="none" officeooo:rsid="06395b43"/>
    </style:style>
    <style:style style:name="T189" style:family="text">
      <style:text-properties style:text-underline-style="none" officeooo:rsid="0639acdf"/>
    </style:style>
    <style:style style:name="T190" style:family="text">
      <style:text-properties style:text-underline-style="none" officeooo:rsid="063a6966"/>
    </style:style>
    <style:style style:name="T191" style:family="text">
      <style:text-properties style:text-underline-style="none" officeooo:rsid="063b456f"/>
    </style:style>
    <style:style style:name="T192" style:family="text">
      <style:text-properties style:text-underline-style="none" officeooo:rsid="063cde88"/>
    </style:style>
    <style:style style:name="T193" style:family="text">
      <style:text-properties style:text-underline-style="none" officeooo:rsid="069e4776"/>
    </style:style>
    <style:style style:name="T194" style:family="text">
      <style:text-properties style:text-underline-style="none" officeooo:rsid="069e6130"/>
    </style:style>
    <style:style style:name="T195" style:family="text">
      <style:text-properties style:text-underline-style="none" officeooo:rsid="069f2aae"/>
    </style:style>
    <style:style style:name="T196" style:family="text">
      <style:text-properties style:text-underline-style="none" officeooo:rsid="06a08b31"/>
    </style:style>
    <style:style style:name="T197" style:family="text">
      <style:text-properties style:text-underline-style="none" officeooo:rsid="06a092da"/>
    </style:style>
    <style:style style:name="T198" style:family="text">
      <style:text-properties style:text-underline-style="none" officeooo:rsid="06a17881"/>
    </style:style>
    <style:style style:name="T199" style:family="text">
      <style:text-properties style:text-underline-style="none" officeooo:rsid="06a28c4d"/>
    </style:style>
    <style:style style:name="T200" style:family="text">
      <style:text-properties style:text-underline-style="none" officeooo:rsid="06a2a8b2"/>
    </style:style>
    <style:style style:name="T201" style:family="text">
      <style:text-properties style:text-underline-style="none" officeooo:rsid="06a4a703"/>
    </style:style>
    <style:style style:name="T202" style:family="text">
      <style:text-properties style:text-underline-style="none" officeooo:rsid="06a7dc7e"/>
    </style:style>
    <style:style style:name="T203" style:family="text">
      <style:text-properties style:text-underline-style="none" officeooo:rsid="06a9421b"/>
    </style:style>
    <style:style style:name="T204" style:family="text">
      <style:text-properties style:text-underline-style="none" officeooo:rsid="06aa1abb"/>
    </style:style>
    <style:style style:name="T205" style:family="text">
      <style:text-properties style:text-underline-style="none" officeooo:rsid="06ab5798"/>
    </style:style>
    <style:style style:name="T206" style:family="text">
      <style:text-properties style:text-underline-style="none" officeooo:rsid="06ac0852"/>
    </style:style>
    <style:style style:name="T207" style:family="text">
      <style:text-properties style:text-underline-style="none" officeooo:rsid="06ac2096"/>
    </style:style>
    <style:style style:name="T208" style:family="text">
      <style:text-properties style:text-underline-style="none" officeooo:rsid="06acc404"/>
    </style:style>
    <style:style style:name="T209" style:family="text">
      <style:text-properties style:text-underline-style="none" officeooo:rsid="06add08f"/>
    </style:style>
    <style:style style:name="T210" style:family="text">
      <style:text-properties style:text-underline-style="none" officeooo:rsid="06afcc1a"/>
    </style:style>
    <style:style style:name="T211" style:family="text">
      <style:text-properties style:text-underline-style="none" officeooo:rsid="06b01946"/>
    </style:style>
    <style:style style:name="T212" style:family="text">
      <style:text-properties style:text-underline-style="none" officeooo:rsid="06b1e49e"/>
    </style:style>
    <style:style style:name="T213" style:family="text">
      <style:text-properties style:text-underline-style="none" officeooo:rsid="06b299b0"/>
    </style:style>
    <style:style style:name="T214" style:family="text">
      <style:text-properties style:text-underline-style="none" officeooo:rsid="06b37ddd"/>
    </style:style>
    <style:style style:name="T215" style:family="text">
      <style:text-properties style:text-underline-style="none" officeooo:rsid="06b3cfa0"/>
    </style:style>
    <style:style style:name="T216" style:family="text">
      <style:text-properties style:text-underline-style="none" officeooo:rsid="06b5b438"/>
    </style:style>
    <style:style style:name="T217" style:family="text">
      <style:text-properties style:text-underline-style="none" officeooo:rsid="06b6618c"/>
    </style:style>
    <style:style style:name="T218" style:family="text">
      <style:text-properties style:text-underline-style="none" officeooo:rsid="06b81a71"/>
    </style:style>
    <style:style style:name="T219" style:family="text">
      <style:text-properties style:text-underline-style="none" officeooo:rsid="06b979e4"/>
    </style:style>
    <style:style style:name="T220" style:family="text">
      <style:text-properties style:text-underline-style="none" officeooo:rsid="06ba654f"/>
    </style:style>
    <style:style style:name="T221" style:family="text">
      <style:text-properties style:text-underline-style="none" officeooo:rsid="06bbfeb8"/>
    </style:style>
    <style:style style:name="T222" style:family="text">
      <style:text-properties style:text-underline-style="none" officeooo:rsid="06bdd56d"/>
    </style:style>
    <style:style style:name="T223" style:family="text">
      <style:text-properties style:text-underline-style="none" officeooo:rsid="06bea2fd"/>
    </style:style>
    <style:style style:name="T224" style:family="text">
      <style:text-properties style:text-underline-style="none" officeooo:rsid="06bf5971"/>
    </style:style>
    <style:style style:name="T225" style:family="text">
      <style:text-properties style:text-underline-style="none" officeooo:rsid="06c01015"/>
    </style:style>
    <style:style style:name="T226" style:family="text">
      <style:text-properties style:text-underline-style="none" officeooo:rsid="06c0e949"/>
    </style:style>
    <style:style style:name="T227" style:family="text">
      <style:text-properties style:text-underline-style="none" officeooo:rsid="06c133e1"/>
    </style:style>
    <style:style style:name="T228" style:family="text">
      <style:text-properties style:text-underline-style="none" officeooo:rsid="06c2fbd2"/>
    </style:style>
    <style:style style:name="T229" style:family="text">
      <style:text-properties style:text-underline-style="none" officeooo:rsid="06c4f815"/>
    </style:style>
    <style:style style:name="T230" style:family="text">
      <style:text-properties style:text-underline-style="none" officeooo:rsid="06c6a437"/>
    </style:style>
    <style:style style:name="T231" style:family="text">
      <style:text-properties style:text-underline-style="none" officeooo:rsid="06c7e4bc"/>
    </style:style>
    <style:style style:name="T232" style:family="text">
      <style:text-properties style:text-underline-style="none" officeooo:rsid="06c7f3f2"/>
    </style:style>
    <style:style style:name="T233" style:family="text">
      <style:text-properties style:text-underline-style="none" officeooo:rsid="06c9e2fb"/>
    </style:style>
    <style:style style:name="T234" style:family="text">
      <style:text-properties style:text-underline-style="none" officeooo:rsid="06cbb01a"/>
    </style:style>
    <style:style style:name="T235" style:family="text">
      <style:text-properties style:text-underline-style="none" officeooo:rsid="06cd4d7b"/>
    </style:style>
    <style:style style:name="T236" style:family="text">
      <style:text-properties style:text-underline-style="none" officeooo:rsid="06ee9325"/>
    </style:style>
    <style:style style:name="T237" style:family="text">
      <style:text-properties style:text-underline-style="none" officeooo:rsid="070deff3"/>
    </style:style>
    <style:style style:name="T238" style:family="text">
      <style:text-properties style:text-underline-style="none" officeooo:rsid="070e5264"/>
    </style:style>
    <style:style style:name="T239" style:family="text">
      <style:text-properties style:text-underline-style="none" officeooo:rsid="070f1da8"/>
    </style:style>
    <style:style style:name="T240" style:family="text">
      <style:text-properties style:text-underline-style="none" officeooo:rsid="070fa95d"/>
    </style:style>
    <style:style style:name="T241" style:family="text">
      <style:text-properties style:text-underline-style="none" officeooo:rsid="07110e50"/>
    </style:style>
    <style:style style:name="T242" style:family="text">
      <style:text-properties style:text-underline-style="none" officeooo:rsid="07127157"/>
    </style:style>
    <style:style style:name="T243" style:family="text">
      <style:text-properties style:text-underline-style="none" officeooo:rsid="07146f64"/>
    </style:style>
    <style:style style:name="T244" style:family="text">
      <style:text-properties style:text-underline-style="none" officeooo:rsid="07152948"/>
    </style:style>
    <style:style style:name="T245" style:family="text">
      <style:text-properties style:text-underline-style="none" officeooo:rsid="07154be0"/>
    </style:style>
    <style:style style:name="T246" style:family="text">
      <style:text-properties style:text-underline-style="none" officeooo:rsid="07168ce7"/>
    </style:style>
    <style:style style:name="T247" style:family="text">
      <style:text-properties style:text-underline-style="none" officeooo:rsid="0718773d"/>
    </style:style>
    <style:style style:name="T248" style:family="text">
      <style:text-properties style:text-underline-style="none" officeooo:rsid="07187d1d"/>
    </style:style>
    <style:style style:name="T249" style:family="text">
      <style:text-properties style:text-underline-style="none" officeooo:rsid="0719098b"/>
    </style:style>
    <style:style style:name="T250" style:family="text">
      <style:text-properties style:text-underline-style="none" officeooo:rsid="071990c8"/>
    </style:style>
    <style:style style:name="T251" style:family="text">
      <style:text-properties style:text-underline-style="none" officeooo:rsid="071b61ef"/>
    </style:style>
    <style:style style:name="T252" style:family="text">
      <style:text-properties style:text-underline-style="none" officeooo:rsid="071ca77f"/>
    </style:style>
    <style:style style:name="T253" style:family="text">
      <style:text-properties style:text-underline-style="none" officeooo:rsid="071d0a78"/>
    </style:style>
    <style:style style:name="T254" style:family="text">
      <style:text-properties style:text-underline-style="none" officeooo:rsid="071d81f7"/>
    </style:style>
    <style:style style:name="T255" style:family="text">
      <style:text-properties style:text-underline-style="none" officeooo:rsid="071e0799"/>
    </style:style>
    <style:style style:name="T256" style:family="text">
      <style:text-properties style:text-underline-style="none" officeooo:rsid="071e2fd0"/>
    </style:style>
    <style:style style:name="T257" style:family="text">
      <style:text-properties style:text-underline-style="none" officeooo:rsid="071fe838"/>
    </style:style>
    <style:style style:name="T258" style:family="text">
      <style:text-properties style:text-underline-style="none" officeooo:rsid="071feb35"/>
    </style:style>
    <style:style style:name="T259" style:family="text">
      <style:text-properties style:text-underline-style="none" officeooo:rsid="07221868"/>
    </style:style>
    <style:style style:name="T260" style:family="text">
      <style:text-properties style:text-underline-style="none" officeooo:rsid="0723059a"/>
    </style:style>
    <style:style style:name="T261" style:family="text">
      <style:text-properties style:text-underline-style="none" officeooo:rsid="0723a01a"/>
    </style:style>
    <style:style style:name="T262" style:family="text">
      <style:text-properties style:text-underline-style="none" officeooo:rsid="0726f379"/>
    </style:style>
    <style:style style:name="T263" style:family="text">
      <style:text-properties style:text-underline-style="none" officeooo:rsid="07369a66"/>
    </style:style>
    <style:style style:name="T264" style:family="text">
      <style:text-properties style:text-underline-style="none" officeooo:rsid="0777b120"/>
    </style:style>
    <style:style style:name="T265" style:family="text">
      <style:text-properties style:text-underline-style="none" officeooo:rsid="0779a5b8"/>
    </style:style>
    <style:style style:name="T266" style:family="text">
      <style:text-properties style:text-underline-style="none" officeooo:rsid="077b1aa7"/>
    </style:style>
    <style:style style:name="T267" style:family="text">
      <style:text-properties style:text-underline-style="none" officeooo:rsid="077b6878"/>
    </style:style>
    <style:style style:name="T268" style:family="text">
      <style:text-properties style:text-underline-style="none" officeooo:rsid="077c2a18"/>
    </style:style>
    <style:style style:name="T269" style:family="text">
      <style:text-properties style:text-underline-style="none" officeooo:rsid="077e0213"/>
    </style:style>
    <style:style style:name="T270" style:family="text">
      <style:text-properties style:text-underline-style="none" officeooo:rsid="077f4dde"/>
    </style:style>
    <style:style style:name="T271" style:family="text">
      <style:text-properties style:text-underline-style="none" officeooo:rsid="077ffd6a"/>
    </style:style>
    <style:style style:name="T272" style:family="text">
      <style:text-properties style:text-underline-style="none" officeooo:rsid="07802edb"/>
    </style:style>
    <style:style style:name="T273" style:family="text">
      <style:text-properties style:text-underline-style="none" officeooo:rsid="0780f776"/>
    </style:style>
    <style:style style:name="T274" style:family="text">
      <style:text-properties style:text-underline-style="none" officeooo:rsid="078273c0"/>
    </style:style>
    <style:style style:name="T275" style:family="text">
      <style:text-properties style:text-underline-style="none" officeooo:rsid="078439d9"/>
    </style:style>
    <style:style style:name="T276" style:family="text">
      <style:text-properties style:text-underline-style="none" officeooo:rsid="0785175b"/>
    </style:style>
    <style:style style:name="T277" style:family="text">
      <style:text-properties style:text-underline-style="none" officeooo:rsid="0786f658"/>
    </style:style>
    <style:style style:name="T278" style:family="text">
      <style:text-properties style:text-underline-style="none" officeooo:rsid="0788b964"/>
    </style:style>
    <style:style style:name="T279" style:family="text">
      <style:text-properties style:text-underline-style="none" officeooo:rsid="0789de41"/>
    </style:style>
    <style:style style:name="T280" style:family="text">
      <style:text-properties style:text-underline-style="none" officeooo:rsid="078ba402"/>
    </style:style>
    <style:style style:name="T281" style:family="text">
      <style:text-properties style:text-underline-style="none" officeooo:rsid="078d32e2"/>
    </style:style>
    <style:style style:name="T282" style:family="text">
      <style:text-properties style:text-underline-style="none" officeooo:rsid="078e9cf9"/>
    </style:style>
    <style:style style:name="T283" style:family="text">
      <style:text-properties style:text-underline-style="none" officeooo:rsid="078eaf88"/>
    </style:style>
    <style:style style:name="T284" style:family="text">
      <style:text-properties style:text-underline-style="none" officeooo:rsid="078f143a"/>
    </style:style>
    <style:style style:name="T285" style:family="text">
      <style:text-properties style:text-underline-style="none" officeooo:rsid="07902a21"/>
    </style:style>
    <style:style style:name="T286" style:family="text">
      <style:text-properties style:text-underline-style="none" officeooo:rsid="0791d5de"/>
    </style:style>
    <style:style style:name="T287" style:family="text">
      <style:text-properties style:text-underline-style="none" officeooo:rsid="0791e5cb"/>
    </style:style>
    <style:style style:name="T288" style:family="text">
      <style:text-properties style:text-underline-style="none" officeooo:rsid="07933399"/>
    </style:style>
    <style:style style:name="T289" style:family="text">
      <style:text-properties style:text-underline-style="none" officeooo:rsid="079481d6"/>
    </style:style>
    <style:style style:name="T290" style:family="text">
      <style:text-properties style:text-underline-style="none" officeooo:rsid="07966d7a"/>
    </style:style>
    <style:style style:name="T291" style:family="text">
      <style:text-properties style:text-underline-style="none" officeooo:rsid="0796f7fd"/>
    </style:style>
    <style:style style:name="T292" style:family="text">
      <style:text-properties style:text-underline-style="none" officeooo:rsid="07986e6f"/>
    </style:style>
    <style:style style:name="T293" style:family="text">
      <style:text-properties style:text-underline-style="none" officeooo:rsid="0799330f"/>
    </style:style>
    <style:style style:name="T294" style:family="text">
      <style:text-properties style:text-underline-style="none" officeooo:rsid="079a135a"/>
    </style:style>
    <style:style style:name="T295" style:family="text">
      <style:text-properties style:text-underline-style="none" officeooo:rsid="079d084c"/>
    </style:style>
    <style:style style:name="T296" style:family="text">
      <style:text-properties style:text-underline-style="none" officeooo:rsid="079d4008"/>
    </style:style>
    <style:style style:name="T297" style:family="text">
      <style:text-properties style:text-underline-style="none" officeooo:rsid="079d4817"/>
    </style:style>
    <style:style style:name="T298" style:family="text">
      <style:text-properties style:text-underline-style="none" officeooo:rsid="079f2f34"/>
    </style:style>
    <style:style style:name="T299" style:family="text">
      <style:text-properties style:text-underline-style="none" officeooo:rsid="07a064c2"/>
    </style:style>
    <style:style style:name="T300" style:family="text">
      <style:text-properties style:text-underline-style="none" officeooo:rsid="07a1d294"/>
    </style:style>
    <style:style style:name="T301" style:family="text">
      <style:text-properties style:text-underline-style="none" officeooo:rsid="07a2b1f2"/>
    </style:style>
    <style:style style:name="T302" style:family="text">
      <style:text-properties style:text-underline-style="none" officeooo:rsid="07a440f9"/>
    </style:style>
    <style:style style:name="T303" style:family="text">
      <style:text-properties style:text-underline-style="none" officeooo:rsid="07a459ef"/>
    </style:style>
    <style:style style:name="T304" style:family="text">
      <style:text-properties style:text-underline-style="none" officeooo:rsid="07a5a036"/>
    </style:style>
    <style:style style:name="T305" style:family="text">
      <style:text-properties style:text-underline-style="none" officeooo:rsid="07aa5927"/>
    </style:style>
    <style:style style:name="T306" style:family="text">
      <style:text-properties style:text-underline-style="none" officeooo:rsid="07aba4f0"/>
    </style:style>
    <style:style style:name="T307" style:family="text">
      <style:text-properties style:text-underline-style="none" officeooo:rsid="07ad4dbc"/>
    </style:style>
    <style:style style:name="T308" style:family="text">
      <style:text-properties style:text-underline-style="none" officeooo:rsid="07add0fd"/>
    </style:style>
    <style:style style:name="T309" style:family="text">
      <style:text-properties style:text-underline-style="none" officeooo:rsid="07af34aa"/>
    </style:style>
    <style:style style:name="T310" style:family="text">
      <style:text-properties style:text-underline-style="none" officeooo:rsid="07af748f"/>
    </style:style>
    <style:style style:name="T311" style:family="text">
      <style:text-properties style:text-underline-style="none" officeooo:rsid="07b13a6c"/>
    </style:style>
    <style:style style:name="T312" style:family="text">
      <style:text-properties style:text-underline-style="none" officeooo:rsid="07b281c6"/>
    </style:style>
    <style:style style:name="T313" style:family="text">
      <style:text-properties style:text-underline-style="none" officeooo:rsid="07b43b4b"/>
    </style:style>
    <style:style style:name="T314" style:family="text">
      <style:text-properties style:text-underline-style="none" officeooo:rsid="07b5d9ba"/>
    </style:style>
    <style:style style:name="T315" style:family="text">
      <style:text-properties style:text-underline-style="none" officeooo:rsid="07b73848"/>
    </style:style>
    <style:style style:name="T316" style:family="text">
      <style:text-properties style:text-underline-style="none" officeooo:rsid="07b76dae"/>
    </style:style>
    <style:style style:name="T317" style:family="text">
      <style:text-properties style:text-underline-style="none" officeooo:rsid="07b831f2"/>
    </style:style>
    <style:style style:name="T318" style:family="text">
      <style:text-properties style:text-underline-style="none" officeooo:rsid="07b9e7d9"/>
    </style:style>
    <style:style style:name="T319" style:family="text">
      <style:text-properties style:text-underline-style="none" officeooo:rsid="07bacefc"/>
    </style:style>
    <style:style style:name="T320" style:family="text">
      <style:text-properties style:text-underline-style="none" officeooo:rsid="07badc0e"/>
    </style:style>
    <style:style style:name="T321" style:family="text">
      <style:text-properties style:text-underline-style="none" officeooo:rsid="07bbda99"/>
    </style:style>
    <style:style style:name="T322" style:family="text">
      <style:text-properties style:text-underline-style="none" officeooo:rsid="07bc5146"/>
    </style:style>
    <style:style style:name="T323" style:family="text">
      <style:text-properties style:text-underline-style="none" officeooo:rsid="07be048f"/>
    </style:style>
    <style:style style:name="T324" style:family="text">
      <style:text-properties style:text-underline-style="none" officeooo:rsid="07bf7fa9"/>
    </style:style>
    <style:style style:name="T325" style:family="text">
      <style:text-properties style:text-underline-style="none" officeooo:rsid="07bf94d5"/>
    </style:style>
    <style:style style:name="T326" style:family="text">
      <style:text-properties style:text-underline-style="none" officeooo:rsid="07c03c01"/>
    </style:style>
    <style:style style:name="T327" style:family="text">
      <style:text-properties style:text-underline-style="none" officeooo:rsid="07c0be17"/>
    </style:style>
    <style:style style:name="T328" style:family="text">
      <style:text-properties style:text-underline-style="none" officeooo:rsid="07c26792"/>
    </style:style>
    <style:style style:name="T329" style:family="text">
      <style:text-properties style:text-underline-style="none" officeooo:rsid="07c54b9b"/>
    </style:style>
    <style:style style:name="T330" style:family="text">
      <style:text-properties style:text-underline-style="none" officeooo:rsid="07c5feea"/>
    </style:style>
    <style:style style:name="T331" style:family="text">
      <style:text-properties style:text-underline-style="none" officeooo:rsid="07c629e8"/>
    </style:style>
    <style:style style:name="T332" style:family="text">
      <style:text-properties style:text-underline-style="none" officeooo:rsid="07c6edab"/>
    </style:style>
    <style:style style:name="T333" style:family="text">
      <style:text-properties style:text-underline-style="none" officeooo:rsid="07c8c893"/>
    </style:style>
    <style:style style:name="T334" style:family="text">
      <style:text-properties style:text-underline-style="none" officeooo:rsid="07caadaa"/>
    </style:style>
    <style:style style:name="T335" style:family="text">
      <style:text-properties style:text-underline-style="none" officeooo:rsid="07cb5797"/>
    </style:style>
    <style:style style:name="T336" style:family="text">
      <style:text-properties style:text-underline-style="none" officeooo:rsid="07cb9de5"/>
    </style:style>
    <style:style style:name="T337" style:family="text">
      <style:text-properties style:text-underline-style="none" officeooo:rsid="07cdeafb"/>
    </style:style>
    <style:style style:name="T338" style:family="text">
      <style:text-properties style:text-underline-style="none" officeooo:rsid="07cfe82f"/>
    </style:style>
    <style:style style:name="T339" style:family="text">
      <style:text-properties style:text-underline-style="none" officeooo:rsid="07d00bf9"/>
    </style:style>
    <style:style style:name="T340" style:family="text">
      <style:text-properties style:text-underline-style="none" officeooo:rsid="07d0b1b2"/>
    </style:style>
    <style:style style:name="T341" style:family="text">
      <style:text-properties style:text-underline-style="none" officeooo:rsid="07d0d4db"/>
    </style:style>
    <style:style style:name="T342" style:family="text">
      <style:text-properties style:text-underline-style="none" officeooo:rsid="07d1ca2b"/>
    </style:style>
    <style:style style:name="T343" style:family="text">
      <style:text-properties style:text-underline-style="none" officeooo:rsid="07d1fa21"/>
    </style:style>
    <style:style style:name="T344" style:family="text">
      <style:text-properties style:text-underline-style="none" officeooo:rsid="07d2e070"/>
    </style:style>
    <style:style style:name="T345" style:family="text">
      <style:text-properties style:text-underline-style="none" officeooo:rsid="07d450bd"/>
    </style:style>
    <style:style style:name="T346" style:family="text">
      <style:text-properties style:text-underline-style="none" officeooo:rsid="07d64b40"/>
    </style:style>
    <style:style style:name="T347" style:family="text">
      <style:text-properties style:text-underline-style="none" officeooo:rsid="07d6c6ab"/>
    </style:style>
    <style:style style:name="T348" style:family="text">
      <style:text-properties style:text-underline-style="none" officeooo:rsid="07d8bf46"/>
    </style:style>
    <style:style style:name="T349" style:family="text">
      <style:text-properties style:text-underline-style="none" officeooo:rsid="07d8cb6a"/>
    </style:style>
    <style:style style:name="T350" style:family="text">
      <style:text-properties style:text-underline-style="none" officeooo:rsid="07d9d49b"/>
    </style:style>
    <style:style style:name="T351" style:family="text">
      <style:text-properties style:text-underline-style="none" officeooo:rsid="07da9b6e"/>
    </style:style>
    <style:style style:name="T352" style:family="text">
      <style:text-properties style:text-underline-style="none" officeooo:rsid="07dbda18"/>
    </style:style>
    <style:style style:name="T353" style:family="text">
      <style:text-properties style:text-underline-style="none" officeooo:rsid="07dd6e9e"/>
    </style:style>
    <style:style style:name="T354" style:family="text">
      <style:text-properties style:text-underline-style="none" officeooo:rsid="07df0436"/>
    </style:style>
    <style:style style:name="T355" style:family="text">
      <style:text-properties style:text-underline-style="none" officeooo:rsid="07dfe293"/>
    </style:style>
    <style:style style:name="T356" style:family="text">
      <style:text-properties style:text-underline-style="none" officeooo:rsid="07ec42bc"/>
    </style:style>
    <style:style style:name="T357" style:family="text">
      <style:text-properties style:text-underline-style="none" officeooo:rsid="080fcea5"/>
    </style:style>
    <style:style style:name="T358" style:family="text">
      <style:text-properties style:text-underline-style="none" officeooo:rsid="08108843"/>
    </style:style>
    <style:style style:name="T359" style:family="text">
      <style:text-properties style:text-underline-style="none" officeooo:rsid="0811f9b6"/>
    </style:style>
    <style:style style:name="T360" style:family="text">
      <style:text-properties style:text-underline-style="none" officeooo:rsid="0813903b"/>
    </style:style>
    <style:style style:name="T361" style:family="text">
      <style:text-properties style:text-underline-style="none" officeooo:rsid="08142507"/>
    </style:style>
    <style:style style:name="T362" style:family="text">
      <style:text-properties style:text-underline-style="none" officeooo:rsid="08145859"/>
    </style:style>
    <style:style style:name="T363" style:family="text">
      <style:text-properties style:text-underline-style="none" officeooo:rsid="0815bffa"/>
    </style:style>
    <style:style style:name="T364" style:family="text">
      <style:text-properties style:text-underline-style="none" officeooo:rsid="0817b363"/>
    </style:style>
    <style:style style:name="T365" style:family="text">
      <style:text-properties style:text-underline-style="none" officeooo:rsid="0818383f"/>
    </style:style>
    <style:style style:name="T366" style:family="text">
      <style:text-properties style:text-underline-style="none" officeooo:rsid="0819fe8b"/>
    </style:style>
    <style:style style:name="T367" style:family="text">
      <style:text-properties style:text-underline-style="none" officeooo:rsid="081b261a"/>
    </style:style>
    <style:style style:name="T368" style:family="text">
      <style:text-properties style:text-underline-style="none" officeooo:rsid="081b49e2"/>
    </style:style>
    <style:style style:name="T369" style:family="text">
      <style:text-properties style:text-underline-style="none" officeooo:rsid="081d235e"/>
    </style:style>
    <style:style style:name="T370" style:family="text">
      <style:text-properties style:text-underline-style="none" officeooo:rsid="081dd5dc"/>
    </style:style>
    <style:style style:name="T371" style:family="text">
      <style:text-properties style:text-underline-style="none" officeooo:rsid="081f1529"/>
    </style:style>
    <style:style style:name="T372" style:family="text">
      <style:text-properties style:text-underline-style="none" officeooo:rsid="0820f5ac"/>
    </style:style>
    <style:style style:name="T373" style:family="text">
      <style:text-properties style:text-underline-style="none" officeooo:rsid="0822b962"/>
    </style:style>
    <style:style style:name="T374" style:family="text">
      <style:text-properties style:text-underline-style="none" officeooo:rsid="0824a4b0"/>
    </style:style>
    <style:style style:name="T375" style:family="text">
      <style:text-properties style:text-underline-style="none" officeooo:rsid="0824c653"/>
    </style:style>
    <style:style style:name="T376" style:family="text">
      <style:text-properties style:text-underline-style="none" officeooo:rsid="082572b3"/>
    </style:style>
    <style:style style:name="T377" style:family="text">
      <style:text-properties style:text-underline-style="none" officeooo:rsid="08271975"/>
    </style:style>
    <style:style style:name="T378" style:family="text">
      <style:text-properties style:text-underline-style="none" officeooo:rsid="082727b7"/>
    </style:style>
    <style:style style:name="T379" style:family="text">
      <style:text-properties style:text-underline-style="none" officeooo:rsid="08291070"/>
    </style:style>
    <style:style style:name="T380" style:family="text">
      <style:text-properties style:text-underline-style="none" officeooo:rsid="08295584"/>
    </style:style>
    <style:style style:name="T381" style:family="text">
      <style:text-properties style:text-underline-style="none" officeooo:rsid="082b2082"/>
    </style:style>
    <style:style style:name="T382" style:family="text">
      <style:text-properties style:text-underline-style="none" officeooo:rsid="082d1aa6"/>
    </style:style>
    <style:style style:name="T383" style:family="text">
      <style:text-properties style:text-underline-style="none" officeooo:rsid="082e785d"/>
    </style:style>
    <style:style style:name="T384" style:family="text">
      <style:text-properties style:text-underline-style="none" officeooo:rsid="08305034"/>
    </style:style>
    <style:style style:name="T385" style:family="text">
      <style:text-properties style:text-underline-style="none" officeooo:rsid="0830bb74"/>
    </style:style>
    <style:style style:name="T386" style:family="text">
      <style:text-properties style:text-underline-style="none" officeooo:rsid="0831581e"/>
    </style:style>
    <style:style style:name="T387" style:family="text">
      <style:text-properties style:text-underline-style="none" officeooo:rsid="083315e4"/>
    </style:style>
    <style:style style:name="T388" style:family="text">
      <style:text-properties style:text-underline-style="none" officeooo:rsid="08335611"/>
    </style:style>
    <style:style style:name="T389" style:family="text">
      <style:text-properties style:text-underline-style="none" officeooo:rsid="08347a43"/>
    </style:style>
    <style:style style:name="T390" style:family="text">
      <style:text-properties style:text-underline-style="none" officeooo:rsid="0835423f"/>
    </style:style>
    <style:style style:name="T391" style:family="text">
      <style:text-properties style:text-underline-style="none" officeooo:rsid="0840d31e"/>
    </style:style>
    <style:style style:name="T392" style:family="text">
      <style:text-properties style:text-underline-style="none" officeooo:rsid="08430bb8"/>
    </style:style>
    <style:style style:name="T393" style:family="text">
      <style:text-properties style:text-underline-style="none" officeooo:rsid="08457bfd"/>
    </style:style>
    <style:style style:name="T394" style:family="text">
      <style:text-properties style:text-underline-style="none" officeooo:rsid="084807a5"/>
    </style:style>
    <style:style style:name="T395" style:family="text">
      <style:text-properties style:text-underline-style="none" officeooo:rsid="0848dfc4"/>
    </style:style>
    <style:style style:name="T396" style:family="text">
      <style:text-properties style:text-underline-style="none" officeooo:rsid="0849251d"/>
    </style:style>
    <style:style style:name="T397" style:family="text">
      <style:text-properties style:text-underline-style="none" officeooo:rsid="08492e89"/>
    </style:style>
    <style:style style:name="T398" style:family="text">
      <style:text-properties style:text-underline-style="none" officeooo:rsid="084a4ed6"/>
    </style:style>
    <style:style style:name="T399" style:family="text">
      <style:text-properties style:text-underline-style="none" officeooo:rsid="084b056a"/>
    </style:style>
    <style:style style:name="T400" style:family="text">
      <style:text-properties style:text-underline-style="none" officeooo:rsid="084b2b3e"/>
    </style:style>
    <style:style style:name="T401" style:family="text">
      <style:text-properties style:text-underline-style="none" officeooo:rsid="084b851a"/>
    </style:style>
    <style:style style:name="T402" style:family="text">
      <style:text-properties style:text-underline-style="none" officeooo:rsid="084c363c"/>
    </style:style>
    <style:style style:name="T403" style:family="text">
      <style:text-properties style:text-underline-style="none" officeooo:rsid="084e2574"/>
    </style:style>
    <style:style style:name="T404" style:family="text">
      <style:text-properties style:text-underline-style="none" officeooo:rsid="084f2b0a"/>
    </style:style>
    <style:style style:name="T405" style:family="text">
      <style:text-properties style:text-underline-style="none" officeooo:rsid="085064f1"/>
    </style:style>
    <style:style style:name="T406" style:family="text">
      <style:text-properties style:text-underline-style="none" officeooo:rsid="08512d7c"/>
    </style:style>
    <style:style style:name="T407" style:family="text">
      <style:text-properties style:text-underline-style="none" officeooo:rsid="0852cd95"/>
    </style:style>
    <style:style style:name="T408" style:family="text">
      <style:text-properties style:text-underline-style="none" officeooo:rsid="08539137"/>
    </style:style>
    <style:style style:name="T409" style:family="text">
      <style:text-properties style:text-underline-style="none" officeooo:rsid="085540a2"/>
    </style:style>
    <style:style style:name="T410" style:family="text">
      <style:text-properties style:text-underline-style="none" officeooo:rsid="085721d3"/>
    </style:style>
    <style:style style:name="T411" style:family="text">
      <style:text-properties style:text-underline-style="none" officeooo:rsid="08576db4"/>
    </style:style>
    <style:style style:name="T412" style:family="text">
      <style:text-properties style:text-underline-style="none" officeooo:rsid="0858116e"/>
    </style:style>
    <style:style style:name="T413" style:family="text">
      <style:text-properties style:text-underline-style="none" officeooo:rsid="0859ec82"/>
    </style:style>
    <style:style style:name="T414" style:family="text">
      <style:text-properties style:text-underline-style="none" officeooo:rsid="085bbb76"/>
    </style:style>
    <style:style style:name="T415" style:family="text">
      <style:text-properties style:text-underline-style="none" officeooo:rsid="085bbd26"/>
    </style:style>
    <style:style style:name="T416" style:family="text">
      <style:text-properties style:text-underline-style="none" officeooo:rsid="085c2de0"/>
    </style:style>
    <style:style style:name="T417" style:family="text">
      <style:text-properties style:text-underline-style="none" officeooo:rsid="085d52f9"/>
    </style:style>
    <style:style style:name="T418" style:family="text">
      <style:text-properties style:text-underline-style="none" officeooo:rsid="085f0ac3"/>
    </style:style>
    <style:style style:name="T419" style:family="text">
      <style:text-properties style:text-underline-style="none" officeooo:rsid="086090f3"/>
    </style:style>
    <style:style style:name="T420" style:family="text">
      <style:text-properties style:text-underline-style="none" officeooo:rsid="08620eff"/>
    </style:style>
    <style:style style:name="T421" style:family="text">
      <style:text-properties style:text-underline-style="none" officeooo:rsid="08622fc5"/>
    </style:style>
    <style:style style:name="T422" style:family="text">
      <style:text-properties style:text-underline-style="none" officeooo:rsid="0862ade4"/>
    </style:style>
    <style:style style:name="T423" style:family="text">
      <style:text-properties style:text-underline-style="none" officeooo:rsid="086488d2"/>
    </style:style>
    <style:style style:name="T424" style:family="text">
      <style:text-properties style:text-underline-style="none" officeooo:rsid="086565cb"/>
    </style:style>
    <style:style style:name="T425" style:family="text">
      <style:text-properties style:text-underline-style="none" officeooo:rsid="08671107"/>
    </style:style>
    <style:style style:name="T426" style:family="text">
      <style:text-properties style:text-underline-style="none" officeooo:rsid="0867a72f"/>
    </style:style>
    <style:style style:name="T427" style:family="text">
      <style:text-properties style:text-underline-style="none" officeooo:rsid="0868dba6"/>
    </style:style>
    <style:style style:name="T428" style:family="text">
      <style:text-properties style:text-underline-style="none" officeooo:rsid="086a34c8"/>
    </style:style>
    <style:style style:name="T429" style:family="text">
      <style:text-properties style:text-underline-style="none" officeooo:rsid="086bfe85"/>
    </style:style>
    <style:style style:name="T430" style:family="text">
      <style:text-properties style:text-underline-style="none" officeooo:rsid="086d8482"/>
    </style:style>
    <style:style style:name="T431" style:family="text">
      <style:text-properties style:text-underline-style="none" officeooo:rsid="086fb024"/>
    </style:style>
    <style:style style:name="T432" style:family="text">
      <style:text-properties style:text-underline-style="none" officeooo:rsid="0870af03"/>
    </style:style>
    <style:style style:name="T433" style:family="text">
      <style:text-properties style:text-underline-style="none" officeooo:rsid="0871a6ed"/>
    </style:style>
    <style:style style:name="T434" style:family="text">
      <style:text-properties style:text-underline-style="none" officeooo:rsid="0872c599"/>
    </style:style>
    <style:style style:name="T435" style:family="text">
      <style:text-properties style:text-underline-style="none" officeooo:rsid="0872d352"/>
    </style:style>
    <style:style style:name="T436" style:family="text">
      <style:text-properties style:text-underline-style="none" officeooo:rsid="0874c5f7"/>
    </style:style>
    <style:style style:name="T437" style:family="text">
      <style:text-properties style:text-underline-style="none" officeooo:rsid="08756eda"/>
    </style:style>
    <style:style style:name="T438" style:family="text">
      <style:text-properties style:text-underline-style="none" officeooo:rsid="08771277"/>
    </style:style>
    <style:style style:name="T439" style:family="text">
      <style:text-properties style:text-underline-style="none" officeooo:rsid="087745b2"/>
    </style:style>
    <style:style style:name="T440" style:family="text">
      <style:text-properties style:text-underline-style="none" officeooo:rsid="08781348"/>
    </style:style>
    <style:style style:name="T441" style:family="text">
      <style:text-properties style:text-underline-style="none" officeooo:rsid="08783c66"/>
    </style:style>
    <style:style style:name="T442" style:family="text">
      <style:text-properties style:text-underline-style="none" officeooo:rsid="087941ad"/>
    </style:style>
    <style:style style:name="T443" style:family="text">
      <style:text-properties style:text-underline-style="none" officeooo:rsid="08799431"/>
    </style:style>
    <style:style style:name="T444" style:family="text">
      <style:text-properties style:text-underline-style="none" officeooo:rsid="087d8cd5"/>
    </style:style>
    <style:style style:name="T445" style:family="text">
      <style:text-properties style:text-underline-style="none" officeooo:rsid="087e3037"/>
    </style:style>
    <style:style style:name="T446" style:family="text">
      <style:text-properties style:text-underline-style="none" officeooo:rsid="087fcecd"/>
    </style:style>
    <style:style style:name="T447" style:family="text">
      <style:text-properties style:text-underline-style="none" officeooo:rsid="088138a4"/>
    </style:style>
    <style:style style:name="T448" style:family="text">
      <style:text-properties style:text-underline-style="none" officeooo:rsid="0882e412"/>
    </style:style>
    <style:style style:name="T449" style:family="text">
      <style:text-properties style:text-underline-style="none" officeooo:rsid="08864a8d"/>
    </style:style>
    <style:style style:name="T450" style:family="text">
      <style:text-properties style:text-underline-style="none" officeooo:rsid="08877f31"/>
    </style:style>
    <style:style style:name="T451" style:family="text">
      <style:text-properties style:text-underline-style="none" officeooo:rsid="0887a440"/>
    </style:style>
    <style:style style:name="T452" style:family="text">
      <style:text-properties style:text-underline-style="none" officeooo:rsid="088890b1"/>
    </style:style>
    <style:style style:name="T453" style:family="text">
      <style:text-properties style:text-underline-style="none" officeooo:rsid="088987bf"/>
    </style:style>
    <style:style style:name="T454" style:family="text">
      <style:text-properties style:text-underline-style="none" officeooo:rsid="088adf97"/>
    </style:style>
    <style:style style:name="T455" style:family="text">
      <style:text-properties style:text-underline-style="none" officeooo:rsid="088c766f"/>
    </style:style>
    <style:style style:name="T456" style:family="text">
      <style:text-properties style:text-underline-style="none" officeooo:rsid="088d2cc5"/>
    </style:style>
    <style:style style:name="T457" style:family="text">
      <style:text-properties style:text-underline-style="none" officeooo:rsid="08908855"/>
    </style:style>
    <style:style style:name="T458" style:family="text">
      <style:text-properties style:text-underline-style="none" officeooo:rsid="089115ae"/>
    </style:style>
    <style:style style:name="T459" style:family="text">
      <style:text-properties style:text-underline-style="none" officeooo:rsid="08912232"/>
    </style:style>
    <style:style style:name="T460" style:family="text">
      <style:text-properties style:text-underline-style="none" officeooo:rsid="0892dbbd"/>
    </style:style>
    <style:style style:name="T461" style:family="text">
      <style:text-properties style:text-underline-style="none" officeooo:rsid="08956de5"/>
    </style:style>
    <style:style style:name="T462" style:family="text">
      <style:text-properties style:text-underline-style="none" officeooo:rsid="0896c9e2"/>
    </style:style>
    <style:style style:name="T463" style:family="text">
      <style:text-properties style:text-underline-style="none" officeooo:rsid="0897d9d7"/>
    </style:style>
    <style:style style:name="T464" style:family="text">
      <style:text-properties style:text-underline-style="none" officeooo:rsid="0899a896"/>
    </style:style>
    <style:style style:name="T465" style:family="text">
      <style:text-properties style:text-underline-style="none" officeooo:rsid="089b4131"/>
    </style:style>
    <style:style style:name="T466" style:family="text">
      <style:text-properties style:text-underline-style="none" officeooo:rsid="089c3c28"/>
    </style:style>
    <style:style style:name="T467" style:family="text">
      <style:text-properties style:text-underline-style="none" officeooo:rsid="089e2832"/>
    </style:style>
    <style:style style:name="T468" style:family="text">
      <style:text-properties style:text-underline-style="none" officeooo:rsid="089fde9a"/>
    </style:style>
    <style:style style:name="T469" style:family="text">
      <style:text-properties style:text-underline-style="none" officeooo:rsid="08a1b50a"/>
    </style:style>
    <style:style style:name="T470" style:family="text">
      <style:text-properties style:text-underline-style="none" officeooo:rsid="08a20e4c"/>
    </style:style>
    <style:style style:name="T471" style:family="text">
      <style:text-properties style:text-underline-style="none" officeooo:rsid="08a263ea"/>
    </style:style>
    <style:style style:name="T472" style:family="text">
      <style:text-properties style:text-underline-style="none" officeooo:rsid="08a32c99"/>
    </style:style>
    <style:style style:name="T473" style:family="text">
      <style:text-properties style:text-underline-style="none" officeooo:rsid="08a47e05"/>
    </style:style>
    <style:style style:name="T474" style:family="text">
      <style:text-properties style:text-underline-style="none" officeooo:rsid="08a5c116"/>
    </style:style>
    <style:style style:name="T475" style:family="text">
      <style:text-properties style:text-underline-style="none" officeooo:rsid="08a615cb"/>
    </style:style>
    <style:style style:name="T476" style:family="text">
      <style:text-properties style:text-underline-style="none" officeooo:rsid="08a78b34"/>
    </style:style>
    <style:style style:name="T477" style:family="text">
      <style:text-properties style:text-underline-style="none" officeooo:rsid="08a94d1f"/>
    </style:style>
    <style:style style:name="T478" style:family="text">
      <style:text-properties style:text-underline-style="none" officeooo:rsid="08a9b614"/>
    </style:style>
    <style:style style:name="T479" style:family="text">
      <style:text-properties style:text-underline-style="none" officeooo:rsid="08aac38d"/>
    </style:style>
    <style:style style:name="T480" style:family="text">
      <style:text-properties style:text-underline-style="none" officeooo:rsid="08ac858c"/>
    </style:style>
    <style:style style:name="T481" style:family="text">
      <style:text-properties style:text-underline-style="none" officeooo:rsid="08ae3125"/>
    </style:style>
    <style:style style:name="T482" style:family="text">
      <style:text-properties style:text-underline-style="none" officeooo:rsid="08ae8018"/>
    </style:style>
    <style:style style:name="T483" style:family="text">
      <style:text-properties style:text-underline-style="none" officeooo:rsid="08afd8b4"/>
    </style:style>
    <style:style style:name="T484" style:family="text">
      <style:text-properties style:text-underline-style="none" officeooo:rsid="08b290b5"/>
    </style:style>
    <style:style style:name="T485" style:family="text">
      <style:text-properties style:text-underline-style="none" officeooo:rsid="08b2f438"/>
    </style:style>
    <style:style style:name="T486" style:family="text">
      <style:text-properties style:text-underline-style="none" officeooo:rsid="08b494c7"/>
    </style:style>
    <style:style style:name="T487" style:family="text">
      <style:text-properties style:text-underline-style="none" officeooo:rsid="08b6802e"/>
    </style:style>
    <style:style style:name="T488" style:family="text">
      <style:text-properties style:text-underline-style="none" officeooo:rsid="08b867bf"/>
    </style:style>
    <style:style style:name="T489" style:family="text">
      <style:text-properties style:text-underline-style="none" officeooo:rsid="08b98c5e"/>
    </style:style>
    <style:style style:name="T490" style:family="text">
      <style:text-properties style:text-underline-style="none" officeooo:rsid="08ba7a5e"/>
    </style:style>
    <style:style style:name="T491" style:family="text">
      <style:text-properties style:text-underline-style="none" officeooo:rsid="08bb1a69"/>
    </style:style>
    <style:style style:name="T492" style:family="text">
      <style:text-properties style:text-underline-style="none" officeooo:rsid="08bbefeb"/>
    </style:style>
    <style:style style:name="T493" style:family="text">
      <style:text-properties style:text-underline-style="none" officeooo:rsid="08bc07a7"/>
    </style:style>
    <style:style style:name="T494" style:family="text">
      <style:text-properties style:text-underline-style="none" officeooo:rsid="08bdc114"/>
    </style:style>
    <style:style style:name="T495" style:family="text">
      <style:text-properties style:text-underline-style="none" officeooo:rsid="08bf34e3"/>
    </style:style>
    <style:style style:name="T496" style:family="text">
      <style:text-properties style:text-underline-style="none" officeooo:rsid="08c04bac"/>
    </style:style>
    <style:style style:name="T497" style:family="text">
      <style:text-properties style:text-underline-style="none" officeooo:rsid="08c1237c"/>
    </style:style>
    <style:style style:name="T498" style:family="text">
      <style:text-properties style:text-underline-style="none" officeooo:rsid="08c30d42"/>
    </style:style>
    <style:style style:name="T499" style:family="text">
      <style:text-properties style:text-underline-style="none" officeooo:rsid="08c4a4fc"/>
    </style:style>
    <style:style style:name="T500" style:family="text">
      <style:text-properties style:text-underline-style="none" officeooo:rsid="08c57f6f"/>
    </style:style>
    <style:style style:name="T501" style:family="text">
      <style:text-properties style:text-underline-style="none" officeooo:rsid="08c62ec8"/>
    </style:style>
    <style:style style:name="T502" style:family="text">
      <style:text-properties style:text-underline-style="none" officeooo:rsid="08c7b07b"/>
    </style:style>
    <style:style style:name="T503" style:family="text">
      <style:text-properties style:text-underline-style="none" officeooo:rsid="08c7d16f"/>
    </style:style>
    <style:style style:name="T504" style:family="text">
      <style:text-properties style:text-underline-style="none" officeooo:rsid="08c9bd5a"/>
    </style:style>
    <style:style style:name="T505" style:family="text">
      <style:text-properties style:text-underline-style="none" officeooo:rsid="08c9e087"/>
    </style:style>
    <style:style style:name="T506" style:family="text">
      <style:text-properties style:text-underline-style="none" officeooo:rsid="08cb21c2"/>
    </style:style>
    <style:style style:name="T507" style:family="text">
      <style:text-properties style:text-underline-style="none" officeooo:rsid="08cbc08a"/>
    </style:style>
    <style:style style:name="T508" style:family="text">
      <style:text-properties style:text-underline-style="none" officeooo:rsid="08cd27af"/>
    </style:style>
    <style:style style:name="T509" style:family="text">
      <style:text-properties style:text-underline-style="none" officeooo:rsid="08cefdc2"/>
    </style:style>
    <style:style style:name="T510" style:family="text">
      <style:text-properties style:text-underline-style="none" officeooo:rsid="08cf857e"/>
    </style:style>
    <style:style style:name="T511" style:family="text">
      <style:text-properties style:text-underline-style="none" officeooo:rsid="08d0fe97"/>
    </style:style>
    <style:style style:name="T512" style:family="text">
      <style:text-properties style:text-underline-style="none" officeooo:rsid="08d11e4d"/>
    </style:style>
    <style:style style:name="T513" style:family="text">
      <style:text-properties style:text-underline-style="none" officeooo:rsid="08d148b7"/>
    </style:style>
    <style:style style:name="T514" style:family="text">
      <style:text-properties style:text-underline-style="none" officeooo:rsid="08d2ae0d"/>
    </style:style>
    <style:style style:name="T515" style:family="text">
      <style:text-properties style:text-underline-style="none" officeooo:rsid="08d3504f"/>
    </style:style>
    <style:style style:name="T516" style:family="text">
      <style:text-properties style:text-underline-style="none" officeooo:rsid="08d36d4c"/>
    </style:style>
    <style:style style:name="T517" style:family="text">
      <style:text-properties style:text-underline-style="none" officeooo:rsid="08d3cd4c"/>
    </style:style>
    <style:style style:name="T518" style:family="text">
      <style:text-properties style:text-underline-style="none" officeooo:rsid="08d3fbf3"/>
    </style:style>
    <style:style style:name="T519" style:family="text">
      <style:text-properties style:text-underline-style="none" officeooo:rsid="08d5afce"/>
    </style:style>
    <style:style style:name="T520" style:family="text">
      <style:text-properties style:text-underline-style="none" officeooo:rsid="08d72c23"/>
    </style:style>
    <style:style style:name="T521" style:family="text">
      <style:text-properties style:text-underline-style="none" officeooo:rsid="08d743c7"/>
    </style:style>
    <style:style style:name="T522" style:family="text">
      <style:text-properties style:text-underline-style="none" officeooo:rsid="08d8dee1"/>
    </style:style>
    <style:style style:name="T523" style:family="text">
      <style:text-properties style:text-underline-style="none" officeooo:rsid="08da91b6"/>
    </style:style>
    <style:style style:name="T524" style:family="text">
      <style:text-properties style:text-underline-style="none" officeooo:rsid="08dbd5b8"/>
    </style:style>
    <style:style style:name="T525" style:family="text">
      <style:text-properties style:text-underline-style="none" officeooo:rsid="08dbe98a"/>
    </style:style>
    <style:style style:name="T526" style:family="text">
      <style:text-properties style:text-underline-style="none" officeooo:rsid="08dcf033"/>
    </style:style>
    <style:style style:name="T527" style:family="text">
      <style:text-properties style:text-underline-style="none" officeooo:rsid="08de1fda"/>
    </style:style>
    <style:style style:name="T528" style:family="text">
      <style:text-properties style:text-underline-style="none" officeooo:rsid="08df00a0"/>
    </style:style>
    <style:style style:name="T529" style:family="text">
      <style:text-properties style:text-underline-style="none" officeooo:rsid="08dfe06c"/>
    </style:style>
    <style:style style:name="T530" style:family="text">
      <style:text-properties style:text-underline-style="none" officeooo:rsid="08e1d134"/>
    </style:style>
    <style:style style:name="T531" style:family="text">
      <style:text-properties style:text-underline-style="none" officeooo:rsid="08e27a7e"/>
    </style:style>
    <style:style style:name="T532" style:family="text">
      <style:text-properties style:text-underline-style="none" officeooo:rsid="08e37b6f"/>
    </style:style>
    <style:style style:name="T533" style:family="text">
      <style:text-properties style:text-underline-style="none" officeooo:rsid="08e42cfc"/>
    </style:style>
    <style:style style:name="T534" style:family="text">
      <style:text-properties style:text-underline-style="none" officeooo:rsid="08e43be8"/>
    </style:style>
    <style:style style:name="T535" style:family="text">
      <style:text-properties style:text-underline-style="none" officeooo:rsid="08e613e3"/>
    </style:style>
    <style:style style:name="T536" style:family="text">
      <style:text-properties style:text-underline-style="none" officeooo:rsid="08e77141"/>
    </style:style>
    <style:style style:name="T537" style:family="text">
      <style:text-properties style:text-underline-style="none" officeooo:rsid="08e77358"/>
    </style:style>
    <style:style style:name="T538" style:family="text">
      <style:text-properties style:text-underline-style="none" officeooo:rsid="08e7e00d"/>
    </style:style>
    <style:style style:name="T539" style:family="text">
      <style:text-properties style:text-underline-style="none" officeooo:rsid="08e9eaf0"/>
    </style:style>
    <style:style style:name="T540" style:family="text">
      <style:text-properties style:text-underline-style="none" officeooo:rsid="08eb24f4"/>
    </style:style>
    <style:style style:name="T541" style:family="text">
      <style:text-properties style:text-underline-style="none" officeooo:rsid="08eca3b6"/>
    </style:style>
    <style:style style:name="T542" style:family="text">
      <style:text-properties style:text-underline-style="none" officeooo:rsid="08ed44e2"/>
    </style:style>
    <style:style style:name="T543" style:family="text">
      <style:text-properties style:text-underline-style="none" officeooo:rsid="08ef3edc"/>
    </style:style>
    <style:style style:name="T544" style:family="text">
      <style:text-properties style:text-underline-style="none" officeooo:rsid="08f0148c"/>
    </style:style>
    <style:style style:name="T545" style:family="text">
      <style:text-properties style:text-underline-style="none" officeooo:rsid="08f10cf4"/>
    </style:style>
    <style:style style:name="T546" style:family="text">
      <style:text-properties style:text-underline-style="none" officeooo:rsid="08f1ca0e"/>
    </style:style>
    <style:style style:name="T547" style:family="text">
      <style:text-properties style:text-underline-style="none" officeooo:rsid="08f1eda8"/>
    </style:style>
    <style:style style:name="T548" style:family="text">
      <style:text-properties style:text-underline-style="none" officeooo:rsid="08f22b38"/>
    </style:style>
    <style:style style:name="T549" style:family="text">
      <style:text-properties style:text-underline-style="none" officeooo:rsid="08f28a4e"/>
    </style:style>
    <style:style style:name="T550" style:family="text">
      <style:text-properties style:text-underline-style="none" officeooo:rsid="08f32464"/>
    </style:style>
    <style:style style:name="T551" style:family="text">
      <style:text-properties style:text-underline-style="none" officeooo:rsid="08f51230"/>
    </style:style>
    <style:style style:name="T552" style:family="text">
      <style:text-properties style:text-underline-style="none" officeooo:rsid="08f640d8"/>
    </style:style>
    <style:style style:name="T553" style:family="text">
      <style:text-properties style:text-underline-style="none" officeooo:rsid="08f68750"/>
    </style:style>
    <style:style style:name="T554" style:family="text">
      <style:text-properties style:text-underline-style="none" officeooo:rsid="08f7965b"/>
    </style:style>
    <style:style style:name="T555" style:family="text">
      <style:text-properties style:text-underline-style="none" officeooo:rsid="08f98288"/>
    </style:style>
    <style:style style:name="T556" style:family="text">
      <style:text-properties style:text-underline-style="none" officeooo:rsid="08f9d1ef"/>
    </style:style>
    <style:style style:name="T557" style:family="text">
      <style:text-properties style:text-underline-style="none" officeooo:rsid="08fa9801"/>
    </style:style>
    <style:style style:name="T558" style:family="text">
      <style:text-properties style:text-underline-style="none" officeooo:rsid="08fbdd43"/>
    </style:style>
    <style:style style:name="T559" style:family="text">
      <style:text-properties style:text-underline-style="none" officeooo:rsid="08fc4863"/>
    </style:style>
    <style:style style:name="T560" style:family="text">
      <style:text-properties style:text-underline-style="none" officeooo:rsid="08fd8071"/>
    </style:style>
    <style:style style:name="T561" style:family="text">
      <style:text-properties style:text-underline-style="none" officeooo:rsid="08ff400a"/>
    </style:style>
    <style:style style:name="T562" style:family="text">
      <style:text-properties style:text-underline-style="none" officeooo:rsid="0900c348"/>
    </style:style>
    <style:style style:name="T563" style:family="text">
      <style:text-properties style:text-underline-style="none" officeooo:rsid="0900cfb2"/>
    </style:style>
    <style:style style:name="T564" style:family="text">
      <style:text-properties style:text-underline-style="none" officeooo:rsid="0901e916"/>
    </style:style>
    <style:style style:name="T565" style:family="text">
      <style:text-properties style:text-underline-style="none" officeooo:rsid="0902495c"/>
    </style:style>
    <style:style style:name="T566" style:family="text">
      <style:text-properties style:text-underline-style="none" officeooo:rsid="09030071"/>
    </style:style>
    <style:style style:name="T567" style:family="text">
      <style:text-properties style:text-underline-style="none" officeooo:rsid="0904b944"/>
    </style:style>
    <style:style style:name="T568" style:family="text">
      <style:text-properties style:text-underline-style="none" officeooo:rsid="090524fe"/>
    </style:style>
    <style:style style:name="T569" style:family="text">
      <style:text-properties style:text-underline-style="none" officeooo:rsid="090571c3"/>
    </style:style>
    <style:style style:name="T570" style:family="text">
      <style:text-properties style:text-underline-style="none" officeooo:rsid="09059acf"/>
    </style:style>
    <style:style style:name="T571" style:family="text">
      <style:text-properties style:text-underline-style="none" officeooo:rsid="090776f1"/>
    </style:style>
    <style:style style:name="T572" style:family="text">
      <style:text-properties style:text-underline-style="none" officeooo:rsid="0908c381"/>
    </style:style>
    <style:style style:name="T573" style:family="text">
      <style:text-properties style:text-underline-style="none" officeooo:rsid="090a10b9"/>
    </style:style>
    <style:style style:name="T574" style:family="text">
      <style:text-properties style:text-underline-style="none" officeooo:rsid="090a1cb6"/>
    </style:style>
    <style:style style:name="T575" style:family="text">
      <style:text-properties style:text-underline-style="none" officeooo:rsid="090a6e7e"/>
    </style:style>
    <style:style style:name="T576" style:family="text">
      <style:text-properties style:text-underline-style="none" officeooo:rsid="090c6a79"/>
    </style:style>
    <style:style style:name="T577" style:family="text">
      <style:text-properties style:text-underline-style="none" officeooo:rsid="090e3fce"/>
    </style:style>
    <style:style style:name="T578" style:family="text">
      <style:text-properties style:text-underline-style="none" officeooo:rsid="090e420b"/>
    </style:style>
    <style:style style:name="T579" style:family="text">
      <style:text-properties style:text-underline-style="none" officeooo:rsid="090ee313"/>
    </style:style>
    <style:style style:name="T580" style:family="text">
      <style:text-properties style:text-underline-style="none" officeooo:rsid="09106c99"/>
    </style:style>
    <style:style style:name="T581" style:family="text">
      <style:text-properties style:text-underline-style="none" officeooo:rsid="0910c116"/>
    </style:style>
    <style:style style:name="T582" style:family="text">
      <style:text-properties style:text-underline-style="none" officeooo:rsid="0912848f"/>
    </style:style>
    <style:style style:name="T583" style:family="text">
      <style:text-properties style:text-underline-style="none" officeooo:rsid="0915fb7b"/>
    </style:style>
    <style:style style:name="T584" style:family="text">
      <style:text-properties style:text-underline-style="none" officeooo:rsid="091777e1"/>
    </style:style>
    <style:style style:name="T585" style:family="text">
      <style:text-properties style:text-underline-style="none" officeooo:rsid="0918e083"/>
    </style:style>
    <style:style style:name="T586" style:family="text">
      <style:text-properties style:text-underline-style="none" officeooo:rsid="0918fd17"/>
    </style:style>
    <style:style style:name="T587" style:family="text">
      <style:text-properties style:text-underline-style="none" officeooo:rsid="09194851"/>
    </style:style>
    <style:style style:name="T588" style:family="text">
      <style:text-properties style:text-underline-style="none" officeooo:rsid="0919ec27"/>
    </style:style>
    <style:style style:name="T589" style:family="text">
      <style:text-properties style:text-underline-style="none" officeooo:rsid="091a0093"/>
    </style:style>
    <style:style style:name="T590" style:family="text">
      <style:text-properties style:text-underline-style="none" officeooo:rsid="091c4b83"/>
    </style:style>
    <style:style style:name="T591" style:family="text">
      <style:text-properties style:text-underline-style="none" officeooo:rsid="091e4895"/>
    </style:style>
    <style:style style:name="T592" style:family="text">
      <style:text-properties style:text-underline-style="none" officeooo:rsid="09200452"/>
    </style:style>
    <style:style style:name="T593" style:family="text">
      <style:text-properties style:text-underline-style="none" officeooo:rsid="09201dea"/>
    </style:style>
    <style:style style:name="T594" style:family="text">
      <style:text-properties style:text-underline-style="none" officeooo:rsid="09219f26"/>
    </style:style>
    <style:style style:name="T595" style:family="text">
      <style:text-properties style:text-underline-style="none" officeooo:rsid="092376b0"/>
    </style:style>
    <style:style style:name="T596" style:family="text">
      <style:text-properties style:text-underline-style="none" officeooo:rsid="0923ce02"/>
    </style:style>
    <style:style style:name="T597" style:family="text">
      <style:text-properties style:text-underline-style="none" officeooo:rsid="09257b09"/>
    </style:style>
    <style:style style:name="T598" style:family="text">
      <style:text-properties style:text-underline-style="none" officeooo:rsid="09269ec5"/>
    </style:style>
    <style:style style:name="T599" style:family="text">
      <style:text-properties style:text-underline-style="none" officeooo:rsid="0927403f"/>
    </style:style>
    <style:style style:name="T600" style:family="text">
      <style:text-properties style:text-underline-style="none" officeooo:rsid="092744e2"/>
    </style:style>
    <style:style style:name="T601" style:family="text">
      <style:text-properties style:text-underline-style="none" officeooo:rsid="09279956"/>
    </style:style>
    <style:style style:name="T602" style:family="text">
      <style:text-properties style:text-underline-style="none" officeooo:rsid="0929733c"/>
    </style:style>
    <style:style style:name="T603" style:family="text">
      <style:text-properties style:text-underline-style="none" officeooo:rsid="092a539b"/>
    </style:style>
    <style:style style:name="T604" style:family="text">
      <style:text-properties style:text-underline-style="none" officeooo:rsid="092b09f3"/>
    </style:style>
    <style:style style:name="T605" style:family="text">
      <style:text-properties style:text-underline-style="none" officeooo:rsid="092c51ec"/>
    </style:style>
    <style:style style:name="T606" style:family="text">
      <style:text-properties style:text-underline-style="none" officeooo:rsid="092d6f99"/>
    </style:style>
    <style:style style:name="T607" style:family="text">
      <style:text-properties style:text-underline-style="none" officeooo:rsid="092f11b5"/>
    </style:style>
    <style:style style:name="T608" style:family="text">
      <style:text-properties style:text-underline-style="none" officeooo:rsid="0930ce2f"/>
    </style:style>
    <style:style style:name="T609" style:family="text">
      <style:text-properties style:text-underline-style="none" officeooo:rsid="09310f5b"/>
    </style:style>
    <style:style style:name="T610" style:family="text">
      <style:text-properties style:text-underline-style="none" officeooo:rsid="09357975"/>
    </style:style>
    <style:style style:name="T611" style:family="text">
      <style:text-properties style:text-underline-style="none" officeooo:rsid="09358b77"/>
    </style:style>
    <style:style style:name="T612" style:family="text">
      <style:text-properties style:text-underline-style="none" officeooo:rsid="09362cfc"/>
    </style:style>
    <style:style style:name="T613" style:family="text">
      <style:text-properties style:text-underline-style="none" officeooo:rsid="0936969b"/>
    </style:style>
    <style:style style:name="T614" style:family="text">
      <style:text-properties style:text-underline-style="none" officeooo:rsid="0937011d"/>
    </style:style>
    <style:style style:name="T615" style:family="text">
      <style:text-properties style:text-underline-style="none" officeooo:rsid="0938c730"/>
    </style:style>
    <style:style style:name="T616" style:family="text">
      <style:text-properties style:text-underline-style="none" officeooo:rsid="09396003"/>
    </style:style>
    <style:style style:name="T617" style:family="text">
      <style:text-properties style:text-underline-style="none" officeooo:rsid="093b57b2"/>
    </style:style>
    <style:style style:name="T618" style:family="text">
      <style:text-properties style:text-underline-style="none" officeooo:rsid="093d2f0f"/>
    </style:style>
    <style:style style:name="T619" style:family="text">
      <style:text-properties style:text-underline-style="none" officeooo:rsid="093eb2bf"/>
    </style:style>
    <style:style style:name="T620" style:family="text">
      <style:text-properties style:text-underline-style="none" officeooo:rsid="093f5a69"/>
    </style:style>
    <style:style style:name="T621" style:family="text">
      <style:text-properties style:text-underline-style="none" officeooo:rsid="0940f212"/>
    </style:style>
    <style:style style:name="T622" style:family="text">
      <style:text-properties style:text-underline-style="none" officeooo:rsid="094144b5"/>
    </style:style>
    <style:style style:name="T623" style:family="text">
      <style:text-properties style:text-underline-style="none" officeooo:rsid="09428460"/>
    </style:style>
    <style:style style:name="T624" style:family="text">
      <style:text-properties style:text-underline-style="none" officeooo:rsid="0943b5f6"/>
    </style:style>
    <style:style style:name="T625" style:family="text">
      <style:text-properties style:text-underline-style="none" officeooo:rsid="094530b8"/>
    </style:style>
    <style:style style:name="T626" style:family="text">
      <style:text-properties style:text-underline-style="none" officeooo:rsid="0946dc54"/>
    </style:style>
    <style:style style:name="T627" style:family="text">
      <style:text-properties style:text-underline-style="none" officeooo:rsid="09482ef8"/>
    </style:style>
    <style:style style:name="T628" style:family="text">
      <style:text-properties style:text-underline-style="none" officeooo:rsid="09493a70"/>
    </style:style>
    <style:style style:name="T629" style:family="text">
      <style:text-properties style:text-underline-style="none" officeooo:rsid="0949fcf4"/>
    </style:style>
    <style:style style:name="T630" style:family="text">
      <style:text-properties style:text-underline-style="none" officeooo:rsid="094bebad"/>
    </style:style>
    <style:style style:name="T631" style:family="text">
      <style:text-properties style:text-underline-style="none" officeooo:rsid="0b3e25ea"/>
    </style:style>
    <style:style style:name="T632" style:family="text">
      <style:text-properties style:text-underline-style="none" officeooo:rsid="0b3fbc7f"/>
    </style:style>
    <style:style style:name="T633" style:family="text">
      <style:text-properties officeooo:rsid="009f6540"/>
    </style:style>
    <style:style style:name="T634" style:family="text">
      <style:text-properties fo:font-style="normal" style:font-style-asian="normal" style:font-style-complex="normal"/>
    </style:style>
    <style:style style:name="T635" style:family="text">
      <style:text-properties fo:font-style="normal" officeooo:rsid="009f6540" style:font-style-asian="normal" style:font-style-complex="normal"/>
    </style:style>
    <style:style style:name="T636" style:family="text">
      <style:text-properties fo:font-style="normal" officeooo:rsid="00a11b69" style:font-style-asian="normal" style:font-style-complex="normal"/>
    </style:style>
    <style:style style:name="T637" style:family="text">
      <style:text-properties fo:font-style="normal" officeooo:rsid="00a18c0d" style:font-style-asian="normal" style:font-style-complex="normal"/>
    </style:style>
    <style:style style:name="T638" style:family="text">
      <style:text-properties fo:font-style="normal" officeooo:rsid="00a2f74b" style:font-style-asian="normal" style:font-style-complex="normal"/>
    </style:style>
    <style:style style:name="T639" style:family="text">
      <style:text-properties fo:font-style="normal" officeooo:rsid="00a34471" style:font-style-asian="normal" style:font-style-complex="normal"/>
    </style:style>
    <style:style style:name="T640" style:family="text">
      <style:text-properties fo:font-style="normal" officeooo:rsid="00a42907" style:font-style-asian="normal" style:font-style-complex="normal"/>
    </style:style>
    <style:style style:name="T641" style:family="text">
      <style:text-properties fo:font-style="normal" officeooo:rsid="00a5967f" style:font-style-asian="normal" style:font-style-complex="normal"/>
    </style:style>
    <style:style style:name="T642" style:family="text">
      <style:text-properties fo:font-style="normal" officeooo:rsid="00a6befd" style:font-style-asian="normal" style:font-style-complex="normal"/>
    </style:style>
    <style:style style:name="T643" style:family="text">
      <style:text-properties fo:font-style="normal" officeooo:rsid="00a7e210" style:font-style-asian="normal" style:font-style-complex="normal"/>
    </style:style>
    <style:style style:name="T644" style:family="text">
      <style:text-properties fo:font-style="normal" officeooo:rsid="00a87f59" style:font-style-asian="normal" style:font-style-complex="normal"/>
    </style:style>
    <style:style style:name="T645" style:family="text">
      <style:text-properties fo:font-style="normal" officeooo:rsid="09d74425" style:font-style-asian="normal" style:font-style-complex="normal"/>
    </style:style>
    <style:style style:name="T646" style:family="text">
      <style:text-properties fo:font-style="normal" officeooo:rsid="09d87c1a" style:font-style-asian="normal" style:font-style-complex="normal"/>
    </style:style>
    <style:style style:name="T647" style:family="text">
      <style:text-properties fo:font-style="normal" officeooo:rsid="09da0fd2" style:font-style-asian="normal" style:font-style-complex="normal"/>
    </style:style>
    <style:style style:name="T648" style:family="text">
      <style:text-properties fo:font-style="normal" officeooo:rsid="09dabc5d" style:font-style-asian="normal" style:font-style-complex="normal"/>
    </style:style>
    <style:style style:name="T649" style:family="text">
      <style:text-properties fo:font-style="normal" officeooo:rsid="09dd9807" style:font-style-asian="normal" style:font-style-complex="normal"/>
    </style:style>
    <style:style style:name="T650" style:family="text">
      <style:text-properties fo:font-style="normal" officeooo:rsid="09e06b46" style:font-style-asian="normal" style:font-style-complex="normal"/>
    </style:style>
    <style:style style:name="T651" style:family="text">
      <style:text-properties fo:font-style="normal" officeooo:rsid="03fd2505" style:font-style-asian="normal" style:font-style-complex="normal"/>
    </style:style>
    <style:style style:name="T652" style:family="text">
      <style:text-properties fo:font-style="normal" officeooo:rsid="09e23315" style:font-style-asian="normal" style:font-style-complex="normal"/>
    </style:style>
    <style:style style:name="T653" style:family="text">
      <style:text-properties fo:font-style="normal" officeooo:rsid="09e39cfc" style:font-style-asian="normal" style:font-style-complex="normal"/>
    </style:style>
    <style:style style:name="T654" style:family="text">
      <style:text-properties style:text-line-through-style="none" style:text-line-through-type="none" fo:font-style="normal" style:font-style-asian="normal" style:font-style-complex="normal"/>
    </style:style>
    <style:style style:name="T655" style:family="text">
      <style:text-properties style:text-line-through-style="none" style:text-line-through-type="none" fo:font-style="normal" officeooo:rsid="00a87f59" style:font-style-asian="normal" style:font-style-complex="normal"/>
    </style:style>
    <style:style style:name="T656" style:family="text">
      <style:text-properties style:text-line-through-style="none" style:text-line-through-type="none" fo:font-style="normal" officeooo:rsid="00a997a6" style:font-style-asian="normal" style:font-style-complex="normal"/>
    </style:style>
    <style:style style:name="T657" style:family="text">
      <style:text-properties style:text-line-through-style="none" style:text-line-through-type="none" fo:font-style="normal" officeooo:rsid="00ab7afb" style:font-style-asian="normal" style:font-style-complex="normal"/>
    </style:style>
    <style:style style:name="T658" style:family="text">
      <style:text-properties style:text-line-through-style="none" style:text-line-through-type="none" fo:font-style="normal" officeooo:rsid="00ad26c2" style:font-style-asian="normal" style:font-style-complex="normal"/>
    </style:style>
    <style:style style:name="T659" style:family="text">
      <style:text-properties style:text-line-through-style="none" style:text-line-through-type="none" fo:font-style="normal" officeooo:rsid="00ade593" style:font-style-asian="normal" style:font-style-complex="normal"/>
    </style:style>
    <style:style style:name="T660" style:family="text">
      <style:text-properties style:text-line-through-style="none" style:text-line-through-type="none" fo:font-style="normal" officeooo:rsid="00ae7695" style:font-style-asian="normal" style:font-style-complex="normal"/>
    </style:style>
    <style:style style:name="T661" style:family="text">
      <style:text-properties style:text-line-through-style="none" style:text-line-through-type="none" fo:font-style="normal" officeooo:rsid="00ae9b31" style:font-style-asian="normal" style:font-style-complex="normal"/>
    </style:style>
    <style:style style:name="T662" style:family="text">
      <style:text-properties style:text-line-through-style="none" style:text-line-through-type="none" fo:font-style="normal" officeooo:rsid="00af8a52" style:font-style-asian="normal" style:font-style-complex="normal"/>
    </style:style>
    <style:style style:name="T663" style:family="text">
      <style:text-properties style:text-line-through-style="none" style:text-line-through-type="none" fo:font-style="normal" officeooo:rsid="00b145ec" style:font-style-asian="normal" style:font-style-complex="normal"/>
    </style:style>
    <style:style style:name="T664" style:family="text">
      <style:text-properties style:text-line-through-style="none" style:text-line-through-type="none" fo:font-style="normal" officeooo:rsid="00b20749" style:font-style-asian="normal" style:font-style-complex="normal"/>
    </style:style>
    <style:style style:name="T665" style:family="text">
      <style:text-properties style:text-line-through-style="none" style:text-line-through-type="none" fo:font-style="normal" officeooo:rsid="00b26ae4" style:font-style-asian="normal" style:font-style-complex="normal"/>
    </style:style>
    <style:style style:name="T666" style:family="text">
      <style:text-properties style:text-line-through-style="none" style:text-line-through-type="none" fo:font-style="normal" officeooo:rsid="00b282e3" style:font-style-asian="normal" style:font-style-complex="normal"/>
    </style:style>
    <style:style style:name="T667" style:family="text">
      <style:text-properties style:text-line-through-style="none" style:text-line-through-type="none" fo:font-style="normal" officeooo:rsid="00b378dd" style:font-style-asian="normal" style:font-style-complex="normal"/>
    </style:style>
    <style:style style:name="T668" style:family="text">
      <style:text-properties style:text-line-through-style="none" style:text-line-through-type="none" fo:font-style="normal" officeooo:rsid="00b4d618" style:font-style-asian="normal" style:font-style-complex="normal"/>
    </style:style>
    <style:style style:name="T669" style:family="text">
      <style:text-properties style:text-line-through-style="none" style:text-line-through-type="none" fo:font-style="normal" officeooo:rsid="00b5baf0" style:font-style-asian="normal" style:font-style-complex="normal"/>
    </style:style>
    <style:style style:name="T670" style:family="text">
      <style:text-properties style:text-line-through-style="none" style:text-line-through-type="none" fo:font-style="normal" officeooo:rsid="00b5efec" style:font-style-asian="normal" style:font-style-complex="normal"/>
    </style:style>
    <style:style style:name="T671" style:family="text">
      <style:text-properties style:text-line-through-style="none" style:text-line-through-type="none" fo:font-style="normal" officeooo:rsid="001c0ad4" style:font-style-asian="normal" style:font-style-complex="normal"/>
    </style:style>
    <style:style style:name="T672" style:family="text">
      <style:text-properties style:text-line-through-style="none" style:text-line-through-type="none" fo:font-style="normal" officeooo:rsid="00b69354" style:font-style-asian="normal" style:font-style-complex="normal"/>
    </style:style>
    <style:style style:name="T673" style:family="text">
      <style:text-properties style:text-line-through-style="none" style:text-line-through-type="none" fo:font-style="normal" officeooo:rsid="00b6fef5" style:font-style-asian="normal" style:font-style-complex="normal"/>
    </style:style>
    <style:style style:name="T674" style:family="text">
      <style:text-properties style:text-line-through-style="none" style:text-line-through-type="none" fo:font-style="normal" officeooo:rsid="00b7c666" style:font-style-asian="normal" style:font-style-complex="normal"/>
    </style:style>
    <style:style style:name="T675" style:family="text">
      <style:text-properties style:text-line-through-style="none" style:text-line-through-type="none" fo:font-style="normal" officeooo:rsid="00b85803" style:font-style-asian="normal" style:font-style-complex="normal"/>
    </style:style>
    <style:style style:name="T676" style:family="text">
      <style:text-properties style:text-line-through-style="none" style:text-line-through-type="none" fo:font-style="normal" officeooo:rsid="00b9f9a1" style:font-style-asian="normal" style:font-style-complex="normal"/>
    </style:style>
    <style:style style:name="T677" style:family="text">
      <style:text-properties style:text-line-through-style="none" style:text-line-through-type="none" fo:font-style="normal" officeooo:rsid="00baf513" style:font-style-asian="normal" style:font-style-complex="normal"/>
    </style:style>
    <style:style style:name="T678" style:family="text">
      <style:text-properties style:text-line-through-style="none" style:text-line-through-type="none" fo:font-style="normal" officeooo:rsid="00bc61a8" style:font-style-asian="normal" style:font-style-complex="normal"/>
    </style:style>
    <style:style style:name="T679" style:family="text">
      <style:text-properties style:text-line-through-style="none" style:text-line-through-type="none" fo:font-style="normal" officeooo:rsid="00be5b9a" style:font-style-asian="normal" style:font-style-complex="normal"/>
    </style:style>
    <style:style style:name="T680" style:family="text">
      <style:text-properties style:text-line-through-style="none" style:text-line-through-type="none" fo:font-style="normal" officeooo:rsid="00c04700" style:font-style-asian="normal" style:font-style-complex="normal"/>
    </style:style>
    <style:style style:name="T681" style:family="text">
      <style:text-properties style:text-line-through-style="none" style:text-line-through-type="none" fo:font-style="normal" officeooo:rsid="00c0b009" style:font-style-asian="normal" style:font-style-complex="normal"/>
    </style:style>
    <style:style style:name="T682" style:family="text">
      <style:text-properties style:text-line-through-style="none" style:text-line-through-type="none" fo:font-style="normal" officeooo:rsid="00c243ac" style:font-style-asian="normal" style:font-style-complex="normal"/>
    </style:style>
    <style:style style:name="T683" style:family="text">
      <style:text-properties style:text-line-through-style="none" style:text-line-through-type="none" fo:font-style="normal" officeooo:rsid="00c40370" style:font-style-asian="normal" style:font-style-complex="normal"/>
    </style:style>
    <style:style style:name="T684" style:family="text">
      <style:text-properties style:text-line-through-style="none" style:text-line-through-type="none" fo:font-style="normal" officeooo:rsid="00c543d4" style:font-style-asian="normal" style:font-style-complex="normal"/>
    </style:style>
    <style:style style:name="T685" style:family="text">
      <style:text-properties style:text-line-through-style="none" style:text-line-through-type="none" fo:font-style="normal" officeooo:rsid="00c73a60" style:font-style-asian="normal" style:font-style-complex="normal"/>
    </style:style>
    <style:style style:name="T686" style:family="text">
      <style:text-properties style:text-line-through-style="none" style:text-line-through-type="none" fo:font-style="normal" officeooo:rsid="00c8b2a5" style:font-style-asian="normal" style:font-style-complex="normal"/>
    </style:style>
    <style:style style:name="T687" style:family="text">
      <style:text-properties style:text-line-through-style="none" style:text-line-through-type="none" fo:font-style="normal" officeooo:rsid="00c8fa43" style:font-style-asian="normal" style:font-style-complex="normal"/>
    </style:style>
    <style:style style:name="T688" style:family="text">
      <style:text-properties style:text-line-through-style="none" style:text-line-through-type="none" fo:font-style="normal" officeooo:rsid="00ca81db" style:font-style-asian="normal" style:font-style-complex="normal"/>
    </style:style>
    <style:style style:name="T689" style:family="text">
      <style:text-properties style:text-line-through-style="none" style:text-line-through-type="none" fo:font-style="normal" officeooo:rsid="00cb55b3" style:font-style-asian="normal" style:font-style-complex="normal"/>
    </style:style>
    <style:style style:name="T690" style:family="text">
      <style:text-properties style:text-line-through-style="none" style:text-line-through-type="none" fo:font-style="normal" officeooo:rsid="00cccc92" style:font-style-asian="normal" style:font-style-complex="normal"/>
    </style:style>
    <style:style style:name="T691" style:family="text">
      <style:text-properties style:text-line-through-style="none" style:text-line-through-type="none" fo:font-style="normal" officeooo:rsid="00cd1fd6" style:font-style-asian="normal" style:font-style-complex="normal"/>
    </style:style>
    <style:style style:name="T692" style:family="text">
      <style:text-properties style:text-line-through-style="none" style:text-line-through-type="none" fo:font-style="normal" officeooo:rsid="00ce402d" style:font-style-asian="normal" style:font-style-complex="normal"/>
    </style:style>
    <style:style style:name="T693" style:family="text">
      <style:text-properties style:text-line-through-style="none" style:text-line-through-type="none" fo:font-style="normal" officeooo:rsid="00cf68f4" style:font-style-asian="normal" style:font-style-complex="normal"/>
    </style:style>
    <style:style style:name="T694" style:family="text">
      <style:text-properties style:text-line-through-style="none" style:text-line-through-type="none" fo:font-style="normal" officeooo:rsid="00cf8137" style:font-style-asian="normal" style:font-style-complex="normal"/>
    </style:style>
    <style:style style:name="T695" style:family="text">
      <style:text-properties style:text-line-through-style="none" style:text-line-through-type="none" fo:font-style="normal" officeooo:rsid="00d047ea" style:font-style-asian="normal" style:font-style-complex="normal"/>
    </style:style>
    <style:style style:name="T696" style:family="text">
      <style:text-properties style:text-line-through-style="none" style:text-line-through-type="none" fo:font-style="normal" officeooo:rsid="00d0e605" style:font-style-asian="normal" style:font-style-complex="normal"/>
    </style:style>
    <style:style style:name="T697" style:family="text">
      <style:text-properties style:text-line-through-style="none" style:text-line-through-type="none" fo:font-style="normal" officeooo:rsid="00d27965" style:font-style-asian="normal" style:font-style-complex="normal"/>
    </style:style>
    <style:style style:name="T698" style:family="text">
      <style:text-properties style:text-line-through-style="none" style:text-line-through-type="none" fo:font-style="normal" officeooo:rsid="00d39150" style:font-style-asian="normal" style:font-style-complex="normal"/>
    </style:style>
    <style:style style:name="T699" style:family="text">
      <style:text-properties style:text-line-through-style="none" style:text-line-through-type="none" fo:font-style="normal" officeooo:rsid="00d4bc7d" style:font-style-asian="normal" style:font-style-complex="normal"/>
    </style:style>
    <style:style style:name="T700" style:family="text">
      <style:text-properties style:text-line-through-style="none" style:text-line-through-type="none" fo:font-style="normal" officeooo:rsid="00d531fb" style:font-style-asian="normal" style:font-style-complex="normal"/>
    </style:style>
    <style:style style:name="T701" style:family="text">
      <style:text-properties style:text-line-through-style="none" style:text-line-through-type="none" fo:font-style="normal" officeooo:rsid="00d5cfe7" style:font-style-asian="normal" style:font-style-complex="normal"/>
    </style:style>
    <style:style style:name="T702" style:family="text">
      <style:text-properties style:text-line-through-style="none" style:text-line-through-type="none" fo:font-style="normal" officeooo:rsid="00d7aa62" style:font-style-asian="normal" style:font-style-complex="normal"/>
    </style:style>
    <style:style style:name="T703" style:family="text">
      <style:text-properties style:text-line-through-style="none" style:text-line-through-type="none" fo:font-style="normal" officeooo:rsid="00db1e31" style:font-style-asian="normal" style:font-style-complex="normal"/>
    </style:style>
    <style:style style:name="T704" style:family="text">
      <style:text-properties style:text-line-through-style="none" style:text-line-through-type="none" fo:font-style="normal" officeooo:rsid="00db7e76" style:font-style-asian="normal" style:font-style-complex="normal"/>
    </style:style>
    <style:style style:name="T705" style:family="text">
      <style:text-properties style:text-line-through-style="none" style:text-line-through-type="none" fo:font-style="normal" officeooo:rsid="00dbd5bb" style:font-style-asian="normal" style:font-style-complex="normal"/>
    </style:style>
    <style:style style:name="T706" style:family="text">
      <style:text-properties style:text-line-through-style="none" style:text-line-through-type="none" fo:font-style="normal" officeooo:rsid="00dd59b7" style:font-style-asian="normal" style:font-style-complex="normal"/>
    </style:style>
    <style:style style:name="T707" style:family="text">
      <style:text-properties style:text-line-through-style="none" style:text-line-through-type="none" fo:font-style="normal" officeooo:rsid="00def54c" style:font-style-asian="normal" style:font-style-complex="normal"/>
    </style:style>
    <style:style style:name="T708" style:family="text">
      <style:text-properties style:text-line-through-style="none" style:text-line-through-type="none" fo:font-style="normal" officeooo:rsid="00e0f01a" style:font-style-asian="normal" style:font-style-complex="normal"/>
    </style:style>
    <style:style style:name="T709" style:family="text">
      <style:text-properties style:text-line-through-style="none" style:text-line-through-type="none" fo:font-style="normal" officeooo:rsid="00e2c791" style:font-style-asian="normal" style:font-style-complex="normal"/>
    </style:style>
    <style:style style:name="T710" style:family="text">
      <style:text-properties style:text-line-through-style="none" style:text-line-through-type="none" fo:font-style="normal" officeooo:rsid="00e458b2" style:font-style-asian="normal" style:font-style-complex="normal"/>
    </style:style>
    <style:style style:name="T711" style:family="text">
      <style:text-properties style:text-line-through-style="none" style:text-line-through-type="none" fo:font-style="normal" officeooo:rsid="00e6373a" style:font-style-asian="normal" style:font-style-complex="normal"/>
    </style:style>
    <style:style style:name="T712" style:family="text">
      <style:text-properties style:text-line-through-style="none" style:text-line-through-type="none" fo:font-style="normal" officeooo:rsid="00e74df8" style:font-style-asian="normal" style:font-style-complex="normal"/>
    </style:style>
    <style:style style:name="T713" style:family="text">
      <style:text-properties style:text-line-through-style="none" style:text-line-through-type="none" fo:font-style="normal" officeooo:rsid="00e7d360" style:font-style-asian="normal" style:font-style-complex="normal"/>
    </style:style>
    <style:style style:name="T714" style:family="text">
      <style:text-properties style:text-line-through-style="none" style:text-line-through-type="none" fo:font-style="normal" officeooo:rsid="00e82bbe" style:font-style-asian="normal" style:font-style-complex="normal"/>
    </style:style>
    <style:style style:name="T715" style:family="text">
      <style:text-properties style:text-line-through-style="none" style:text-line-through-type="none" fo:font-style="normal" officeooo:rsid="02995d78" style:font-name-asian="Times New Roman1" style:font-style-asian="normal" style:font-name-complex="Times New Roman1" style:font-style-complex="normal"/>
    </style:style>
    <style:style style:name="T716" style:family="text">
      <style:text-properties style:text-line-through-style="none" style:text-line-through-type="none" fo:font-style="normal" officeooo:rsid="029aece0" style:font-name-asian="Times New Roman1" style:font-style-asian="normal" style:font-name-complex="Times New Roman1" style:font-style-complex="normal"/>
    </style:style>
    <style:style style:name="T717" style:family="text">
      <style:text-properties style:text-line-through-style="none" style:text-line-through-type="none" fo:font-style="normal" officeooo:rsid="029ecd0b" style:font-name-asian="Times New Roman1" style:font-style-asian="normal" style:font-name-complex="Times New Roman1" style:font-style-complex="normal"/>
    </style:style>
    <style:style style:name="T718" style:family="text">
      <style:text-properties style:text-line-through-style="none" style:text-line-through-type="none" fo:font-style="normal" officeooo:rsid="029cafde" style:font-name-asian="Times New Roman1" style:font-style-asian="normal" style:font-name-complex="Times New Roman1" style:font-style-complex="normal"/>
    </style:style>
    <style:style style:name="T719" style:family="text">
      <style:text-properties style:text-line-through-style="none" style:text-line-through-type="none" fo:font-style="normal" officeooo:rsid="02a026fd" style:font-name-asian="Times New Roman1" style:font-style-asian="normal" style:font-name-complex="Times New Roman1" style:font-style-complex="normal"/>
    </style:style>
    <style:style style:name="T720" style:family="text">
      <style:text-properties style:text-line-through-style="none" style:text-line-through-type="none" fo:font-style="normal" officeooo:rsid="029d5e35" style:font-name-asian="Times New Roman1" style:font-style-asian="normal" style:font-name-complex="Times New Roman1" style:font-style-complex="normal"/>
    </style:style>
    <style:style style:name="T721" style:family="text">
      <style:text-properties style:text-line-through-style="none" style:text-line-through-type="none" fo:font-style="normal" officeooo:rsid="001c0ad4" style:font-name-asian="Times New Roman1" style:font-style-asian="normal" style:font-name-complex="Times New Roman1" style:font-style-complex="normal"/>
    </style:style>
    <style:style style:name="T722" style:family="text">
      <style:text-properties style:text-line-through-style="none" style:text-line-through-type="none" fo:font-style="normal" officeooo:rsid="02a1ae40" style:font-name-asian="Times New Roman1" style:font-style-asian="normal" style:font-name-complex="Times New Roman1" style:font-style-complex="normal"/>
    </style:style>
    <style:style style:name="T723" style:family="text">
      <style:text-properties style:text-line-through-style="none" style:text-line-through-type="none" fo:font-style="normal" officeooo:rsid="02a2075d" style:font-name-asian="Times New Roman1" style:font-style-asian="normal" style:font-name-complex="Times New Roman1" style:font-style-complex="normal"/>
    </style:style>
    <style:style style:name="T724" style:family="text">
      <style:text-properties style:text-line-through-style="none" style:text-line-through-type="none" fo:font-style="normal" officeooo:rsid="02a3ae80" style:font-name-asian="Times New Roman1" style:font-style-asian="normal" style:font-name-complex="Times New Roman1" style:font-style-complex="normal"/>
    </style:style>
    <style:style style:name="T725" style:family="text">
      <style:text-properties style:text-line-through-style="none" style:text-line-through-type="none" fo:font-style="normal" officeooo:rsid="02a46644" style:font-name-asian="Times New Roman1" style:font-style-asian="normal" style:font-name-complex="Times New Roman1" style:font-style-complex="normal"/>
    </style:style>
    <style:style style:name="T726" style:family="text">
      <style:text-properties style:text-line-through-style="none" style:text-line-through-type="none" fo:font-style="normal" officeooo:rsid="02a5e36e" style:font-name-asian="Times New Roman1" style:font-style-asian="normal" style:font-name-complex="Times New Roman1" style:font-style-complex="normal"/>
    </style:style>
    <style:style style:name="T727" style:family="text">
      <style:text-properties style:text-line-through-style="none" style:text-line-through-type="none" fo:font-style="normal" officeooo:rsid="02a59b8f" style:font-name-asian="Times New Roman1" style:font-style-asian="normal" style:font-name-complex="Times New Roman1" style:font-style-complex="normal"/>
    </style:style>
    <style:style style:name="T728" style:family="text">
      <style:text-properties style:text-line-through-style="none" style:text-line-through-type="none" fo:font-style="normal" officeooo:rsid="02a783f0" style:font-name-asian="Times New Roman1" style:font-style-asian="normal" style:font-name-complex="Times New Roman1" style:font-style-complex="normal"/>
    </style:style>
    <style:style style:name="T729" style:family="text">
      <style:text-properties style:text-line-through-style="none" style:text-line-through-type="none" fo:font-style="normal" officeooo:rsid="02a78519" style:font-name-asian="Times New Roman1" style:font-style-asian="normal" style:font-name-complex="Times New Roman1" style:font-style-complex="normal"/>
    </style:style>
    <style:style style:name="T730" style:family="text">
      <style:text-properties style:text-line-through-style="none" style:text-line-through-type="none" fo:font-style="normal" officeooo:rsid="02a7e1d0" style:font-name-asian="Times New Roman1" style:font-style-asian="normal" style:font-name-complex="Times New Roman1" style:font-style-complex="normal"/>
    </style:style>
    <style:style style:name="T731" style:family="text">
      <style:text-properties style:text-line-through-style="none" style:text-line-through-type="none" fo:font-style="normal" officeooo:rsid="02a863c2" style:font-name-asian="Times New Roman1" style:font-style-asian="normal" style:font-name-complex="Times New Roman1" style:font-style-complex="normal"/>
    </style:style>
    <style:style style:name="T732" style:family="text">
      <style:text-properties style:text-line-through-style="none" style:text-line-through-type="none" fo:font-style="normal" officeooo:rsid="02a8d1e3" style:font-name-asian="Times New Roman1" style:font-style-asian="normal" style:font-name-complex="Times New Roman1" style:font-style-complex="normal"/>
    </style:style>
    <style:style style:name="T733" style:family="text">
      <style:text-properties style:text-line-through-style="none" style:text-line-through-type="none" fo:font-style="normal" officeooo:rsid="02a93b40" style:font-name-asian="Times New Roman1" style:font-style-asian="normal" style:font-name-complex="Times New Roman1" style:font-style-complex="normal"/>
    </style:style>
    <style:style style:name="T734" style:family="text">
      <style:text-properties style:text-line-through-style="none" style:text-line-through-type="none" fo:font-style="italic" officeooo:rsid="00d7aa62" style:font-style-asian="italic" style:font-style-complex="italic"/>
    </style:style>
    <style:style style:name="T735" style:family="text">
      <style:text-properties style:text-line-through-style="none" style:text-line-through-type="none" fo:font-style="italic" officeooo:rsid="00db7e76" style:font-style-asian="italic" style:font-style-complex="italic"/>
    </style:style>
    <style:style style:name="T736" style:family="text">
      <style:text-properties style:text-line-through-style="none" style:text-line-through-type="none" fo:font-style="italic" officeooo:rsid="00dd59b7" style:font-style-asian="italic" style:font-style-complex="italic"/>
    </style:style>
    <style:style style:name="T737" style:family="text">
      <style:text-properties style:text-line-through-style="none" style:text-line-through-type="none" fo:font-style="italic" officeooo:rsid="029aece0" style:font-name-asian="Times New Roman1" style:font-style-asian="italic" style:font-name-complex="Times New Roman1" style:font-style-complex="italic"/>
    </style:style>
    <style:style style:name="T738" style:family="text">
      <style:text-properties style:text-line-through-style="none" style:text-line-through-type="none" fo:font-style="italic" officeooo:rsid="029d5e35" style:font-name-asian="Times New Roman1" style:font-style-asian="italic" style:font-name-complex="Times New Roman1" style:font-style-complex="italic"/>
    </style:style>
    <style:style style:name="T739" style:family="text">
      <style:text-properties style:text-line-through-style="none" style:text-line-through-type="none" fo:font-style="italic" officeooo:rsid="02a93b40" style:font-name-asian="Times New Roman1" style:font-style-asian="italic" style:font-name-complex="Times New Roman1" style:font-style-complex="italic"/>
    </style:style>
    <style:style style:name="T740"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741"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742"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743"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744"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745"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746"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747"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748"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749"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750"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751"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752"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753"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754"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755"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756"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757"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758"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759"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760"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761"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762"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763"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764"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765"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766"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767" style:family="text">
      <style:text-properties style:text-line-through-style="none" style:text-line-through-type="none" fo:language="ru" fo:country="RU" style:text-underline-style="none" style:font-name-asian="Times New Roman1" style:font-name-complex="Times New Roman1"/>
    </style:style>
    <style:style style:name="T768" style:family="text">
      <style:text-properties style:text-line-through-style="none" style:text-line-through-type="none" fo:language="ru" fo:country="RU" style:text-underline-style="none" officeooo:rsid="03fd2505" style:font-name-asian="Times New Roman1" style:font-name-complex="Times New Roman1"/>
    </style:style>
    <style:style style:name="T769" style:family="text">
      <style:text-properties style:text-line-through-style="none" style:text-line-through-type="none" fo:language="ru" fo:country="RU" style:text-underline-style="none" officeooo:rsid="06de5192" style:font-name-asian="Times New Roman1" style:font-name-complex="Times New Roman1"/>
    </style:style>
    <style:style style:name="T770" style:family="text">
      <style:text-properties style:text-line-through-style="none" style:text-line-through-type="none" fo:language="ru" fo:country="RU" style:text-underline-style="none" officeooo:rsid="06cd4d7b" style:font-name-asian="Times New Roman1" style:font-name-complex="Times New Roman1"/>
    </style:style>
    <style:style style:name="T771" style:family="text">
      <style:text-properties style:text-line-through-style="none" style:text-line-through-type="none" fo:language="ru" fo:country="RU" style:text-underline-style="none" officeooo:rsid="06e135d2" style:font-name-asian="Times New Roman1" style:font-name-complex="Times New Roman1"/>
    </style:style>
    <style:style style:name="T772" style:family="text">
      <style:text-properties style:text-line-through-style="none" style:text-line-through-type="none" fo:language="ru" fo:country="RU" style:text-underline-style="none" officeooo:rsid="06e65867" style:font-name-asian="Times New Roman1" style:font-name-complex="Times New Roman1"/>
    </style:style>
    <style:style style:name="T773" style:family="text">
      <style:text-properties style:text-line-through-style="none" style:text-line-through-type="none" fo:language="ru" fo:country="RU" style:text-underline-style="none" officeooo:rsid="06eae03e" style:font-name-asian="Times New Roman1" style:font-name-complex="Times New Roman1"/>
    </style:style>
    <style:style style:name="T774" style:family="text">
      <style:text-properties style:text-line-through-style="none" style:text-line-through-type="none" fo:language="ru" fo:country="RU" style:text-underline-style="none" officeooo:rsid="06ecf40c" style:font-name-asian="Times New Roman1" style:font-name-complex="Times New Roman1"/>
    </style:style>
    <style:style style:name="T775" style:family="text">
      <style:text-properties style:text-line-through-style="none" style:text-line-through-type="none" fo:language="ru" fo:country="RU" style:text-underline-style="none" officeooo:rsid="06ec4164" style:font-name-asian="Times New Roman1" style:font-name-complex="Times New Roman1"/>
    </style:style>
    <style:style style:name="T776" style:family="text">
      <style:text-properties style:text-line-through-style="none" style:text-line-through-type="none" fo:language="ru" fo:country="RU" style:text-underline-style="none" officeooo:rsid="06edf4a0" style:font-name-asian="Times New Roman1" style:font-name-complex="Times New Roman1"/>
    </style:style>
    <style:style style:name="T777" style:family="text">
      <style:text-properties style:text-line-through-style="none" style:text-line-through-type="none" fo:language="ru" fo:country="RU" style:text-underline-style="none" officeooo:rsid="06ee0a6b" style:font-name-asian="Times New Roman1" style:font-name-complex="Times New Roman1"/>
    </style:style>
    <style:style style:name="T778" style:family="text">
      <style:text-properties style:text-line-through-style="none" style:text-line-through-type="none" fo:language="ru" fo:country="RU" style:text-underline-style="none" officeooo:rsid="06f091c7" style:font-name-asian="Times New Roman1" style:font-name-complex="Times New Roman1"/>
    </style:style>
    <style:style style:name="T779" style:family="text">
      <style:text-properties style:text-line-through-style="none" style:text-line-through-type="none" fo:language="ru" fo:country="RU" style:text-underline-style="none" officeooo:rsid="06f1e491" style:font-name-asian="Times New Roman1" style:font-name-complex="Times New Roman1"/>
    </style:style>
    <style:style style:name="T780" style:family="text">
      <style:text-properties style:text-line-through-style="none" style:text-line-through-type="none" fo:language="ru" fo:country="RU" style:text-underline-style="none" officeooo:rsid="0738a7d5" style:font-name-asian="Times New Roman1" style:font-name-complex="Times New Roman1"/>
    </style:style>
    <style:style style:name="T781" style:family="text">
      <style:text-properties style:text-line-through-style="none" style:text-line-through-type="none" fo:language="ru" fo:country="RU" style:text-underline-style="none" officeooo:rsid="06f2076c" style:font-name-asian="Times New Roman1" style:font-name-complex="Times New Roman1"/>
    </style:style>
    <style:style style:name="T782" style:family="text">
      <style:text-properties style:text-line-through-style="none" style:text-line-through-type="none" fo:language="ru" fo:country="RU" style:text-underline-style="none" officeooo:rsid="06f399bf" style:font-name-asian="Times New Roman1" style:font-name-complex="Times New Roman1"/>
    </style:style>
    <style:style style:name="T783" style:family="text">
      <style:text-properties style:text-line-through-style="none" style:text-line-through-type="none" fo:language="ru" fo:country="RU" style:text-underline-style="none" officeooo:rsid="06f43179" style:font-name-asian="Times New Roman1" style:font-name-complex="Times New Roman1"/>
    </style:style>
    <style:style style:name="T784" style:family="text">
      <style:text-properties style:text-line-through-style="none" style:text-line-through-type="none" fo:language="ru" fo:country="RU" style:text-underline-style="none" officeooo:rsid="06f4376a" style:font-name-asian="Times New Roman1" style:font-name-complex="Times New Roman1"/>
    </style:style>
    <style:style style:name="T785" style:family="text">
      <style:text-properties style:text-line-through-style="none" style:text-line-through-type="none" fo:language="ru" fo:country="RU" style:text-underline-style="none" officeooo:rsid="06f45c34" style:font-name-asian="Times New Roman1" style:font-name-complex="Times New Roman1"/>
    </style:style>
    <style:style style:name="T786" style:family="text">
      <style:text-properties style:text-line-through-style="none" style:text-line-through-type="none" fo:language="ru" fo:country="RU" style:text-underline-style="none" officeooo:rsid="06f63307" style:font-name-asian="Times New Roman1" style:font-name-complex="Times New Roman1"/>
    </style:style>
    <style:style style:name="T787" style:family="text">
      <style:text-properties style:text-line-through-style="none" style:text-line-through-type="none" fo:language="ru" fo:country="RU" style:text-underline-style="none" officeooo:rsid="06f7566d" style:font-name-asian="Times New Roman1" style:font-name-complex="Times New Roman1"/>
    </style:style>
    <style:style style:name="T788" style:family="text">
      <style:text-properties style:text-line-through-style="none" style:text-line-through-type="none" fo:language="ru" fo:country="RU" style:text-underline-style="none" officeooo:rsid="06f7c134" style:font-name-asian="Times New Roman1" style:font-name-complex="Times New Roman1"/>
    </style:style>
    <style:style style:name="T789" style:family="text">
      <style:text-properties style:text-line-through-style="none" style:text-line-through-type="none" fo:language="ru" fo:country="RU" style:text-underline-style="none" officeooo:rsid="06f8a35b" style:font-name-asian="Times New Roman1" style:font-name-complex="Times New Roman1"/>
    </style:style>
    <style:style style:name="T790" style:family="text">
      <style:text-properties style:text-line-through-style="none" style:text-line-through-type="none" fo:language="ru" fo:country="RU" style:text-underline-style="none" officeooo:rsid="06f8ed03" style:font-name-asian="Times New Roman1" style:font-name-complex="Times New Roman1"/>
    </style:style>
    <style:style style:name="T791" style:family="text">
      <style:text-properties style:text-line-through-style="none" style:text-line-through-type="none" fo:language="ru" fo:country="RU" style:text-underline-style="none" officeooo:rsid="06faa223" style:font-name-asian="Times New Roman1" style:font-name-complex="Times New Roman1"/>
    </style:style>
    <style:style style:name="T792" style:family="text">
      <style:text-properties style:text-line-through-style="none" style:text-line-through-type="none" fo:language="ru" fo:country="RU" style:text-underline-style="none" officeooo:rsid="06fde0f7" style:font-name-asian="Times New Roman1" style:font-name-complex="Times New Roman1"/>
    </style:style>
    <style:style style:name="T793" style:family="text">
      <style:text-properties style:text-line-through-style="none" style:text-line-through-type="none" fo:language="ru" fo:country="RU" style:text-underline-style="none" officeooo:rsid="06ffc713" style:font-name-asian="Times New Roman1" style:font-name-complex="Times New Roman1"/>
    </style:style>
    <style:style style:name="T794" style:family="text">
      <style:text-properties style:text-line-through-style="none" style:text-line-through-type="none" fo:language="ru" fo:country="RU" style:text-underline-style="none" officeooo:rsid="06ffc9a3" style:font-name-asian="Times New Roman1" style:font-name-complex="Times New Roman1"/>
    </style:style>
    <style:style style:name="T795" style:family="text">
      <style:text-properties style:text-line-through-style="none" style:text-line-through-type="none" fo:language="ru" fo:country="RU" style:text-underline-style="none" officeooo:rsid="07010f30" style:font-name-asian="Times New Roman1" style:font-name-complex="Times New Roman1"/>
    </style:style>
    <style:style style:name="T796" style:family="text">
      <style:text-properties style:text-line-through-style="none" style:text-line-through-type="none" fo:language="ru" fo:country="RU" style:text-underline-style="none" officeooo:rsid="07019cb2" style:font-name-asian="Times New Roman1" style:font-name-complex="Times New Roman1"/>
    </style:style>
    <style:style style:name="T797" style:family="text">
      <style:text-properties style:text-line-through-style="none" style:text-line-through-type="none" fo:language="ru" fo:country="RU" style:text-underline-style="none" officeooo:rsid="07034306" style:font-name-asian="Times New Roman1" style:font-name-complex="Times New Roman1"/>
    </style:style>
    <style:style style:name="T798" style:family="text">
      <style:text-properties style:text-line-through-style="none" style:text-line-through-type="none" fo:language="ru" fo:country="RU" style:text-underline-style="none" officeooo:rsid="07035e5d" style:font-name-asian="Times New Roman1" style:font-name-complex="Times New Roman1"/>
    </style:style>
    <style:style style:name="T799" style:family="text">
      <style:text-properties style:text-line-through-style="none" style:text-line-through-type="none" fo:language="ru" fo:country="RU" style:text-underline-style="none" officeooo:rsid="0703d52d" style:font-name-asian="Times New Roman1" style:font-name-complex="Times New Roman1"/>
    </style:style>
    <style:style style:name="T800" style:family="text">
      <style:text-properties style:text-line-through-style="none" style:text-line-through-type="none" fo:language="ru" fo:country="RU" style:text-underline-style="none" officeooo:rsid="07046066" style:font-name-asian="Times New Roman1" style:font-name-complex="Times New Roman1"/>
    </style:style>
    <style:style style:name="T801" style:family="text">
      <style:text-properties style:text-line-through-style="none" style:text-line-through-type="none" fo:language="ru" fo:country="RU" style:text-underline-style="none" officeooo:rsid="0705b92d" style:font-name-asian="Times New Roman1" style:font-name-complex="Times New Roman1"/>
    </style:style>
    <style:style style:name="T802" style:family="text">
      <style:text-properties style:text-line-through-style="none" style:text-line-through-type="none" fo:language="ru" fo:country="RU" style:text-underline-style="none" officeooo:rsid="07064ace" style:font-name-asian="Times New Roman1" style:font-name-complex="Times New Roman1"/>
    </style:style>
    <style:style style:name="T803" style:family="text">
      <style:text-properties style:text-line-through-style="none" style:text-line-through-type="none" fo:language="ru" fo:country="RU" style:text-underline-style="none" officeooo:rsid="070821bd" style:font-name-asian="Times New Roman1" style:font-name-complex="Times New Roman1"/>
    </style:style>
    <style:style style:name="T804" style:family="text">
      <style:text-properties style:text-line-through-style="none" style:text-line-through-type="none" fo:language="ru" fo:country="RU" style:text-underline-style="none" officeooo:rsid="07083619" style:font-name-asian="Times New Roman1" style:font-name-complex="Times New Roman1"/>
    </style:style>
    <style:style style:name="T805" style:family="text">
      <style:text-properties style:text-line-through-style="none" style:text-line-through-type="none" fo:language="ru" fo:country="RU" style:text-underline-style="none" officeooo:rsid="0708b969" style:font-name-asian="Times New Roman1" style:font-name-complex="Times New Roman1"/>
    </style:style>
    <style:style style:name="T806" style:family="text">
      <style:text-properties style:text-line-through-style="none" style:text-line-through-type="none" fo:language="ru" fo:country="RU" style:text-underline-style="none" officeooo:rsid="070c7148" style:font-name-asian="Times New Roman1" style:font-name-complex="Times New Roman1"/>
    </style:style>
    <style:style style:name="T807" style:family="text">
      <style:text-properties style:text-line-through-style="none" style:text-line-through-type="none" fo:language="ru" fo:country="RU" fo:font-style="italic" style:text-underline-style="none" officeooo:rsid="070821bd" style:font-name-asian="Times New Roman1" style:font-style-asian="italic" style:font-name-complex="Times New Roman1" style:font-style-complex="italic"/>
    </style:style>
    <style:style style:name="T808" style:family="text">
      <style:text-properties style:text-line-through-style="none" style:text-line-through-type="none" fo:language="ru" fo:country="RU" fo:font-style="italic" style:text-underline-style="none" officeooo:rsid="0708b969" style:font-name-asian="Times New Roman1" style:font-style-asian="italic" style:font-name-complex="Times New Roman1" style:font-style-complex="italic"/>
    </style:style>
    <style:style style:name="T809" style:family="text">
      <style:text-properties officeooo:rsid="00ea904a"/>
    </style:style>
    <style:style style:name="T810" style:family="text">
      <style:text-properties officeooo:rsid="01037fbc"/>
    </style:style>
    <style:style style:name="T811" style:family="text">
      <style:text-properties officeooo:rsid="01079f64"/>
    </style:style>
    <style:style style:name="T812" style:family="text">
      <style:text-properties officeooo:rsid="010cdb1a"/>
    </style:style>
    <style:style style:name="T813" style:family="text">
      <style:text-properties officeooo:rsid="011b10ca"/>
    </style:style>
    <style:style style:name="T814" style:family="text">
      <style:text-properties officeooo:rsid="011e5fd7"/>
    </style:style>
    <style:style style:name="T815" style:family="text">
      <style:text-properties officeooo:rsid="01245d4b"/>
    </style:style>
    <style:style style:name="T816" style:family="text">
      <style:text-properties officeooo:rsid="01327bf4"/>
    </style:style>
    <style:style style:name="T817" style:family="text">
      <style:text-properties officeooo:rsid="0136be68"/>
    </style:style>
    <style:style style:name="T818" style:family="text">
      <style:text-properties officeooo:rsid="013d8a4c"/>
    </style:style>
    <style:style style:name="T819" style:family="text">
      <style:text-properties officeooo:rsid="01403204"/>
    </style:style>
    <style:style style:name="T820" style:family="text">
      <style:text-properties officeooo:rsid="01523c8e"/>
    </style:style>
    <style:style style:name="T821" style:family="text">
      <style:text-properties officeooo:rsid="016f6529"/>
    </style:style>
    <style:style style:name="T822" style:family="text">
      <style:text-properties officeooo:rsid="0175c65d"/>
    </style:style>
    <style:style style:name="T823" style:family="text">
      <style:text-properties officeooo:rsid="0176e1fd"/>
    </style:style>
    <style:style style:name="T824" style:family="text">
      <style:text-properties officeooo:rsid="01792585"/>
    </style:style>
    <style:style style:name="T825" style:family="text">
      <style:text-properties officeooo:rsid="017a8676"/>
    </style:style>
    <style:style style:name="T826" style:family="text">
      <style:text-properties officeooo:rsid="017b3387"/>
    </style:style>
    <style:style style:name="T827" style:family="text">
      <style:text-properties officeooo:rsid="001c0ad4"/>
    </style:style>
    <style:style style:name="T828" style:family="text">
      <style:text-properties officeooo:rsid="01bb8b27"/>
    </style:style>
    <style:style style:name="T829" style:family="text">
      <style:text-properties officeooo:rsid="01c4ffe8"/>
    </style:style>
    <style:style style:name="T830" style:family="text">
      <style:text-properties officeooo:rsid="01c69e87"/>
    </style:style>
    <style:style style:name="T831" style:family="text">
      <style:text-properties officeooo:rsid="01c80ec4"/>
    </style:style>
    <style:style style:name="T832" style:family="text">
      <style:text-properties officeooo:rsid="01cd9614"/>
    </style:style>
    <style:style style:name="T833" style:family="text">
      <style:text-properties officeooo:rsid="01ce4161"/>
    </style:style>
    <style:style style:name="T834" style:family="text">
      <style:text-properties officeooo:rsid="01cf86b8"/>
    </style:style>
    <style:style style:name="T835" style:family="text">
      <style:text-properties officeooo:rsid="01d0827b"/>
    </style:style>
    <style:style style:name="T836" style:family="text">
      <style:text-properties officeooo:rsid="01d41d7a"/>
    </style:style>
    <style:style style:name="T837" style:family="text">
      <style:text-properties officeooo:rsid="01eb0357"/>
    </style:style>
    <style:style style:name="T838" style:family="text">
      <style:text-properties officeooo:rsid="01eb7f3f"/>
    </style:style>
    <style:style style:name="T839" style:family="text">
      <style:text-properties officeooo:rsid="01f5a9e1"/>
    </style:style>
    <style:style style:name="T840" style:family="text">
      <style:text-properties fo:font-weight="bold" officeooo:rsid="001c0ad4" style:font-weight-asian="bold" style:font-weight-complex="bold"/>
    </style:style>
    <style:style style:name="T841" style:family="text">
      <style:text-properties fo:font-weight="normal" style:font-weight-asian="normal" style:font-weight-complex="normal"/>
    </style:style>
    <style:style style:name="T842" style:family="text">
      <style:text-properties fo:font-weight="normal" officeooo:rsid="01f88fb5" style:font-weight-asian="normal" style:font-weight-complex="normal"/>
    </style:style>
    <style:style style:name="T843" style:family="text">
      <style:text-properties fo:font-weight="normal" officeooo:rsid="01f96d58" style:font-weight-asian="normal" style:font-weight-complex="normal"/>
    </style:style>
    <style:style style:name="T844" style:family="text">
      <style:text-properties fo:font-weight="normal" officeooo:rsid="01fba4a4" style:font-weight-asian="normal" style:font-weight-complex="normal"/>
    </style:style>
    <style:style style:name="T845" style:family="text">
      <style:text-properties fo:font-weight="normal" officeooo:rsid="01fbef05" style:font-weight-asian="normal" style:font-weight-complex="normal"/>
    </style:style>
    <style:style style:name="T846" style:family="text">
      <style:text-properties fo:font-weight="normal" officeooo:rsid="01fd3dc7" style:font-weight-asian="normal" style:font-weight-complex="normal"/>
    </style:style>
    <style:style style:name="T847" style:family="text">
      <style:text-properties fo:font-weight="normal" officeooo:rsid="01fe4f9c" style:font-weight-asian="normal" style:font-weight-complex="normal"/>
    </style:style>
    <style:style style:name="T848" style:family="text">
      <style:text-properties fo:font-weight="normal" officeooo:rsid="01ffdad9" style:font-weight-asian="normal" style:font-weight-complex="normal"/>
    </style:style>
    <style:style style:name="T849" style:family="text">
      <style:text-properties fo:font-weight="normal" officeooo:rsid="020161e5" style:font-weight-asian="normal" style:font-weight-complex="normal"/>
    </style:style>
    <style:style style:name="T850" style:family="text">
      <style:text-properties fo:font-weight="normal" officeooo:rsid="02025fc9" style:font-weight-asian="normal" style:font-weight-complex="normal"/>
    </style:style>
    <style:style style:name="T851" style:family="text">
      <style:text-properties fo:font-weight="normal" officeooo:rsid="001c0ad4" style:font-weight-asian="normal" style:font-weight-complex="normal"/>
    </style:style>
    <style:style style:name="T852" style:family="text">
      <style:text-properties fo:font-weight="normal" officeooo:rsid="021a212d" style:font-weight-asian="normal" style:font-weight-complex="normal"/>
    </style:style>
    <style:style style:name="T853" style:family="text">
      <style:text-properties fo:font-weight="normal" officeooo:rsid="0461c862" style:font-weight-asian="normal" style:font-weight-complex="normal"/>
    </style:style>
    <style:style style:name="T854" style:family="text">
      <style:text-properties fo:font-weight="normal" officeooo:rsid="04633439" style:font-weight-asian="normal" style:font-weight-complex="normal"/>
    </style:style>
    <style:style style:name="T855" style:family="text">
      <style:text-properties fo:font-weight="normal" officeooo:rsid="04635f1a" style:font-weight-asian="normal" style:font-weight-complex="normal"/>
    </style:style>
    <style:style style:name="T856" style:family="text">
      <style:text-properties fo:font-weight="normal" officeooo:rsid="04641d6a" style:font-weight-asian="normal" style:font-weight-complex="normal"/>
    </style:style>
    <style:style style:name="T857" style:family="text">
      <style:text-properties fo:font-weight="normal" officeooo:rsid="0465cd7e" style:font-weight-asian="normal" style:font-weight-complex="normal"/>
    </style:style>
    <style:style style:name="T858" style:family="text">
      <style:text-properties fo:font-weight="normal" officeooo:rsid="0466808a" style:font-weight-asian="normal" style:font-weight-complex="normal"/>
    </style:style>
    <style:style style:name="T859" style:family="text">
      <style:text-properties fo:font-weight="normal" officeooo:rsid="046786c9" style:font-weight-asian="normal" style:font-weight-complex="normal"/>
    </style:style>
    <style:style style:name="T860" style:family="text">
      <style:text-properties fo:font-weight="normal" officeooo:rsid="046946ba" style:font-weight-asian="normal" style:font-weight-complex="normal"/>
    </style:style>
    <style:style style:name="T861" style:family="text">
      <style:text-properties fo:font-weight="normal" officeooo:rsid="046a0da0" style:font-weight-asian="normal" style:font-weight-complex="normal"/>
    </style:style>
    <style:style style:name="T862" style:family="text">
      <style:text-properties fo:font-weight="normal" officeooo:rsid="03fd2505" style:font-weight-asian="normal" style:font-weight-complex="normal"/>
    </style:style>
    <style:style style:name="T863" style:family="text">
      <style:text-properties fo:font-weight="normal" officeooo:rsid="046b3338" style:font-weight-asian="normal" style:font-weight-complex="normal"/>
    </style:style>
    <style:style style:name="T864" style:family="text">
      <style:text-properties fo:font-weight="normal" officeooo:rsid="046b86d5" style:font-weight-asian="normal" style:font-weight-complex="normal"/>
    </style:style>
    <style:style style:name="T865" style:family="text">
      <style:text-properties fo:font-weight="normal" officeooo:rsid="046bdd9c" style:font-weight-asian="normal" style:font-weight-complex="normal"/>
    </style:style>
    <style:style style:name="T866" style:family="text">
      <style:text-properties fo:font-weight="normal" officeooo:rsid="046c887e" style:font-weight-asian="normal" style:font-weight-complex="normal"/>
    </style:style>
    <style:style style:name="T867" style:family="text">
      <style:text-properties fo:font-weight="normal" officeooo:rsid="046d68d9" style:font-weight-asian="normal" style:font-weight-complex="normal"/>
    </style:style>
    <style:style style:name="T868" style:family="text">
      <style:text-properties fo:font-weight="normal" officeooo:rsid="046fb521" style:font-weight-asian="normal" style:font-weight-complex="normal"/>
    </style:style>
    <style:style style:name="T869" style:family="text">
      <style:text-properties fo:font-weight="normal" officeooo:rsid="04702008" style:font-weight-asian="normal" style:font-weight-complex="normal"/>
    </style:style>
    <style:style style:name="T870" style:family="text">
      <style:text-properties fo:font-weight="normal" officeooo:rsid="04720df6" style:font-weight-asian="normal" style:font-weight-complex="normal"/>
    </style:style>
    <style:style style:name="T871" style:family="text">
      <style:text-properties fo:font-weight="normal" officeooo:rsid="0473e8b4" style:font-weight-asian="normal" style:font-weight-complex="normal"/>
    </style:style>
    <style:style style:name="T872" style:family="text">
      <style:text-properties fo:font-weight="normal" officeooo:rsid="0474e216" style:font-weight-asian="normal" style:font-weight-complex="normal"/>
    </style:style>
    <style:style style:name="T873" style:family="text">
      <style:text-properties fo:font-weight="normal" officeooo:rsid="0474e785" style:font-weight-asian="normal" style:font-weight-complex="normal"/>
    </style:style>
    <style:style style:name="T874" style:family="text">
      <style:text-properties fo:font-weight="normal" officeooo:rsid="04754354" style:font-weight-asian="normal" style:font-weight-complex="normal"/>
    </style:style>
    <style:style style:name="T875" style:family="text">
      <style:text-properties fo:font-weight="normal" officeooo:rsid="04762be2" style:font-weight-asian="normal" style:font-weight-complex="normal"/>
    </style:style>
    <style:style style:name="T876" style:family="text">
      <style:text-properties fo:font-weight="normal" officeooo:rsid="0477defc" style:font-weight-asian="normal" style:font-weight-complex="normal"/>
    </style:style>
    <style:style style:name="T877" style:family="text">
      <style:text-properties fo:font-weight="normal" officeooo:rsid="04780104" style:font-weight-asian="normal" style:font-weight-complex="normal"/>
    </style:style>
    <style:style style:name="T878" style:family="text">
      <style:text-properties fo:font-weight="normal" officeooo:rsid="04798439" style:font-weight-asian="normal" style:font-weight-complex="normal"/>
    </style:style>
    <style:style style:name="T879" style:family="text">
      <style:text-properties fo:font-weight="normal" officeooo:rsid="0479a1b7" style:font-weight-asian="normal" style:font-weight-complex="normal"/>
    </style:style>
    <style:style style:name="T880" style:family="text">
      <style:text-properties fo:font-weight="normal" officeooo:rsid="047a1ea4" style:font-weight-asian="normal" style:font-weight-complex="normal"/>
    </style:style>
    <style:style style:name="T881" style:family="text">
      <style:text-properties fo:font-weight="normal" officeooo:rsid="047b956a" style:font-weight-asian="normal" style:font-weight-complex="normal"/>
    </style:style>
    <style:style style:name="T882" style:family="text">
      <style:text-properties fo:font-weight="normal" officeooo:rsid="047d5361" style:font-weight-asian="normal" style:font-weight-complex="normal"/>
    </style:style>
    <style:style style:name="T883" style:family="text">
      <style:text-properties fo:font-weight="normal" officeooo:rsid="047ee583" style:font-weight-asian="normal" style:font-weight-complex="normal"/>
    </style:style>
    <style:style style:name="T884" style:family="text">
      <style:text-properties fo:font-weight="normal" officeooo:rsid="04804c95" style:font-weight-asian="normal" style:font-weight-complex="normal"/>
    </style:style>
    <style:style style:name="T885" style:family="text">
      <style:text-properties fo:font-weight="normal" officeooo:rsid="04815ec0" style:font-weight-asian="normal" style:font-weight-complex="normal"/>
    </style:style>
    <style:style style:name="T886" style:family="text">
      <style:text-properties fo:font-weight="normal" officeooo:rsid="04830225" style:font-weight-asian="normal" style:font-weight-complex="normal"/>
    </style:style>
    <style:style style:name="T887" style:family="text">
      <style:text-properties officeooo:rsid="020519e8"/>
    </style:style>
    <style:style style:name="T888" style:family="text">
      <style:text-properties officeooo:rsid="02088c19"/>
    </style:style>
    <style:style style:name="T889" style:family="text">
      <style:text-properties officeooo:rsid="021a212d"/>
    </style:style>
    <style:style style:name="T890" style:family="text">
      <style:text-properties officeooo:rsid="023041e3"/>
    </style:style>
    <style:style style:name="T891" style:family="text">
      <style:text-properties officeooo:rsid="02377b74"/>
    </style:style>
    <style:style style:name="T892" style:family="text">
      <style:text-properties officeooo:rsid="0242eb99"/>
    </style:style>
    <style:style style:name="T893" style:family="text">
      <style:text-properties officeooo:rsid="0292ebfb"/>
    </style:style>
    <style:style style:name="T894" style:family="text">
      <style:text-properties officeooo:rsid="02aa44bf"/>
    </style:style>
    <style:style style:name="T895" style:family="text">
      <style:text-properties officeooo:rsid="02aebccf"/>
    </style:style>
    <style:style style:name="T896" style:family="text">
      <style:text-properties officeooo:rsid="02cfad5b"/>
    </style:style>
    <style:style style:name="T897" style:family="text">
      <style:text-properties officeooo:rsid="02d25575"/>
    </style:style>
    <style:style style:name="T898" style:family="text">
      <style:text-properties officeooo:rsid="02d49f22"/>
    </style:style>
    <style:style style:name="T899" style:family="text">
      <style:text-properties officeooo:rsid="02d6d020"/>
    </style:style>
    <style:style style:name="T900" style:family="text">
      <style:text-properties officeooo:rsid="02dc79c4"/>
    </style:style>
    <style:style style:name="T901" style:family="text">
      <style:text-properties officeooo:rsid="02e3b261"/>
    </style:style>
    <style:style style:name="T902" style:family="text">
      <style:text-properties officeooo:rsid="02e6e987"/>
    </style:style>
    <style:style style:name="T903" style:family="text">
      <style:text-properties officeooo:rsid="02e8444a"/>
    </style:style>
    <style:style style:name="T904" style:family="text">
      <style:text-properties officeooo:rsid="02eaeaef"/>
    </style:style>
    <style:style style:name="T905" style:family="text">
      <style:text-properties officeooo:rsid="02f38af6"/>
    </style:style>
    <style:style style:name="T906" style:family="text">
      <style:text-properties officeooo:rsid="02f41235"/>
    </style:style>
    <style:style style:name="T907" style:family="text">
      <style:text-properties officeooo:rsid="02f6bea1"/>
    </style:style>
    <style:style style:name="T908" style:family="text">
      <style:text-properties officeooo:rsid="02fb1c41"/>
    </style:style>
    <style:style style:name="T909" style:family="text">
      <style:text-properties officeooo:rsid="02ff1584"/>
    </style:style>
    <style:style style:name="T910" style:family="text">
      <style:text-properties officeooo:rsid="0301f38b"/>
    </style:style>
    <style:style style:name="T911" style:family="text">
      <style:text-properties officeooo:rsid="03046a15"/>
    </style:style>
    <style:style style:name="T912" style:family="text">
      <style:text-properties officeooo:rsid="03069a24"/>
    </style:style>
    <style:style style:name="T913" style:family="text">
      <style:text-properties officeooo:rsid="0307c80b"/>
    </style:style>
    <style:style style:name="T914" style:family="text">
      <style:text-properties officeooo:rsid="030b9d7a"/>
    </style:style>
    <style:style style:name="T915" style:family="text">
      <style:text-properties officeooo:rsid="030cefbe"/>
    </style:style>
    <style:style style:name="T916" style:family="text">
      <style:text-properties officeooo:rsid="03121928"/>
    </style:style>
    <style:style style:name="T917" style:family="text">
      <style:text-properties officeooo:rsid="032391f8"/>
    </style:style>
    <style:style style:name="T918" style:family="text">
      <style:text-properties officeooo:rsid="0327a0b6"/>
    </style:style>
    <style:style style:name="T919" style:family="text">
      <style:text-properties officeooo:rsid="032e1be9"/>
    </style:style>
    <style:style style:name="T920" style:family="text">
      <style:text-properties officeooo:rsid="03325e93"/>
    </style:style>
    <style:style style:name="T921" style:family="text">
      <style:text-properties officeooo:rsid="0332dcd0"/>
    </style:style>
    <style:style style:name="T922" style:family="text">
      <style:text-properties officeooo:rsid="033efa9c"/>
    </style:style>
    <style:style style:name="T923" style:family="text">
      <style:text-properties officeooo:rsid="033f7e09"/>
    </style:style>
    <style:style style:name="T924" style:family="text">
      <style:text-properties officeooo:rsid="0340dc8b"/>
    </style:style>
    <style:style style:name="T925" style:family="text">
      <style:text-properties officeooo:rsid="0341fe2a"/>
    </style:style>
    <style:style style:name="T926" style:family="text">
      <style:text-properties officeooo:rsid="0347b70f"/>
    </style:style>
    <style:style style:name="T927" style:family="text">
      <style:text-properties officeooo:rsid="0347c441"/>
    </style:style>
    <style:style style:name="T928" style:family="text">
      <style:text-properties officeooo:rsid="034aab2f"/>
    </style:style>
    <style:style style:name="T929" style:family="text">
      <style:text-properties officeooo:rsid="034f4191"/>
    </style:style>
    <style:style style:name="T930" style:family="text">
      <style:text-properties officeooo:rsid="03583019"/>
    </style:style>
    <style:style style:name="T931" style:family="text">
      <style:text-properties officeooo:rsid="03596084"/>
    </style:style>
    <style:style style:name="T932" style:family="text">
      <style:text-properties officeooo:rsid="035a257e"/>
    </style:style>
    <style:style style:name="T933" style:family="text">
      <style:text-properties officeooo:rsid="035aaba5"/>
    </style:style>
    <style:style style:name="T934" style:family="text">
      <style:text-properties officeooo:rsid="035ac872"/>
    </style:style>
    <style:style style:name="T935" style:family="text">
      <style:text-properties officeooo:rsid="035bc131"/>
    </style:style>
    <style:style style:name="T936" style:family="text">
      <style:text-properties officeooo:rsid="035cb46a"/>
    </style:style>
    <style:style style:name="T937" style:family="text">
      <style:text-properties officeooo:rsid="035ec1c6"/>
    </style:style>
    <style:style style:name="T938" style:family="text">
      <style:text-properties officeooo:rsid="0360362f"/>
    </style:style>
    <style:style style:name="T939" style:family="text">
      <style:text-properties officeooo:rsid="03616581"/>
    </style:style>
    <style:style style:name="T940" style:family="text">
      <style:text-properties officeooo:rsid="0362d585"/>
    </style:style>
    <style:style style:name="T941" style:family="text">
      <style:text-properties officeooo:rsid="0363333c"/>
    </style:style>
    <style:style style:name="T942" style:family="text">
      <style:text-properties officeooo:rsid="03685b2e"/>
    </style:style>
    <style:style style:name="T943" style:family="text">
      <style:text-properties fo:language="ru" fo:country="RU"/>
    </style:style>
    <style:style style:name="T944" style:family="text">
      <style:text-properties fo:language="ru" fo:country="RU" officeooo:rsid="038144e9"/>
    </style:style>
    <style:style style:name="T945" style:family="text">
      <style:text-properties fo:language="ru" fo:country="RU" officeooo:rsid="0381be7b"/>
    </style:style>
    <style:style style:name="T946" style:family="text">
      <style:text-properties fo:language="ru" fo:country="RU" officeooo:rsid="0363333c"/>
    </style:style>
    <style:style style:name="T947" style:family="text">
      <style:text-properties fo:language="ru" fo:country="RU" officeooo:rsid="03685b2e"/>
    </style:style>
    <style:style style:name="T948" style:family="text">
      <style:text-properties fo:language="ru" fo:country="RU" officeooo:rsid="0383a42a"/>
    </style:style>
    <style:style style:name="T949" style:family="text">
      <style:text-properties fo:language="ru" fo:country="RU" officeooo:rsid="038447f1"/>
    </style:style>
    <style:style style:name="T950" style:family="text">
      <style:text-properties fo:language="ru" fo:country="RU" officeooo:rsid="0385807a"/>
    </style:style>
    <style:style style:name="T951" style:family="text">
      <style:text-properties fo:language="ru" fo:country="RU" officeooo:rsid="0387436a"/>
    </style:style>
    <style:style style:name="T952" style:family="text">
      <style:text-properties fo:language="ru" fo:country="RU" officeooo:rsid="0388278f"/>
    </style:style>
    <style:style style:name="T953" style:family="text">
      <style:text-properties fo:language="ru" fo:country="RU" officeooo:rsid="0388f12c"/>
    </style:style>
    <style:style style:name="T954" style:family="text">
      <style:text-properties fo:language="ru" fo:country="RU" officeooo:rsid="038a9b75"/>
    </style:style>
    <style:style style:name="T955" style:family="text">
      <style:text-properties fo:language="ru" fo:country="RU" officeooo:rsid="038c0f29"/>
    </style:style>
    <style:style style:name="T956" style:family="text">
      <style:text-properties fo:language="ru" fo:country="RU" officeooo:rsid="038e92a8"/>
    </style:style>
    <style:style style:name="T957" style:family="text">
      <style:text-properties fo:language="ru" fo:country="RU" fo:font-style="italic" style:font-style-asian="italic" style:font-style-complex="italic"/>
    </style:style>
    <style:style style:name="T958" style:family="text">
      <style:text-properties fo:language="ru" fo:country="RU" fo:font-style="italic" officeooo:rsid="03ac2a79" style:font-style-asian="italic" style:font-style-complex="italic"/>
    </style:style>
    <style:style style:name="T959" style:family="text">
      <style:text-properties fo:language="ru" fo:country="RU" fo:font-style="italic" officeooo:rsid="0502d709" style:font-style-asian="italic" style:font-style-complex="italic"/>
    </style:style>
    <style:style style:name="T960" style:family="text">
      <style:text-properties fo:language="ru" fo:country="RU" officeooo:rsid="038f9c5c"/>
    </style:style>
    <style:style style:name="T961" style:family="text">
      <style:text-properties fo:language="ru" fo:country="RU" officeooo:rsid="001c0ad4"/>
    </style:style>
    <style:style style:name="T962" style:family="text">
      <style:text-properties fo:language="ru" fo:country="RU" officeooo:rsid="0390ed12"/>
    </style:style>
    <style:style style:name="T963" style:family="text">
      <style:text-properties fo:language="ru" fo:country="RU" officeooo:rsid="0392a29e"/>
    </style:style>
    <style:style style:name="T964" style:family="text">
      <style:text-properties fo:language="ru" fo:country="RU" officeooo:rsid="03944700"/>
    </style:style>
    <style:style style:name="T965" style:family="text">
      <style:text-properties fo:language="ru" fo:country="RU" officeooo:rsid="03958f5f"/>
    </style:style>
    <style:style style:name="T966" style:family="text">
      <style:text-properties fo:language="ru" fo:country="RU" officeooo:rsid="03968580"/>
    </style:style>
    <style:style style:name="T967" style:family="text">
      <style:text-properties fo:language="ru" fo:country="RU" officeooo:rsid="0397453f"/>
    </style:style>
    <style:style style:name="T968" style:family="text">
      <style:text-properties fo:language="ru" fo:country="RU" officeooo:rsid="03985c70"/>
    </style:style>
    <style:style style:name="T969" style:family="text">
      <style:text-properties fo:language="ru" fo:country="RU" officeooo:rsid="0399ba9c"/>
    </style:style>
    <style:style style:name="T970" style:family="text">
      <style:text-properties fo:language="ru" fo:country="RU" officeooo:rsid="039a4a01"/>
    </style:style>
    <style:style style:name="T971" style:family="text">
      <style:text-properties fo:language="ru" fo:country="RU" officeooo:rsid="039b7e2b"/>
    </style:style>
    <style:style style:name="T972" style:family="text">
      <style:text-properties fo:language="ru" fo:country="RU" officeooo:rsid="039b8233"/>
    </style:style>
    <style:style style:name="T973" style:family="text">
      <style:text-properties fo:language="ru" fo:country="RU" officeooo:rsid="039d4b8c"/>
    </style:style>
    <style:style style:name="T974" style:family="text">
      <style:text-properties fo:language="ru" fo:country="RU" officeooo:rsid="039e29ff"/>
    </style:style>
    <style:style style:name="T975" style:family="text">
      <style:text-properties fo:language="ru" fo:country="RU" officeooo:rsid="039ffdfb"/>
    </style:style>
    <style:style style:name="T976" style:family="text">
      <style:text-properties fo:language="ru" fo:country="RU" officeooo:rsid="03a0b7e4"/>
    </style:style>
    <style:style style:name="T977" style:family="text">
      <style:text-properties fo:language="ru" fo:country="RU" officeooo:rsid="03a228cb"/>
    </style:style>
    <style:style style:name="T978" style:family="text">
      <style:text-properties fo:language="ru" fo:country="RU" officeooo:rsid="03a2cbf2"/>
    </style:style>
    <style:style style:name="T979" style:family="text">
      <style:text-properties fo:language="ru" fo:country="RU" officeooo:rsid="03a3836e"/>
    </style:style>
    <style:style style:name="T980" style:family="text">
      <style:text-properties fo:language="ru" fo:country="RU" officeooo:rsid="03a4e6c7"/>
    </style:style>
    <style:style style:name="T981" style:family="text">
      <style:text-properties fo:language="ru" fo:country="RU" officeooo:rsid="03a64611"/>
    </style:style>
    <style:style style:name="T982" style:family="text">
      <style:text-properties fo:language="ru" fo:country="RU" officeooo:rsid="03a65acb"/>
    </style:style>
    <style:style style:name="T983" style:family="text">
      <style:text-properties fo:language="ru" fo:country="RU" officeooo:rsid="03a74852"/>
    </style:style>
    <style:style style:name="T984" style:family="text">
      <style:text-properties fo:language="ru" fo:country="RU" officeooo:rsid="03aa30c0"/>
    </style:style>
    <style:style style:name="T985" style:family="text">
      <style:text-properties fo:language="ru" fo:country="RU" officeooo:rsid="03ac2a79"/>
    </style:style>
    <style:style style:name="T986" style:family="text">
      <style:text-properties fo:language="ru" fo:country="RU" officeooo:rsid="03ade3e7"/>
    </style:style>
    <style:style style:name="T987" style:family="text">
      <style:text-properties fo:language="ru" fo:country="RU" officeooo:rsid="03b085ab"/>
    </style:style>
    <style:style style:name="T988" style:family="text">
      <style:text-properties fo:language="ru" fo:country="RU" officeooo:rsid="03b0def2"/>
    </style:style>
    <style:style style:name="T989" style:family="text">
      <style:text-properties fo:language="ru" fo:country="RU" officeooo:rsid="03b28304"/>
    </style:style>
    <style:style style:name="T990" style:family="text">
      <style:text-properties fo:language="ru" fo:country="RU" officeooo:rsid="03b36d0a"/>
    </style:style>
    <style:style style:name="T991" style:family="text">
      <style:text-properties fo:language="ru" fo:country="RU" officeooo:rsid="03b55a98"/>
    </style:style>
    <style:style style:name="T992" style:family="text">
      <style:text-properties fo:language="ru" fo:country="RU" officeooo:rsid="03b55f4d"/>
    </style:style>
    <style:style style:name="T993" style:family="text">
      <style:text-properties fo:language="ru" fo:country="RU" officeooo:rsid="03b7235c"/>
    </style:style>
    <style:style style:name="T994" style:family="text">
      <style:text-properties fo:language="ru" fo:country="RU" officeooo:rsid="03b8b643"/>
    </style:style>
    <style:style style:name="T995" style:family="text">
      <style:text-properties fo:language="ru" fo:country="RU" officeooo:rsid="03ba0b64"/>
    </style:style>
    <style:style style:name="T996" style:family="text">
      <style:text-properties fo:language="ru" fo:country="RU" officeooo:rsid="03bb9854"/>
    </style:style>
    <style:style style:name="T997" style:family="text">
      <style:text-properties fo:language="ru" fo:country="RU" officeooo:rsid="03bc097e"/>
    </style:style>
    <style:style style:name="T998" style:family="text">
      <style:text-properties fo:language="ru" fo:country="RU" officeooo:rsid="03bcc0f4"/>
    </style:style>
    <style:style style:name="T999" style:family="text">
      <style:text-properties fo:language="ru" fo:country="RU" officeooo:rsid="03bd9ae2"/>
    </style:style>
    <style:style style:name="T1000" style:family="text">
      <style:text-properties fo:language="ru" fo:country="RU" officeooo:rsid="03bf8512"/>
    </style:style>
    <style:style style:name="T1001" style:family="text">
      <style:text-properties fo:language="ru" fo:country="RU" officeooo:rsid="03c09759"/>
    </style:style>
    <style:style style:name="T1002" style:family="text">
      <style:text-properties fo:language="ru" fo:country="RU" officeooo:rsid="03c0b2bd"/>
    </style:style>
    <style:style style:name="T1003" style:family="text">
      <style:text-properties fo:language="ru" fo:country="RU" officeooo:rsid="03c27ddd"/>
    </style:style>
    <style:style style:name="T1004" style:family="text">
      <style:text-properties fo:language="ru" fo:country="RU" officeooo:rsid="03c399da"/>
    </style:style>
    <style:style style:name="T1005" style:family="text">
      <style:text-properties fo:language="ru" fo:country="RU" officeooo:rsid="03c5460f"/>
    </style:style>
    <style:style style:name="T1006" style:family="text">
      <style:text-properties fo:language="ru" fo:country="RU" officeooo:rsid="03c68cd1"/>
    </style:style>
    <style:style style:name="T1007" style:family="text">
      <style:text-properties fo:language="ru" fo:country="RU" officeooo:rsid="03c88812"/>
    </style:style>
    <style:style style:name="T1008" style:family="text">
      <style:text-properties fo:language="ru" fo:country="RU" officeooo:rsid="03ca6c5e"/>
    </style:style>
    <style:style style:name="T1009" style:family="text">
      <style:text-properties fo:language="ru" fo:country="RU" officeooo:rsid="03cc43a1"/>
    </style:style>
    <style:style style:name="T1010" style:family="text">
      <style:text-properties fo:language="ru" fo:country="RU" officeooo:rsid="03cd7baf"/>
    </style:style>
    <style:style style:name="T1011" style:family="text">
      <style:text-properties fo:language="ru" fo:country="RU" officeooo:rsid="03cf66a0"/>
    </style:style>
    <style:style style:name="T1012" style:family="text">
      <style:text-properties fo:language="ru" fo:country="RU" officeooo:rsid="03d0c466"/>
    </style:style>
    <style:style style:name="T1013" style:family="text">
      <style:text-properties fo:language="ru" fo:country="RU" officeooo:rsid="03d13e89"/>
    </style:style>
    <style:style style:name="T1014" style:family="text">
      <style:text-properties fo:language="ru" fo:country="RU" officeooo:rsid="03d210b2"/>
    </style:style>
    <style:style style:name="T1015" style:family="text">
      <style:text-properties fo:language="ru" fo:country="RU" officeooo:rsid="03d263d5"/>
    </style:style>
    <style:style style:name="T1016" style:family="text">
      <style:text-properties fo:language="ru" fo:country="RU" officeooo:rsid="03d2a9f8"/>
    </style:style>
    <style:style style:name="T1017" style:family="text">
      <style:text-properties fo:language="ru" fo:country="RU" officeooo:rsid="03d2abe8"/>
    </style:style>
    <style:style style:name="T1018" style:family="text">
      <style:text-properties fo:language="ru" fo:country="RU" officeooo:rsid="03d30f0b"/>
    </style:style>
    <style:style style:name="T1019" style:family="text">
      <style:text-properties fo:language="ru" fo:country="RU" officeooo:rsid="03d6746e"/>
    </style:style>
    <style:style style:name="T1020" style:family="text">
      <style:text-properties fo:language="ru" fo:country="RU" officeooo:rsid="03d774fa"/>
    </style:style>
    <style:style style:name="T1021" style:family="text">
      <style:text-properties fo:language="ru" fo:country="RU" officeooo:rsid="03d93f36"/>
    </style:style>
    <style:style style:name="T1022" style:family="text">
      <style:text-properties fo:language="ru" fo:country="RU" officeooo:rsid="03fd2505"/>
    </style:style>
    <style:style style:name="T1023" style:family="text">
      <style:text-properties fo:language="ru" fo:country="RU" officeooo:rsid="040600ff"/>
    </style:style>
    <style:style style:name="T1024" style:family="text">
      <style:text-properties fo:language="ru" fo:country="RU" officeooo:rsid="0406b455"/>
    </style:style>
    <style:style style:name="T1025" style:family="text">
      <style:text-properties fo:language="ru" fo:country="RU" officeooo:rsid="0408acae"/>
    </style:style>
    <style:style style:name="T1026" style:family="text">
      <style:text-properties fo:language="ru" fo:country="RU" officeooo:rsid="040a6135"/>
    </style:style>
    <style:style style:name="T1027" style:family="text">
      <style:text-properties fo:language="ru" fo:country="RU" officeooo:rsid="040c1fcc"/>
    </style:style>
    <style:style style:name="T1028" style:family="text">
      <style:text-properties fo:language="ru" fo:country="RU" officeooo:rsid="0502d709"/>
    </style:style>
    <style:style style:name="T1029" style:family="text">
      <style:text-properties officeooo:rsid="03ddddb3"/>
    </style:style>
    <style:style style:name="T1030" style:family="text">
      <style:text-properties officeooo:rsid="03e40cb0"/>
    </style:style>
    <style:style style:name="T1031" style:family="text">
      <style:text-properties officeooo:rsid="040c1fcc"/>
    </style:style>
    <style:style style:name="T1032" style:family="text">
      <style:text-properties officeooo:rsid="040d4de5"/>
    </style:style>
    <style:style style:name="T1033" style:family="text">
      <style:text-properties officeooo:rsid="040fc5bc"/>
    </style:style>
    <style:style style:name="T1034" style:family="text">
      <style:text-properties officeooo:rsid="04111ddc"/>
    </style:style>
    <style:style style:name="T1035" style:family="text">
      <style:text-properties officeooo:rsid="0412c193"/>
    </style:style>
    <style:style style:name="T1036" style:family="text">
      <style:text-properties officeooo:rsid="0414ce51"/>
    </style:style>
    <style:style style:name="T1037" style:family="text">
      <style:text-properties officeooo:rsid="04170217"/>
    </style:style>
    <style:style style:name="T1038" style:family="text">
      <style:text-properties officeooo:rsid="041aa315"/>
    </style:style>
    <style:style style:name="T1039" style:family="text">
      <style:text-properties officeooo:rsid="041bbac0"/>
    </style:style>
    <style:style style:name="T1040" style:family="text">
      <style:text-properties officeooo:rsid="041d4b8c"/>
    </style:style>
    <style:style style:name="T1041" style:family="text">
      <style:text-properties officeooo:rsid="041f1b9b"/>
    </style:style>
    <style:style style:name="T1042" style:family="text">
      <style:text-properties officeooo:rsid="041fd4e8"/>
    </style:style>
    <style:style style:name="T1043" style:family="text">
      <style:text-properties officeooo:rsid="04241a44"/>
    </style:style>
    <style:style style:name="T1044" style:family="text">
      <style:text-properties officeooo:rsid="043750a7"/>
    </style:style>
    <style:style style:name="T1045" style:family="text">
      <style:text-properties officeooo:rsid="044fff1f"/>
    </style:style>
    <style:style style:name="T1046" style:family="text">
      <style:text-properties officeooo:rsid="0483db3c"/>
    </style:style>
    <style:style style:name="T1047" style:family="text">
      <style:text-properties officeooo:rsid="04852bcd"/>
    </style:style>
    <style:style style:name="T1048" style:family="text">
      <style:text-properties officeooo:rsid="04870c40"/>
    </style:style>
    <style:style style:name="T1049" style:family="text">
      <style:text-properties officeooo:rsid="04886fd0"/>
    </style:style>
    <style:style style:name="T1050" style:family="text">
      <style:text-properties officeooo:rsid="04909f47"/>
    </style:style>
    <style:style style:name="T1051" style:family="text">
      <style:text-properties officeooo:rsid="04934621"/>
    </style:style>
    <style:style style:name="T1052" style:family="text">
      <style:text-properties officeooo:rsid="04b6ae5c"/>
    </style:style>
    <style:style style:name="T1053" style:family="text">
      <style:text-properties fo:font-variant="normal" fo:text-transform="none" fo:color="#000000" fo:font-size="12pt" fo:font-weight="normal" officeooo:rsid="04eebb69" fo:background-color="#ffffff" loext:char-shading-value="0" style:font-size-asian="12pt" style:font-size-complex="12pt"/>
    </style:style>
    <style:style style:name="T1054" style:family="text">
      <style:text-properties officeooo:rsid="03fd2505"/>
    </style:style>
    <style:style style:name="T1055" style:family="text">
      <style:text-properties officeooo:rsid="04c2fa52"/>
    </style:style>
    <style:style style:name="T1056" style:family="text">
      <style:text-properties officeooo:rsid="04d6daba"/>
    </style:style>
    <style:style style:name="T1057" style:family="text">
      <style:text-properties officeooo:rsid="04eebb69"/>
    </style:style>
    <style:style style:name="T1058" style:family="text">
      <style:text-properties officeooo:rsid="04f23118"/>
    </style:style>
    <style:style style:name="T1059" style:family="text">
      <style:text-properties officeooo:rsid="04f51ce6"/>
    </style:style>
    <style:style style:name="T1060" style:family="text">
      <style:text-properties officeooo:rsid="04f6ec0f"/>
    </style:style>
    <style:style style:name="T1061" style:family="text">
      <style:text-properties officeooo:rsid="04f86570"/>
    </style:style>
    <style:style style:name="T1062" style:family="text">
      <style:text-properties officeooo:rsid="04fe8e1a"/>
    </style:style>
    <style:style style:name="T1063" style:family="text">
      <style:text-properties officeooo:rsid="0502d709"/>
    </style:style>
    <style:style style:name="T1064" style:family="text">
      <style:text-properties officeooo:rsid="05130157"/>
    </style:style>
    <style:style style:name="T1065" style:family="text">
      <style:text-properties officeooo:rsid="0538f188"/>
    </style:style>
    <style:style style:name="T1066" style:family="text">
      <style:text-properties officeooo:rsid="053be0ef"/>
    </style:style>
    <style:style style:name="T1067" style:family="text">
      <style:text-properties officeooo:rsid="0540d14c"/>
    </style:style>
    <style:style style:name="T1068" style:family="text">
      <style:text-properties officeooo:rsid="0544c6b0"/>
    </style:style>
    <style:style style:name="T1069" style:family="text">
      <style:text-properties officeooo:rsid="0547d303"/>
    </style:style>
    <style:style style:name="T1070" style:family="text">
      <style:text-properties officeooo:rsid="054eceb3"/>
    </style:style>
    <style:style style:name="T1071" style:family="text">
      <style:text-properties officeooo:rsid="055eac53"/>
    </style:style>
    <style:style style:name="T1072" style:family="text">
      <style:text-properties officeooo:rsid="056c22d1"/>
    </style:style>
    <style:style style:name="T1073" style:family="text">
      <style:text-properties officeooo:rsid="0573f64c"/>
    </style:style>
    <style:style style:name="T1074" style:family="text">
      <style:text-properties officeooo:rsid="0575ea8b"/>
    </style:style>
    <style:style style:name="T1075" style:family="text">
      <style:text-properties officeooo:rsid="057b2d68"/>
    </style:style>
    <style:style style:name="T1076" style:family="text">
      <style:text-properties officeooo:rsid="0580f836"/>
    </style:style>
    <style:style style:name="T1077" style:family="text">
      <style:text-properties officeooo:rsid="05845f7a"/>
    </style:style>
    <style:style style:name="T1078" style:family="text">
      <style:text-properties officeooo:rsid="058c627b"/>
    </style:style>
    <style:style style:name="T1079" style:family="text">
      <style:text-properties officeooo:rsid="05992c64"/>
    </style:style>
    <style:style style:name="T1080" style:family="text">
      <style:text-properties officeooo:rsid="05b52418"/>
    </style:style>
    <style:style style:name="T1081" style:family="text">
      <style:text-properties officeooo:rsid="05be6b1b"/>
    </style:style>
    <style:style style:name="T1082" style:family="text">
      <style:text-properties officeooo:rsid="05c1d592"/>
    </style:style>
    <style:style style:name="T1083" style:family="text">
      <style:text-properties officeooo:rsid="05c32c7f"/>
    </style:style>
    <style:style style:name="T1084" style:family="text">
      <style:text-properties officeooo:rsid="05d8ff42"/>
    </style:style>
    <style:style style:name="T1085" style:family="text">
      <style:text-properties officeooo:rsid="05da03f4"/>
    </style:style>
    <style:style style:name="T1086" style:family="text">
      <style:text-properties officeooo:rsid="05db2531"/>
    </style:style>
    <style:style style:name="T1087" style:family="text">
      <style:text-properties officeooo:rsid="05e20c77"/>
    </style:style>
    <style:style style:name="T1088" style:family="text">
      <style:text-properties officeooo:rsid="05e3a2bc"/>
    </style:style>
    <style:style style:name="T1089" style:family="text">
      <style:text-properties officeooo:rsid="05e537e4"/>
    </style:style>
    <style:style style:name="T1090" style:family="text">
      <style:text-properties officeooo:rsid="05eab96f"/>
    </style:style>
    <style:style style:name="T1091" style:family="text">
      <style:text-properties officeooo:rsid="05ed10c1"/>
    </style:style>
    <style:style style:name="T1092" style:family="text">
      <style:text-properties officeooo:rsid="05ed2e75"/>
    </style:style>
    <style:style style:name="T1093" style:family="text">
      <style:text-properties officeooo:rsid="05f713eb"/>
    </style:style>
    <style:style style:name="T1094" style:family="text">
      <style:text-properties officeooo:rsid="05f8f07c"/>
    </style:style>
    <style:style style:name="T1095" style:family="text">
      <style:text-properties officeooo:rsid="05fb63e4"/>
    </style:style>
    <style:style style:name="T1096" style:family="text">
      <style:text-properties officeooo:rsid="05fc1eed"/>
    </style:style>
    <style:style style:name="T1097" style:family="text">
      <style:text-properties officeooo:rsid="05fe3b06"/>
    </style:style>
    <style:style style:name="T1098" style:family="text">
      <style:text-properties officeooo:rsid="05ff752e"/>
    </style:style>
    <style:style style:name="T1099" style:family="text">
      <style:text-properties officeooo:rsid="0601813e"/>
    </style:style>
    <style:style style:name="T1100" style:family="text">
      <style:text-properties officeooo:rsid="06030bb4"/>
    </style:style>
    <style:style style:name="T1101" style:family="text">
      <style:text-properties officeooo:rsid="0608b0bf"/>
    </style:style>
    <style:style style:name="T1102" style:family="text">
      <style:text-properties officeooo:rsid="060998e7"/>
    </style:style>
    <style:style style:name="T1103" style:family="text">
      <style:text-properties officeooo:rsid="060e5b3c"/>
    </style:style>
    <style:style style:name="T1104" style:family="text">
      <style:text-properties officeooo:rsid="060e7dc0"/>
    </style:style>
    <style:style style:name="T1105" style:family="text">
      <style:text-properties officeooo:rsid="060f7f08"/>
    </style:style>
    <style:style style:name="T1106" style:family="text">
      <style:text-properties officeooo:rsid="0612965b"/>
    </style:style>
    <style:style style:name="T1107" style:family="text">
      <style:text-properties officeooo:rsid="061472e0"/>
    </style:style>
    <style:style style:name="T1108" style:family="text">
      <style:text-properties officeooo:rsid="06160d11"/>
    </style:style>
    <style:style style:name="T1109" style:family="text">
      <style:text-properties officeooo:rsid="061da492"/>
    </style:style>
    <style:style style:name="T1110" style:family="text">
      <style:text-properties officeooo:rsid="061eb5c3"/>
    </style:style>
    <style:style style:name="T1111" style:family="text">
      <style:text-properties officeooo:rsid="061fc9cc"/>
    </style:style>
    <style:style style:name="T1112" style:family="text">
      <style:text-properties officeooo:rsid="0622f623"/>
    </style:style>
    <style:style style:name="T1113" style:family="text">
      <style:text-properties officeooo:rsid="06255297"/>
    </style:style>
    <style:style style:name="T1114" style:family="text">
      <style:text-properties officeooo:rsid="0629f49f"/>
    </style:style>
    <style:style style:name="T1115" style:family="text">
      <style:text-properties officeooo:rsid="062b4a88"/>
    </style:style>
    <style:style style:name="T1116" style:family="text">
      <style:text-properties officeooo:rsid="062d3f99"/>
    </style:style>
    <style:style style:name="T1117" style:family="text">
      <style:text-properties officeooo:rsid="062f5cf2"/>
    </style:style>
    <style:style style:name="T1118" style:family="text">
      <style:text-properties officeooo:rsid="063e90ec"/>
    </style:style>
    <style:style style:name="T1119" style:family="text">
      <style:text-properties officeooo:rsid="063f2af2"/>
    </style:style>
    <style:style style:name="T1120" style:family="text">
      <style:text-properties officeooo:rsid="063fade0"/>
    </style:style>
    <style:style style:name="T1121" style:family="text">
      <style:text-properties officeooo:rsid="06435ea9"/>
    </style:style>
    <style:style style:name="T1122" style:family="text">
      <style:text-properties officeooo:rsid="064b85ac"/>
    </style:style>
    <style:style style:name="T1123" style:family="text">
      <style:text-properties officeooo:rsid="064d6e8d"/>
    </style:style>
    <style:style style:name="T1124" style:family="text">
      <style:text-properties officeooo:rsid="064e594e"/>
    </style:style>
    <style:style style:name="T1125" style:family="text">
      <style:text-properties officeooo:rsid="06504054"/>
    </style:style>
    <style:style style:name="T1126" style:family="text">
      <style:text-properties officeooo:rsid="065392a5"/>
    </style:style>
    <style:style style:name="T1127" style:family="text">
      <style:text-properties officeooo:rsid="0656325e"/>
    </style:style>
    <style:style style:name="T1128" style:family="text">
      <style:text-properties officeooo:rsid="06581687"/>
    </style:style>
    <style:style style:name="T1129" style:family="text">
      <style:text-properties officeooo:rsid="066655b9"/>
    </style:style>
    <style:style style:name="T1130" style:family="text">
      <style:text-properties officeooo:rsid="0682f97a"/>
    </style:style>
    <style:style style:name="T1131" style:family="text">
      <style:text-properties officeooo:rsid="0685c29b"/>
    </style:style>
    <style:style style:name="T1132" style:family="text">
      <style:text-properties officeooo:rsid="0697b211"/>
    </style:style>
    <style:style style:name="T1133" style:family="text">
      <style:text-properties officeooo:rsid="069917e4"/>
    </style:style>
    <style:style style:name="T1134" style:family="text">
      <style:text-properties officeooo:rsid="069a3783"/>
    </style:style>
    <style:style style:name="T1135" style:family="text">
      <style:text-properties officeooo:rsid="06cdc782"/>
    </style:style>
    <style:style style:name="T1136" style:family="text">
      <style:text-properties fo:font-variant="small-caps" style:text-line-through-style="none" style:text-line-through-type="none" fo:language="ru" fo:country="RU" style:text-underline-style="none" officeooo:rsid="06cd4d7b" style:font-name-asian="Times New Roman1" style:font-name-complex="Times New Roman1"/>
    </style:style>
    <style:style style:name="T1137" style:family="text">
      <style:text-properties fo:font-variant="small-caps" style:text-line-through-style="none" style:text-line-through-type="none" fo:language="ru" fo:country="RU" style:text-underline-style="none" officeooo:rsid="03fd2505" style:font-name-asian="Times New Roman1" style:font-name-complex="Times New Roman1"/>
    </style:style>
    <style:style style:name="T1138" style:family="text">
      <style:text-properties officeooo:rsid="07285cb4"/>
    </style:style>
    <style:style style:name="T1139" style:family="text">
      <style:text-properties officeooo:rsid="07294e53"/>
    </style:style>
    <style:style style:name="T1140" style:family="text">
      <style:text-properties officeooo:rsid="072abe24"/>
    </style:style>
    <style:style style:name="T1141" style:family="text">
      <style:text-properties officeooo:rsid="073914bd"/>
    </style:style>
    <style:style style:name="T1142" style:family="text">
      <style:text-properties officeooo:rsid="07394e9c"/>
    </style:style>
    <style:style style:name="T1143" style:family="text">
      <style:text-properties officeooo:rsid="073c64a1"/>
    </style:style>
    <style:style style:name="T1144" style:family="text">
      <style:text-properties officeooo:rsid="073e9b90"/>
    </style:style>
    <style:style style:name="T1145" style:family="text">
      <style:text-properties officeooo:rsid="073fc442"/>
    </style:style>
    <style:style style:name="T1146" style:family="text">
      <style:text-properties officeooo:rsid="07415380"/>
    </style:style>
    <style:style style:name="T1147" style:family="text">
      <style:text-properties officeooo:rsid="074163b2"/>
    </style:style>
    <style:style style:name="T1148" style:family="text">
      <style:text-properties officeooo:rsid="074283c7"/>
    </style:style>
    <style:style style:name="T1149" style:family="text">
      <style:text-properties officeooo:rsid="0747c052"/>
    </style:style>
    <style:style style:name="T1150" style:family="text">
      <style:text-properties officeooo:rsid="0747cd5b"/>
    </style:style>
    <style:style style:name="T1151" style:family="text">
      <style:text-properties officeooo:rsid="074a3dc5"/>
    </style:style>
    <style:style style:name="T1152" style:family="text">
      <style:text-properties officeooo:rsid="074c3645"/>
    </style:style>
    <style:style style:name="T1153" style:family="text">
      <style:text-properties officeooo:rsid="07541d78"/>
    </style:style>
    <style:style style:name="T1154" style:family="text">
      <style:text-properties officeooo:rsid="07549ef4"/>
    </style:style>
    <style:style style:name="T1155" style:family="text">
      <style:text-properties officeooo:rsid="075a1d43"/>
    </style:style>
    <style:style style:name="T1156" style:family="text">
      <style:text-properties officeooo:rsid="076bba43"/>
    </style:style>
    <style:style style:name="T1157" style:family="text">
      <style:text-properties officeooo:rsid="0770c753"/>
    </style:style>
    <style:style style:name="T1158" style:family="text">
      <style:text-properties officeooo:rsid="0775ceb5"/>
    </style:style>
    <style:style style:name="T1159" style:family="text">
      <style:text-properties officeooo:rsid="07ec6bef"/>
    </style:style>
    <style:style style:name="T1160" style:family="text">
      <style:text-properties officeooo:rsid="07ecd5cc"/>
    </style:style>
    <style:style style:name="T1161" style:family="text">
      <style:text-properties officeooo:rsid="07f190e8"/>
    </style:style>
    <style:style style:name="T1162" style:family="text">
      <style:text-properties officeooo:rsid="07f87ea4"/>
    </style:style>
    <style:style style:name="T1163" style:family="text">
      <style:text-properties officeooo:rsid="07fe5da1"/>
    </style:style>
    <style:style style:name="T1164" style:family="text">
      <style:text-properties officeooo:rsid="080ee161"/>
    </style:style>
    <style:style style:name="T1165" style:family="text">
      <style:text-properties officeooo:rsid="0836a2fc"/>
    </style:style>
    <style:style style:name="T1166" style:family="text">
      <style:text-properties officeooo:rsid="083eb9a9"/>
    </style:style>
    <style:style style:name="T1167" style:family="text">
      <style:text-properties fo:language="en" fo:country="US" style:text-underline-style="none" officeooo:rsid="08a5c116"/>
    </style:style>
    <style:style style:name="T1168" style:family="text">
      <style:text-properties officeooo:rsid="094eea2e"/>
    </style:style>
    <style:style style:name="T1169" style:family="text">
      <style:text-properties officeooo:rsid="096c5b49"/>
    </style:style>
    <style:style style:name="T1170" style:family="text">
      <style:text-properties officeooo:rsid="0982a4a2"/>
    </style:style>
    <style:style style:name="T1171" style:family="text">
      <style:text-properties officeooo:rsid="098387a5"/>
    </style:style>
    <style:style style:name="T1172" style:family="text">
      <style:text-properties officeooo:rsid="0986af21"/>
    </style:style>
    <style:style style:name="T1173" style:family="text">
      <style:text-properties officeooo:rsid="09889c74"/>
    </style:style>
    <style:style style:name="T1174" style:family="text">
      <style:text-properties officeooo:rsid="0990d4ca"/>
    </style:style>
    <style:style style:name="T1175" style:family="text">
      <style:text-properties officeooo:rsid="0992c5db"/>
    </style:style>
    <style:style style:name="T1176" style:family="text">
      <style:text-properties officeooo:rsid="0997f6c3"/>
    </style:style>
    <style:style style:name="T1177" style:family="text">
      <style:text-properties officeooo:rsid="099862c9"/>
    </style:style>
    <style:style style:name="T1178" style:family="text">
      <style:text-properties officeooo:rsid="099acdd1"/>
    </style:style>
    <style:style style:name="T1179" style:family="text">
      <style:text-properties officeooo:rsid="09a5ece5"/>
    </style:style>
    <style:style style:name="T1180" style:family="text">
      <style:text-properties officeooo:rsid="09a6d680"/>
    </style:style>
    <style:style style:name="T1181" style:family="text">
      <style:text-properties officeooo:rsid="09a8ac6e"/>
    </style:style>
    <style:style style:name="T1182" style:family="text">
      <style:text-properties officeooo:rsid="09aa4ca4"/>
    </style:style>
    <style:style style:name="T1183" style:family="text">
      <style:text-properties officeooo:rsid="09abe63e"/>
    </style:style>
    <style:style style:name="T1184" style:family="text">
      <style:text-properties officeooo:rsid="09b03faf"/>
    </style:style>
    <style:style style:name="T1185" style:family="text">
      <style:text-properties officeooo:rsid="09b0523a"/>
    </style:style>
    <style:style style:name="T1186" style:family="text">
      <style:text-properties officeooo:rsid="09b2ca94"/>
    </style:style>
    <style:style style:name="T1187" style:family="text">
      <style:text-properties officeooo:rsid="09c8dd3a"/>
    </style:style>
    <style:style style:name="T1188" style:family="text">
      <style:text-properties officeooo:rsid="09cd93f4"/>
    </style:style>
    <style:style style:name="T1189" style:family="text">
      <style:text-properties officeooo:rsid="09dabc5d"/>
    </style:style>
    <style:style style:name="T1190" style:family="text">
      <style:text-properties officeooo:rsid="09e39cfc"/>
    </style:style>
    <style:style style:name="T1191" style:family="text">
      <style:text-properties officeooo:rsid="09e575bd"/>
    </style:style>
    <style:style style:name="T1192" style:family="text">
      <style:text-properties officeooo:rsid="09e7247f"/>
    </style:style>
    <style:style style:name="T1193" style:family="text">
      <style:text-properties officeooo:rsid="09e8fe37"/>
    </style:style>
    <style:style style:name="T1194" style:family="text">
      <style:text-properties officeooo:rsid="09eb2154"/>
    </style:style>
    <style:style style:name="T1195" style:family="text">
      <style:text-properties officeooo:rsid="09f1ed9c"/>
    </style:style>
    <style:style style:name="T1196" style:family="text">
      <style:text-properties officeooo:rsid="09f5d7e4"/>
    </style:style>
    <style:style style:name="T1197" style:family="text">
      <style:text-properties officeooo:rsid="09fcfc6a"/>
    </style:style>
    <style:style style:name="T1198" style:family="text">
      <style:text-properties officeooo:rsid="09ff12fc"/>
    </style:style>
    <style:style style:name="T1199" style:family="text">
      <style:text-properties officeooo:rsid="0a02fa65"/>
    </style:style>
    <style:style style:name="T1200" style:family="text">
      <style:text-properties officeooo:rsid="0a11aca2"/>
    </style:style>
    <style:style style:name="T1201" style:family="text">
      <style:text-properties officeooo:rsid="0a2554cf"/>
    </style:style>
    <style:style style:name="T1202" style:family="text">
      <style:text-properties officeooo:rsid="0a2fea93"/>
    </style:style>
    <style:style style:name="T1203" style:family="text">
      <style:text-properties officeooo:rsid="0a5e026b"/>
    </style:style>
    <style:style style:name="T1204" style:family="text">
      <style:text-properties officeooo:rsid="0a5f46c6"/>
    </style:style>
    <style:style style:name="T1205" style:family="text">
      <style:text-properties officeooo:rsid="0a7a219e"/>
    </style:style>
    <style:style style:name="T1206" style:family="text">
      <style:text-properties officeooo:rsid="0a7b6a83"/>
    </style:style>
    <style:style style:name="T1207" style:family="text">
      <style:text-properties officeooo:rsid="0a7be7c6"/>
    </style:style>
    <style:style style:name="T1208" style:family="text">
      <style:text-properties officeooo:rsid="0a7f6d4d"/>
    </style:style>
    <style:style style:name="T1209" style:family="text">
      <style:text-properties officeooo:rsid="0a7f93dc"/>
    </style:style>
    <style:style style:name="T1210" style:family="text">
      <style:text-properties officeooo:rsid="0a7ff206"/>
    </style:style>
    <style:style style:name="T1211" style:family="text">
      <style:text-properties officeooo:rsid="0a849c4c"/>
    </style:style>
    <style:style style:name="T1212" style:family="text">
      <style:text-properties officeooo:rsid="0a881d46"/>
    </style:style>
    <style:style style:name="T1213" style:family="text">
      <style:text-properties officeooo:rsid="0a8bf2cb"/>
    </style:style>
    <style:style style:name="T1214" style:family="text">
      <style:text-properties officeooo:rsid="0a8e6490"/>
    </style:style>
    <style:style style:name="T1215" style:family="text">
      <style:text-properties officeooo:rsid="0a98007c"/>
    </style:style>
    <style:style style:name="T1216" style:family="text">
      <style:text-properties officeooo:rsid="0a9858f7"/>
    </style:style>
    <style:style style:name="T1217" style:family="text">
      <style:text-properties officeooo:rsid="0a9a453b"/>
    </style:style>
    <style:style style:name="T1218" style:family="text">
      <style:text-properties officeooo:rsid="0aa74721"/>
    </style:style>
    <style:style style:name="T1219" style:family="text">
      <style:text-properties officeooo:rsid="0aaf0aca"/>
    </style:style>
    <style:style style:name="T1220" style:family="text">
      <style:text-properties officeooo:rsid="0ab2df18"/>
    </style:style>
    <style:style style:name="T1221" style:family="text">
      <style:text-properties officeooo:rsid="0ad77d83"/>
    </style:style>
    <style:style style:name="T1222" style:family="text">
      <style:text-properties officeooo:rsid="0ad866e3"/>
    </style:style>
    <style:style style:name="T1223" style:family="text">
      <style:text-properties officeooo:rsid="0aec731c"/>
    </style:style>
    <style:style style:name="T1224" style:family="text">
      <style:text-properties officeooo:rsid="0b082db0"/>
    </style:style>
    <style:style style:name="T1225" style:family="text">
      <style:text-properties officeooo:rsid="0b08f6ac"/>
    </style:style>
    <style:style style:name="T1226" style:family="text">
      <style:text-properties officeooo:rsid="0b0a79f1"/>
    </style:style>
    <style:style style:name="T1227" style:family="text">
      <style:text-properties officeooo:rsid="0b136b75"/>
    </style:style>
    <style:style style:name="T1228" style:family="text">
      <style:text-properties officeooo:rsid="0b20b8e7"/>
    </style:style>
    <style:style style:name="T1229" style:family="text">
      <style:text-properties officeooo:rsid="0b23ec69"/>
    </style:style>
    <style:style style:name="T1230" style:family="text">
      <style:text-properties officeooo:rsid="0b2acb23"/>
    </style:style>
    <style:style style:name="T1231" style:family="text">
      <style:text-properties officeooo:rsid="0b3e25ea"/>
    </style:style>
    <style:style style:name="T1232" style:family="text">
      <style:text-properties fo:font-size="14.5pt" style:font-name-asian="LiberationSerif1" style:font-size-asian="14.5pt" style:font-name-complex="LiberationSerif1" style:font-size-complex="14.5pt"/>
    </style:style>
    <style:style style:name="T1233" style:family="text">
      <style:text-properties officeooo:rsid="002c9ab5" style:font-name-asian="Times New Roman1" style:font-name-complex="Times New Roman1"/>
    </style:style>
    <style:style style:name="T1234" style:family="text">
      <style:text-properties officeooo:rsid="04c0479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3" text:outline-level="1"/>
      <text:p text:style-name="P32"><draw:frame draw:style-name="fr1" draw:name="Рисунок 4" text:anchor-type="as-char" svg:width="6.9252in" svg:height="0.3634in" draw:z-index="0"><draw:image xlink:href="Pictures/10000000000005F40000005066F31325DF27135A.png" xlink:type="simple" xlink:show="embed" xlink:actuate="onLoad" loext:mime-type="image/png"/></draw:frame></text:p>
      <text:p text:style-name="P32">С моря, в этот час Казино просто оспинка на горизонте: его частокол пальм уже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P32">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3">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P32">Нет, у них не получится, такого ещё не было… если только не умолчали, в журналах, конечно, ни за что не напечатают—</text:p>
      <text:p text:style-name="P32">Станет ли Пойнтсмен—</text:p>
      <text:p text:style-name="P32">Он может. Да.</text:p>
      <text:p text:style-name="P32">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P32">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P32">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32">– Привилегии вышестоящим,– напевает Тантиви, шаркая саркастическими подошвами по ковру,– о, вышестоящим, да-да-да.</text:p>
      <text:p text:style-name="P32"><text:soft-page-break/>– Хочешь меня взбесить,– улыбается Слотроп,– да не фурычет.</text:p>
      <text:p text:style-name="P32">– Сам вижу.– Его ответная улыбка застывает.– О, нет, Слотроп, пожалуйста, нет, мы же идём к обеду—</text:p>
      <text:p text:style-name="P32">– Я знаю, что мы идём к обеду—</text:p>
      <text:p text:style-name="P32">– Это уже ни в какие ворота, сними это.</text:p>
      <text:p text:style-name="P32">– Тебе нравится? Рисунок ручной работы. Классные титьки, а?</text:p>
      <text:p text:style-name="P32">– Это галстук из лондонской тюрьмы Вормвуд-Скрабз.</text:p>
      <text:p text:style-name="P32">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32">Когда принесли и разделались с рыбой, приключилось кое-что забавное. Коленка Кати, похоже, трётся об Слоптропову, бархатно-тёплая, под столом. </text:p>
      <text:p text:style-name="P32">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33">БАЛЛАДУ ТАНТИВИ МАКЕР-МАФИКА</text:p>
      <text:p text:style-name="P32">Джин из Италии проклятье материнское,</text:p>
      <text:p text:style-name="P32">А пиво Франции мерзкий антисептик,</text:p>
      <text:p text:style-name="P32">Испанский <text:s/>виски пить способен лишь святой,</text:p>
      <text:p text:style-name="P32">Или хотя бы эпилептик.</text:p>
      <text:p text:style-name="P32">Белая молния огонь зажгла </text:p>
      <text:p text:style-name="P32">Под бродильным чаном с отравой</text:p>
      <text:p text:style-name="P32">От которой раскалывается голова,</text:p>
      <text:p text:style-name="P32">Но удержу нет его глотке бравой.</text:p>
      <text:p text:style-name="P32">(Припев): О—Тантиви напивался повсюду,</text:p>
      <text:p text:style-name="P32">С кем попадя и в любых местах,</text:p>
      <text:p text:style-name="P32">Для выпивки нет у него слов «не буду»,</text:p>
      <text:p text:style-name="P32">Он хлыщет всё с улыбкой на устах!</text:p>
      <text:p text:style-name="P32"/>
      <text:p text:style-name="P32"><text:soft-page-break/>В хоре звучат, типа, сотня—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32">– Приходи в мою комнату,– шепчет она,– 306, после полуночи.</text:p>
      <text:p text:style-name="P32">– Понял.– И Слотроп распрямляется вовремя, чтобы присоединиться к хору на первом же такте:</text:p>
      <text:p text:style-name="P32">Он закоснел в океанах грога,</text:p>
      <text:p text:style-name="P32">Где шатается поддатый кашалот,</text:p>
      <text:p text:style-name="P32">Он пол морей избороздил, как сельскую дорогу,</text:p>
      <text:p text:style-name="P32">В любые бури он прёт вперёд.</text:p>
      <text:p text:style-name="P32">И в лондонский туман, и под солнцем Сахары,</text:p>
      <text:p text:style-name="P32">И <text:s/>на горных ледниках, под ветра вой,</text:p>
      <text:p text:style-name="P32">По самые завязки он затарен,</text:p>
      <text:p text:style-name="P32">И всё-таки всегда готов ещё по одной.</text:p>
      <text:p text:style-name="P32"/>
      <text:p text:style-name="P32">Да—Тантиви напивался повсюду… и т.д.</text:p>
      <text:p text:style-name="P32"/>
      <text:p text:style-name="P32">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32">–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32">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32">– Брось, хотя бы тот осьминог.</text:p>
      <text:p text:style-name="P32">– Каракатицы не редкость у берегов Средиземноморья. Хотя обычно не столь крупные—так тебя <text:span text:style-name="T3">размер</text:span> тревожит? Разве Американцы не <text:span text:style-name="T3">любят</text:span>—</text:p>
      <text:p text:style-name="P32">– Тантиви, это не случайность. Ты слышал Блота? «Не убей его!» Краб у него был <text:span text:style-name="T3">наготове</text:span>, а и может в той его планшетке, чтобы отманить зверя. А теперь куда он запропастился вообще?</text:p>
      <text:p text:style-name="P32">– Думаю, он на пляже. Там много выпивки.</text:p>
      <text:p text:style-name="P32">– Он много пьёт?</text:p>
      <text:p text:style-name="P32">– Нет.</text:p>
      <text:p text:style-name="P32">– Послушай, ты его друг—</text:p>
      <text:p text:style-name="P32">Тантиви стонет:– «Боже, Слотроп, я не-<text:span text:style-name="T3">зна</text:span>-ю, тебе я тоже друг, но тут всегда, ты ж понимаешь, приходится соперничать с элементарной Слотропианской паранойей….</text:p>
      <text:p text:style-name="P32">– Ни хрена не паранойя, а и ты знаешь что-то тут не чисто.</text:p>
      <text:p text:style-name="P32"><text:soft-page-break/>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32">– Ха!</text:p>
      <text:p text:style-name="P32">– Я увидел одно в его сумке сегодня. Просто взглянул. Не пытался вникать. Он же при Верховном Главнокомандовании, в конце концов—думаю, в этом всё дело.</text:p>
      <text:p text:style-name="P32">– Нет, не в этом. А как тебе <text:span text:style-name="T3">такое</text:span>….–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p>
      <text:p text:style-name="P32">– Ты пойдёшь?</text:p>
      <text:p text:style-name="P32">– А что, не надо? Думаешь, она опасна?</text:p>
      <text:p text:style-name="P32">– Я думаю, она восхитительна, если б мне не надо было думать о Франсуазе, не говоря уж про Ивонну, я бы наперегонки с тобою мчался к её двери.</text:p>
      <text:p text:style-name="P32">– Но?</text:p>
      <text:p text:style-name="P32">Но часы над баром щёлкают один раз, а вскоре ещё один, утаскивая время поминутно в их прошлое.</text:p>
      <text:p text:style-name="P32">– Или твой сдвиг заразный,– начинает Тантиви,– или же они и за мной следят.</text:p>
      <text:p text:style-name="P32">Они смотрят друг на друга. Слотроп вспоминает, что без Тантиви он был бы тут совсем один:– «Рассказывай».</text:p>
      <text:p text:style-name="P32">– Если бы я знал что. Он изменился—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32">– Что произошло?</text:p>
      <text:p text:style-name="P32">–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3">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32">–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32">– Мы тут совсем ещё невинные, как видишь.</text:p>
      <text:p text:style-name="P32">– Возможно, некоторые из вас. Сочувствую насчёт Блота.</text:p>
      <text:p text:style-name="P32">– Я всё ещё надеюсь, тут что-то другое.</text:p>
      <text:p text:style-name="P32">– Это заметно. Но что теперь?</text:p>
      <text:p text:style-name="P32"><text:soft-page-break/>– Ну, как по-моему—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 взблеснули зубы, лицо чуть зарделось,– так я тебе помогу.</text:p>
      <text:p text:style-name="P32">–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32">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32">–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P32">У её двери он останавливается пригладить свои волосы. Сейчас на ней белая <text:s/><text:span text:style-name="T100">pelisse </text:span>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p>
      <text:p text:style-name="P32">– Он хотел быть приятным. Я отвечала приятностью,– один глаз, типа, дрогнул, лоб наморщился. Слотроп опасается, не расстёгнулась ли его ширинка.</text:p>
      <text:p text:style-name="P32">– А игнорировать меня. Зачем?– Вот это грамотный захват, Слотроп—но она лишь растворяется перед вопросом, возникает в другой части комнаты….</text:p>
      <text:p text:style-name="P32">–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32">– Не знаю. Но ты заигрываешь налево и направо.</text:p>
      <text:p text:style-name="P32">– Возможно, в этом моё назначение.</text:p>
      <text:p text:style-name="P32">– Как «Наверно, нам предназначалось встретиться».</text:p>
      <text:p text:style-name="P32">– О, ты видишь во мне больше того, что я есть,– проскальзывая к дивану, подкладывая одну ногу под себя.</text:p>
      <text:p text:style-name="P32">–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32"><text:soft-page-break/>– Пойди, проверь.</text:p>
      <text:p text:style-name="P32">– Окей. Проверю!– Он распахивает её отделение для одежды и, в лунном свете отражённом зеркалом, обнаруживает переполненный лабиринт сатина, тафты, замши, <text:span text:style-name="T100">pongee</text:span> , воротники и отделку тёмного меха, пуговицы, кушаки, <text:span text:style-name="T100">passementaries</text:span>,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рабочий запах тут <text:span text:style-name="T100">carbon tet</text:span>, Джексон, и этот здешний гардероб, в основном, бутафория. – Шикарный ништяк.</text:p>
      <text:p text:style-name="P32">– Если это комплимент, то спасибо.</text:p>
      <text:p text:style-name="P32">Пусть Они поблагодарят меня, крошка. – «Это Американизм».</text:p>
      <text:p text:style-name="P32">– Ты первый Американец, который мне встретился.</text:p>
      <text:p text:style-name="P32">– Хм. Должно быть, ты покидала страну через тот <text:span text:style-name="T100">Arnhem</text:span>, верно?</text:p>
      <text:p text:style-name="P32">–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32"/>
      <text:p text:style-name="P32">СЛИШКОМ РАНО, ЧТОБ ПОНЯТЬ (ФОКС-ТРОТ)</text:p>
      <text:p text:style-name="P32"/>
      <text:p text:style-name="P32">Ещё слишком рано,</text:p>
      <text:p text:style-name="P32">Мы всё ещё не целовались в жаркой страсти,</text:p>
      <text:p text:style-name="P32">Не гнались за луной, сквозь ночной покой,</text:p>
      <text:p text:style-name="P32">Когда утихли танцы</text:p>
      <text:p text:style-name="P32">Над тайною лужайкой…</text:p>
      <text:p text:style-name="P32"/>
      <text:p text:style-name="P32">Слишком рано, чтоб понять</text:p>
      <text:p text:style-name="P32">Была ли наша болтовня,</text:p>
      <text:p text:style-name="P32">Вздох или два тому назад,</text:p>
      <text:p text:style-name="P32">Больше, чем обычный флирт,</text:p>
      <text:p text:style-name="P32">Который унесётся прочь</text:p>
      <text:p text:style-name="P32">Пройдёт, как эта ночь…</text:p>
      <text:p text:style-name="P32"/>
      <text:p text:style-name="P32">Как можно знать,</text:p>
      <text:p text:style-name="P32">Как угадать?</text:p>
      <text:p text:style-name="P32">Любовь готовит сети втайне,</text:p>
      <text:p text:style-name="P32">Не нам решать…</text:p>
      <text:p text:style-name="P32"/>
      <text:p text:style-name="P32"><text:soft-page-break/>Возможно, </text:p>
      <text:p text:style-name="P32">Это радостной любви начало,</text:p>
      <text:p text:style-name="P32">Или же день вдруг превратится в ночь вращением Земли</text:p>
      <text:p text:style-name="P32">Милая, откуда же нам знать, </text:p>
      <text:p text:style-name="P32">Ещё так СЛИШКОМ РАНО, ЧТОБ ПОНЯТЬ.</text:p>
      <text:p text:style-name="P32"/>
      <text:p text:style-name="P32">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P32">Кожа Катье белее белизны одежды, из которой она восстаёт<text:span text:style-name="T3">. Рождённая заново</text:span>…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 text:style-name="T3">неизвестно когда доходит свет</text:span>—</text:p>
      <text:p text:style-name="P32">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100">strobing</text:span> на мили под ним в кремовом и ноче-синем, всякий звук заглушён, глаза полумесяцами под золотом ресниц, нефритоввые серьги, длинные, <text:span text:style-name="T100">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P32">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P32">Он захочет сказать:– «О, Они и это тебе позволяют»,– хотя, возможно, Они тут ни при чём. Но Катье, с которой он разговаривает, уже заснула и вскоре его глаза тоже закрылись.</text:p>
      <text:p text:style-name="P32">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32">– Прекрати.</text:p>
      <text:p text:style-name="P32"><text:soft-page-break/>– Хм.</text:p>
      <text:p text:style-name="P32">– У меня чуткий сон. Попробуй захрапеть, получишь <text:s/>этим,– помахивает подушкой.</text:p>
      <text:p text:style-name="P32">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32">–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P32">Че-го? <text:span text:style-name="T3">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T3">торты с банановым кремом</text:span>, а? </text:p>
      <text:p text:style-name="P32">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 text:style-name="T100">dappled</text:span> тело постоянно увиливает, часто даже в этом свете, совсем сблизи, неразличимо. Слотроп не прекращает падать через мебель. «Ух, вот уже доберусь до <text:span text:style-name="T3">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p>
      <text:p text:style-name="P32">– Это ещё что,–<text:tab/>спрашивает Слотроп.</text:p>
      <text:p text:style-name="P32">– Фокус,– кричит она и набрасывает скатерть на него, чётко собранные складки распелёнываются слёту как кристальные <text:span text:style-name="T100">faults</text:span>, красным по воздуху.– «Следите за исчезновением американского лейтенанта».</text:p>
      <text:p text:style-name="P32">–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32">–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P32">– Где ты видела это кино, а? А помнишь, как он оказался потом с той <text:span text:style-name="T3">козой</text:span>?</text:p>
      <text:p text:style-name="P32">–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32">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32">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text:soft-page-break/>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P32">–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 text:style-name="T3">голый</text:span>, замечает тележку со стиркой, выдёргивает из неё пурпурную атласную простыню, заворачивается в неё, типа, на нём тога. От 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p>
      <text:p text:style-name="P32">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32">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P32">– О-о, эй… Этот <text:span text:style-name="T3">прохиндей</text:span>. По дереву он лез <text:span text:style-name="T3">вниз</text:span>, а не наверх! Теперь он где-то там внизу, наблюдает! Они знали, что Слотроп выберет вверх, а не вниз—они рассчитывали на <text:span text:style-name="T3">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P32">Они? <text:span text:style-name="T3">Они?</text:span></text:p>
      <text:p text:style-name="P32">–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 text:style-name="T3">цок</text:span> удара деревом по дереву. Ярко-жёлтый полосатый шар прокатывается за дюйм от носа Слотропа и исчезает из виду, секундой позже следует взрыв поздравлений, дамы в восторге, шаги приближаются к нему. Похоже, что он, ууйй, малость <text:soft-page-break/>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p>
      <text:p text:style-name="P32">– Это Слотроп,– грит Блот,– а на нём пурпурная простыня.</text:p>
      <text:p text:style-name="P32">–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32">– С кем вы говорите, генерал?</text:p>
      <text:p text:style-name="P32">– С этим вот мешалой в тоге,– отвечает генерал,–что разлёгся между мной и моими следующими воротцами.</text:p>
      <text:p text:style-name="P32">– Какая необычайность, Ровена,– обернувшись к своей компаньонке,– <text:span text:style-name="T3">ты</text:span> видишь тут какого-нибудь «мешалу в тоге»?</text:p>
      <text:p text:style-name="P32">– Ах, ничего подобного, Джевел,– отвечает беззаботная Ровена.– <text:span text:style-name="T3">Я</text:span> полагаю, генерал <text:span text:style-name="T3">выпил</text:span>.– Дамы начинают хихикать.</text:p>
      <text:p text:style-name="P32">– Если генерал принимает <text:span text:style-name="T3">все</text:span> свои решения в таком состоянии,– Джевел пытается отдышаться,– то, конечно, конечно же, может случиться и <text:span text:style-name="T3">sauerkraut</text:span> в вязании.– Они на пару начинают взвизгивать, очень громко, до неприятного продолжительно.</text:p>
      <text:p text:style-name="P32">– <text:s/>А твоё имя может стать Брун<text:span text:style-name="T3">хиль</text:span>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p>
      <text:p text:style-name="P32">– Ну-у-у-у, кто-то спёр мою одежду, и я как раз шёл пожаловаться администрации—</text:p>
      <text:p text:style-name="P32">–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32">–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32">–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32">–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32">– Блядь,– грит Слотроп. Не может даже руку поднять, ещё меньше замахнуться. Они прошли в комнату Блота, где вдвоём одели на него форму.</text:p>
      <text:p text:style-name="P32">– Слушай,– вдруг осенило Слотропа,– где этот Макер-Мафик сегодня утром?</text:p>
      <text:p text:style-name="P32">– Понятия не имею, право же. Гуляет с девушкой. Или девушками. А <text:span text:style-name="T3">ты</text:span> где был?</text:p>
      <text:p text:style-name="P32"><text:soft-page-break/>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32">Ничего.– «Этот Тантиви съехал, что ли?»</text:p>
      <text:p text:style-name="P32">– Он мог и съехаться, с Франсуазой или Как-бишь-её. Мог даже раньше вернуться в Лондон, я не держу о нём учёта, я не бюро пропавших без вести…</text:p>
      <text:p text:style-name="P32">– Он твой друг…– Блот, вызывающе пожав плечами, в первый раз за всё их знакомство, смотрит прямо в глаза Слотропу.– А ты нет? Кто вы тогда?</text:p>
      <text:p text:style-name="P32">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32">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P32">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 text:style-name="T100">O.C.T.U</text:span>, они там сборище нацистов». Бармена не видно. Никак не вспомнить что—</text:p>
      <text:p text:style-name="P32">– Ещё что надо?</text:p>
      <text:p text:style-name="P32">– В общем-то, я, э, Американец, просто одолжил униформу, и, ну, я искал лейтенанта Макер-Мафика….</text:p>
      <text:p text:style-name="P32">– Ты кто?– взревел полковник, выдёргивая зубами лепестки из хризантемы.– Это что за нацистские бредни, а?</text:p>
      <text:p text:style-name="P32">– Да, спасибо,– Слотроп убирается из комнаты, ещё раз отдавая честь.</text:p>
      <text:p text:style-name="P32">– Это невероятно!– катится за ним эхо вдоль коридоров к Гимлер-Шпильзааль.– Полный нацизм!</text:p>
      <text:p text:style-name="P32">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P32">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P32">Около минуты Слотроп, в его английской униформе, один на один с <text:span text:style-name="T100">параферналиями</text:span> распорядка чьё присутствие в обычном крошеве пробуждения он лишь только что начал подозревать.</text:p>
      <text:p text:style-name="P32"><text:soft-page-break/>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P32"/>
      <text:p text:style-name="P32">О, МИР ТАМ он</text:p>
      <text:p text:style-name="P32">Так трудно объясним!</text:p>
      <text:p text:style-name="P32">Словно-бы-как, сон-что-пришёл, затеряться в твоём мозгу!</text:p>
      <text:p text:style-name="P32">Танцуя как дурак в Запретном Крыле,</text:p>
      <text:p text:style-name="P32">В ожиданьи, что свет забрезжит—но</text:p>
      <text:p text:style-name="P32">Кто сказал тебе нельзя туда?</text:p>
      <text:p text:style-name="P32">Кто запретил хот-тя бы попытаться?</text:p>
      <text:p text:style-name="P32">Ес-ли станет-чуть-чуть-больно,</text:p>
      <text:p text:style-name="P32">Ты ж всегда-придёшь-обратно, потому как</text:p>
      <text:p text:style-name="P32">Ты ж никогда-не-покидал-навсегда!</text:p>
      <text:p text:style-name="P32"/>
      <text:p text:style-name="P32">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P32">–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нет, не ночью—но в какое-то время, с ведром и кистью, и пририсует НА ХУЙ в облачке выходящем изо рта какой-нибудь из розовеньких пастушек тут….</text:p>
      <text:p text:style-name="P32">Он уходит, пятится через дверь, как будто половина, его <text:span text:style-name="T100">ventral</text:span> половина прилипла к царственному излучению: удаляясь, но лицом к Присутствию вселяющего страх и желанного.</text:p>
      <text:p text:style-name="P32">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P32">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text:soft-page-break/>губернатор Винтроп прибыл в Америку на <text:span text:style-name="T3">Арбелле</text:span>, флагманском судне пуританской флотилии того года, на котором первый американский Слотроп был корабельным коком или типа того—и вот эта <text:span text:style-name="T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3">то</text:span> искупление, на которое Они рассчитывали….</text:p>
      <text:p text:style-name="P32">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P1">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83">L’Inutil </text:span><text:span text:style-name="T82">Precauzione </text:span><text:span text:style-name="T115">(воображаемая опера, которой Росина пытается одурачить своего опекуна в </text:span><text:span text:style-name="T82">Севильском цирюльнике</text:span><text:span text:style-name="T115">), в его зелёную комнату, где девушки, </text:span><text:span text:style-name="T101">а silkenness </text:span><text:span text:style-name="T115">девушек, но не те три, которых так хотел бы видеть Слотроп, взбивают волосы, поправляют подвязки, наклеивают ресницы, улыбаются Слотропу. Ни одна 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0"><text:span text:style-name="T115">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82">. </text:span><text:span text:style-name="T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81">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text:soft-page-break/>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0">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0">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0"><draw:frame draw:style-name="fr1" draw:name="Рисунок 1" text:anchor-type="as-char" svg:width="6.9252in" svg:height="0.3634in" draw:z-index="1"><draw:image xlink:href="Pictures/10000000000005F40000005066F31325DF27135A.png" xlink:type="simple" xlink:show="embed" xlink:actuate="onLoad" loext:mime-type="image/png"/></draw:frame></text:p>
      <text:p text:style-name="P32">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2">– О,– стонет Катье, где-то под кипой батистов и парчи,– Слотроп, ты свинья.</text:p>
      <text:p text:style-name="P32">–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P32">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 text:style-name="T100">круасанты</text:span>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сопротивления выглядят как катушки, а катушки, как сопротивления— «Что за блядская каламуть»,– однажды возмутился он,– «с чего это они их так вот поменяли? Для маскировки, или как?»</text:p>
      <text:p text:style-name="P32">–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2">– Мои что?</text:p>
      <text:p text:style-name="P32">– О,– губы стискиваются, тут явный приступ тошноты в мозгах,– этот символ катушки весьма подобен Старо-Норвежской руне “S”, <text:span text:style-name="T83">sôl</text:span><text:span text:style-name="T116">, <text:s/></text:span>что означает «солнце». На Старом Верхне-Немецком именовалась<text:span text:style-name="T116"> “</text:span><text:span text:style-name="T83">sigil</text:span><text:span text:style-name="T116">”.</text:span></text:p>
      <text:p text:style-name="P32">– Забавный способ рисовать то <text:span text:style-name="T3">солнце</text:span>,– считает Слотроп.</text:p>
      <text:p text:style-name="P32">–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любая аналогия годится, в социальном смысле, вплоть до развития независимого эго в ребёнке, <text:s/>понимаете ли…</text:p>
      <text:p text:style-name="P32">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text:soft-page-break/>перевернулась на локоть и помахала приветно. Партнёр валяется во весь рост, Отношение 8.11, Апатия, Второкурсник.– «Итак, это лейтенант Слотроп».</text:p>
      <text:p text:style-name="P32">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P32">Сэр Стивен представляется, с любопытством взглядывает на страницы комикса:– «Насколько я понимаю, это не учебное пособие».</text:p>
      <text:p text:style-name="P32">– Он в теме?</text:p>
      <text:p text:style-name="P32">– Он в теме,– Катье, пожимая плечом, улыбается Додсон-Траку.</text:p>
      <text:p text:style-name="P32">– На перемене от этого радиоконтроля Телефункен. Этот их «Гаваи I». Что-то знаете об этом?</text:p>
      <text:p text:style-name="P32">– Ровно столько, чтобы удивиться откуда они взяли это имя.</text:p>
      <text:p text:style-name="P32">– <text:span text:style-name="T3">Имя</text:span>? </text:p>
      <text:p text:style-name="P32">– В нём присутствует поэзия, инженерная, то есть, поэзия… тут предполагается <text:span text:style-name="T83">Haverie</text:span>—среднее, сами знаете—разумеется вы имеете две полусферы, не так ли, симметрично предположенному азимуту курса ракеты… а ещё, также, <text:span text:style-name="T3">hauen</text:span>—разбивать что-то мотыгой, или палкой…– и вот уже унёсся в личное путешествие, улыбаясь не конкретно кому-то, приводя в пример популярное выражение времён войны <text:span text:style-name="T3">ab-hauen</text:span>, quarterstaff-technique,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p>
      <text:p text:style-name="P32">– Ну, могло и просто быть пропагандой Оси. Что-то на тему того Пирл-Харбора.</text:p>
      <text:p text:style-name="P32">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P32">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это несчастное непередаваемое выражение <text:span text:style-name="T3">лишённости будущего</text:span>….</text:p>
      <text:p text:style-name="P32">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text:soft-page-break/>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P32">– Привет, Катье…–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P32">Она качает головой. Ему ясно, что это что-то там в Голландии, до Арнхема—преграда навечно встроенная в схему их цепи. Ох, скольким ушам, пахнущим Palmolive или Camay,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p>
      <text:p text:style-name="P32">Там прекрасно срабатывало. Но не тут, постукав по её голому плечу, заглянув в её Европейскую темень, ошеломлённый увиденным, а сам с прямыми волосами едва 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 text:style-name="T3">уже отслеженные</text:span> <text:s/>частотности. <text:s/>Это прошлое выставляет тут требования. Оно шепчет, и тянется забрать, и, с отвратной издёвкой, ощипывает жертвы.</text:p>
      <text:p text:style-name="P32">Когда Они выбирают число, красное, чёрное, чёт, нечет, какой Они вкладывают смысл? Какое запускают Они Колесо?</text:p>
      <text:p text:style-name="P32">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P32">Наивный Слотроп и представить не мог, чтобы чья-то жизнь 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P32">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2">–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text:soft-page-break/>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P32">Но это кривая, каждый из них чувствует, несомненно. Это парабола. Они должны были угадать пару раз—угадали и отказались поверить—что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p>
      <text:p text:style-name="P32">Пока Война отодвигается всё дальше от них и Казино становится всё более глубоким тылом, вода становится всё грязнее, а цены растут, так что военнослужащие, прибывающие в отпуск, становятся всё шумнее и всё приверженней к полному долбоёбству—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P32">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2">– Теперь какие?– спрашивает Катье, как только подделка становится заметной.</text:p>
      <text:p text:style-name="P32">– Плохой-парень,– грит Слотроп. Имея ввиду, объяснят он, подбритые, узкие, негодяйские.</text:p>
      <text:p text:style-name="P32">– Нет, они выставляюттебя в плохом свете. Почему не завести усы хороший-парень вместо этого?</text:p>
      <text:p text:style-name="P32">– Но у хороших парней нет—</text:p>
      <text:p text:style-name="P32">– Ах, нет? А как же Вайат Эрп?</text:p>
      <text:p text:style-name="P32">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 text:style-name="T100">SHAEF </text:span>приходит и видит это.– Концы опущены,– замечает он.</text:p>
      <text:p text:style-name="P32">– Такие были и у Вайата,– поясняет Слотроп.</text:p>
      <text:p text:style-name="P32">– Такие были и у Джона Вилкиз Бута,– говорит Генерал,– а?</text:p>
      <text:p text:style-name="P32">Слотроп призадумался.– <text:s/>«Он был плохой парень».</text:p>
      <text:p text:style-name="P32">– Точно. А почему ты не подкрутишь концы <text:span text:style-name="T3">вверх</text:span>?</text:p>
      <text:p text:style-name="P32"><text:soft-page-break/>–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2">–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P32">Так что, когда усы делают мозги, Слотроп усы ваксит. Катье всегда под рукой, подложена Ими в его постель, как мелочь под подушку ради его лиственного 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103">permanganate </text:span><text:span text:style-name="T2">,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P32">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P32">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2">– Никак нет,– врёт,– ни даже в шашки.</text:p>
      <text:p text:style-name="P32">– Проклятье. Мне до сих пор не подворачивалось стоящей игры.</text:p>
      <text:p text:style-name="P32">–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p>
      <text:p text:style-name="P1">– Да, да, но,– взглянув на Слотропа самым странным взглядом,– то есть, хочу сказать, я не совсем понимаю, знаете ли, в чё, собственно, суть. Как в ней <text:span text:style-name="T3">выигрывать</text:span>?</text:p>
      <text:p text:style-name="P1">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P1"><text:soft-page-break/>– Звучит довольно отрицательно.</text:p>
      <text:p text:style-name="P1">–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3">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P1">– Я не вполне уверен,— начинает Додсон-Трак.</text:p>
      <text:p text:style-name="P1">– Чепуха. Чего там, только на пользу вырваться из той шахматной колеи.</text:p>
      <text:p text:style-name="P1">– Стаканы побольше,– орёт Слотроп официанту.– Наверное, вон те пивные бокалы! Да! Самое оно. – Официант выхлопывает пробку из трёхлитровой бутыли <text:span text:style-name="T80">Veuve Clicquot Brut</text:span><text:span text:style-name="T1"> и наполняет всем по кругу.</text:span></text:p>
      <text:p text:style-name="P1">– В общем, Принц Уэльский,– заводится Слотроп,– потерял свои хвосты и номер третий нашёл их. Прин, хвосты, номер три.</text:p>
      <text:p text:style-name="P1">– Не я, сэр,– отвечает Додсон-Трак, как-то малость оборонительно.</text:p>
      <text:p text:style-name="P1">– Кто, сэр?</text:p>
      <text:p text:style-name="P1">– Пять, сэр.</text:p>
      <text:p text:style-name="P1">– А что сказать? <text:s text:c="2"/>Спрашивает Пять, шотландец в парадных брюках в клеточку, хитрый с виду.</text:p>
      <text:p text:style-name="P1">– Ты проебал,– распоряжается по-принцевски Слотроп,– так что пей. Всё до дна и без передыху.</text:p>
      <text:p text:style-name="P1">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100">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2"/>
      <text:p text:style-name="P2">ВУЛЬГАРНАЯ ПЕСНЯ</text:p>
      <text:p text:style-name="P1"/>
      <text:p text:style-name="P1">Вчера я ночью шпокнул Королеву Трансиль-вании,</text:p>
      <text:p text:style-name="P1">Сегодня я шпокну Королеву Бургунди-ии,</text:p>
      <text:p text:style-name="P1"><text:soft-page-break/>Я на границе с королевством Шизофре-ни-я,</text:p>
      <text:p text:style-name="P1">Но Королевки ко мне очень так милы….</text:p>
      <text:p text:style-name="P1">На завтрак розовый шампусик и икра,</text:p>
      <text:p text:style-name="P1">Кусок Шатобриана к чаю мне—</text:p>
      <text:p text:style-name="P1">И ничего уж не могу уже курить кроме сигар по десять шиллингов,</text:p>
      <text:p text:style-name="P1">И хохочу я столько, что решишь весь мир тупая шутка,</text:p>
      <text:p text:style-name="P1">Зови меня как хочешь, но расступись толпа передо мной, </text:p>
      <text:p text:style-name="P1">Кто шпокнул <text:s/>милашку Королевку Трансиль-вааа-ни-ии!</text:p>
      <text:p text:style-name="P1"/>
      <text:p text:style-name="P1">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P1">–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P1">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P1">–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P32"><text:soft-page-break/>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P32">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P32">–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P32">–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P32">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P32">– Знаю.</text:p>
      <text:p text:style-name="P32">–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P32">– Эй, Асс…</text:p>
      <text:p text:style-name="P32"><text:soft-page-break/>–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P32">– Окей. Так скажите мне что происходит.</text:p>
      <text:p text:style-name="P32">– Я переживаю.</text:p>
      <text:p text:style-name="P32">– Хорошо, хорошо…</text:p>
      <text:p text:style-name="P32">–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P32">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P1">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P1">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34">Пенис, который он считал своим</text:p>
      <text:p text:style-name="P32">(ведущий тенор): Тот пенис считал он своим—</text:p>
      <text:p text:style-name="P32"><text:tab/><text:tab/>Большой озорной парнишка из кости…</text:p>
      <text:p text:style-name="P32"><text:tab/><text:tab/>С отважной пурпурной головой</text:p>
      <text:p text:style-name="P32"><text:tab/><text:tab/>Торчком в кровати,</text:p>
      <text:p text:style-name="P32"><text:tab/><text:tab/>Где девоньки играли в Телефон—</text:p>
      <text:p text:style-name="P32">(бас): Те-ле-фон….</text:p>
      <text:p text:style-name="P32">(внутренние голоса): Но пришли Они из дырки ночью,</text:p>
      <text:p text:style-name="P32">(бас): <text:tab/><text:tab/>И ласково тетешкали пока не пропал—</text:p>
      <text:p text:style-name="P32">(внутренние голоса): Не видать нигде…</text:p>
      <text:p text:style-name="P32">(тенор): <text:tab/>Теперь он вздыхает один одинёхонек</text:p>
      <text:p text:style-name="P32"><text:tab/><text:tab/>Вздыхает и охает</text:p>
      <text:p text:style-name="P32"><text:tab/><text:tab/>По пенису, который считал он своиииим!</text:p>
      <text:p text:style-name="P1">(внутренние голоса): Был своим!</text:p>
      <text:p text:style-name="P1">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text:soft-page-break/>агентов, <text:s/>Сэмми Хильберт-Шпейса, про которого все думали, что он в Стокгольме, или всё-таки в Парагвае?</text:p>
      <text:p text:style-name="P32">– Вот оно что,– снисходительно <text:span text:style-name="T100">scombroid </text:span>лицо изучает Эвентира, быстрое, как тарелка антенны управления огнём и даже менее милосердное,– а я-то думал, что—</text:p>
      <text:p text:style-name="P32">– Вы думали, что просто отметитесь.</text:p>
      <text:p text:style-name="P1">–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P1">– Но ведь вы с ним не <text:span text:style-name="T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P1">–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P1"><text:span text:style-name="T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3">Не спрашивай. </text:span></text:p>
      <text:p text:style-name="P1">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P32">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text:soft-page-break/>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3">тогда</text:span>….</text:p>
      <text:p text:style-name="P3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100">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P32">– Ты ведь мать ей… а если тебя арестуют, с нею что будет?</text:p>
      <text:p text:style-name="P32">– А им только этого—Петер, как ты не понимаешь, им <text:span text:style-name="T3">нужна</text:span> громадная набухшая титька и некое атрофированное <text:s/>ничто под именем человека блеющее где-то там в её тени. Как могу я быть <text:span text:style-name="T3">человеком</text:span> для неё? Ни даже матерью. «Мать» это категория общественных служб, Матери трудятся на <text:span text:style-name="T3">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P32">–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P32">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P32"><text:soft-page-break/>А Ильсе, заигрывает с ним своими тёмными глазками. Она может произносить его имя. Но часто, чтобы пофлиртовать, отказывается, или зовёт его <text:span text:style-name="T3">Мама</text:span>. «Нет-нет, Мама вон где, а я Петер. Запомнила? Петер».</text:p>
      <text:p text:style-name="P32">– Мама.</text:p>
      <text:p text:style-name="P32">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P32">– Я просто порадовалась, что она не говорит на <text:span text:style-name="T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3">как</text:span>—</text:p>
      <text:p text:style-name="P32"><text:span text:style-name="T3">Как прекрасно</text:span>!</text:p>
      <text:p text:style-name="P32">В эту ночь сэр Стивен исчезает из Казино.</text:p>
      <text:p text:style-name="P32">Но не прежде, чем сказать Слотропу, что его эрекции представляют немалый интерес для Фицморис-Хауса.</text:p>
      <text:p text:style-name="P32">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P32">Затем, извращенчески сознавая это, он отворачивается, обратно в комнату. Время поиграть с Катье, теперь….</text:p>
      <text:p text:style-name="P32">Её лицо побелело, как её волосы. Дождевая ведьма. Поля её шляпы создают шикарный <text:s/>кремово-зелёный ореол вокруг её лица.</text:p>
      <text:p text:style-name="P35">– Ну, его, выходит, нет.– Глубокомыслие такого рода может сработать, чтоб вывести её.– Очень плохо. Но, опять-таки—может и хорошо.</text:p>
      <text:p text:style-name="P35">– Хватит о нём. Что ты знаешь, Слотроп?</text:p>
      <text:p text:style-name="P35">– Что значит, хватит о нём? Ты что, так вот просто отшвыриваешь людей?</text:p>
      <text:p text:style-name="P35">– Ты хочешь узнать?</text:p>
      <text:p text:style-name="P35">Он стоит покручивая ус:– «Расскажи мне, в чём дело».</text:p>
      <text:p text:style-name="P35">– Ты сволочь, Ты всё это пустил под откос, этой своей хитренькой игрой в коллективную пьянку. </text:p>
      <text:p text:style-name="P35">– Что всё это, Катье?</text:p>
      <text:p text:style-name="P35"><text:soft-page-break/>–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5">– Точно не сказал мне, что ты знаешь это <text:span text:style-name="T3">дзюдо</text:span>. Должно обучили тебя в той <text:span text:style-name="T3">Голландии</text:span>, а? Конечно, мелочи,– распевает нисходящими ребячьими терциями,– тебя выдают, сама знаешь….</text:p>
      <text:p text:style-name="P35">–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P32">– Послушай, пизда, не выводи меня из себя, мне женщин бить не жалко, я Кэгни из Французской Риверы, так что смотри мне.</text:p>
      <text:p text:style-name="P32">– Я убью тебя…</text:p>
      <text:p text:style-name="P32">– Что? И пустишь под откос всё это?</text:p>
      <text:p text:style-name="P32">Катье оборачивает голову и впивается зубами ему в предплечье, как раз то место, куда входили иглы с Пентоналом.– «О, <text:span text:style-name="T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1232">¾, </text:span><text:span text:style-name="T1">не профиль даже, а ужасное Лицо, что Уже не Лицо, ставшее слишком абстрактным, недосягаемым: впадинка глазницы, <text:s/>но никак не </text:span><text:span text:style-name="T102">labile глаз, </text:span><text:span text:style-name="T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P32">– Эй, Катье,– всё, что он грит.</text:p>
      <text:p text:style-name="P32">–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100">voile</text:span>, мягко спадая, рука об руку, на что-то из лужаек и покоя. Удивляешься?</text:p>
      <text:p text:style-name="P32">Она отодвинулась, выпустив его хуй в холод комнаты.– «Как оно в Лондоне, Слотроп? Когда падают ракеты?»</text:p>
      <text:p text:style-name="P32">– Как?– После ебли, он обычно любит поваляться, просто курить сигарету, думать о еде,– ну, пока не ахнет, ты не знаешь, что она есть. Блин, уже <text:span text:style-name="T3">после</text:span> того, как рванёт. И если не в тебя, значит ты в порядке до следующей ракеты. Если ты услышал взрыв, то знаешь, ты должно быть жив.</text:p>
      <text:p text:style-name="P32">– Это так узнаёшь, что жив.</text:p>
      <text:p text:style-name="P32">–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P32"><text:soft-page-break/>– Температура внешнего слоя, Т корень из <text:span text:style-name="T3">е</text:span>, что оно такое? нарастает резко до <text:span text:style-name="T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81">tête-à-tête, </text:span><text:span text:style-name="T2">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103">croissants</text:span><text:span text:style-name="T2">,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3">Brennschluss </text:span>по IG и радио методы… уравнения, трансформации….</text:p>
      <text:p text:style-name="P32">– Теперь рост тяги при изменении угла. Я называю высоту, ты говоришь мне угол.</text:p>
      <text:p text:style-name="P32">– Катье, может ты будешь говорить <text:span text:style-name="T3">мне</text:span> угол?</text:p>
      <text:p text:style-name="P32">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3">Der Phau</text:span>. ‘Phau Zwei’. Подъём, запрограммированный в обряд любви… к <text:span text:style-name="T3">Brennschluss </text:span>он был исполнен—чисто женское дополнение Ракеты, нулевая точка в центре цели, 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P32">Катье воспринимала огромную арку в безвоздушность, как как явный намёк на некие похотливые желания, что движут планетой и ею, и <text:span text:style-name="T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P32">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P32">Тёмный базальт выпирает из моря. Паром, висит <text:span text:style-name="T100">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P32">– Хмм?</text:p>
      <text:p text:style-name="P32">– Пойдём наверх,– грит Слотроп.</text:p>
      <text:p text:style-name="P32">Она, быть может, заколебалась, но настолько кратко, что он не заметил:–<text:span text:style-name="T1"> «О чём мы только что тут говорили?»</text:span></text:p>
      <text:p text:style-name="P32">– Про ту ракету, А4.</text:p>
      <text:p text:style-name="P32">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3">ты</text:span> не хочешь. Не больше, чем А4 хочет Лондон. Только не думаю, что им известно про другие «я»… <text:soft-page-break/>твоё, или Ракеты… нет. Не больше твоего. Усли не можешь сейчас понять этого, то хотя бы запомни. Это всё, что я могу для тебя сделать.</text:p>
      <text:p text:style-name="P32">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3">, <text:s/>merci, non</text:span>….» Он старается заучить организационную структуру у них там в Пенемюнде.</text:p>
      <text:p text:style-name="P32">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P32">– Мне вспомнилось, как я наткнулся на тебя. В тот день.– Он как-то не может выразиться вслух точнее, но она знает, что это про Гимлер-Шпильзааль.</text:p>
      <text:p text:style-name="P32">Она резко обернулась:– «Мне тоже».</text:p>
      <text:p text:style-name="P32">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P32">– А и ты так была далеко тогда…Я не мог до тебя дотянуться….</text:p>
      <text:p text:style-name="P32"><text:span text:style-name="T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P32">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P32">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3">этом</text:span> переживать, сейчас? Что за—гля, <text:span text:style-name="T3">эти</text:span> деревья—каждая из длинных косм, пронизана, <text:s/>выворачиваясь <text:s/>напряжённым <text:span text:style-name="T100">drypoint</text:span> напротив неба, каждая <text:span text:style-name="T3">размещена с таким совершенством</text:span>….</text:p>
      <text:p text:style-name="P32">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text:soft-page-break/>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P32">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3">казу</text:span> вступают? Точняк, куча казу! Казу <text:span text:style-name="T3">Оркестр</text:span>!</text:p>
      <text:p text:style-name="P32">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P32">– Катье.</text:p>
      <text:p text:style-name="P32">– Шшш,– проведя мечтательными ногтями к утру, вдоль <text:span text:style-name="T1">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1" draw:name="Рисунок 3" text:anchor-type="as-char" svg:width="6.9252in" svg:height="0.3634in" draw:z-index="2"><draw:image xlink:href="Pictures/10000000000005F40000005066F31325DF27135A.png" xlink:type="simple" xlink:show="embed" xlink:actuate="onLoad" loext:mime-type="image/png"/></draw:frame></text:p>
      <text:p text:style-name="P32">– <text:span text:style-name="T1">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p>
      <text:p text:style-name="P32"/>
      <text:p text:style-name="P32">Так [Пойнтсмен никогда никому не показывает эти свои дописки], потянувшись</text:p>
      <text:p text:style-name="P32">за цветком у себя на столе,</text:p>
      <text:p text:style-name="P32">Я знаю, что чёткая мозаика комнаты моей</text:p>
      <text:p text:style-name="P32">Начинает ингибиционно растворяться понемногу</text:p>
      <text:p text:style-name="P32">Вокруг цветенья, стимула, потребности</text:p>
      <text:p text:style-name="P32">Горящей резче, а яркость, отсосанная быстро</text:p>
      <text:p text:style-name="P32">Из всего вокруг, на нём сосредоточена</text:p>
      <text:p text:style-name="P32">(Но не настолько, чтоб слепить), как фокус наведённый. </text:p>
      <text:p text:style-name="P32"><text:soft-page-break/>Хоть тут же, в гипнотичном комнаты смерканьи,</text:p>
      <text:p text:style-name="P32">Немало прочей всячины—книги, инструменты,</text:p>
      <text:p text:style-name="P32">Одежда старика, для городков увесистая бита,</text:p>
      <text:p text:style-name="P32">Всё затушёвано присутствием своим. Их духи,</text:p>
      <text:p text:style-name="P32">Или моя память о том, где как и почему всё было,</text:p>
      <text:p text:style-name="P32">Стёрты, в этот миг, воспламен фокусом:</text:p>
      <text:p text:style-name="P32">В наклоне к хрупкому и ждущему цветку…</text:p>
      <text:p text:style-name="P32">Попутно, что-то из всего—ручка, иль пустой стакан—</text:p>
      <text:p text:style-name="P32">Задет и сброшен оттуда где стоял, наверно, закатиться</text:p>
      <text:p text:style-name="P32">За пределы памяти отключенных границ….</text:p>
      <text:p text:style-name="P32">Но это, внесём ясность, отнюдь <text:s/>не «ротозейство старца»,</text:p>
      <text:p text:style-name="P32">Тут сконцетрированность, которую те, кто моложе,</text:p>
      <text:p text:style-name="P32">Легко, со смехом отметут, их мир</text:p>
      <text:p text:style-name="P32">Им дарит больше, чем одна потеря—</text:p>
      <text:p text:style-name="P32">А тут, где восемьдесят три, кора уж ослабела,</text:p>
      <text:p text:style-name="P32">Процессы возбуждения сгорели до золы,</text:p>
      <text:p text:style-name="P36">Подстройкой к сдерживающим запретам натёрты пальцы,</text:p>
      <text:p text:style-name="P37">И всякий раз как комната уходит в свою неясность,</text:p>
      <text:p text:style-name="P37">Мне кажется, что я взглянул на город в учениях по отключенью света</text:p>
      <text:p text:style-name="P37">(И к этому придём, если Германия будет продол<text:span text:style-name="T117">ж</text:span>ать</text:p>
      <text:p text:style-name="P37">Такой безумный курс). И гаснет каждый огонёк….</text:p>
      <text:p text:style-name="P37">За исключеньем одного светящегося <text:s/>цветенья,</text:p>
      <text:p text:style-name="P37">Что не под силу погасить Дежурным. Или не в этот раз.</text:p>
      <text:p text:style-name="P37"/>
      <text:p text:style-name="P38">Еженедельные брифинги в «Белом Посещении» <text:span text:style-name="T118">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39">– Старик <text:span text:style-name="T121">сдрейфил</text:span>,– вопит Майрон Грантон, и сам-то не очень стабильный в эти дни. <text:span text:style-name="T119">Группа по Слотропу собралась на своё регулярное заседание в крыле ОИА.</text:span>– <text:span text:style-name="T120">Он прикончит всю программу, стоит ему хоть одну ночь помучится бессонницей….</text:span></text:p>
      <text:p text:style-name="P47">Определённая степень благовоспитанной паники заметна среди присутствующих. <text:span text:style-name="T122">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48"><text:soft-page-break/>Лишь Пойнтсмен сохраняет тут спокойствие. <text:span text:style-name="T123">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40">– <text:span text:style-name="T124">Бояться нечего?</text:span>– <text:span text:style-name="T124">вскрикивает Аарон Тростер и все они снова заводяться скулить и бормотать. </text:span></text:p>
      <text:p text:style-name="P41">– <text:span text:style-name="T125">Слотроп вышиб Додсон-Трака и девушку в один день!</text:span></text:p>
      <text:p text:style-name="P41">– <text:span text:style-name="T125">Всё рухнуло, Пойнтсмен!</text:span></text:p>
      <text:p text:style-name="P42">– <text:span text:style-name="T126">С момента возвращения сэра Стивена, Фицморис-Хаус вышел из программы, и последовали нескромные запросы от Дункана Сандис</text:span>—</text:p>
      <text:p text:style-name="P42">– <text:span text:style-name="T126">Это зять Премьер-Министра, Пойнтсмен, нехорошо, нехорошо!</text:span></text:p>
      <text:p text:style-name="P43">– <text:span text:style-name="T127">Мы уже начали скатываться в дефицит</text:span>—</text:p>
      <text:p text:style-name="P43">– <text:span text:style-name="T127">Финансирование,</text:span>– <text:span text:style-name="T127">ЕСЛИ не терять головы,</text:span>– <text:span text:style-name="T127">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233"><text:s/>'</text:span><text:span text:style-name="T127">46-й, прежде, чем что-нибудь смахивающее на дефицит начнёт поднимать голову.</text:span></text:p>
      <text:p text:style-name="P44">– <text:span text:style-name="T128">Опять ваши Заинтересованные Стороны, Пойнтсмен?</text:span>– <text:span text:style-name="T128">грит Ролло Грост.</text:span></text:p>
      <text:p text:style-name="P44">– <text:span text:style-name="T128">А, то-то я видел как Клив Монсун из Империал Кемикалз уединялся с вами позавчера,</text:span>–<text:span text:style-name="T128"> припоминает Эдвин Трикл. </text:span>– <text:span text:style-name="T128">Мы с Кливом проходили курс-другой органической химии в Манчестере.</text:span>– <text:span text:style-name="T128">Так ИК один из наших, э, спонсоров, Пойнтсмен?</text:span></text:p>
      <text:p text:style-name="P44">– <text:span text:style-name="T128">Нет,</text:span>– <text:span text:style-name="T128">без запинки.</text:span>– <text:span text:style-name="T128">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5">Schwarzkommando.</text:span></text:p>
      <text:p text:style-name="P45">– <text:span text:style-name="T129">Чёрта с два. Я знаю, что Клив в ИК заведует какой-то разработкой по полимерам.</text:span></text:p>
      <text:p text:style-name="P49">Они уставились друг на друга. Один из них лжёт, или блефует, или же оба, или всё сразу из вышеперечисленного. <text:span text:style-name="T130">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6">und so weiter.</text:span><text:span text:style-name="T130"> «Хотел бы я, чтобы ИК и вправду частью финансировала это»,– улыбается Пойнтсмен.</text:span></text:p>
      <text:p text:style-name="P50">– Слабовато, слабовато,– бормочет д-р Грост, молодой ещё.</text:p>
      <text:p text:style-name="P51">– Ну, и что с того?– кричит Аарон Тростер.– Стоит старику встать не с той ноги и вся музыка накроется.</text:p>
      <text:p text:style-name="P46">–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2">А другими они не бывают на этих его собраниях. <text:span text:style-name="T131">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text:span><text:soft-page-break/><text:span text:style-name="T131">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8">паджарили</text:span><text:span text:style-name="T132">, паря, как первый раз сунулсси не туды в ёбаном лабиринте. Сто вольт, ага. Сказали, шо то так по случайности. Ага… </text:span><text:span text:style-name="T9">канешна</text:span><text:span text:style-name="T133">, ишчо как!</text:span></text:p>
      <text:p text:style-name="P53"><text:span text:style-name="T133">С</text:span>верху, <text:span text:style-name="T134">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7">их</text:span><text:span text:style-name="T135">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1"/>
      <text:p text:style-name="P31">Павловия (бальный танец)</text:p>
      <text:p text:style-name="P1">Весна <text:span text:style-name="T136">пришла в Павловию-ю-ю,</text:span></text:p>
      <text:p text:style-name="P3">Я заблудился в лабиринте…</text:p>
      <text:p text:style-name="P3"><text:span text:style-name="T137">И пах л</text:span>изолом <text:s/>лёгкий бриз,</text:p>
      <text:p text:style-name="P4">Я день за днём искал.</text:p>
      <text:p text:style-name="P54">Тебя нашёл я в <text:span text:style-name="T104">cul-de-sac</text:span></text:p>
      <text:p text:style-name="P59">Не знал я ты откуда, не знал как тебя звать,</text:p>
      <text:p text:style-name="P60"><text:span text:style-name="T138">Тут </text:span>наши носики нечаянно столкнулись</text:p>
      <text:p text:style-name="P59">И сердце моё научилось летать!</text:p>
      <text:p text:style-name="P59"/>
      <text:p text:style-name="P61">Так вместе мы нашли свой путь, </text:p>
      <text:p text:style-name="P61">Сгрызли жрачки кусочек, иль два…</text:p>
      <text:p text:style-name="P62">Это был словно вечер в кафе,</text:p>
      <text:p text:style-name="P63">Ничё мне не надо, лишь бы ты была…</text:p>
      <text:p text:style-name="P64">Осень пришла в Павловию-ю-ю,</text:p>
      <text:p text:style-name="P70"><text:span text:style-name="T139">И вот опять я один</text:span><text:span text:style-name="T140">—</text:span></text:p>
      <text:p text:style-name="P71"><text:soft-page-break/><text:span text:style-name="T140">Д</text:span><text:span text:style-name="T139">олбают меня милливольтами,</text:span></text:p>
      <text:p text:style-name="P65">Аж до нейронов и до кости</text:p>
      <text:p text:style-name="P65">И я вспоминаю моменты,</text:p>
      <text:p text:style-name="P71"><text:span text:style-name="T139">Хоть не знаю твоё имя, ты прости</text:span><text:span text:style-name="T140">—</text:span></text:p>
      <text:p text:style-name="P71"><text:span text:style-name="T140">Н</text:span><text:span text:style-name="T139">ичего не осталось в Павлови-и-и,</text:span></text:p>
      <text:p text:style-name="P66">Уйду в лабиринт и меня не зовиии….</text:p>
      <text:p text:style-name="P66"/>
      <text:p text:style-name="P72"><text:span text:style-name="T139">Они танцуют плавными витками. </text:span><text:span text:style-name="T141">Крысы и мыши кружат в хороводе, </text:span><text:span text:style-name="T142">выгибая свои хвосты так и эдак, сложить узор хризантемы, или взблеск солнца, </text:span><text:span text:style-name="T143">под конец, все вместе составляют очертание </text:span><text:span text:style-name="T145">единой </text:span><text:span text:style-name="T143">гигантской мыши, в чьём глазу </text:span><text:span text:style-name="T144">Сильвермейл позирует с улыбкой, вскинув руки буквой V, продляя посл</text:span><text:span text:style-name="T145">е</text:span><text:span text:style-name="T144">днюю ноту песни </text:span><text:span text:style-name="T145">вместе с огромным хором грызунов и оркестром. </text:span><text:span text:style-name="T146">Одна из классических пропагандистских листовок </text:span><text:span text:style-name="T147">PWD </text:span><text:span text:style-name="T146">в эти дни </text:span><text:span text:style-name="T148">призывает гренадеров фольксштурма: SETZT V-2 EIN!, </text:span><text:span text:style-name="T149">а в примечании поясняет, что « </text:span><text:span text:style-name="T148">V-2» </text:span><text:span text:style-name="T150">означает вскинуть руки над головой и «почётно сдаться»</text:span><text:span text:style-name="T140">—</text:span><text:span text:style-name="T150">такой вот юмор висельника</text:span><text:span text:style-name="T140">—</text:span><text:span text:style-name="T151">а заодно учит как надо фонетически правильно говорить «йа здайусся». </text:span><text:span text:style-name="T152">Так эта Веблинова <text:s/></text:span><text:span text:style-name="T144">V </text:span><text:span text:style-name="T152">тут символизировать «виктория» или « </text:span><text:span text:style-name="T151">здайусся»?</text:span></text:p>
      <text:p text:style-name="P73"><text:span text:style-name="T151">О</text:span><text:span text:style-name="T139">ни насладились моментом своей свободы. </text:span><text:span text:style-name="T153">Вебли понадобился лишь как звезда на гастролях. Теперь брысь по клеткам, обратно к рационализированн</text:span><text:span text:style-name="T154">ым формам</text:span><text:span text:style-name="T153"> смерти</text:span><text:span text:style-name="T140">—</text:span><text:span text:style-name="T154">смерть на службе единственному виду, что проклят знанием о своей смертности…. «</text:span><text:span text:style-name="T155">Я б вас освободил, если б знал как. </text:span><text:span text:style-name="T156">Но тут свободы не дождёшься. Все животные, растения, минералы, </text:span><text:span text:style-name="T157">даже другие виды человека, ежедневно </text:span><text:span text:style-name="T158">разбираются и складываются заново, </text:span><text:span text:style-name="T159">дабы сохранить нескольких элитных, </text:span><text:span text:style-name="T160">которые громче всех теоретизируют о свободе, </text:span><text:span text:style-name="T161">но свободны меньше всех. </text:span><text:span text:style-name="T162">Я даже не могу вас обнадёжить, что когда-то станет по-другому</text:span><text:span text:style-name="T140">—</text:span><text:span text:style-name="T163">что Они выйдут и забудут смерть, </text:span><text:span text:style-name="T164">и утратят </text:span><text:span text:style-name="T165">скрупулёзный ужас своей технологии, </text:span><text:span text:style-name="T166">и перестанут использовать всякую иную форму жизни </text:span><text:span text:style-name="T167">без жалости, держась того, что загоняет человека до терпимого уровня</text:span><text:span text:style-name="T140">—</text:span><text:span text:style-name="T168">и вместо этого станут как вы, просто тут, просто живыми….» </text:span><text:span text:style-name="T169">Гастролирующая звезда удаляется по коридорам. </text:span></text:p>
      <text:p text:style-name="P74"><text:span text:style-name="T169">О</text:span><text:span text:style-name="T139">гни, все, кроме розбрызгов там и сям, погашены в « Белом Посещении». </text:span><text:span text:style-name="T170">Небо в эту ночь тёмно-синее, </text:span><text:span text:style-name="T171">синее, как флотская шинель, </text:span><text:span text:style-name="T172">и облака в нём удивительно белые</text:span><text:span text:style-name="T170">. </text:span><text:span text:style-name="T173">Ветер упорный и холодный. </text:span><text:span text:style-name="T174">Старый бригадный генерал Падинг, дрожа, </text:span><text:span text:style-name="T175">выскальзывает из своего помещения </text:span><text:span text:style-name="T176">по ступеням чёрного</text:span><text:span text:style-name="T175"> ход</text:span><text:span text:style-name="T176">а, </text:span><text:span text:style-name="T177">маршрутом известным лишь ему, </text:span><text:span text:style-name="T178">через пустую оранжерею в свете звёзд, </text:span><text:span text:style-name="T179">вдоль галереи </text:span><text:span text:style-name="T181">развешенной</text:span><text:span text:style-name="T179">, чтобы сплести кружево из модников, </text:span><text:span text:style-name="T180">лошадей, дам с яйцами варёными вкрутую в</text:span><text:span text:style-name="T181">м</text:span><text:span text:style-name="T180">ест</text:span><text:span text:style-name="T181">о</text:span><text:span text:style-name="T180"> глаз, </text:span><text:span text:style-name="T181">покидая её через маленькую антресоль (точка </text:span><text:span text:style-name="T84">наибольшей опасности…</text:span><text:span text:style-name="T181">) и в комнату-склад </text:span><text:span text:style-name="T182">лишней</text:span><text:span text:style-name="T181"> мебели, </text:span><text:span text:style-name="T182">чьи штабели старья</text:span><text:span text:style-name="T181"> </text:span><text:span text:style-name="T182">и черноты </text:span><text:span text:style-name="T183">пролёгшей</text:span><text:span text:style-name="T182"> где попало, даже на </text:span><text:span text:style-name="T183">таком удалении от детства, запросто осыпают морозом по коже, </text:span><text:span text:style-name="T184">опять наружу и вниз по нескольким ступеням из метала, </text:span><text:span text:style-name="T185">напевая, как он надеется, тихонько, для храбрости:</text:span><text:span text:style-name="T184"> </text:span></text:p>
      <text:p text:style-name="P67"/>
      <text:p text:style-name="P75"><text:span text:style-name="T176">О</text:span><text:span text:style-name="T139">мой меня водой,</text:span></text:p>
      <text:p text:style-name="P68">Которой моешь дочь свою грязнулю,</text:p>
      <text:p text:style-name="P69">И стану я белей побелки на стене….</text:p>
      <text:p text:style-name="P65"/>
      <text:p text:style-name="P76"><text:soft-page-break/>Вот наконец крыло Д, где окопались сумасшедшие из 30-х. <text:span text:style-name="T633">Ночной дежурный спит накрывшись номером </text:span><text:span text:style-name="T10">Дейли Херальд. </text:span><text:span text:style-name="T635">По виду он грубый жлоб, а читал передовицу. </text:span><text:span text:style-name="T636">Знак близящихся перемен, следующие выборы? Ой-ой-ой…</text:span></text:p>
      <text:p text:style-name="P77"><text:span text:style-name="T636">Н</text:span><text:span text:style-name="T634">о ему приказано пропускать бригадного генерала. Старик крадётся мимо на цыпочках, учащённо дыша. <text:s/></text:span><text:span text:style-name="T637">Мокрота похрипывает <text:s/>в </text:span><text:span text:style-name="T638">глубине его </text:span><text:span text:style-name="T637">горл</text:span><text:span text:style-name="T638">а</text:span><text:span text:style-name="T637">. </text:span><text:span text:style-name="T638">В таком возрасте мокрота ежедневный компаньон, </text:span><text:span text:style-name="T639">культура мокроты среди пожилых, </text:span><text:span text:style-name="T640">мокрота в тысяче проявлений, </text:span><text:span text:style-name="T641">выскакивает сгустками, </text:span><text:span text:style-name="T642">когда</text:span><text:span text:style-name="T641"> совсем не жд</text:span><text:span text:style-name="T642">ёшь,</text:span><text:span text:style-name="T641"> на скатерть стола </text:span><text:span text:style-name="T642">при визите к другу, окольцовывает его дыхательные пути по ночам, превращая их в трубки Вентури, </text:span><text:span text:style-name="T643">такие твёрдые, что затемняют сны </text:span><text:span text:style-name="T644">и заставляют пробудиться, в мольбе….</text:span></text:p>
      <text:p text:style-name="P55"><text:span text:style-name="T655">Г</text:span><text:span text:style-name="T654">олос из камеры слишком отдалённой, чтоб мы смогли уловить обертона: «Я благословенный Метатрон. Я хранитель Тайны. </text:span><text:span text:style-name="T656">Я оберегатель Трона...» Здесь, наиболее возбуждающие из Виговских эксцессов были срублены долотом или замазаны краской. </text:span><text:span text:style-name="T657">Незачем ерепенить пациентов. </text:span><text:span text:style-name="T658">Всё в нейтральных тонах,</text:span><text:span text:style-name="T657"> </text:span><text:span text:style-name="T658">мягких шторах, репродукции Импрессионистов на стенах. </text:span><text:span text:style-name="T659">Только мраморный пол оставлен как был и лоснится под лампочками как вода. </text:span><text:span text:style-name="T660">Старый Падинг должен продержаться с полдюжины кабинетов или приёмных прежде , чем достигнет своё место <text:s/>назначения. </text:span><text:span text:style-name="T661">Ещё не минуло и полмесяца, но </text:span><text:span text:style-name="T662">тут </text:span><text:span text:style-name="T661">уже </text:span><text:span text:style-name="T662">зарождается нечто вроде ритуала, его повторяемость. </text:span><text:span text:style-name="T663">В каждой из комнат </text:span><text:span text:style-name="T664">содержится </text:span><text:span text:style-name="T663">какая-нибудь особая гадость для него: </text:span><text:span text:style-name="T664">тест, который он должен пройти. </text:span><text:span text:style-name="T665">Хотел бы он знать, не подстро</text:span><text:span text:style-name="T666">ил</text:span><text:span text:style-name="T665"> ли </text:span><text:span text:style-name="T666">и </text:span><text:span text:style-name="T665">это Пойнтсмен. </text:span><text:span text:style-name="T666">Конечно, конечно, кому же ещё… </text:span><text:span text:style-name="T667">как этот молодой ублюдок вообще узнал? </text:span><text:span text:style-name="T668">Может я разговаривал во сне? </text:span><text:span text:style-name="T669">Ли они проникали среди ночи со своими </text:span><text:span text:style-name="T670">уколами</text:span><text:span text:style-name="T669"> правды </text:span><text:span text:style-name="T670">и</text:span><text:span text:style-name="T671">—</text:span><text:span text:style-name="T672">и лишь мелькнула эта мысль, как перед ним </text:span><text:span text:style-name="T673">его </text:span><text:span text:style-name="T672">первый тест </text:span><text:span text:style-name="T673">в </text:span><text:span text:style-name="T672">сегодняшней ночи</text:span><text:span text:style-name="T673">. <text:s/></text:span><text:span text:style-name="T674">В первой комнате: шприц и прочие к нему </text:span><text:span text:style-name="T675">причиндалы</text:span><text:span text:style-name="T674"> оставлены на </text:span><text:span text:style-name="T675">столе. </text:span><text:span text:style-name="T676">Очень явно поблескивают, а всё остальное в комнате лишено резкости. Да, по утрам я чувствовал жуткую вялость, не мог проснуться после снов</text:span><text:span text:style-name="T671">—</text:span><text:span text:style-name="T676">но во сне ли это было? </text:span><text:span text:style-name="T677">Я разговаривал… </text:span><text:span text:style-name="T678">Но это всё, что он помнит, как он говорил, а кто-то его слушал… </text:span><text:span text:style-name="T679">Он дрожит от страха и лицо его белее побелки.</text:span></text:p>
      <text:p text:style-name="P57"><text:span text:style-name="T679">В</text:span><text:span text:style-name="T654">о второй приёмной красная жестянка из-под кофе, </text:span><text:span text:style-name="T680">Название бренда Саварин. Он понимает, что оно тут подразумевает Северин. О, грязный, глумливый негодяй…. </text:span><text:span text:style-name="T681">Но это не злобные насмешки предуготов</text:span><text:span text:style-name="T682">ле</text:span><text:span text:style-name="T681">нные страдальцу, </text:span><text:span text:style-name="T682">скорее сочувственная магия, </text:span><text:span text:style-name="T683">повторение где только можно, преобладающей формы (как, например, безумный разрушитель </text:span><text:span text:style-name="T684">в своей вечерней посудомоечной воде начнёт тереть ложку меж двух чашек, </text:span><text:span text:style-name="T685">или даже между стаканом и тарелкой, </text:span><text:span text:style-name="T686">из страха перед Трясучкой это означает… <text:s/></text:span><text:span text:style-name="T687">потому что на самом деле это он ухватил трясучкин язык, </text:span><text:span text:style-name="T688">защемил между двух фатальных контактов </text:span><text:span text:style-name="T689">пальцами, что заныли от такого нежданного напоминания)… </text:span><text:span text:style-name="T690">В третьей, ящик стола чуть выдвинут с кипой историй болезни и томом Крафт-Эбинга. </text:span><text:span text:style-name="T691">В четвёртой, человеческий череп. </text:span><text:span text:style-name="T692">Его возбуждение растёт. </text:span><text:span text:style-name="T693">В пятой, обрезок тростника с Малакки с узловатой головкой набалдашника. </text:span><text:span text:style-name="T694">Я участвовал в стоьких войнах за Англию, то всех уж не упомню… </text:span><text:span text:style-name="T695">разве я не расплатился? </text:span><text:span text:style-name="T696">Рисковал для них всем, раз за разом… </text:span><text:span text:style-name="T697">Зачем им мучить старика? </text:span><text:span text:style-name="T698">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699">его собственный левый глаз выбит напрочь, труп уже завонялся… </text:span><text:span text:style-name="T700">нет… нет! </text:span><text:span text:style-name="T701">Пальто, чьё-то старое пальто забыто на кр</text:span><text:span text:style-name="T702">ю</text:span><text:span text:style-name="T701">ке в стене… </text:span><text:span text:style-name="T702">но разве он не слышал </text:span><text:span text:style-name="T734">запах</text:span><text:span text:style-name="T702">? </text:span><text:span text:style-name="T703">А вот теперь наплывает горчичный газ, с фатальным гудом, как сны, которых мы не хотим, или когда задыхаемся. </text:span><text:span text:style-name="T704">Пулемёт с Германской стороны напевает </text:span><text:span text:style-name="T735">дам диди да да</text:span><text:span text:style-name="T704">, Английск</text:span><text:span text:style-name="T706">ий ему</text:span><text:span text:style-name="T704"> отвечает </text:span><text:span text:style-name="T735">ду</text:span><text:span text:style-name="T736">м</text:span><text:span text:style-name="T735"> дум</text:span><text:span text:style-name="T704">, и ночь <text:s/>обвивает, стискивает его тело, </text:span><text:span text:style-name="T705">за минуту до</text:span><text:span text:style-name="T704"> назначенной атаки….</text:span></text:p>
      <text:p text:style-name="P58"><text:span text:style-name="T666">В </text:span><text:span text:style-name="T654">седьмую камеру, суставами хрупкими против тёмного дуба, он стучит. </text:span><text:span text:style-name="T707">Замок, дистанционно, </text:span><text:span text:style-name="T708">электрически управляемый, распахивается с чётким отголоском эха. Войдя, он закрывает за собою дверь. <text:s/></text:span><text:span text:style-name="T709">Камера тонет в полумраке, лишь ароматическая свеча светит в углу, </text:span><text:span text:style-name="T710">далеко, словно за несколько миль. </text:span><text:span text:style-name="T711">Она ждёт его на <text:s/>высоком Адамовом стуле, </text:span><text:span text:style-name="T712">белое тело и чёрная униформа мрака. Он падает на колени.</text:span></text:p>
      <text:p text:style-name="P56"><text:soft-page-break/><text:span text:style-name="T671">– </text:span><text:span text:style-name="T712">Повелительница Ноч</text:span><text:span text:style-name="T714">и</text:span><text:span text:style-name="T712">… блистающая мать и последняя любовь… </text:span><text:span text:style-name="T713">слуга твой, Эрнест Падинг, явился по приказу.</text:span></text:p>
      <text:p text:style-name="P78">В эти военные годы, средоточие женского лица это её рот. <text:span text:style-name="T809">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79">Его подстриженные усы топорщатся, дрожа поперёк её пальцев. <text:span text:style-name="T810">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80">Она наблюдает его раздевание, орден чуть позвякивают, шелестит накрахмаленная рубаха. <text:span text:style-name="T811">Ей жутко хочется сигареты, но её инструктировали не курить. Она старается держать неподвижными <text:s/>руки. «О чём ты думаешь, Падинг?»</text:span></text:p>
      <text:p text:style-name="P81">– <text:span text:style-name="T812">О той ночи, когда мы встретились впервые.</text:span>–<text:span text:style-name="T812">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2">– <text:span text:style-name="T813">И ты тоже.</text:span></text:p>
      <text:p text:style-name="P83">– <text:span text:style-name="T814">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1">Он опять на коленях, голый как младенец. <text:span text:style-name="T815">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4">– <text:span text:style-name="T816">Время для боли, генерал. Получишь двенадцать самых лучших, если твоё жертвоприношение в эту ночь мне понравится. </text:span></text:p>
      <text:p text:style-name="P92">Это худший для него момент. <text:span text:style-name="T817">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5"><text:soft-page-break/>– <text:span text:style-name="T818">В Бадайозе,</text:span>– <text:span text:style-name="T818">уничижённым шёпотом,</text:span>– <text:span text:style-name="T818">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3">Она чуть помолчала, заставляя его ожидать. <text:span text:style-name="T819">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4">Эта часть её рутины ей не претит, по крайней мере. <text:span text:style-name="T820">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11">Хрясь</text:span><text:span text:style-name="T820">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105">аксельбантами</text:span><text:span text:style-name="T820">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5">Он приподымается на колени, поцеловать орудие. <text:span text:style-name="T821">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По такому случаю, волосы у неё на лобке покрашены чёрным. Он вздыхает, испуская маленький постыдный стон. </text:span></text:p>
      <text:p text:style-name="P86">– <text:span text:style-name="T822">Ах...да, знаю.</text:span>– <text:span text:style-name="T823">Она смеётся.</text:span>– <text:span text:style-name="T823">Несчастный смертный генерал, я знаю. Это моя заключительная тайна,</text:span>– <text:span text:style-name="T824">поглаживая ногтями губки своего влагалища,</text:span>– <text:span text:style-name="T825">нельзя просить женщину, чтобы раскрыла свою последнюю тайну, так ведь?</text:span></text:p>
      <text:p text:style-name="P87">– <text:span text:style-name="T826">Пожалуйста…</text:span></text:p>
      <text:p text:style-name="P87">– <text:span text:style-name="T826">Нет. Не сегодня. На колени и прими, что я дам тебе.</text:span></text:p>
      <text:p text:style-name="P96">Невольно<text:span text:style-name="T827">—</text:span>это уже рефлекс<text:span text:style-name="T827">—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text:span><text:soft-page-break/><text:span text:style-name="T827">золотисто-прозрачных, зависли на блестящих волосах её пизды. Её лицо, проглядывающее между её голых грудей, гладко как сталь. </text:span></text:p>
      <text:p text:style-name="P97">Она разворачивается. «Придержи мои меха»,<text:span text:style-name="T827">–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98">Есть ещё две какашки, поменьше, <text:span text:style-name="T828">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99">Бригадный генерал быстро кончает. <text:span text:style-name="T829">Густой запах семени наполняет комнату, словно дым.</text:span></text:p>
      <text:p text:style-name="P88">– <text:span text:style-name="T830">Теперь уходи.</text:span>– <text:span text:style-name="T830">Ему хочется плакать. Но он уже молил прежде, предлагал ей</text:span>—<text:span text:style-name="T831">какой абсурд</text:span>—<text:span text:style-name="T831">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89">– <text:span text:style-name="T832">Нет. Нет. Мне надоело только </text:span><text:span text:style-name="T12">это</text:span><text:span text:style-name="T832">,</text:span>– <text:span text:style-name="T833">дёргает головой назад из крыла Д, чтоб охватить всё остальное «Белое Посещение».</text:span>– <text:span text:style-name="T834">насточертело….</text:span></text:p>
      <text:p text:style-name="P90">– <text:span text:style-name="T835">Оденься. Не забудь вытереть рот. Я пошлю за тобой, когда захочу тебя снова.</text:span></text:p>
      <text:p text:style-name="P100">Отпущен. Вновь в униформе, он <text:span text:style-name="T836">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106">E. </text:span><text:span text:style-name="T107">с</text:span><text:span text:style-name="T106">oli.</text:span><text:span text:style-name="T836"> Хотя возможно, завтрашней ночью… может тогда. Он не знает как ему дальше выдержать. Но может быть, в предрассветные часы….</text:span></text:p>
      <text:p text:style-name="P101"><draw:frame draw:style-name="fr2" draw:name="Image2" text:anchor-type="paragraph" svg:width="6.9252in" svg:height="0.3661in" draw:z-index="3"><draw:image xlink:href="Pictures/1000000000000B720000009B428C9716555D8079.png" xlink:type="simple" xlink:show="embed" xlink:actuate="onLoad" loext:mime-type="image/png"/></draw:frame><text:soft-page-break/>Великий гребень<text:span text:style-name="T827">—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2">В «Белом Посещении», дни, вдоль отрезка мелового побережья, <text:span text:style-name="T837">стали прекрасно </text:span>ясны<text:span text:style-name="T837">ми теперь</text:span>. <text:span text:style-name="T838">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08">hypergolic</text:span><text:span text:style-name="T838"> возжжения, либо майского восстания духа, под оживлённую мелодию баварского музыкотворца Карла Орфа</text:span></text:p>
      <text:p text:style-name="P12">O, O, O,</text:p>
      <text:p text:style-name="P12">To-tus flore-o!</text:p>
      <text:p text:style-name="P12">Iam amore virginali</text:p>
      <text:p text:style-name="P12">Totus ardeo . . .</text:p>
      <text:p text:style-name="P13">воспламенить всё это побережье-крепость, от Портсмута до Дангениза, <text:span text:style-name="T839">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40">—</text:span><text:span text:style-name="T842">продолжит ли она испускать свой скрытный холод, </text:span><text:span text:style-name="T843">вопреки раздуваемым в море пожарам?</text:span></text:p>
      <text:p text:style-name="P14"><text:span text:style-name="T843">В </text:span><text:span text:style-name="T841">Казино Герман Геринг <text:s/>новый режим приходил к власти. </text:span><text:span text:style-name="T844">Единственным знакомым теперь остаётся лишь лицо генерала Виверна, хотя его, похоже, понизили. </text:span><text:span text:style-name="T845">Собственное представление Слотропа о </text:span><text:span text:style-name="T846">с</text:span><text:span text:style-name="T845">говоре против него заметно разрослось. </text:span><text:span text:style-name="T846">Прежде заговор был монолитным, </text:span><text:span text:style-name="T847">всемогущим, вне пределов его досягаемости. </text:span><text:span text:style-name="T848">До той упойной игры, </text:span><text:span text:style-name="T849">и той сцены с Катье, и двух нежданных прощаний. </text:span><text:span text:style-name="T850">Но теперь</text:span><text:span text:style-name="T851">—</text:span></text:p>
      <text:p text:style-name="P15">Пословицы для Параноиков, 1: Тебе никак не позволяется коснуться Хозяина, но можешь пощекотать его <text:span text:style-name="T887">созданий.</text:span></text:p>
      <text:p text:style-name="P16">И потом, ну, <text:span text:style-name="T888">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17">под светом солнца, чья энергия едва ли до него доходит, и в бури, <text:span text:style-name="T889">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52">и</text:span><text:span text:style-name="T889"> на этой, он втянул свои астральные </text:span><text:span text:style-name="T109">meathooks</text:span><text:span text:style-name="T889"> <text:s/>насколько можно было ожидать, пришпиленный к «небу» такой весь взвинченный от обломов в попытках установить </text:span><text:soft-page-break/><text:span text:style-name="T889">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8">Роланд трясётся. <text:span text:style-name="T890">Может </text:span><text:span text:style-name="T13">это</text:span><text:span text:style-name="T890"> он? Этот? станет </text:span><text:span text:style-name="T110">figurehead</text:span><text:span text:style-name="T890"> для ближайшего перехода? Ё-моё. Помилуй, Господи: какие шторма, каких чудищ Эфира смог вообще этот Слотроп заманить для кого-то?</text:span></text:p>
      <text:p text:style-name="P19"><text:span text:style-name="T891">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14">Schwärmerei </text:span><text:span text:style-name="T892">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21">Так и жуткий пробег Ракеты был свед<text:span text:style-name="T893">ё</text:span>н, буквально, <text:span text:style-name="T893">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22"><draw:frame draw:style-name="fr3" draw:name="Image3" text:anchor-type="paragraph" svg:width="4.3689in" svg:height="0.5646in" draw:z-index="4"><draw:image xlink:href="Pictures/10000201000003340000006A8A05325EC82813B0.png" xlink:type="simple" xlink:show="embed" xlink:actuate="onLoad" loext:mime-type="image/png"/></draw:frame><text:s/></text:p>
      <text:p text:style-name="P20"/>
      <text:p text:style-name="P23"><text:soft-page-break/></text:p>
      <text:p text:style-name="P5"><text:span text:style-name="T715">сохраняя, владея, <text:s/>направляя между Скиллой и Харибдой </text:span><text:span text:style-name="T716">на всём пути до </text:span><text:span text:style-name="T737">Brennschluss</text:span><text:span text:style-name="T716">. Если кто-то из молодых инженеров </text:span><text:span text:style-name="T717">замечал</text:span><text:span text:style-name="T716"> </text:span><text:span text:style-name="T718">соответствие между глубоким консерватизмом </text:span><text:span text:style-name="T719">Обратой Связи</text:span><text:span text:style-name="T718"> и </text:span><text:span text:style-name="T720">жизнями всякого рода, которые им доводилось вести </text:span><text:span text:style-name="T738">по ходу процесса прожития их</text:span><text:span text:style-name="T720">, </text:span><text:span text:style-name="T717">то оно утрачивалось или заморачивалось</text:span><text:span text:style-name="T721">—</text:span><text:span text:style-name="T722">никто из них не пользовался связью, во всяком случае при жизни: </text:span><text:span text:style-name="T723">потребовалась смерть, чтоб Роланд Фелдпат </text:span><text:span text:style-name="T724">её обнаружил, </text:span><text:span text:style-name="T725">смерть плюс очень большая вероятность, что Слишком Поздно, </text:span><text:span text:style-name="T726">и</text:span><text:span text:style-name="T727"> </text:span><text:span text:style-name="T726">несчётное число</text:span><text:span text:style-name="T727"> прочих душ, </text:span><text:span text:style-name="T726">что чувствуют себя, даже теперь, Ракетоподобными, уносясь </text:span><text:span text:style-name="T728">к огонькам каменной синевы Вакуума </text:span><text:span text:style-name="T729">под Контролем, имя которого им вряд ли известно… </text:span><text:span text:style-name="T730">освещение тут на удивление мягкое, </text:span><text:span text:style-name="T731">мягкое, как небесные одеяния, </text:span><text:span text:style-name="T732">ощущение многонаселённости и невидимой силы, обрывков «голосов», </text:span><text:span text:style-name="T733">мимолётные видения </text:span><text:span text:style-name="T739">бытия иного порядка….</text:span></text:p>
      <text:p text:style-name="P24">После чего Слотроп оставался <text:span text:style-name="T894">не то, чтобы с каким-то ясным символом или схемой, а с щемящим привкусом горечи, не подлежащей упрощенью <text:s/></text:span><text:span text:style-name="T15">отчуждённости</text:span><text:span text:style-name="T894">, непроницаемой самодостаточности….</text:span></text:p>
      <text:p text:style-name="P25">Да, типа, <text:span text:style-name="T4">Германскими</text:span> бывали эти эпизоды. <text:span text:style-name="T895">Ну, в последнее время даже сны снились Слотропу на этом языке. Тут его вовсю обкчали диалектам, </text:span><text:span text:style-name="T16">Plattdeutsch</text:span><text:span text:style-name="T895">,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26">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3">– <text:span text:style-name="T896">Ну, я, вообще-то, болею за Эссо,</text:span>– <text:span text:style-name="T896">считает нужным отметить Слотроп.</text:span>– <text:span text:style-name="T897">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4">– <text:span text:style-name="T898">Фактически,</text:span>– <text:span text:style-name="T898">брови капитана Бонса, человека верного компании на 110%, ходят вверх-вниз, помогая ему вывернуться,</text:span>– <text:span text:style-name="T899">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2">Слотроп, бедн<text:span text:style-name="T901">ый простофиля</text:span>, вспоминает Катье, <text:span text:style-name="T900">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17">Но погоди-ка</text:span><text:span text:style-name="T900">. «Это Батафше Петролеум Маатшапий, Н.В.?»</text:span></text:p>
      <text:p text:style-name="P105">– <text:span text:style-name="T901">Точно.</text:span></text:p>
      <text:p text:style-name="P133">Всплывает также негатив разведснимка <text:span text:style-name="T903">города</text:span>, <text:span text:style-name="T902">обляпан пятнами от воды, никогда нет времени просушить их как следует—</text:span></text:p>
      <text:p text:style-name="P106">– <text:span text:style-name="T903">А вы, парни, </text:span><text:span text:style-name="T18">сознаёте</text:span><text:span text:style-name="T903">,</text:span>– <text:span text:style-name="T903">Слотропа заодно пытаются обучить и англо-английскому, одному только небу известно зачем, и выходит, типа, как у Кэри Гранта, </text:span>– <text:span text:style-name="T904">что Фрицы—ещё те Фрицы, само собой—</text:span><text:span text:style-name="T19">были</text:span><text:span text:style-name="T904"> в той Гааге, пускали грёбаные ракеты на тот Лондон, а и </text:span><text:span text:style-name="T19">использовали</text:span><text:span text:style-name="T904">… </text:span><text:span text:style-name="T19">здание</text:span><text:span text:style-name="T904"> штаб-квартиры Роял Датч </text:span><text:soft-page-break/><text:span text:style-name="T904">Шелл на Йосеф Исраелплейн, если правильно помню, установили там радио передатчик для </text:span><text:span text:style-name="T20">наведения</text:span><text:span text:style-name="T904">? Что </text:span><text:span text:style-name="T19">тут</text:span><text:span text:style-name="T904"> за хрень с подвохом, старина?</text:span></text:p>
      <text:p text:style-name="P134">Бонс уставился на него, <text:span text:style-name="T905">побалтывая своей желудочной висюлькой, не зная о чём это Слотроп вообще.</text:span></text:p>
      <text:p text:style-name="P107">– <text:span text:style-name="T906">Хочу сказать,</text:span>– <text:span text:style-name="T906">Слотроп тут уж и себя ввёл в мандраж из-за чего-то, что всего лишь беспокоит его, смутно, ничего такого, чтоб затевать бучу, так ведь?</text:span>– <text:span text:style-name="T907">тебе не кажется это малость странным, вы, парни из Шелла, работаете над </text:span><text:span text:style-name="T21">своим</text:span><text:span text:style-name="T907"> жидким двигателем с одной стороны Канала, понимаешь, а их парни </text:span><text:span text:style-name="T21">своими</text:span><text:span text:style-name="T907"> чёртовыми хреновинами пуляют по вам с вашей собственной… башней Шелла для передатчика, понимаешь.</text:span></text:p>
      <text:p text:style-name="P108">– <text:span text:style-name="T908">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09">– <text:span text:style-name="T909">Да, а к тому же и на нужном </text:span><text:span text:style-name="T23">расстоянии</text:span><text:span text:style-name="T909">, не забывай—ровно <text:s/>двенадцать километров </text:span><text:span text:style-name="T23">от</text:span><text:span text:style-name="T909"> пусковой площадки. Ну, как? Вот я о чём.</text:span>– <text:span text:style-name="T910">Погоди-ка, о, погоди. Он только </text:span><text:span text:style-name="T22">это</text:span><text:span text:style-name="T910"> имеет в виду?</text:span></text:p>
      <text:p text:style-name="P110">– <text:span text:style-name="T911">Ну, я как-то об этом не задумывался.</text:span></text:p>
      <text:p text:style-name="P135">Мне тоже, Джексон, даже и в голову не приходило. Да, и мне нет, <text:span text:style-name="T912">ребята….</text:span></text:p>
      <text:p text:style-name="P136">Хилари Бонс и его Озадаченная Улыбка. <text:span text:style-name="T913">Ещё один невинный, тихий энтузиаст, как сэр Стивен Додсон-Трак. Но:</text:span></text:p>
      <text:p text:style-name="P137">Пословицы для Параноиков, 2: невинность созданий обратно пропорциональна аморальности Создателя. </text:p>
      <text:p text:style-name="P111">– <text:span text:style-name="T914">Надеюсь, я не сказал чего-то лишнего.</text:span></text:p>
      <text:p text:style-name="P111">– <text:span text:style-name="T914">Эт чё так?</text:span></text:p>
      <text:p text:style-name="P112">– <text:span text:style-name="T915">У тебя,</text:span>– <text:span text:style-name="T915">Бонс пытается выдать что-то, что, по его мнению, прокатит за дружеский смешок,</text:span>– <text:span text:style-name="T915">вид встревоженный.</text:span></text:p>
      <text:p text:style-name="P138">Встревожен, это точно. <text:span text:style-name="T916">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24">облака</text:span><text:span text:style-name="T916">!—Да нет же, разве ты не видишь? Вон его ноги—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24"> называть их другими именами</text:span><text:span text:style-name="T916">, когда Слотроп слушает….</text:span></text:p>
      <text:p text:style-name="P113">– <text:span text:style-name="T917">Это просто «шальное совпадение», Слотроп.</text:span></text:p>
      <text:p text:style-name="P139">Он научится слышать кавычки в разговоре других. <text:span text:style-name="T918">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40">Ну, разве мог Тайрон более подходящим образом Усечь Это, чем, однажды холодным утром, вот так:</text:p>
      <text:p text:style-name="P141">Это копия Германского списка частей, набросана до того плотно, что <text:span text:style-name="T919">он насилу может вычитать слова—</text:span><text:span text:style-name="T25">“Vorrichtung für die Isolierung, 0011-5565/4”,</text:span><text:span text:style-name="T919"> а это ещё что такое? Номер он знает наизусть, это изначальный номер контракта на ракету А4 в целом. Но что этот «</text:span><text:span text:style-name="T959">устройство</text:span><text:span text:style-name="T26"> изоляции» </text:span><text:span text:style-name="T920">делает рядом с номером контракта на Агрегат? А к тому же ещё помечен </text:span><text:span text:style-name="T27">DE, </text:span><text:span text:style-name="T921">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text:span><text:soft-page-break/><text:span text:style-name="T921">Слотропа к Документу SG-1. Сама же пометка помечена «</text:span><text:span text:style-name="T28">Geheime Kommandosache!</text:span><text:span text:style-name="T921"> Это государственный секрет, в силу § 35 R5138».</text:span></text:p>
      <text:p text:style-name="P114">– <text:span text:style-name="T922">В общем,</text:span>– <text:span text:style-name="T922">приветствует он генерала Виверна, заскакивая в дверь,</text:span>– <text:span text:style-name="T922">хотел бы глянуть на тот Документ <text:s/>SG-1.</text:span></text:p>
      <text:p text:style-name="P115">– <text:span text:style-name="T922">Хо, хо,</text:span>– <text:span text:style-name="T923">отвечает генерал,</text:span>– <text:span text:style-name="T923">я так прикидываю, что наши парни тоже б не отказались.</text:span></text:p>
      <text:p text:style-name="P116">– <text:span text:style-name="T924">Кроме шуток.</text:span>– <text:span text:style-name="T925">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17">– <text:span text:style-name="T926">Слотроп, никаких документов SG не существует.</text:span></text:p>
      <text:p text:style-name="P142">Первым порывом было сунуть тому под нос список частей, <text:span text:style-name="T927">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25">”</text:span><text:span text:style-name="T928">56</text:span><text:span text:style-name="T25">”, </text:span><text:span text:style-name="T928">или типа того, блин, где-то же </text:span><text:span text:style-name="T29">тут</text:span><text:span text:style-name="T928"> мне попадалось….»</text:span></text:p>
      <text:p text:style-name="P143">Генерал уходит снова, оставив Слотропа в недоумении, типа как, нет, не с навязчивой идеей… пока нет… <text:span text:style-name="T929">Напротив перечня частей, над колонкой «Материалы», проставлено «Imipolex G». О, вот оно что. У</text:span><text:span text:style-name="T1028">стройство</text:span><text:span text:style-name="T929">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18">– <text:span text:style-name="T930">Что-то не так?</text:span>– <text:span text:style-name="T930">В дверном проёме снова нос Хилари Бонса.</text:span></text:p>
      <text:p text:style-name="P119">– <text:span text:style-name="T931">Это насчёт этого жидкого кислорода, нужны ещё данные по его импульсу.</text:span></text:p>
      <text:p text:style-name="P120">– <text:span text:style-name="T932">То есть... по движущей силе?</text:span></text:p>
      <text:p text:style-name="P121">– <text:span text:style-name="T933">Чёрт! Силе, силе, конечно.</text:span>– <text:span text:style-name="T933">Англо!английский выручает, забил баки Бонсу.</text:span></text:p>
      <text:p text:style-name="P122">– <text:span text:style-name="T934">Для ЖК в смеси со спиртом это 200. Что тебе ещё надо знать?</text:span></text:p>
      <text:p text:style-name="P123">– <text:span text:style-name="T935">Ну, а бензин, ребята, вы в Лангхёрсте не применяли?</text:span></text:p>
      <text:p text:style-name="P124">– <text:span text:style-name="T935">Среди всего прочего, да.</text:span></text:p>
      <text:p text:style-name="P125">– <text:span text:style-name="T936">Так вот речь как раз об этих прочих. Или забыл, что тут война идёт. Нельзя утаивать такие вещи.</text:span></text:p>
      <text:p text:style-name="P126">– <text:span text:style-name="T937">Но все отчёты нашей компании в Лондоне. Может, когда поеду туда—</text:span></text:p>
      <text:p text:style-name="P127">– <text:span text:style-name="T938">Блядь, этот бюрократизм. Мне нужно это </text:span><text:span text:style-name="T30">сейчас</text:span><text:span text:style-name="T938">, капитан.</text:span>– <text:span text:style-name="T939">Он зашёл с тыла, предполагая, что ему отпущено безграничное Нужно Знать, и Бонс подтверждает это:</text:span></text:p>
      <text:p text:style-name="P128">– <text:span text:style-name="T940">Я бы мог запросить по телетайпу, наверное…</text:span></text:p>
      <text:p text:style-name="P129">– <text:span text:style-name="T940">Вот это дело!</text:span>– <text:span text:style-name="T941">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42">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text:span><text:soft-page-break/><text:span text:style-name="T942">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47">едование Синтетических Материалов. Бонсу она досталась ещё в </text:span><text:span text:style-name="T944">’32-м. </text:span><text:span text:style-name="T945">Свидетельство </text:span><text:span text:style-name="T946">промышленной</text:span><text:span text:style-name="T945"> связи, </text:span><text:span text:style-name="T951">это </text:span><text:span text:style-name="T945">украшень</text:span><text:span text:style-name="T951">и</text:span><text:span text:style-name="T945">це дремало в уме Слотропа, когда поднялся </text:span><text:span text:style-name="T948">В</text:span><text:span text:style-name="T945">опрос <text:s/></text:span><text:span text:style-name="T948">Радиопередатчика Наводки Ракет. </text:span><text:span text:style-name="T949">Оно даже, в некотором смысле, дало толчок </text:span><text:span text:style-name="T950">текущему плану с телетайпом. </text:span><text:span text:style-name="T951">Кому же лучше знать, если не Шелл, организации без прописки </text:span><text:span text:style-name="T952">в какой-либо <text:s/></text:span><text:span text:style-name="T951">определённой </text:span><text:span text:style-name="T952">стране, не участвующей в войнах на чьей-либо стороне, </text:span><text:span text:style-name="T953">без определённого лица или наследника: </text:span><text:span text:style-name="T954">как не подбуриться к этому глобальному слою, самому глубинному, </text:span><text:span text:style-name="T955">от которого берут начало все проявления корпоративной собственности?</text:span></text:p>
      <text:p text:style-name="P144"><text:span text:style-name="T955">Л</text:span><text:span text:style-name="T943">адненько. Итак, сегодня званый вечер на </text:span><text:span text:style-name="T957">Козырьке</text:span><text:span text:style-name="T943">, в доме Рауля </text:span><text:span text:style-name="T956">де ла Перлимпиньпин</text:span><text:span text:style-name="T960">я</text:span><text:span text:style-name="T956">, </text:span><text:span text:style-name="T960">молодого чокнутого наследника Жоржа («Пудры») <text:s/></text:span><text:span text:style-name="T956">де ла Перлимпиньпин</text:span><text:span text:style-name="T960">я, фейерверочного магната из Лиможа</text:span><text:span text:style-name="T961">—</text:span><text:span text:style-name="T962">если «</text:span><text:span text:style-name="T943">званый вечер» </text:span><text:span text:style-name="T963">подходящее название для чего-то продолжающегося нон-стоп с того момента </text:span><text:span text:style-name="T964">освобождения данного куска Франции. </text:span><text:span text:style-name="T965">Слотропу позволено</text:span><text:span text:style-name="T961">—</text:span><text:span text:style-name="T965">под обычным присмотром</text:span><text:span text:style-name="T961">—</text:span><text:span text:style-name="T966">заскакивать к Раулю, когда придёт охота. </text:span><text:span text:style-name="T967">Там умопомрачительная неизменная толпа</text:span><text:span text:style-name="T961">—</text:span><text:span text:style-name="T968">стекаются из всех уголков Союзной Европы </text:span><text:span text:style-name="T969">связанные некоей сетью семейственности, сладострастия </text:span><text:span text:style-name="T970">и</text:span><text:span text:style-name="T969"> истори</text:span><text:span text:style-name="T970">ей</text:span><text:span text:style-name="T969"> </text:span><text:span text:style-name="T970">других таких же вечеринок, </text:span><text:span text:style-name="T971">чья неохватная переплетенность </text:span><text:span text:style-name="T972">как-то </text:span><text:span text:style-name="T971">никак не укладывалась у него в голове. </text:span><text:span text:style-name="T973">Тут и там промелькнут лица, давние Американские лица из Гарварда или ВШСС, </text:span><text:span text:style-name="T974">забытые им имена</text:span><text:span text:style-name="T961">—</text:span><text:span text:style-name="T975">воскресли вот, может быть, случайно может быть….</text:span></text:p>
      <text:p text:style-name="P145"><text:span text:style-name="T976">Как раз на этот званый вечер и соблазнила Мишель Бонса, </text:span><text:span text:style-name="T977">и для которого Слотроп, как только пришёл ответ из Лондона </text:span><text:span text:style-name="T978">пр</text:span><text:span text:style-name="T980">о</text:span><text:span text:style-name="T978">тарахт</text:span><text:span text:style-name="T980">е</text:span><text:span text:style-name="T978">л, </text:span><text:span text:style-name="T980">чисто печатаясь</text:span><text:span text:style-name="T979"> на машине Бонса, </text:span><text:span text:style-name="T981">сейчас прихорашивается. </text:span><text:span text:style-name="T982">Информацию можно прочесть и после. </text:span><text:span text:style-name="T983">Напевает,</text:span></text:p>
      <text:p text:style-name="P149">С лицом блестящим как микрофон,</text:p>
      <text:p text:style-name="P149">И с Гребнем в волосах,</text:p>
      <text:p text:style-name="P150">И вкрадчив, как рожок мороженого,</text:p>
      <text:p text:style-name="P150">Я мистер Беззаботность….</text:p>
      <text:p text:style-name="P146"><text:span text:style-name="T943">И наряжается в зелёный </text:span><text:span text:style-name="T984">Французский костюм нахального кроя, с лёгким лиловым отливом, </text:span><text:span text:style-name="T985">широкий цветастый галстук выигранный за столом </text:span><text:span text:style-name="T987">для</text:span><text:span text:style-name="T985"> </text:span><text:span text:style-name="T958">trente-et-quarante, </text:span><text:span text:style-name="T986">туфли-броги для гольфа </text:span><text:span text:style-name="T988">со вставками</text:span><text:span text:style-name="T986">, </text:span><text:span text:style-name="T987">и белые носки, всё это Слотроп завершает </text:span><text:span text:style-name="T988">федорой с короткими полями цвета полуночной сини и, </text:span><text:span text:style-name="T989">с чечёточным прищёлкиванием покида</text:span><text:span text:style-name="T990">я</text:span><text:span text:style-name="T989"> фойе Казино Герман Геринг, </text:span><text:span text:style-name="T990">смотрится крутым франтом. </text:span><text:span text:style-name="T991">Когда он выходит, мускулистый гражданский, </text:span><text:span text:style-name="T992">переодетый по понятиям Секретной Службы о стиле Апаш, возникает из </text:span><text:span text:style-name="T111">porte-cochere </text:span><text:span text:style-name="T995">и</text:span><text:span text:style-name="T112"> </text:span><text:span text:style-name="T993">следует за такси Слотропа по тёмной извилистой дороге </text:span><text:span text:style-name="T994">на вечер у Рауля.</text:span></text:p>
      <text:p text:style-name="P147"><draw:frame draw:style-name="fr2" draw:name="Image4" text:anchor-type="paragraph" svg:width="6.9252in" svg:height="0.3661in" draw:z-index="5"><draw:image xlink:href="Pictures/1000000000000B720000009B428C9716555D8079.png" xlink:type="simple" xlink:show="embed" xlink:actuate="onLoad" loext:mime-type="image/png"/></draw:frame><text:span text:style-name="T943">Оказывается, кто-то из веселящихся гостей </text:span><text:span text:style-name="T996">успел нашпиговать голландский сыр сотней граммов гашиша. </text:span><text:span text:style-name="T997">Об этом прослышали. Приглашённых враз потянуло на брокколи под сыром. </text:span><text:span text:style-name="T998">Ростбифы лежат остывая на длинных столах буфетной. </text:span><text:span text:style-name="T999">Треть собравшихся уже уснули, в основном на полу. </text:span><text:span text:style-name="T1000">Приходится пробираться между тел, чтобы добраться туда, где </text:span><text:span text:style-name="T1001">что-то вообще происходит.</text:span></text:p>
      <text:p text:style-name="P148"><text:span text:style-name="T943">Что име</text:span><text:span text:style-name="T1002">н</text:span><text:span text:style-name="T943">но происходит нея</text:span><text:span text:style-name="T1002">с</text:span><text:span text:style-name="T943">но. </text:span><text:span text:style-name="T1002">В садах на свежем воздухе обычные тесные группки, заняты сделками. </text:span><text:span text:style-name="T1003">Сегодня особо не на что смотреть. </text:span><text:span text:style-name="T1004">Гомосексуальный треугольник вышипел в обоюдные щипки и обвинения </text:span><text:span text:style-name="T1005">так, чтоб загораживать дверь в туалет. </text:span><text:span text:style-name="T1006">Молодые офицеры снаружи, заблёвывают цинии. Парочки прогуливаются. </text:span><text:span text:style-name="T1007">Девушек предостаточно, драпированы бархатом, с прозрачными рукавами, </text:span><text:soft-page-break/><text:span text:style-name="T1007">следами недоедания, </text:span><text:span text:style-name="T1008">широкими плечами, шестимесячными завивками, гов</text:span><text:span text:style-name="T1009">о</text:span><text:span text:style-name="T1008">рят на </text:span><text:span text:style-name="T1009">полудюжине</text:span><text:span text:style-name="T1008"> языков, </text:span><text:span text:style-name="T1009">иногда коричневые от здешнего солнца, </text:span><text:span text:style-name="T1010">другие бледны как </text:span><text:span text:style-name="T1011">Зам Смерти из более восточных </text:span><text:span text:style-name="T1012">обл</text:span><text:span text:style-name="T1011">астей Войны. </text:span><text:span text:style-name="T1013">Рьяные молодчики с волосами патентованной кожи </text:span><text:span text:style-name="T1014">шустрят вокруг, </text:span><text:span text:style-name="T1015">стара</text:span><text:span text:style-name="T1016">тельно </text:span><text:span text:style-name="T1015">завле</text:span><text:span text:style-name="T1016">кая</text:span><text:span text:style-name="T1015"> дам, </text:span><text:span text:style-name="T1016">тогда как головы постарше и совсем без волос </text:span><text:span text:style-name="T1017">предпочитают ждать, прикладывая минимум усилий, </text:span><text:span text:style-name="T1018">глазами и ртами по комнатам вокруг, толкуя, между тем про бизнес. </text:span><text:span text:style-name="T1019">Один конец салона занят танцевальным оркестром </text:span><text:span text:style-name="T1020">и тощим шансонье с очень красными глазами, </text:span><text:span text:style-name="T1021">который поёт:</text:span></text:p>
      <text:p text:style-name="P151"/>
      <text:p text:style-name="P348">Джулия (Фокс-Трот)</text:p>
      <text:p text:style-name="P6">Джу-лия,</text:p>
      <text:p text:style-name="P6">Без тебя проживу ли я?</text:p>
      <text:p text:style-name="P7">Как мне выманить у тебя</text:p>
      <text:p text:style-name="P7">Хоть один поцелуй?</text:p>
      <text:p text:style-name="P7"/>
      <text:p text:style-name="P8">Джуул-яааа,</text:p>
      <text:p text:style-name="P8">Никто тебя не любит так как я,</text:p>
      <text:p text:style-name="P9">Никто не приголубит так, как я,</text:p>
      <text:p text:style-name="P9">Если дашь мне один поцелуй!</text:p>
      <text:p text:style-name="P9"/>
      <text:p text:style-name="P10">Ах, <text:span text:style-name="T1029">Джуул-яааа—</text:span></text:p>
      <text:p text:style-name="P152">Тебя одну люблю я,</text:p>
      <text:p text:style-name="P153">Стремлюсь как пчёлка к улью,</text:p>
      <text:p text:style-name="P154">К тебе одной<text:span text:style-name="T827">—</text:span></text:p>
      <text:p text:style-name="P154">Поверь, постой<text:span text:style-name="T827">—</text:span></text:p>
      <text:p text:style-name="P154"/>
      <text:p text:style-name="P27">Джу-лия,</text:p>
      <text:p text:style-name="P28">Я заору Алелуйа,</text:p>
      <text:p text:style-name="P28">Когда красотка Джулия</text:p>
      <text:p text:style-name="P28">Придёт в объятия мои.</text:p>
      <text:p text:style-name="P28"/>
      <text:p text:style-name="P29">Саксофония и мелодия в стиле Парк-Лейн, <text:span text:style-name="T1030">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11"><text:span text:style-name="T740"><text:s/></text:span><text:span text:style-name="T764">А</text:span><text:span text:style-name="T740">лк</text:span><text:span text:style-name="T764">а</text:span><text:span text:style-name="T740">ши </text:span><text:span text:style-name="T764">с н</text:span><text:span text:style-name="T740">аркуш</text:span><text:span text:style-name="T764">ами утратив стыд вместе </text:span><text:span text:style-name="T741">борются <text:s/>в буфете и на кухнях, обыскивают кладовки, вылизывают донышки кастрюль. </text:span><text:span text:style-name="T742">Проходит партия купальщиков нудистов, </text:span><text:span text:style-name="T743">направляясь к ступеням ведущим на пляж. </text:span><text:span text:style-name="T744">Наш гостеприимец, этот </text:span><text:span text:style-name="T745">самый </text:span><text:span text:style-name="T744">Рауль, </text:span><text:span text:style-name="T745">бродит в трёхведёрной шляпе, рубахе как у </text:span><text:soft-page-break/><text:span text:style-name="T746">Тома Микса, с парой шестизарядных, </text:span><text:span text:style-name="T747">водя за узду Першеронскую лошадь. </text:span><text:span text:style-name="T748">Лошадь роняет яблоки навоза на Бухарский ковёр, и на распростёртых гостей, кто подвернётся. </text:span><text:span text:style-name="T749">Всё это как-то бесформенно, не сфокусированно, пока не раздаётся саркастический </text:span><text:span text:style-name="T750">туш от оркестра, </text:span><text:span text:style-name="T751">и тут появляется самый жуткий мордоворот из всех, что встречались Слотропу за </text:span><text:span text:style-name="T752">пределами </text:span><text:span text:style-name="T753">кино про</text:span><text:span text:style-name="T752"> Франке</text:span><text:span text:style-name="T753">н</text:span><text:span text:style-name="T752">штейн</text:span><text:span text:style-name="T753">а</text:span><text:span text:style-name="T754">—</text:span><text:span text:style-name="T755">в белом зут-сьют</text:span><text:span text:style-name="T756">е да со складками </text:span><text:span text:style-name="T765">в штанинах</text:span><text:span text:style-name="T756">, </text:span><text:span text:style-name="T757">ещё и с длинной золотой цепочкой для часов, </text:span><text:span text:style-name="T758">что </text:span><text:span text:style-name="T766">вз</text:span><text:span text:style-name="T758">б</text:span><text:span text:style-name="T766">а</text:span><text:span text:style-name="T758">лт</text:span><text:span text:style-name="T766">ыв</text:span><text:span text:style-name="T758">ается сверкающей петлёю на каждый его шаг </text:span><text:span text:style-name="T759">через комнату, где он хмурится на каждого, </text:span><text:span text:style-name="T760">типа, в спешке, но уделяя время осмотру лиц и тел,</text:span><text:span text:style-name="T761"> кача</text:span><text:span text:style-name="T766">я</text:span><text:span text:style-name="T761"> голов</text:span><text:span text:style-name="T766">ой</text:span><text:span text:style-name="T761"> из стороны в сторону, методично, чуть зловеще. </text:span><text:span text:style-name="T762">Он останавливается наконец перед Слотропом, </text:span><text:span text:style-name="T763">который составляет коктейль Ширли Темпл для самого себя.</text:span></text:p>
      <text:p text:style-name="P130"><text:span text:style-name="T1022">– </text:span><text:span text:style-name="T1023">Ты.</text:span><text:span text:style-name="T1022">– </text:span><text:span text:style-name="T1023">Палец размером с кукурузный початок, за дюйм от носа Слотропа.</text:span></text:p>
      <text:p text:style-name="P131"><text:span text:style-name="T1022">– </text:span><text:span text:style-name="T1024">Эт точно,</text:span><text:span text:style-name="T1022">– </text:span><text:span text:style-name="T1025">Слотроп уронил на ковёр вишню марашино и раздавливает её, делая шаг назад.</text:span><text:span text:style-name="T1022">–</text:span><text:span text:style-name="T1025"> </text:span><text:span text:style-name="T1026">Эт я. </text:span><text:span text:style-name="T1027">Точняк. А чё? Да хоть што.</text:span></text:p>
      <text:p text:style-name="P155"><text:span text:style-name="T1031">– Пошли.</text:span>– <text:span text:style-name="T1032">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33">орёт он в деревья,</text:span>–<text:span text:style-name="T1033"> «хочешь быть белой рабыней, а?» </text:span>–«<text:span text:style-name="T1034">Да, ну, на хер»,</text:span>– <text:span text:style-name="T1034">откликается голос невидимой девушки,</text:span>– «<text:span text:style-name="T1034">я хочу быть </text:span><text:span text:style-name="T31">зелёной</text:span><text:span text:style-name="T1034"> рабыней!» </text:span>–«<text:span text:style-name="T1034">Лиловой!»</text:span>–<text:span text:style-name="T1034">кричит кто-то с оливкового дерева. </text:span>–«<text:span text:style-name="T1034">Бордовой!» </text:span>–«<text:span text:style-name="T1035">Начну-ка я лучше наркоту толкать»,</text:span>– <text:span text:style-name="T1035">грит Жан-Клод.</text:span></text:p>
      <text:p text:style-name="P156">– <text:span text:style-name="T1036">Слышь,</text:span>– <text:span text:style-name="T1036">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37">ты подержи это при себе, пока не попрошу обратно. Похоже Итало хочет появиться тут раньше Тамары, а я не уверен кто—</text:span></text:p>
      <text:p text:style-name="P157">– <text:span text:style-name="T1038">В таком раскладе, Тамара хочет появиться тут раньше, чем сегодня,</text:span>– <text:span text:style-name="T1039">вставляет Слотроп голосом Грочо Маркса.</text:span></text:p>
      <text:p text:style-name="P158">– <text:span text:style-name="T1039">Не подрывай моё доверие к тебе,</text:span>– <text:span text:style-name="T1039">советует Здоровила.</text:span>– <text:span text:style-name="T1040">Ты тот, кто нужен.</text:span></text:p>
      <text:p text:style-name="P159">– <text:span text:style-name="T1041">Точно,</text:span>– <text:span text:style-name="T1041">Слотроп впихивает конверт в карман.</text:span>– <text:span text:style-name="T1041">Эй, а где ты раздобыл этот зут-сьют что на тебе, вот тута?</text:span></text:p>
      <text:p text:style-name="P160">– <text:span text:style-name="T1042">Ты какой размер носишь?</text:span></text:p>
      <text:p text:style-name="P160">– <text:span text:style-name="T1042">42, средний.</text:span></text:p>
      <text:p text:style-name="P161">– <text:span text:style-name="T1043">Получишь такой,</text:span>– <text:span text:style-name="T1043">и с этими словами он угрохотал обратно в дом.</text:span></text:p>
      <text:p text:style-name="P162">– <text:span text:style-name="T1043">А и </text:span><text:span text:style-name="T32">крутую цепочку для часов</text:span><text:span text:style-name="T1043">!</text:span>– <text:span text:style-name="T1043">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32">Soldbücher</text:span><text:span text:style-name="T1043">—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32">Возвращение Джека Слейда</text:span><text:span text:style-name="T1043"> двадцать семь раз.</text:span></text:p>
      <text:p text:style-name="P217"><text:soft-page-break/>История, что разворачивается тут сегодня ночью, типично романтичная интрига из Второй Мировой, <text:span text:style-name="T1044">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18">Хвост за Слатропом получает неприличные предложения от двух из дерущихся в туалете гомосексуалистов. <text:span text:style-name="T1045">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33">coup de foudre</text:span><text:span text:style-name="T1045">!» Люк захлопывается</text:span><text:span text:style-name="T840">—</text:span><text:span text:style-name="T853">Исусе!</text:span><text:span text:style-name="T840">—</text:span><text:span text:style-name="T854">слышен звук подачи 3-дюймового снаряда в затвор. </text:span><text:span text:style-name="T855">Девушки начинают визжать спринтуя на выход</text:span><text:span text:style-name="T856">ы</text:span><text:span text:style-name="T855">. </text:span><text:span text:style-name="T857">Наркуши оглядываются по сторонам, помаргивая, улыбаясь, повторяя </text:span><text:span text:style-name="T99">да</text:span><text:span text:style-name="T857"> всяк на свой лад. </text:span><text:span text:style-name="T858">Рауль пытается сесть на лошадь и ускакать, однако не попадает в седло и соскальзывает с другой стороны, </text:span><text:span text:style-name="T859">упасть в таз Желе-о с чёрного рынка, со вкусом </text:span><text:span text:style-name="T860">малины и взбитыми сливками сверху. «</text:span><text:span text:style-name="T861">О, нет...»</text:span><text:span text:style-name="T862">– </text:span><text:span text:style-name="T861">Слотроп почти решил бегом зайти к танку</text:span><text:span text:style-name="T859"> <text:s/></text:span><text:span text:style-name="T861">с фланга </text:span><text:span text:style-name="T863">когда ЕБЛАААНННГГГ! </text:span><text:span text:style-name="T864">Пушка издаёт оглуш</text:span><text:span text:style-name="T865">и</text:span><text:span text:style-name="T864">тельны</text:span><text:span text:style-name="T865">й</text:span><text:span text:style-name="T864"> рёв, </text:span><text:span text:style-name="T865">пламя на мтр влетает в комнату, </text:span><text:span text:style-name="T866">разрывная волна вгоняет барабанные перепонки до центра мозгов, </text:span><text:span text:style-name="T867">вплющив всех в стены вокруг.</text:span></text:p>
      <text:p text:style-name="P219"><text:span text:style-name="T867">Ш</text:span><text:span text:style-name="T841">тора вспыхнула. Слотроп, </text:span><text:span text:style-name="T868">спотыкаясь об участников вечеринки, </text:span><text:span text:style-name="T869">глухой как пень, голова раскалывается от боли, продолжает бежать сквозь дым к танку</text:span><text:span text:style-name="T851">—</text:span><text:span text:style-name="T870">запрыгивает на него, тянется открыть люк и его чуть не сшибает Тамара, выскочив как буёк снова наорать на всех. </text:span><text:span text:style-name="T871">Последовала борьба не без </text:span><text:span text:style-name="T872">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871"> </text:span><text:span text:style-name="T873">Но, при этом грохоте и всё такое, глянь-ка</text:span><text:span text:style-name="T851">—</text:span><text:span text:style-name="T874">у него не встал. </text:span><text:span text:style-name="T875">Хмм. Эти данные Лондон не получит никогда, потому что никто не отслеживал.</text:span></text:p>
      <text:p text:style-name="P220"><text:span text:style-name="T875">О</text:span><text:span text:style-name="T841">казывается, снаряд, холостой, всего лишь пробил дыры в нескольких стенах </text:span><text:span text:style-name="T876">и разнёс большую аллегорическую картину Добродетель и </text:span><text:span text:style-name="T877">Порок в неестественном акте. </text:span><text:span text:style-name="T878">У Добродетели одна из тех туманных отсутствующих улыбок. </text:span><text:span text:style-name="T879">Порок почёсывал свою лохматую голову, малость озадаченный. </text:span><text:span text:style-name="T880">Горящая штора потушена шампанским. </text:span><text:span text:style-name="T881">Рауль в слезах, с благодарностью за спасение его жизни, вцепляется Слотропу в руки, целует щёки ему, </text:span><text:span text:style-name="T882">оставляя мазки Желе-о на всём, к чему прикоснётся. Тамару </text:span><text:span text:style-name="T883">сопровождают прочь т</text:span><text:span text:style-name="T882">елохранители Рауля. </text:span><text:span text:style-name="T884">Слотроп только что отцепился </text:span><text:span text:style-name="T885">и вытирает Желе-о со своего костюма, </text:span><text:span text:style-name="T886">когда на его плечо ложится тяжкая рука.</text:span></text:p>
      <text:p text:style-name="P163">– <text:span text:style-name="T1046">Ты пральна грил. Ты чек чё нада.</text:span></text:p>
      <text:p text:style-name="P164"><text:soft-page-break/>– <text:span text:style-name="T1046">Эт чепуха.</text:span>– <text:span text:style-name="T1046">Эрол Флин приглаживает свои усики.</text:span>– <text:span text:style-name="T1047">Я спас даму от осьминога не так давно, каково?</text:span></text:p>
      <text:p text:style-name="P165">– <text:span text:style-name="T1048">С одной разницей,</text:span>– <text:span text:style-name="T1048">грит Бладгет Ваксвинг,</text:span>– <text:span text:style-name="T1048">щас эт всё взаправду было. А с тем осьминогом нет.</text:span></text:p>
      <text:p text:style-name="P165">– <text:span text:style-name="T1048">Откуда ты знаешь?</text:span></text:p>
      <text:p text:style-name="P166">– <text:span text:style-name="T1049">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34">Rue</text:span><text:span text:style-name="T1049"> Россини.</text:span>– <text:span text:style-name="T1050">Я заберу конверт. Вот твой костюм. Спасибо, брат.</text:span>– <text:span text:style-name="T1051">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67"><draw:frame draw:style-name="fr2" draw:name="Image5" text:anchor-type="paragraph" svg:width="6.9252in" svg:height="0.3661in" draw:z-index="6"><draw:image xlink:href="Pictures/1000000000000B720000009B428C9716555D8079.png" xlink:type="simple" xlink:show="embed" xlink:actuate="onLoad" loext:mime-type="image/png"/></draw:frame>Imipolex G <text:span text:style-name="T1052">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мощности. <text:s/>По своей структуре, это отвердевшая цепь ароматических колец, шестиугольники, как тот из золота, что болтается и шлёпает вокруг пупка Хилари Бонса, сменяясь там и тут так называемыми гетероцикличными кольцами.</text:span></text:p>
      <text:p text:style-name="P221"><text:span text:style-name="T1234">П</text:span>роисхождение <text:span text:style-name="T1054">Imipolex G </text:span>прослеживается <text:span text:style-name="T1055">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35">Kraft, Standfestigkeit, Weiße: </text:span><text:span text:style-name="T1056">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text:span><text:soft-page-break/><text:span text:style-name="T1056">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2">Джамф в то время работал на Швейцарск<text:span text:style-name="T1057">ую</text:span> <text:span text:style-name="T1057">компанию</text:span> Psychochemie AG, изначально именовавш<text:span text:style-name="T1057">ую</text:span>ся Grössli Chemical Corporation, <text:span text:style-name="T1057">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53">о́</text:span><text:span text:style-name="T1057">льшая часть контрактов <text:s/></text:span>Grössli <text:span text:style-name="T1058">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59">был продан им, а компания преобразовалась в <text:s/></text:span>Psychochemie AG. <text:span text:style-name="T1060">Патент на <text:s/>Imipolex G был, таким образом, перекрёстно зарегистрирован как на ИГ, так и на <text:s/></text:span>Psychochemie. <text:span text:style-name="T1061">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062">всё ещё при деле, продолжает заниматься бизнесом по своему старому адресу на Шоколадештрассе, в том Цюрихе, Швейцария. </text:span></text:p>
      <text:p text:style-name="P223">Слотроп раскачивает длинную цепочку часов своего зут-сьюта, <text:span text:style-name="T1063">с некоторой взволнованностью. Пара моментов, сразу же бросаются в глаза. Ему доходит даже больше, чем он вообще мог бы подумать, даже 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36">собирается</text:span><text:span text:style-name="T1063">—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36">о, ради Бога…</text:span><text:span text:style-name="T1063">.</text:span></text:p>
      <text:p text:style-name="P224">Тут Слотроп организует блестящий развед-рейд, вместе с верным напарником Бладгетом Ваксвингом, <text:span text:style-name="T1064">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text:span><text:soft-page-break/><text:span text:style-name="T1064">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5">Но Дункан Сандис всего лишь имя, <text:span text:style-name="T1065">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26">Пословица для Параноиков, <text:span text:style-name="T1066">3</text:span>: <text:span text:style-name="T1066">Если тебя вынудили задавать неправильные вопросы, то им незачем думать над своими ответами.</text:span></text:p>
      <text:p text:style-name="P227">Слотроп замечает, что он застыл над синим листком списка деталей с которого всё и <text:span text:style-name="T1067">н</text:span>ачалось. <text:s/><text:span text:style-name="T37">Насколько высоко это заходит</text:span><text:span text:style-name="T1065">… уххх. Вопрос-капкан не предназначен быть обращённым к </text:span><text:span text:style-name="T37">людям</text:span><text:span text:style-name="T1065"> вообще, но к </text:span><text:span text:style-name="T37">оборудованию</text:span><text:span text:style-name="T1065">! Прищурившись, внимательно передвигая палец по колонкам, Слотроп находит, что </text:span><text:span text:style-name="T37">Vorrichtung für die Isolierung </text:span><text:span text:style-name="T1068">является Составной Частью в</text:span></text:p>
      <text:p text:style-name="P227">“S-Gerät, 11/00000.”</text:p>
      <text:p text:style-name="P228">Если эти цифры серийный номер ракеты, <text:span text:style-name="T1069">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29">Выходит из номера: никуда конкретно, двигаясь под медленный барабанный бой в <text:span text:style-name="T1070">брюшных мускулах, </text:span><text:span text:style-name="T38">посмотрим что дальше, будь наготове</text:span><text:span text:style-name="T1070">….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38">Times</text:span><text:span text:style-name="T1070"> за прошлый четверг. Хмм. Давненько ни одной из </text:span><text:span text:style-name="T38">них</text:span><text:span text:style-name="T1070">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Синема (вспоминает давний трюк член-в-коробке-с-поп-корном, который повторял там с какой-то Мадлен, а та даже—)—</text:span></text:p>
      <text:p text:style-name="P230">Тантиви… О, нет, блядь, нет погоди<text:span text:style-name="T827">—</text:span></text:p>
      <text:p text:style-name="P231">«<text:span text:style-name="T1071">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39">Майор</text:span><text:span text:style-name="T1071"> Теодор Блот теперь уже—</text:span></text:p>
      <text:p text:style-name="P232">Уставясь в окно, уставясь ни на что, <text:span text:style-name="T1072">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3">Десять минут спустя, <text:s/>в своём номере, <text:span text:style-name="T1073">лёжа ничком на своей кровати, он чувствует себя опустошённым. Не может плакать. </text:span><text:span text:style-name="T40">Ничего</text:span><text:span text:style-name="T1073"> не может.</text:span></text:p>
      <text:p text:style-name="P234">Они это сделали. <text:span text:style-name="T1074">Завели его друга в какой-то смертельный капкан, возможно, позволили изобразить «почётную» смерть… а потом просто </text:span><text:span text:style-name="T41">закрыли его </text:span><text:span text:style-name="T42">личное дело…</text:span><text:span text:style-name="T1074">.</text:span></text:p>
      <text:p text:style-name="P235"><text:soft-page-break/>Позднее у него появится мысль, что может вся эта история ложь. <text:span text:style-name="T1075">Они запросто могли вложить её в ту лондонскую </text:span><text:span text:style-name="T43">Times</text:span><text:span text:style-name="T1075">, разве нет? подбросили газету, чтоб Слотроп её нашёл? Но на тот момент, когдаон это вычислил, возврата уже не было.</text:span></text:p>
      <text:p text:style-name="P236">В полдень заходит Хилари Бонс с пришибленной <text:span text:style-name="T1076">улыбочкой</text:span>. «<text:span text:style-name="T1076">Как удался твой вечер? У меня замечательно»,</text:span></text:p>
      <text:p text:style-name="P168">– <text:span text:style-name="T1077">Рад слышать,</text:span>– <text:span text:style-name="T1077">Слотроп улыбается. </text:span><text:span text:style-name="T44">Ты тоже в моём списке, дорогуша</text:span><text:span text:style-name="T1077">.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37">Так что он, таки, срывается в Ниццу, <text:span text:style-name="T1078">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079">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38">Слишком нетерпеливый, чтобы дождаться первой звезды, Слотроп заходит в отель. <text:span text:style-name="T1080">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45">скошенной</text:span><text:span text:style-name="T1080">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45">femme de chambre </text:span><text:span text:style-name="T1081">входящую в одну из комнат со сменой постельного белья, очень белого в полумраке. </text:span></text:p>
      <text:p text:style-name="P169">– <text:span text:style-name="T1082">Зачем ты сбежал,</text:span>– <text:span text:style-name="T1082">грустный шёпот звучит словно через телефонную трубку откуда-то очень издалека.</text:span>– <text:span text:style-name="T1083">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по доброму горбатый нос и сияющие глаза: она крахмальна, крепко сложена, носки её кожаных туфель загнуты кверху слегка, полосатые красно-белые носки на громадных ступнях придают ей вид вспомогающего существа из некоего-то иного мира, типа, </text:span><text:soft-page-break/><text:span text:style-name="T1083">эльфа, что не только почистил обувь пока ты спал, но и малость подмёл, поставил горшок на огонь перед тем, как проснёшься и, может быть, живой цветок на подоконник—</text:span></text:p>
      <text:p text:style-name="P170">– <text:span text:style-name="T1084">Извините?</text:span></text:p>
      <text:p text:style-name="P170">– <text:span text:style-name="T1084">Ещё не поздно.</text:span></text:p>
      <text:p text:style-name="P171">–– <text:span text:style-name="T1085">Вы не понимаете. Они убили моего друга.</text:span>– <text:span text:style-name="T1086">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2">– <text:span text:style-name="T1087">Где я пропадал, Слотроп? Ну, ты умеешь пошутить.</text:span>– <text:span text:style-name="T1088">Его улыбка снова озаряет время и весь мир свободы….</text:span></text:p>
      <text:p text:style-name="P239">Он достаёт карточку Ваксвинга. <text:span text:style-name="T1089">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40">Выше только крыша и, типа, пентхаус, в центре. <text:span text:style-name="T1090">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46">mon ami</text:span><text:span text:style-name="T1090">».</text:span></text:p>
      <text:p text:style-name="P282">– <text:span text:style-name="T1091">Ну, ладно,</text:span>– <text:span text:style-name="T1091">снова машет карточкой Ваксвинга.</text:span></text:p>
      <text:p text:style-name="P283">– <text:span text:style-name="T1091">Ах, </text:span><text:span text:style-name="T47">bien</text:span><text:span text:style-name="T1091">. . . .</text:span>– <text:span text:style-name="T1092">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4">– <text:span text:style-name="T1093">Что нужно?</text:span></text:p>
      <text:p text:style-name="P284">– <text:span text:style-name="T4">Carte d’identité</text:span>, <text:span text:style-name="T1093">проезд в Цюрих, Швейцария.</text:span></text:p>
      <text:p text:style-name="P284">– <text:span text:style-name="T1094">Завтра.</text:span></text:p>
      <text:p text:style-name="P285">– <text:span text:style-name="T1094">Место для сна.</text:span></text:p>
      <text:p text:style-name="P320">Человек протягивает ключ от одной из комнат внизу. «Деньги есть?»</text:p>
      <text:p text:style-name="P286">– <text:span text:style-name="T1095">Немного. Я не знаю, когда смогу</text:span>—</text:p>
      <text:p text:style-name="P321">Отсчитывает, прищуривается, пролистывает. «Вот». </text:p>
      <text:p text:style-name="P287">– <text:span text:style-name="T1096">Э…</text:span></text:p>
      <text:p text:style-name="P286">– <text:span text:style-name="T1096">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88">– <text:span text:style-name="T1097">О…</text:span></text:p>
      <text:p text:style-name="P288">– <text:span text:style-name="T1097">Увидимся завтра.</text:span>– <text:span text:style-name="T1097">Вернулся к делам.</text:span></text:p>
      <text:p text:style-name="P322">Ночь Слотропа проходит с неудобствами. <text:span text:style-name="T1098">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89"><text:soft-page-break/>– <text:span text:style-name="T1099">Тайр, впусти меня, это Дампстер, Дампстер Вилард.</text:span></text:p>
      <text:p text:style-name="P289">–<text:span text:style-name="T1099">Что за</text:span>—</text:p>
      <text:p text:style-name="P290">– <text:span text:style-name="T1100">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1"><text:span text:style-name="T1101">Резкий стук. «Дампстер</text:span>—<text:span text:style-name="T1101">» </text:span></text:p>
      <text:p text:style-name="P291">– <text:span text:style-name="T1102">Нет, нет. Это Мюрей Смайл, я был с тобой в учебке, 84 рота, помнишь? У наших серийных номеров разница всего в две цифры.</text:span></text:p>
      <text:p text:style-name="P292">– <text:span text:style-name="T1103">Мне надо было впустить… впустить Дампстера… куда он делся? Или я заснул?</text:span></text:p>
      <text:p text:style-name="P293">–<text:span text:style-name="T1104">Не говори им, что я был тут. Я пришёл сказать, что тебе не обязательно возвращаться.</text:span></text:p>
      <text:p text:style-name="P294">– <text:span text:style-name="T1105">Правда? Они <text:s/>сказали это ничего?</text:span></text:p>
      <text:p text:style-name="P173">– <text:span text:style-name="T1106">Это ничего.</text:span></text:p>
      <text:p text:style-name="P174">– <text:span text:style-name="T1106">Да, но они </text:span><text:span text:style-name="T48">так сказали</text:span><text:span text:style-name="T1106">?</text:span>– <text:span text:style-name="T1107">Тишина.</text:span>– <text:span text:style-name="T1107">Мюрей?</text:span>– <text:span text:style-name="T1107">Тишина.</text:span></text:p>
      <text:p text:style-name="P241">Ветер дует в железе пожарной лестницы очень сильно, <text:span text:style-name="T1108">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75">– Нет.– Только шёпот…. Но с ним остался только её «нет».</text:p>
      <text:p text:style-name="P176">– Эт кто? Дженни? Это ты, Дженни?</text:p>
      <text:p text:style-name="P176">– Да, это я. О, милый, как хорошо, что я тебя нашла.</text:p>
      <text:p text:style-name="P177">– <text:span text:style-name="T1109">Но я должен...</text:span>– <text:span text:style-name="T1109">Они бы ей позволили жить с ним в Казино…</text:span></text:p>
      <text:p text:style-name="P178">– <text:span text:style-name="T1109">Нет, я не могу.</text:span>– <text:span text:style-name="T49">Но что у неё случилось с <text:s/>голосом</text:span><text:span text:style-name="T1110">?</text:span></text:p>
      <text:p text:style-name="P179">– <text:span text:style-name="T1111">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80">– <text:span text:style-name="T1112">Это ничего.</text:span></text:p>
      <text:p text:style-name="P242">А где-<text:span text:style-name="T1113">т</text:span>о, тёмными рыбинами <text:span text:style-name="T1113">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3">Перед самым рассветом стук становится совсем громким, упорным как сталь. <text:span text:style-name="T1114">Слотропу хватило ума не откликнуться на этот раз. </text:span></text:p>
      <text:p text:style-name="P181">– <text:span text:style-name="T1115">Давай, открывай.</text:span></text:p>
      <text:p text:style-name="P181">– <text:span text:style-name="T1116">Военная полиция, открывай.</text:span></text:p>
      <text:p text:style-name="P244">Американские голоса, голоса кантри, высокие и безжалостные. <text:span text:style-name="T1117">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186">—</text:span><text:span text:style-name="T187">а мы всегда играли по честному</text:span><text:span text:style-name="T186">—</text:span><text:span text:style-name="T188">но эти двое за дверью <text:s/></text:span><text:soft-page-break/><text:span text:style-name="T189">настолько же деморализуют, как близкий план Джона Уэйна </text:span><text:span text:style-name="T190">(в ракурсе, что подчёркивает насколько у него раскосые глаза, </text:span><text:span text:style-name="T191">смешно: как ты до сих пор не замечал), </text:span><text:span text:style-name="T192">орущего БАНЗАЙ!</text:span></text:p>
      <text:p text:style-name="P182">– <text:span text:style-name="T1118">Погоди, Рой, вон он</text:span><text:span text:style-name="T139">—</text:span></text:p>
      <text:p text:style-name="P183">– <text:span text:style-name="T1118">Хопер! Иди сюда, падла</text:span><text:span text:style-name="T139">—</text:span></text:p>
      <text:p text:style-name="P183">– <text:span text:style-name="T1119">Вы больше не запхнёте меня в смирительную рубаааашку!</text:span>– <text:span text:style-name="T1120">Голос Хопера гаснет за углом, военная полиция бросаются в погоню.</text:span></text:p>
      <text:p text:style-name="P245">Слотропу доходит вместе с рассветом за жёлто-коричневой занавеской в окне, <text:span text:style-name="T1121">что это его первый день За Пределами. Его первое утро на свободе. Он </text:span><text:span text:style-name="T50">не</text:span><text:span text:style-name="T1121">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4">– <text:span text:style-name="T1122">Вот адрес одного из наших людей в Цюрихе. Ваксвинг желает вам удачи и спрашивает что вас так задержало.</text:span></text:p>
      <text:p text:style-name="P185">– <text:span text:style-name="T1123">То есть он ждёт ответа?</text:span></text:p>
      <text:p text:style-name="P185">– <text:span text:style-name="T1123">Он сказал, чтоб вы об этом подумали.</text:span></text:p>
      <text:p text:style-name="P186">– <text:span text:style-name="T1124">А скажи-и-и-те,</text:span>– <text:span text:style-name="T1124">его только что осенило,</text:span>– <text:span text:style-name="T1125">а почему вы мне помогаете? Так вот бесплатно и вообще?</text:span></text:p>
      <text:p text:style-name="P187">– <text:span text:style-name="T1126">А кто его знает? Нам приходится играть по схемам. Должно быть есть какая-то схема, в которой вы находитесь, сейчас вот.</text:span></text:p>
      <text:p text:style-name="P188">– <text:span text:style-name="T1127">Э…</text:span></text:p>
      <text:p text:style-name="P246">Но она уже ушла. <text:span text:style-name="T1128">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51">Rue</text:span><text:span text:style-name="T1128">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46"/>
      <text:p text:style-name="P247">Неделю спустя он в Цюрихе, после долгой поездки поездом. <text:span text:style-name="T1129">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48">Война перекраивала пространство и время по своему подобию. <text:span text:style-name="T1130">Пути расходятся теперь в иных сетях железных дорог. То, что выглядит разрушением, на самом деле преобразование железнодорожных </text:span><text:soft-page-break/><text:span text:style-name="T1130">пространств для иных целей, для назначений, чьи контуры он только, проезжая тут впервые, может лишь предугадывать….</text:span></text:p>
      <text:p text:style-name="P248"><text:span text:style-name="T1131">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52">lieder</text:span><text:span text:style-name="T1131">.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89">– <text:span text:style-name="T1132">Ну, информацию?</text:span>– <text:span text:style-name="T1132">Опа, это питьё на вкус, типа, Мокси…</text:span></text:p>
      <text:p text:style-name="P190">– <text:span text:style-name="T1133">О. В другое.</text:span>– <text:span text:style-name="T1133">дарит Слотропу кислый взгляд.</text:span>– <text:span text:style-name="T1134">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39">—</text:span><text:span text:style-name="T193">о, </text:span><text:span text:style-name="T194">и до чего же</text:span><text:span text:style-name="T193"> всё переменилось. </text:span><text:span text:style-name="T195">Германская инфляция, мне следовало бы делать выводы, нули нанизанные друг за другом отсюда и до Берлина. </text:span><text:span text:style-name="T196">Мне пришлось уговаривать самого себя: «Семявин, это просто временное помутнение реальности. </text:span><text:span text:style-name="T197">Небольшое отклонение, не о чем беспокоиться. </text:span><text:span text:style-name="T198">Держись каким ты всегда <text:s/>был</text:span><text:span text:style-name="T139">—</text:span><text:span text:style-name="T198">сила характера, </text:span><text:span text:style-name="T199">крепкое умственное здоровье. </text:span><text:span text:style-name="T85">Смелость</text:span><text:span text:style-name="T200">, Семявин! Скоро всё </text:span><text:span text:style-name="T201">опять</text:span><text:span text:style-name="T200"> придёт в норму.» </text:span><text:span text:style-name="T201">Но знаешь что?</text:span></text:p>
      <text:p text:style-name="P190"><text:span text:style-name="T139">– </text:span><text:span text:style-name="T201">Попробую угадать.</text:span></text:p>
      <text:p text:style-name="P249"><text:span text:style-name="T201">Т</text:span><text:span text:style-name="T139">рагический вздох. «Информация. </text:span><text:span text:style-name="T202">Чем плохи наркотики и женщины? </text:span><text:span text:style-name="T203">Что ж удивляться, что мир сошёл с ума, если основным средством обмена стала информация?»</text:span></text:p>
      <text:p text:style-name="P191"><text:span text:style-name="T203">– </text:span><text:span text:style-name="T204">Я думал сигареты стали.</text:span></text:p>
      <text:p text:style-name="P192"><text:span text:style-name="T204">– </text:span><text:span text:style-name="T205">Размечтался.</text:span><text:span text:style-name="T139">– </text:span><text:span text:style-name="T205">Он приносит список кафе и мест сбора в Цюрихе. </text:span><text:span text:style-name="T206">Под рубрикой Шпионаж, Промышленный, Слотроп находит </text:span><text:span text:style-name="T207">три. Ультра, Лих</text:span><text:span text:style-name="T208">т</text:span><text:span text:style-name="T207">шпиль и </text:span><text:span text:style-name="T208">Штр</text:span><text:span text:style-name="T250">ё</text:span><text:span text:style-name="T208">гли. </text:span><text:span text:style-name="T209">Они на разных берегах Лиммат и далеко друг от друга.</text:span></text:p>
      <text:p text:style-name="P193"><text:span text:style-name="T209">– </text:span><text:span text:style-name="T210">Ногам работа,</text:span><text:span text:style-name="T139">– </text:span><text:span text:style-name="T210">складывая список в карман зут-</text:span><text:span text:style-name="T211">сьют</text:span><text:span text:style-name="T210">а.</text:span></text:p>
      <text:p text:style-name="P194"><text:span text:style-name="T210">– </text:span><text:span text:style-name="T212">Оно полегчает. Придёт день и </text:span><text:span text:style-name="T213">всё это будут делать машины. Машины информации. </text:span><text:span text:style-name="T214">Ты выплеск волны из будущего.</text:span></text:p>
      <text:p text:style-name="P250"><text:span text:style-name="T139">Начался период обходов трёх кафе, просиживания по два часа над кофе в каждом из них, </text:span><text:span text:style-name="T215">еды раз в день, цюрихская колбаса и </text:span><text:span text:style-name="T86">rösti</text:span><text:span text:style-name="T215"> в Народных Кухнях… </text:span><text:span text:style-name="T216">наблюдение нескончаемых толп бизнесменов в синих костюмах, </text:span><text:span text:style-name="T217">дочерна загорелых лыжников, </text:span><text:span text:style-name="T218">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19">находят свои ужасы в лавинах и рухнувших колоннах глетчерного льда, </text:span><text:span text:style-name="T220">свои победы в напластованиях </text:span><text:span text:style-name="T221">хорошей</text:span><text:span text:style-name="T220"> пудры… </text:span><text:span text:style-name="T222">оборванные иностранцы в промасленных кожаных куртках </text:span><text:span text:style-name="T223">и</text:span><text:span text:style-name="T222"> подра</text:span><text:span text:style-name="T223">н</text:span><text:span text:style-name="T222">ной повседневной униформе</text:span><text:span text:style-name="T223">, выходцы из Южной Америки, закутанные в меховые пальто и дрожащие на ярком солнце, </text:span><text:span text:style-name="T224">пожилые ипохондрики </text:span><text:span text:style-name="T225">застуканные на како</text:span><text:span text:style-name="T227">м</text:span><text:span text:style-name="T225">-нибудь курорте началом Войны, где они и торчат с тех пор, </text:span><text:span text:style-name="T226">неулыбчивые женщины в длинных чёрных платьях, </text:span><text:span text:style-name="T227">мужчины в засалившихся пальто, которые… и сумасшедшие, </text:span><text:span text:style-name="T228">спустившиеся из своих психбольниц на дни уик-энда</text:span><text:span text:style-name="T186">—</text:span><text:span text:style-name="T229">о, психические отклонения Швейцарии: </text:span><text:span text:style-name="T230">Слотроп значится среди них, будь уверен, </text:span><text:span text:style-name="T231">среди всех мрачных </text:span><text:soft-page-break/><text:span text:style-name="T231">лиц и оттенков улиц, </text:span><text:span text:style-name="T232">только он в белом, туфли, зут и шляпа, </text:span><text:span text:style-name="T233">белые как кладбищенские горы тут…. </text:span><text:span text:style-name="T234">К тому же, он Нов</text:span><text:span text:style-name="T236">ый</text:span><text:span text:style-name="T234"> </text:span><text:span text:style-name="T236">Лох</text:span><text:span text:style-name="T234"> в Городе. </text:span><text:span text:style-name="T235">Ему трудно отличать первую волну корпоративных шпионов от тех, кто просто </text:span></text:p>
      <text:p text:style-name="P347">Психи на Побывке!</text:p>
      <text:p text:style-name="P349">(Линия хористов поделена не на традиционных Парней и Девушек, <text:span text:style-name="T1135">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49"/>
      <text:p text:style-name="P350">А вот и мы вам, люди<text:span text:style-name="T768">—</text:span><text:span text:style-name="T767">готовы вы иль нет,</text:span></text:p>
      <text:p text:style-name="P353">Так одевайте маски, плетите свои козни,</text:p>
      <text:p text:style-name="P351"><text:span text:style-name="T767">А мы лишь хохочем все</text:span><text:span text:style-name="T768">—</text:span><text:span text:style-name="T767">из санок сковырнулись</text:span><text:span text:style-name="T769">,</text:span></text:p>
      <text:p text:style-name="P354">Как карлики распущенные на каникулы.</text:p>
      <text:p text:style-name="P354"/>
      <text:p text:style-name="P352"><text:span text:style-name="T767">О, мы </text:span><text:span text:style-name="T1136">Психи на Побывке </text:span></text:p>
      <text:p text:style-name="P356"><text:span text:style-name="T770">И </text:span><text:span text:style-name="T767">нет у нас забот</text:span><text:span text:style-name="T1137">—</text:span></text:p>
      <text:p text:style-name="P357"><text:span text:style-name="T768">М</text:span><text:span text:style-name="T767">озги наши в чистке, на Ярмарке душа,</text:span></text:p>
      <text:p text:style-name="P358"><text:span text:style-name="T767">Просто придурки в отпуску, </text:span><text:span text:style-name="T771">вдали от тоски,</text:span></text:p>
      <text:p text:style-name="P359"><text:span text:style-name="T771">Л</text:span><text:span text:style-name="T767">егкомысленные и модные, как перестук наш</text:span><text:span text:style-name="T772">ей чечётки</text:span><text:span text:style-name="T767">!</text:span></text:p>
      <text:p text:style-name="P360"><text:span text:style-name="T767">Вот мы пускаем шляпу по кругу</text:span><text:span text:style-name="T768">—</text:span><text:span text:style-name="T767">для вашей хмурости и слёз,</text:span></text:p>
      <text:p text:style-name="P361"><text:span text:style-name="T767">И страхов, что были с вами неразлучны</text:span><text:span text:style-name="T768">—</text:span></text:p>
      <text:p text:style-name="P367">Поверьте знающему психу, жизнь стоит, чтобы жить</text:p>
      <text:p text:style-name="P368">Так обними её и поцелуй сегодня!</text:p>
      <text:p text:style-name="P362"><text:span text:style-name="T767">Ла-да-да, яа-та, йа-та, та-та… (Они продолжают напевать без слов фоном для того, </text:span><text:span text:style-name="T773">что следует дальше):</text:span></text:p>
      <text:p text:style-name="P369"/>
      <text:p text:style-name="P363"><text:span text:style-name="T767">Первый Чокнутый (или, возможно, Санитар): Имеется бесподобное тут предложение </text:span><text:span text:style-name="T774">тебе</text:span><text:span text:style-name="T767">, </text:span><text:span text:style-name="T775">Американец? Я так и думал, всегда опознаю наших по лицу, </text:span><text:span text:style-name="T774">тииипа, вот как этот твой костюм, поднимись на ледник повыше и тебя никто не разглядит! </text:span><text:span text:style-name="T776">Ну, да, в общем, </text:span><text:span text:style-name="T777">я знаю как</text:span><text:span text:style-name="T778">ово</text:span><text:span text:style-name="T777"> </text:span><text:span text:style-name="T778">тебе</text:span><text:span text:style-name="T777"> от этих уличных торговцев, </text:span><text:span text:style-name="T778">что тут тасуются, это же старая </text:span><text:span text:style-name="T779">три-</text:span><text:span text:style-name="T780">листика</text:span><text:span text:style-name="T779"> на тротуаре [грузовики перес</text:span><text:span text:style-name="T780">ека</text:span><text:span text:style-name="T779">ют сцену какое-то время, туда-сюда, </text:span><text:span text:style-name="T781">машет в воздухе пальцем напевая «Т</text:span><text:span text:style-name="T779">ри-</text:span><text:span text:style-name="T780">листика на</text:span><text:span text:style-name="T781"> трот, уаре» снова и снова с одной и той же зацикленной монотонностью, </text:span><text:span text:style-name="T782">столько раз, сколько его могут выдержать</text:span><text:span text:style-name="T779">] </text:span><text:span text:style-name="T783">а ты сразу можешь вычислить что не так, каждый обещает тебе что-то затак, верно? </text:span><text:span text:style-name="T784">да и как ни странно, </text:span><text:span text:style-name="T778"><text:s/></text:span><text:span text:style-name="T785">в этом главное возражение от инженеров и учёных, </text:span><text:span text:style-name="T786">которое всегда имели против идеи [понижая голос] </text:span><text:span text:style-name="T787">вечного движения, или как </text:span><text:span text:style-name="T788">мы предпочитаем его называть Управление Энтропией</text:span><text:span text:style-name="T768">—</text:span><text:span text:style-name="T789">вот, вот наша карта</text:span><text:span text:style-name="T768">—</text:span><text:span text:style-name="T790">ну, конечно, они правы. </text:span><text:span text:style-name="T791">Во всяком случае были. До сих пор….</text:span></text:p>
      <text:p text:style-name="P370"/>
      <text:p text:style-name="P364"><text:soft-page-break/><text:span text:style-name="T791">В</text:span><text:span text:style-name="T767">торой Чокнутый или Санитар: </text:span><text:span text:style-name="T792">Короче, ты уже слы</text:span><text:span text:style-name="T793">ш</text:span><text:span text:style-name="T792">ал про </text:span><text:span text:style-name="T793">карбюратор один галлон-на-двести миль, </text:span><text:span text:style-name="T794">лезвие бритвы, что не тупится никогда, </text:span><text:span text:style-name="T795">вечную ботиночную подошву, </text:span><text:span text:style-name="T796">таблетку от чесотки </text:span><text:span text:style-name="T797">полезную для</text:span><text:span text:style-name="T796"> гландов, </text:span><text:span text:style-name="T798">мотор, что заправляется песком, </text:span><text:span text:style-name="T799">про орнитоптеров и робобостеров</text:span><text:span text:style-name="T768">—</text:span><text:span text:style-name="T799">ты не ослышался, с маленькой бородкой из стальной </text:span><text:span text:style-name="T800">ваты</text:span><text:span text:style-name="T768">—</text:span><text:span text:style-name="T801">круто, </text:span><text:span text:style-name="T802">то, что надо, но </text:span><text:span text:style-name="T807">есть</text:span><text:span text:style-name="T803"> как раз тебе по </text:span><text:span text:style-name="T807">уму</text:span><text:span text:style-name="T803">! </text:span><text:span text:style-name="T804">Готов? Это Люк-Молния, </text:span><text:span text:style-name="T805">Дверь, что Открывает </text:span><text:span text:style-name="T808">Тебя</text:span><text:span text:style-name="T805">!</text:span><text:span text:style-name="T799"> </text:span></text:p>
      <text:p text:style-name="P371"/>
      <text:p text:style-name="P365"><text:span text:style-name="T799">С</text:span><text:span text:style-name="T767">лотроп: Пойду вздремну, пожалуй…</text:span></text:p>
      <text:p text:style-name="P372"/>
      <text:p text:style-name="P366"><text:span text:style-name="T767">Третий Ч. Или С.: Трансмогрифируй обыкновенный воздух в бриллианты через Катаклизменн</text:span><text:span text:style-name="T806">ую Редукцию Углекислого Газ-а-а-а-а-а-а….</text:span></text:p>
      <text:p text:style-name="P355"/>
      <text:p text:style-name="P251"><text:span text:style-name="T235">Б</text:span><text:span text:style-name="T139">удь он чувствительнее </text:span><text:span text:style-name="T237">к таким вещам, всё это было бы просто оскорбительным, эта первая волна. </text:span><text:span text:style-name="T238">Она минует, жестикулируя, обвиняюще, умоляюще. </text:span><text:span text:style-name="T239">Слотропу удаётся сохранять спокойствие. </text:span><text:span text:style-name="T240">Наступает пауза</text:span><text:span text:style-name="T186">—</text:span><text:span text:style-name="T241">потом появляются настоящие, </text:span><text:span text:style-name="T242">медленно поначалу, но собираются, собираются. </text:span><text:span text:style-name="T243">Синтетическая резина или бензин, </text:span><text:span text:style-name="T244">электронные калькуляторы, </text:span><text:span text:style-name="T245">анилиновые краски, акриловые, </text:span><text:span text:style-name="T246">духи (краденые эсенции в фиалах для пробы), </text:span><text:span text:style-name="T247">сексуальные привычки сотни членов совета директоров, на выбор, </text:span><text:span text:style-name="T248">дислокация заводов, кодовые книги, связи и </text:span><text:span text:style-name="T249">выплаты, только попроси, они достанут. </text:span></text:p>
      <text:p text:style-name="P252"><text:span text:style-name="T249">Н</text:span><text:span text:style-name="T139">аконец, однажды в Штрёгли, </text:span><text:span text:style-name="T251">Слотроп заправляется жареной капустой и краюхой хлеба, которую всё утро таскал с собой в бумажном пакете, </text:span><text:span text:style-name="T252">вдруг из ниоткуда появляется некий Марио Швайтар </text:span><text:span text:style-name="T253">в зелёно лягушачьем жилете, </text:span><text:span text:style-name="T254">просто вынырнул из отголосков эха </text:span><text:span text:style-name="T255">часов с кукушкой, прям тебе Тук Тук и Тут, </text:span><text:span text:style-name="T256">бесконечные тёмные коридоры за его спиной, </text:span><text:span text:style-name="T257">с оборотом удачи для Слотропа. «</text:span><text:span text:style-name="T258">Псст, Джо»,</text:span><text:span text:style-name="T186">– </text:span><text:span text:style-name="T258">начинает он,</text:span><text:span text:style-name="T186">– «</text:span><text:span text:style-name="T258">эй, мистер».</text:span></text:p>
      <text:p text:style-name="P195"><text:span text:style-name="T258">– </text:span><text:span text:style-name="T259">Не ко мне,</text:span><text:span text:style-name="T139">– </text:span><text:span text:style-name="T259">отвечает Слотроп с набитым ртом.</text:span></text:p>
      <text:p text:style-name="P196"><text:span text:style-name="T258">– </text:span><text:span text:style-name="T260">Интересуетесь насчёт <text:s/></text:span><text:span text:style-name="T87">L.S.D.</text:span><text:span text:style-name="T260">?</text:span></text:p>
      <text:p text:style-name="P196"><text:span text:style-name="T258">– </text:span><text:span text:style-name="T260">Это сокращение от фунтов, шиллингов, пенсов. Ты </text:span><text:span text:style-name="T261">попал</text:span><text:span text:style-name="T260"> не в то кафе, </text:span><text:span text:style-name="T632">Дружище</text:span><text:span text:style-name="T260">.</text:span></text:p>
      <text:p text:style-name="P197"><text:span text:style-name="T258">– </text:span><text:span text:style-name="T261">Мне кажется, я попал не в ту страну,</text:span><text:span text:style-name="T258">–</text:span><text:span text:style-name="T261">Швайтар немного траурен.</text:span><text:span text:style-name="T258">– </text:span><text:span text:style-name="T261">Я из Сандоза.</text:span></text:p>
      <text:p text:style-name="P197"><text:span text:style-name="T258">– </text:span><text:span text:style-name="T261">Ага, Сандоз!</text:span><text:span text:style-name="T258">– </text:span><text:span text:style-name="T261">Вскрикивает Слотроп и выдвигает стул для мужика.</text:span></text:p>
      <text:p text:style-name="P253"><text:span text:style-name="T261">О</text:span><text:span text:style-name="T139">казывается Швайтар и впрямь очень крепко связан с Psychochemie AG, он один из тех вольноплавающих улаживателей проблем вокруг Картеля, </text:span><text:span text:style-name="T262">нанимается ими для подённой работы и занимается шпионажем на стороне. </text:span></text:p>
      <text:p text:style-name="P198">– <text:span text:style-name="T1138">Ну,</text:span>– <text:span text:style-name="T1138">грит Слотроп,</text:span>– <text:span text:style-name="T1139">я б не прочь насчёт что у них есть по Л. Джамфу, а и про Imipolex G.</text:span></text:p>
      <text:p text:style-name="P199">– <text:span text:style-name="T1140">Веее…</text:span></text:p>
      <text:p text:style-name="P199">– <text:span text:style-name="T1140">Извините?</text:span></text:p>
      <text:p text:style-name="P200">– <text:span text:style-name="T1140">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text:span><text:soft-page-break/><text:span text:style-name="T1140">где <text:s/>не знали и дня без галлюцинаций <text:s/>за последние 500 лет, ведьмы на мётлах</text:span><text:span text:style-name="T139">—</text:span><text:span text:style-name="T263">блюстители традиции, аристократы</text:span><text:span text:style-name="T139">—</text:span></text:p>
      <text:p text:style-name="P295">– <text:span text:style-name="T1141">Подожди-ка…. Джамф умер? Ты сказал «</text:span><text:span text:style-name="T53">могила</text:span><text:span text:style-name="T1141"> Джамфа»?</text:span>– <text:span text:style-name="T1142">Должно быть прочувствовал разницу, не считая того, что этот человек по настоящему <text:s/>никогда не жил, так что как он теперь сможет</text:span>—</text:p>
      <text:p text:style-name="P296">– <text:span text:style-name="T1143">Высоко в горах, ближе к Йетлиберг.</text:span></text:p>
      <text:p text:style-name="P297">– <text:span text:style-name="T1144">Ты когда-нибудь</text:span>—</text:p>
      <text:p text:style-name="P297">– <text:span text:style-name="T1144">Что?</text:span></text:p>
      <text:p text:style-name="P201">–<text:span text:style-name="T1145">Когда-нибудь встречал его?</text:span></text:p>
      <text:p text:style-name="P202">– <text:span text:style-name="T1146">Было до меня. Но мне известно, что на него большое досье в засекреченных файлах <text:s/>Сандоза. Достать что тебе надо не просто будет.</text:span></text:p>
      <text:p text:style-name="P203">– <text:span text:style-name="T1147">Эх…</text:span></text:p>
      <text:p text:style-name="P203">– <text:span text:style-name="T1147">Пять сотен.</text:span></text:p>
      <text:p text:style-name="P203">– <text:span text:style-name="T1147">Пятьсот чего?</text:span></text:p>
      <text:p text:style-name="P254">Швейцарских франков. <text:span text:style-name="T1148">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4">– <text:span text:style-name="T1149">В первую очередь, тебе нужно,</text:span>– <text:span text:style-name="T1150">советует Сенявин,</text:span>– <text:span text:style-name="T1150">отправиться в ломбард и получить несколько франков за это вот,</text:span>– <text:span text:style-name="T1150">указывая на костюм. О, нет, только не костюм. Сенявин отправляется порыться в задней комнате, возвращается с узлом одежды рабочего.</text:span>– <text:span text:style-name="T1151">Пора задуматься о своей приметности. Приходи завтра, посмотрю что ещё смогу найти.</text:span></text:p>
      <text:p text:style-name="P255">Белый зут в свёртке подмышкой, <text:span text:style-name="T1152">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56">Поворачивая в свою улицу, в колодцах тени, он замечает чёрный рол<text:span text:style-name="T1153">лс</text:span>-ройс, <text:span text:style-name="T1154">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57">Пословицы для Параноиков, 4: <text:span text:style-name="T4">Скрываешься</text:span>, начинают искать.</text:p>
      <text:p text:style-name="P258">Заннгггг! диддиланг, диддила-та-та-та, <text:span text:style-name="T1155">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259">Забудь этот отель Нимбус, прикидывает он. <text:span text:style-name="T1156">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60">Этот город и вправду закрывается рано. <text:span text:style-name="T1157">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54">там</text:span><text:span text:style-name="T1157">?...</text:span></text:p>
      <text:p text:style-name="P261"><text:soft-page-break/>Через минуту отвечает приятный <text:span text:style-name="T1158">недоумевающий голос с а-ты-кто? О, такой ангельский. Слотроп в панике вешает трубку, смотрит на обедающий, которые смотрят на него</text:span><text:span text:style-name="T186">—</text:span><text:span text:style-name="T264">нап</text:span><text:span text:style-name="T265">а</text:span><text:span text:style-name="T264">ртачил, напарта</text:span><text:span text:style-name="T265">ч</text:span><text:span text:style-name="T264">ил, теперь Они знают, что он подбирается к Ним. </text:span><text:span text:style-name="T265">Остаётся обычный шанс, что у него разгулялась </text:span><text:span text:style-name="T266">паранойя</text:span><text:span text:style-name="T265">, </text:span><text:span text:style-name="T266">но слишком уж участились совпадения. </text:span><text:span text:style-name="T267">Кроме того, ему </text:span><text:span text:style-name="T268">уже </text:span><text:span text:style-name="T267">знакомо звучание Их </text:span><text:span text:style-name="T268">расчётливой невинности, </text:span><text:span text:style-name="T269">это част</text:span><text:span text:style-name="T270">ь</text:span><text:span text:style-name="T269"> Их стиля….</text:span></text:p>
      <text:p text:style-name="P262"><text:span text:style-name="T269">С</text:span><text:span text:style-name="T139">нова по городу: </text:span><text:span text:style-name="T271">прецизионные</text:span><text:span text:style-name="T139"> банки, церкви, </text:span><text:span text:style-name="T271">готические входы маршируют мимо… </text:span><text:span text:style-name="T272">от отеля нужно держаться подальше, и от трёх кафе, верно, верно… </text:span><text:span text:style-name="T273">В начинающемся вечере постоянные жители Цюриха гуляют в синем</text:span><text:span text:style-name="T274">. Синий, как городские сумерки, густеющий синий…. </text:span><text:span text:style-name="T275">Шпионы и дилеры разошлись по домам. </text:span><text:span text:style-name="T276">К Семявину нельзя, круг Ваксвинга </text:span><text:span text:style-name="T277">оказал поддержку, не стоит </text:span><text:span text:style-name="T278">их подставлять. </text:span><text:span text:style-name="T279">Какой вес имеют Пришлые в этом городе? </text:span><text:span text:style-name="T280">Может ли Слотроп рискнуть в другом отеле? Наверное, нет. </text:span><text:span text:style-name="T281">Холодает. Ветер дует с озера. </text:span></text:p>
      <text:p text:style-name="P263"><text:span text:style-name="T281">О</text:span><text:span text:style-name="T139">н замечает, что дотопал </text:span><text:span text:style-name="T282">аж </text:span><text:span text:style-name="T139">до Одеона, </text:span><text:span text:style-name="T282">одного из кафе широкого мира, специализированность которого </text:span><text:span text:style-name="T283">н</text:span><text:span text:style-name="T282">е значится ни в каких списках</text:span><text:span text:style-name="T186">—</text:span><text:span text:style-name="T283">фактически, никогда не была установлена. </text:span><text:span text:style-name="T284">Ленин, Троцкий, Джеймс Джойс, д-р Эйнштейн, все </text:span><text:span text:style-name="T294">они </text:span><text:span text:style-name="T284">посиживали за этими столиками. </text:span><text:span text:style-name="T285">Что-то же <text:s text:c="2"/>все</text:span><text:span text:style-name="T294">х</text:span><text:span text:style-name="T285"> и</text:span><text:span text:style-name="T294">х</text:span><text:span text:style-name="T285"> об</text:span><text:span text:style-name="T294">ъединяло</text:span><text:span text:style-name="T285">: чего-то ради они тут отмечались… </text:span><text:span text:style-name="T286">возможно, это связано с л</text:span><text:span text:style-name="T288">ю</text:span><text:span text:style-name="T286">дьми как-то, со смертностью пешеходов, </text:span><text:span text:style-name="T287">с безостановочным пересечением потребностей или отчаяния </text:span><text:span text:style-name="T288">в одном роковом отрезке улицы… </text:span><text:span text:style-name="T289">диалектики, матрицы, архетипы, всем нужно </text:span><text:span text:style-name="T290">подключаться, время от времени, снова к части пролетарской крови, </text:span><text:span text:style-name="T291">к запахам тел и бессмысленным воплям через стол, </text:span><text:span text:style-name="T292">к обману и последним надеждам, </text:span><text:span text:style-name="T293">иначе всё становится пыльным Дракулизмом, извесным проклятием Запада….</text:span></text:p>
      <text:p text:style-name="P264"><text:span text:style-name="T293">С</text:span><text:span text:style-name="T139">лотроп убедился, что мелочи при нём хватает на один кофе. </text:span><text:span text:style-name="T295">Он заходит и садиться, выбрав место лицом ко входу. </text:span><text:span text:style-name="T296">Через пятнадцать минут он получает шпионский сигнал от </text:span><text:span text:style-name="T297">смуглого кудрявого пришельца в зелёном </text:span><text:span text:style-name="T298">костюме за пару стоиков от него. </text:span><text:span text:style-name="T299">Ещё один боец на передовой. </text:span><text:span text:style-name="T300">На его столике старая газета, ещё и на испанском. </text:span><text:span text:style-name="T301">Она раскрыта на </text:span><text:span text:style-name="T302">определённой политической карикатуре </text:span><text:span text:style-name="T303">с шеренгой мужчин среднего возраста в платьях и париках, </text:span><text:span text:style-name="T304">внутри полицейского участка, где коп </text:span><text:span text:style-name="T305">держит буханку белого… нет, </text:span><text:span text:style-name="T306">это младенчик, а бирка на его пелёнке грит LA REVOLUCIÓN . . . о, а </text:span><text:span text:style-name="T307">каждый</text:span><text:span text:style-name="T306"> </text:span><text:span text:style-name="T307">из них твердит, что новорожденная революция </text:span><text:span text:style-name="T308">его произведение, </text:span><text:span text:style-name="T309">и это вот карикатура тут, типа как, для распознания, </text:span><text:span text:style-name="T310">этот парняга в зелёном костюме, </text:span><text:span text:style-name="T311">который оказался аргентинцем по имени Франческо Сквалидози, </text:span><text:span text:style-name="T312">следит за реакцией… </text:span><text:span text:style-name="T313">ключевые слова в самом конце строки, где велики</text:span><text:span text:style-name="T317">й</text:span><text:span text:style-name="T313"> поэт Аргентины, </text:span><text:span text:style-name="T314">Леопольд Лугонес, <text:s/></text:span><text:span text:style-name="T317">говорит</text:span><text:span text:style-name="T313">: «</text:span><text:span text:style-name="T314">Теперь я расскажу тебе стихами, </text:span><text:span text:style-name="T315">как я зачал её свободной от грязи Первородного Греха...» <text:s/></text:span><text:span text:style-name="T316">Это революция Урибуру 1930. </text:span><text:span text:style-name="T318">Газете уже пятнадцать лет. Трудно сказать, что именно Сквалидози ожидает от Слотропа, но получает </text:span><text:span text:style-name="T319">чистое невежество. </text:span><text:span text:style-name="T321">Оно, п</text:span><text:span text:style-name="T320">охоже, </text:span><text:span text:style-name="T321">прокатило за приемлемое и вот уже Аргентинец </text:span><text:span text:style-name="T322">делится секретом, </text:span><text:span text:style-name="T323">что он с дюженой коллег, </text:span><text:span text:style-name="T324">среди них международный эксцентрик </text:span><text:span text:style-name="T325">Грасиела Имаго Порталес, угнали Германскую подлодку устарелого образца в </text:span><text:span text:style-name="T326">Мар де Плата, пару недель назад, </text:span><text:span text:style-name="T327">и вот приплыли обратно через Атлантику, </text:span><text:span text:style-name="T328">просить политическое убежище в Германии, как только война там….</text:span></text:p>
      <text:p text:style-name="P205"><text:span text:style-name="T328">– </text:span><text:span text:style-name="T329">Ты говоришь в </text:span><text:span text:style-name="T88">Германии</text:span><text:span text:style-name="T329">? Вы что, с катушек слетели? Там полн</text:span><text:span text:style-name="T330">ый бардак</text:span><text:span text:style-name="T329">, Джексон!</text:span></text:p>
      <text:p text:style-name="P206"><text:span text:style-name="T329">– </text:span><text:span text:style-name="T330">И </text:span><text:span text:style-name="T331">близко не тянет на бардак, что мы оставили дома,</text:span><text:span text:style-name="T329">– </text:span><text:span text:style-name="T332">отвечает печальный Аргентинец. </text:span><text:span text:style-name="T333">Длинные морщины пролегли по сторонам его рта </text:span><text:span text:style-name="T334">морщины, которым обучила жизнь </text:span><text:span text:style-name="T335">рядом с </text:span><text:span text:style-name="T336">тысячами</text:span><text:span text:style-name="T335"> лошадей, </text:span><text:span text:style-name="T337">где видел слишком много обречённых жеребят </text:span><text:span text:style-name="T338">и закатов </text:span><text:span text:style-name="T339">к югу от Ривадавиа, где начинается </text:span><text:span text:style-name="T340">истинный Юг…. «</text:span><text:span text:style-name="T341">Всё обернулось бардаком, когда к власти пришли полковники. Теперь их сменяет </text:span><text:span text:style-name="T348">Пер</text:span><text:span text:style-name="T341">ó</text:span><text:span text:style-name="T348">н</text:span><text:span text:style-name="T341">… </text:span><text:span text:style-name="T342">нашей последней надеждой </text:span><text:span text:style-name="T343">стала</text:span><text:span text:style-name="T342"> Acción Argentina»,</text:span><text:span text:style-name="T329">– </text:span><text:span text:style-name="T343">(о чём он </text:span><text:span text:style-name="T344">болтает, Исусе, до его есть хочется),</text:span><text:span text:style-name="T329">– </text:span><text:span text:style-name="T345">подавили через месяц после восстания… теперь все в ожидании. </text:span><text:span text:style-name="T346">Выходят на демонстрации просто по привычке. </text:span><text:span text:style-name="T347">Надежды уже не осталось. </text:span><text:span text:style-name="T348">Мы решили убраться прежде, чем <text:s/>Пер</text:span><text:span text:style-name="T341">ó</text:span><text:span text:style-name="T348">н получит ещё один портфель. Скорее всего министерство обороны. </text:span><text:span text:style-name="T349">Он уже получил </text:span><text:span text:style-name="T89">descamisados</text:span><text:span text:style-name="T349">, </text:span><text:span text:style-name="T350">это отдаст ему и Армию, </text:span><text:soft-page-break/><text:span text:style-name="T350">пон</text:span><text:span text:style-name="T351">ятное дело…</text:span><text:span text:style-name="T350"> </text:span><text:span text:style-name="T351">просто вопрос времени… </text:span><text:span text:style-name="T352">мы могли бы двинуть в Уругвай, переждать его, такая традиция. </text:span><text:span text:style-name="T353">Но </text:span><text:span text:style-name="T356">он </text:span><text:span text:style-name="T353">наверное надолго. </text:span><text:span text:style-name="T354">Монтевидео переполнено эмигрантами, </text:span><text:span text:style-name="T355">рухнувшими надеждами….</text:span></text:p>
      <text:p text:style-name="P298">– <text:span text:style-name="T1159">Да, но Германия</text:span>—<text:span text:style-name="T1159">туда лучше не попадать вообще.</text:span></text:p>
      <text:p text:style-name="P299">– <text:span text:style-name="T4">Pero ché, no sós argentino</text:span>. . . .– <text:span text:style-name="T1160">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161">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162">у тебя голодный вид. Ты ел вообще? Не окажешь ли мне честь?</text:span></text:p>
      <text:p text:style-name="P323">В Кроненхале они нашли свободный стол наверху. Вечерний наплыв спадает. Сосиски и фондю: Слотроп загибается с голоду. </text:p>
      <text:p text:style-name="P207">– <text:span text:style-name="T1163">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55">открытость</text:span><text:span text:style-name="T1163">: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08">– <text:span text:style-name="T1164">Но ведь проволока,</text:span>– <text:span text:style-name="T1164">Слотроп со ртом набитым фондю, глотает не жуя,</text:span>– <text:s/><text:span text:style-name="T1164">это ж </text:span><text:span text:style-name="T56">прогресс</text:span><text:span text:style-name="T139">—</text:span><text:span text:style-name="T357">невозможно </text:span><text:span text:style-name="T358">хранить</text:span><text:span text:style-name="T357"> целину веками, </text:span><text:span text:style-name="T358">нельзя стоять на пути прогресса</text:span><text:span text:style-name="T139">— </text:span><text:span text:style-name="T359">да, он и впрять готов завестись не меньше, чем на полчаса, </text:span><text:span text:style-name="T360">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5"><text:span text:style-name="T360">С</text:span><text:span text:style-name="T139">кволидози принимает это за тихое помешательство, не грубость, </text:span><text:span text:style-name="T361">просто моргает пару раз: «В обычные времена»,</text:span><text:span text:style-name="T186">– </text:span><text:span text:style-name="T361">пытается он объяснить,</text:span><text:span text:style-name="T186">– «</text:span><text:span text:style-name="T362">центр вс</text:span><text:span text:style-name="T363">е</text:span><text:span text:style-name="T362">гда побеждает. </text:span><text:span text:style-name="T363">Власть его растёт с течением времени, </text:span><text:span text:style-name="T364">и это необратимо, </text:span><text:span text:style-name="T365">неодолимо обычными средствами</text:span><text:span text:style-name="T363">. </text:span><text:span text:style-name="T366">Децентрализаия, возврат к анархизму требует </text:span><text:span text:style-name="T367">экстраординарных времён… </text:span><text:span text:style-name="T368">эта Война</text:span><text:span text:style-name="T186">—</text:span><text:span text:style-name="T369">эта невероятная Война</text:span><text:span text:style-name="T186">—</text:span><text:span text:style-name="T370">на данный момент стёрла размножение мелких государств <text:s/></text:span><text:span text:style-name="T371">преоблада</text:span><text:span text:style-name="T372">вшее</text:span><text:span text:style-name="T371"> в Германии тысячу лет. </text:span><text:span text:style-name="T373">Стёрла начисто. </text:span><text:span text:style-name="T90">Открыла</text:span><text:span text:style-name="T373"> её.</text:span></text:p>
      <text:p text:style-name="P209"><text:span text:style-name="T373">– </text:span><text:span text:style-name="T374">Эт точно. Надолго ли?</text:span></text:p>
      <text:p text:style-name="P210"><text:span text:style-name="T374">– </text:span><text:span text:style-name="T375">Долго не протянет. Конечно, нет. </text:span><text:span text:style-name="T376">Но на несколько месяцев… наверно, к осени наступит мир—</text:span><text:span text:style-name="T91">discúlpeme</text:span><text:span text:style-name="T376">, </text:span><text:span text:style-name="T377">к весне, я всё ещё </text:span><text:span text:style-name="T378">не привык к вашему полушарию</text:span><text:span text:style-name="T376">—</text:span><text:span text:style-name="T379">к наступлению весны, наверно….</text:span></text:p>
      <text:p text:style-name="P211"><text:span text:style-name="T379">– </text:span><text:span text:style-name="T380">Да, но</text:span><text:span text:style-name="T376">—</text:span><text:span text:style-name="T380">что вы собираетесь делать, захватить землю и попытаться её удержать? </text:span><text:span text:style-name="T381">Вас сгонят, партнёр.</text:span></text:p>
      <text:p text:style-name="P212"><text:span text:style-name="T380">– </text:span><text:span text:style-name="T382">Нет. Захватывать землю значит разводить ещё больше заборов. </text:span><text:span text:style-name="T383">Мы хотим оставить её открытой. </text:span><text:span text:style-name="T384">Мы хотим, чтобы она росла, менялась. </text:span><text:span text:style-name="T385">В открытости Германской Зоны, наша надежда безгранична.</text:span><text:span text:style-name="T380">– </text:span><text:span text:style-name="T386">Затем, словно получив по лбу, </text:span><text:span text:style-name="T387">быстрый взгляд, </text:span><text:span text:style-name="T388">не на дверь, а вверх, к потолку</text:span><text:span text:style-name="T139">— </text:span><text:span text:style-name="T389">Но и на</text:span><text:span text:style-name="T390">ш</text:span><text:span text:style-name="T389">а опасность не меньше.</text:span></text:p>
      <text:p text:style-name="P266"><text:soft-page-break/>Подводная лодка в данный момент плавает у берегов Испании, <text:span text:style-name="T1165">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3">–<text:span text:style-name="T1166">Я могу помочь,</text:span>– <text:span text:style-name="T1166">Слотроп облизывает свои пальцы,</text:span>– <text:span text:style-name="T1166">но у меня с деньгами туго и</text:span><text:span text:style-name="T139">—</text:span></text:p>
      <text:p text:style-name="P324">Скволидози называет сумму, которой хватит расплатиться с Марио Швейтаром и поддержит Слотропа сытым несколько месяцев.</text:p>
      <text:p text:style-name="P214"><text:span text:style-name="T139">– </text:span><text:span text:style-name="T391">Половину вперёд и я отправляюсь.</text:span></text:p>
      <text:p text:style-name="P267"><text:span text:style-name="T391">А</text:span><text:span text:style-name="T139">ргентинец передаёт записку, адреса, деньги и платит по чеку.</text:span><text:span text:style-name="T392">Они договариваются о встрече в Кроненхале через три дня. «</text:span><text:span text:style-name="T393">Удачи».</text:span></text:p>
      <text:p text:style-name="P325">– Тебе тоже.</text:p>
      <text:p text:style-name="P268"><text:span text:style-name="T393">П</text:span><text:span text:style-name="T139">рощальный грустный взгл</text:span><text:span text:style-name="T395">я</text:span><text:span text:style-name="T139">д от Скволидози, что остался один за столом. Встрях чубом, </text:span><text:span text:style-name="T394">свет меркнет.</text:span></text:p>
      <text:p text:style-name="P269"><text:span text:style-name="T394">С</text:span><text:span text:style-name="T139">амолёт, развалюшный DC-3, выбран за сходство с лунным светом, </text:span><text:span text:style-name="T396">за доброе выражение его морды с окошками, его неосвещённость внутри и снаружи. </text:span><text:span text:style-name="T397">Он просыпается свернувшись среди груза, металическая темень, </text:span><text:span text:style-name="T398">вибрация мотора в его костях… </text:span><text:span text:style-name="T399">красный огонёк едва сочится от кабины в голове фюзеляжа. </text:span><text:span text:style-name="T400">Он пробирается к маленькому окошку и смотрит наружу. </text:span><text:span text:style-name="T401">Альпы в лунном свете. Маловаты, </text:span><text:span text:style-name="T402">не настолько зрелищны, как ему представлялось… Ну, ладно… </text:span><text:span text:style-name="T403">Он садится обратно на мягкую </text:span><text:span text:style-name="T404">кровать из упаковочной стружки, </text:span><text:span text:style-name="T405">закуривает одну из Сквалидозиных с пробковым мундштуком, в раздумьи, </text:span><text:span text:style-name="T406">ё-моё, неплохо, парни просто прыгают в самолёт и летят куда хотят…</text:span><text:span text:style-name="T407"> зачем тормозится в Женеве? </text:span><text:span text:style-name="T408">Точно, как насчёт</text:span><text:span text:style-name="T186">—</text:span><text:span text:style-name="T409">ну,</text:span><text:span text:style-name="T408"> той же Испании? </text:span><text:span text:style-name="T410">Нет, погоди, там фашисты. </text:span><text:span text:style-name="T411">Острова Южных Морей! хмм, полно япошек и американских солдат. </text:span><text:span text:style-name="T412">Ну, ещё Африка, Тёмный Континент, уж </text:span><text:span text:style-name="T92">там</text:span><text:span text:style-name="T412"> ничего кроме аборигенов и слонов, </text:span><text:span text:style-name="T413">и ещё тот Спенсер Трейси….</text:span></text:p>
      <text:p text:style-name="P215"><text:span text:style-name="T413">– </text:span><text:span text:style-name="T414">Податься некуда, Слотроп, некуда.</text:span><text:span text:style-name="T139">– </text:span><text:span text:style-name="T414">Фигура жмётся к упаковочному ящику и дрожит. </text:span><text:span text:style-name="T415">Слотроп щурится в слабом красном свете. </text:span><text:span text:style-name="T416">Это широко известное лицо фронтонное лицо беззаботного искателя приключений </text:span><text:span text:style-name="T417">Ричарда Халибёртона: </text:span><text:span text:style-name="T418">но странно изменившееся. </text:span><text:span text:style-name="T419">Вниз по его обеим щекам жуткая сыпь, </text:span><text:span text:style-name="T423">покрывшая россыпь</text:span><text:span text:style-name="T420"> давних оспинок от прыщей, </text:span><text:span text:style-name="T421">по симметричности которой Слотроп, будь у него тренированный взгляд врача, </text:span><text:span text:style-name="T422">прочёл бы реакцию на наркотики. </text:span><text:span text:style-name="T424">Брюки для верховой езды на Ричарде Халибёртоне порваны и запятнаны, </text:span><text:span text:style-name="T425">его яркие волосы засалились, висят сосульками. </text:span><text:span text:style-name="T426">Похоже, он молча рыдает, согнувшись, падш</text:span><text:span text:style-name="T427">и</text:span><text:span text:style-name="T426">й ангел, </text:span><text:span text:style-name="T427">над всеми этими второсортными Альпами, </text:span><text:span text:style-name="T428">над всеми ночными лыжника</text:span><text:span text:style-name="T429">м</text:span><text:span text:style-name="T428">и далеко внизу, </text:span><text:span text:style-name="T429">на склонах, пересекают без устали, оттачивают </text:span><text:span text:style-name="T430">и совершенствуют свой Фашистский идеал Действия, Действия, Действия, </text:span><text:span text:style-name="T431">что был когда-то и его стимулом к существованию. </text:span><text:span text:style-name="T432">Миновало навсегда. Навсегда м</text:span><text:span text:style-name="T431">иновало.</text:span></text:p>
      <text:p text:style-name="P270"><text:span text:style-name="T431">С</text:span><text:span text:style-name="T139">лотроп тянется, тушит сигарету о пол. </text:span><text:span text:style-name="T433">Так легко эти ангельски белые древесные стружки могут заняться. </text:span><text:span text:style-name="T434">Лежи тут в этом дребезжащем разболтанном аэроплане, </text:span><text:span text:style-name="T435">лежи тихо, как только можешь, </text:span><text:span text:style-name="T436">чёртов дурак, </text:span><text:span text:style-name="T437">да, они тебя обложили</text:span><text:span text:style-name="T186">—</text:span><text:span text:style-name="T437">обложили тебя опять. </text:span><text:span text:style-name="T438">Ричард Халибёртон, </text:span><text:span text:style-name="T439">Ловел Томас, </text:span><text:span text:style-name="T440">Парни Ровера и Мотора, желтушные кипы </text:span><text:span text:style-name="T93">National Geographics, </text:span><text:span text:style-name="T440">наверху в комнате Хогана, </text:span><text:span text:style-name="T441">должно быть все му лгали, </text:span><text:span text:style-name="T442">и не было никого, </text:span><text:span text:style-name="T443">ни даже призрака с колониальных времён на чердаке, сказать ему, что это не так….</text:span></text:p>
      <text:p text:style-name="P271"><text:soft-page-break/><text:span text:style-name="T443">Ш</text:span><text:span text:style-name="T139">арах, занос, ещё и ещё, </text:span><text:span text:style-name="T446">приземление как блин комом, </text:span><text:span text:style-name="T139"><text:s/>ёбаные недоучки из школы запуска воздушных змеев, </text:span><text:span text:style-name="T444">свет сер</text:span><text:span text:style-name="T446">о</text:span><text:span text:style-name="T444">го швейцарского рассвета через маленькие оконца и </text:span><text:span text:style-name="T445">каждый сустав, мускул и кость Слотропа </text:span><text:span text:style-name="T447">ноет и болит. </text:span><text:span text:style-name="T448">Пора на выход.</text:span></text:p>
      <text:p text:style-name="P272"><text:span text:style-name="T448">О</text:span><text:span text:style-name="T139">н</text:span><text:span text:style-name="T448"> </text:span><text:span text:style-name="T139">сходит с самолёта без происшествий, </text:span><text:span text:style-name="T449">смешивается с зевающим недовольным стадом ранних пассажиро</text:span><text:span text:style-name="T450">в</text:span><text:span text:style-name="T449">, </text:span><text:span text:style-name="T450">агентов по доставке, рабо</text:span><text:span text:style-name="T451">чих</text:span><text:span text:style-name="T450"> аэро</text:span><text:span text:style-name="T451">дрома</text:span><text:span text:style-name="T450">. </text:span><text:span text:style-name="T113">Cointrin </text:span><text:span text:style-name="T452">ранним утром. </text:span><text:span text:style-name="T453">Ошеломляюще зелёные холмы с одной стороны, по другую коричневый город. </text:span><text:span text:style-name="T454">Мостовые скользки и влажны. </text:span><text:span text:style-name="T455">Облака медленно вздуваются в небе. </text:span><text:span text:style-name="T456">Монблан грит привет, озеро тоже грит как ты, </text:span><text:span text:style-name="T457">Слотроп покупает 20 сигарет и местную газету, </text:span><text:span text:style-name="T458">спрашивает в какую ему сторону, садится в подошедший трамвай, </text:span><text:span text:style-name="T459">и в холоде сквозящем от дверей и окон, чтобы разбудить его, </text:span><text:span text:style-name="T460">катит в Город Мира.</text:span></text:p>
      <text:p text:style-name="P273"><text:span text:style-name="T460">Е</text:span><text:span text:style-name="T139">му надо встретить Аргентинского связного в Café l’Éclipse, далеко от троллейбусных линий, </text:span><text:span text:style-name="T461">по мощёной брусчаткой улице и на маленькую площадь </text:span><text:span text:style-name="T462">окружённую овощными и фруктовыми лавками под бежевыми навесами, магазинами, другими кафе, витринами, </text:span><text:span text:style-name="T463">чистыми промытыми тротуарами. </text:span><text:span text:style-name="T464">Собаки бегают из аллеи в аллею </text:span><text:span text:style-name="T465">Слотроп сидит с кофе, круасаном, газетой. </text:span><text:span text:style-name="T466">Вскоре тучи рассеиваются. </text:span><text:span text:style-name="T467">Солнце разбросало тени почти до того места, где он сидит в насторожённом внимании. </text:span><text:span text:style-name="T468">Похоже, никто не следит. Он ждёт. </text:span><text:span text:style-name="T469">Тени отступают, солнце поднялось, потом начинает опускаться, </text:span><text:span text:style-name="T470">наконец показывается ужный ему человек, </text:span><text:span text:style-name="T471">точно по описанию: </text:span><text:span text:style-name="T472">костюм повседневно ёрного, как в Буэнос-Айресе, </text:span><text:span text:style-name="T473">усы, очки в золотой оправе, </text:span><text:span text:style-name="T474">и насвистывает старинное танго Хуана д</text:span><text:span text:style-name="T1167">’</text:span><text:span text:style-name="T474">Ариенцо. </text:span><text:span text:style-name="T475">Слотроп устраивает представление, рыща по своим карманам, </text:span><text:span text:style-name="T476">достаёт иностранную купюру, как говорил ему Скволидози, хмурится на неё, </text:span><text:span text:style-name="T477">встаёт, подходит ближе.</text:span></text:p>
      <text:p text:style-name="P274"><text:span text:style-name="T94">Como no, señor</text:span><text:span text:style-name="T477">, </text:span><text:span text:style-name="T479">нет</text:span><text:span text:style-name="T478"> проблем размен</text:span><text:span text:style-name="T479">ять</text:span><text:span text:style-name="T478"> банкноту в 50 песо</text:span><text:span text:style-name="T186">—</text:span><text:span text:style-name="T479">приглашает присесть, </text:span><text:span text:style-name="T480">достаёт валюту, блокноты, </text:span><text:span text:style-name="T481">карты, скоро стол завален </text:span><text:span text:style-name="T482">бумагами всякого рода, которые всё же сортируются, </text:span><text:span text:style-name="T483">обратно по карманам так, что человек забирает записку от Скволидози, а Слотроп ту, что отвезёт к нему. Всего и делов-то.</text:span></text:p>
      <text:p text:style-name="P275"><text:span text:style-name="T483">О</text:span><text:span text:style-name="T139">братно в Цюрих на послеполуденном поезде, в дремотном сне большую часть пути. </text:span><text:span text:style-name="T484">Он сходит в Шлирен, в безбожно тёмный час, </text:span><text:span text:style-name="T485">на всякий, </text:span><text:span text:style-name="T486">есьи Они следят за городским вокзалом, </text:span><text:span text:style-name="T487">на такси добирается до </text:span><text:span text:style-name="T488">Св. Петерхофштат. Стрелки его огромных часов </text:span><text:span text:style-name="T489">зависли </text:span><text:span text:style-name="T488">высоко над ним и </text:span><text:span text:style-name="T489">пустыми</text:span><text:span text:style-name="T488"> акрами улиц, </text:span><text:span text:style-name="T489">в чём ему видится сейчас </text:span><text:span text:style-name="T490">тупая </text:span><text:span text:style-name="T489">зловещесть. </text:span><text:span text:style-name="T491">Как-то увязывается с квадратами Лиги Плюща в его отдалённой юности, </text:span><text:span text:style-name="T492">башни циферблатов освещались так сл</text:span><text:span text:style-name="T493">а</text:span><text:span text:style-name="T492">бо, ничего не разберёшь, </text:span><text:span text:style-name="T493">и соблазн, не такой сильный как сейчас, поддаться смеркающемуся году, </text:span><text:span text:style-name="T494">принять насколько сможет настоящего ужаса в час без имени </text:span><text:span text:style-name="T495">(если только это не… нет… НЕТ…): </text:span><text:span text:style-name="T496">это было тщеславием, тщеславием как его понимали его Пуританские предки, </text:span><text:span text:style-name="T497">кости и сердце настороженные на Ничто, Ничто </text:span><text:span text:style-name="T498">под саксофоны колледжа в </text:span><text:span text:style-name="T499">сладостном слиянии, </text:span><text:span text:style-name="T500">белые блейзеры в губной помаде на </text:span><text:span text:style-name="T501">отворотах, дым робеющих Фатим, </text:span><text:span text:style-name="T502">мыло Кастилии испаряющиеся с </text:span><text:span text:style-name="T503">блестящих волос, и мятные поцелуи, <text:s/>и роса на гвоздиках. </text:span><text:span text:style-name="T504">Дошло до того, что перед самым рассветом шутники моложе него, </text:span><text:span text:style-name="T505">вытащили из постели, завязали глаза, </text:span><text:span text:style-name="T507">на то и</text:span><text:span text:style-name="T506"> Райнхардт, </text:span><text:span text:style-name="T508">вывели в осенний холод, тени и листву под ногами, </text:span><text:span text:style-name="T509">и к мигу сомнения, </text:span><text:span text:style-name="T510">а вдруг они и впрямь что-то другое</text:span><text:span text:style-name="T186">—</text:span><text:span text:style-name="T511">а всё что перед этим не настоящее: просто </text:span><text:span text:style-name="T512">продуманный театр, чтоб</text:span><text:span text:style-name="T513">ы</text:span><text:span text:style-name="T512"> тебя </text:span><text:span text:style-name="T513">одурачить</text:span><text:span text:style-name="T512">. </text:span><text:span text:style-name="T514">Но теперь экран потемнел, </text:span><text:span text:style-name="T515">и времени нисколько не осталось. </text:span><text:span text:style-name="T516">Вот тебе агенты наконец….</text:span></text:p>
      <text:p text:style-name="P276"><text:span text:style-name="T516">Г</text:span><text:span text:style-name="T139">де более подходящее место, чем Цюрих, чтоб заново найти тщету? </text:span><text:span text:style-name="T517">Это страна Реформации, город Цвингли, человека в самом конце энциклопедии, </text:span><text:span text:style-name="T518">и повсюду напоминания в камне. </text:span><text:span text:style-name="T519">Шпионы и большой бизнес в своей стихии, </text:span><text:span text:style-name="T520">неутомимо движутся среди суровых памяток. </text:span><text:span text:style-name="T521">Будь уверен, здесь найдутся экс-молодые люди, </text:span><text:span text:style-name="T522">в самом этом городе, </text:span><text:span text:style-name="T523">лица которых попадались Слотропу в школьных спортивных командах, </text:span><text:span text:style-name="T524">которые приобщились </text:span><text:span text:style-name="T525">в Гарварде к Пуританским Таинствам: они на полном серьёзе давали клятву </text:span><text:span text:style-name="T526">почитать и </text:span><text:span text:style-name="T527">действовать всегда во имя </text:span><text:span text:style-name="T95">Vanitas</text:span><text:span text:style-name="T527">, Тщеты, их правителя… </text:span><text:span text:style-name="T528">кто теперь по плану жизни такого-то и такого </text:span><text:span text:style-name="T529">прибыли сюда в Швей</text:span><text:span text:style-name="T530">ц</text:span><text:span text:style-name="T529">арию, </text:span><text:span text:style-name="T530">работать на Аллена Даллеса и его «разведывательную» </text:span><text:soft-page-break/><text:span text:style-name="T530">сеть, </text:span><text:span text:style-name="T531">которая нынче проходит под именем «</text:span><text:span text:style-name="T532">Офис Стратегических Служб». </text:span><text:span text:style-name="T533">Но для посвящённых </text:span><text:span text:style-name="T534">ЩСС ещё и тайный акроним: </text:span><text:span text:style-name="T535">в виде мантры для моментов неотвратимых кризисов, они обучены </text:span><text:span text:style-name="T536">выговаривать про себя… </text:span><text:span text:style-name="T96">oss . . . oss, </text:span><text:span text:style-name="T97"><text:s/></text:span><text:span text:style-name="T537">слово-покойник, </text:span><text:span text:style-name="T538">перевранное Латинское слово Тёмных Веков обозначать кость….</text:span></text:p>
      <text:p text:style-name="P277"><text:span text:style-name="T538">С</text:span><text:span text:style-name="T139">кволидози не показывается в Кроненхале, </text:span><text:span text:style-name="T539">или в Одеоне, или в любом другом месте, </text:span><text:span text:style-name="T540">что Слотроп догадается проверить в последующие дни. </text:span><text:span text:style-name="T541">Исчезновения, в Цюрихе, не такая уж и редкость. </text:span><text:span text:style-name="T542">Но Слотроп так и будет возвращаться, на всякий. </text:span><text:span text:style-name="T543">Записка на испанском, он не в силах разобрать больше оного слова, или двух, </text:span><text:span text:style-name="T544">но он не расстаётся с ней, вдруг подвернётся случай передать. </text:span><text:span text:style-name="T545">И, ну, та анархистская убеждённость </text:span><text:span text:style-name="T546">его подкупает немного. </text:span><text:span text:style-name="T547">Когда-то, когда Шэйс сражался против </text:span><text:span text:style-name="T548">федеральных войск в Масучусетсе, </text:span><text:span text:style-name="T549">где Регуляторы Слотропы патрулировали Бёркшир помогая восставшим, </text:span><text:span text:style-name="T550">с веточками болиголова в их шляпах, чтобы отличаться от </text:span><text:span text:style-name="T551">солдат Правительства. </text:span><text:span text:style-name="T552">Федералы втыкали в свои обрывок белой бумаги. </text:span><text:span text:style-name="T553">Слотропы в те дни ещё не настолько вовлеклись в бумажный бизнес </text:span><text:span text:style-name="T554">и поголовную резню деревьев. </text:span><text:span text:style-name="T555">Они всё ещё были за живой зелёный против мёртвого белого. </text:span><text:span text:style-name="T556">Позднее они утратили, или продали, </text:span><text:span text:style-name="T557">своё осознание на чьей они стороне. </text:span><text:span text:style-name="T558">Наш Тайрон унаследовал полное невежество </text:span><text:span text:style-name="T559">на эту тему.</text:span></text:p>
      <text:p text:style-name="P278"><text:span text:style-name="T559">З</text:span><text:span text:style-name="T139">а спиной у него ветер </text:span><text:span text:style-name="T560">дует сквозь склеп Джамфа. </text:span><text:span text:style-name="T561">Слотроп уже дв</text:span><text:span text:style-name="T562">е ночи</text:span><text:span text:style-name="T561"> как устроил тут кемпинг, </text:span><text:span text:style-name="T562">деньги почти на исходе, </text:span><text:span text:style-name="T563">дожидается слово от Швайтара</text:span><text:span text:style-name="T562">. </text:span><text:span text:style-name="T564">Укрывшись от ветра, укутавшись в пару швейцарских армейских одеял, он смог продержаться</text:span><text:span text:style-name="T565">, ему удаётся даже поспать. </text:span><text:span text:style-name="T566">Точнёхонько поверх Мистера Imipolex. </text:span><text:span text:style-name="T567">В первую ночь засыпать было страшно, боялся посещения </text:span><text:span text:style-name="T568">духа Джамфа, чей Германо-научный склад ума </text:span><text:span text:style-name="T569">Смерть разнесёт до самых </text:span><text:span text:style-name="T570">диких рефлексов, </text:span><text:span text:style-name="T571">бесполезно умолять </text:span><text:span text:style-name="T572">тупо ухмыляющееся зло остатков скорлупы…</text:span><text:span text:style-name="T568"> </text:span><text:span text:style-name="T573">голоса </text:span><text:span text:style-name="T574">похрипываютв лунном свете вокруг </text:span><text:span text:style-name="T575">его </text:span><text:span text:style-name="T574">явления, </text:span><text:span text:style-name="T575">пока он, Оно, </text:span><text:span text:style-name="T576">Подавленное, приближается… </text:span><text:span text:style-name="T577">стойчтоза </text:span><text:span text:style-name="T578">проснувшись, лицо не укрыто, </text:span><text:span text:style-name="T579">оглядываясь на чуждые могильные камни, </text:span><text:span text:style-name="T98">то что? что это было… </text:span><text:span text:style-name="T580">обратно в сон, почти, </text:span><text:span text:style-name="T581">снова проснулся… туда-сюда, </text:span><text:span text:style-name="T582">и так большую часть первой ночи.</text:span></text:p>
      <text:p text:style-name="P279"><text:span text:style-name="T582">Я</text:span><text:span text:style-name="T139">вления не случилось. </text:span><text:span text:style-name="T583">Похоже Джамф просто мёртв. </text:span><text:span text:style-name="T584">Слотроп </text:span><text:span text:style-name="T585">проснулся наутро </text:span><text:span text:style-name="T586">чувствуя, несмотря на пустой желудок и текущий нос, </text:span><text:span text:style-name="T587">лучше, чем за многие месяцы. </text:span><text:span text:style-name="T588">Похоже, он прошёл </text:span><text:span text:style-name="T589">и</text:span><text:span text:style-name="T588">спытание </text:span><text:span text:style-name="T589">устроенное не кем-то другим, но им самим, для разнообразия. </text:span></text:p>
      <text:p text:style-name="P280"><text:span text:style-name="T589">Г</text:span><text:span text:style-name="T139">ород под ним, </text:span><text:span text:style-name="T590">отчасти уже в купели света, </text:span><text:span text:style-name="T591">являет собой некрополь из церковных шпилей и флюгеров, </text:span><text:span text:style-name="T592">белых музейно-замковых башен, </text:span><text:span text:style-name="T593">широких зданий с мансардами крыш, и </text:span><text:span text:style-name="T594">тысяч блестящих </text:span><text:span text:style-name="T593">окон. </text:span><text:span text:style-name="T595">В это утро горы прозрачны как лёд. </text:span><text:span text:style-name="T596">Позднее, днём они обернутся грудами синего </text:span><text:span text:style-name="T597">мятого </text:span><text:span text:style-name="T596">атласа. </text:span><text:span text:style-name="T598">Озеро зеркально гладко, </text:span><text:span text:style-name="T599">но горы и дома отраж</text:span><text:span text:style-name="T600">ённые</text:span><text:span text:style-name="T599"> в нём </text:span><text:span text:style-name="T600">странно размыты, </text:span><text:span text:style-name="T601">края их </text:span><text:span text:style-name="T602">источены, </text:span><text:span text:style-name="T603">словно мелкий</text:span><text:span text:style-name="T602"> дожд</text:span><text:span text:style-name="T603">ь: </text:span><text:span text:style-name="T604">сон про Атлантиду, Suggenthal. </text:span><text:span text:style-name="T605">Игрушечные деревушки, уединённый город из раскрашенного алебастра… </text:span><text:span text:style-name="T606">Слотроп сидит тут на корточках, на повороте горной тропы, </text:span><text:span text:style-name="T607">лепя и швыряя снежки от безделья, </text:span><text:span text:style-name="T608">нечем заняться, кроме как докуривать последнюю, </text:span><text:span text:style-name="T609">как ему кажется, Лаки Страйк на всю Швейцарию….</text:span></text:p>
      <text:p text:style-name="P281"><text:span text:style-name="T609">Ш</text:span><text:span text:style-name="T139">аги по тропе <text:s/>снизу. </text:span><text:span text:style-name="T610">Щёлканье галош. </text:span><text:span text:style-name="T611">Это посыльный Марио Швейтара </text:span><text:span text:style-name="T612">с большим толстым конвертом. </text:span><text:span text:style-name="T613">Слотроп платит ему, выпрашивает сигарету и несколько спичек и они расстаются. </text:span><text:span text:style-name="T614">Вернувшись в склеп, Слотроп опять зажигает </text:span><text:span text:style-name="T615">маленькую кучку </text:span><text:span text:style-name="T614">растопк</text:span><text:span text:style-name="T615">и</text:span><text:span text:style-name="T614"> и </text:span><text:span text:style-name="T615">веток сосны, </text:span><text:span text:style-name="T616">согревает руки и приступает листать папку. </text:span><text:span text:style-name="T617">Отсутствие Джамфа окружает его </text:span><text:span text:style-name="T618">словно запах, </text:span><text:span text:style-name="T619">который он не может точно определить, </text:span><text:span text:style-name="T620">аура грозящая перейти в эпилепсию в любую секунду. </text:span><text:span text:style-name="T621">Вот она, информация</text:span><text:span text:style-name="T186">—</text:span><text:span text:style-name="T622">не так много, как ему хотелось </text:span><text:span text:style-name="T623">(о, и сколько же он хотел?), </text:span><text:span text:style-name="T624">но больше чем надеялся, </text:span><text:span text:style-name="T625">как всякий из практичных Янки. </text:span><text:span text:style-name="T626">В последующие недели, </text:span><text:span text:style-name="T627">в те </text:span><text:span text:style-name="T628">совсем </text:span><text:span text:style-name="T627">редкие минуты, </text:span><text:span text:style-name="T628">что оставались ему заглядывать в своё прошлое, </text:span><text:span text:style-name="T629">он даже находил время пожалеть, </text:span><text:span text:style-name="T630">что он вообще читал это….</text:span></text:p>
      <text:p text:style-name="P326"><draw:frame draw:style-name="fr2" draw:name="Image6" text:anchor-type="paragraph" svg:width="6.9252in" svg:height="0.3661in" draw:z-index="7"><draw:image xlink:href="Pictures/1000000000000B720000009B428C9716555D8079.png" xlink:type="simple" xlink:show="embed" xlink:actuate="onLoad" loext:mime-type="image/png"/></draw:frame><text:soft-page-break/>М-р Пойнтсмен решил провести Троицу на море. <text:span text:style-name="T1168">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27">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28">Пойнтсмен просчитался. Нет даже Теннисонова утешения сказать, что просчёт был сделан «кем-то». <text:span text:style-name="T1169">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57">вприпрыжку</text:span><text:span text:style-name="T1169">,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57">но</text:span><text:span text:style-name="T1169">,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57">дыни</text:span><text:span text:style-name="T1169">! Я ни одной не видал после Третьего Курса—вау, понюхай вот эту, просто прелесть! Как насчёт дыни, Спид? А? Давай.</text:span></text:p>
      <text:p text:style-name="P300">– <text:span text:style-name="T1170">Отличная идея, Пурде, отличная!</text:span></text:p>
      <text:p text:style-name="P301">– <text:span text:style-name="T1171">Ага… О, ну, ты выбери какую </text:span><text:span text:style-name="T58">сам</text:span><text:span text:style-name="T1171"> захочешь.</text:span></text:p>
      <text:p text:style-name="P301">– <text:span text:style-name="T59">Самую-самую</text:span><text:span text:style-name="T1171">?</text:span></text:p>
      <text:p text:style-name="P302">– <text:span text:style-name="T1172">Да. Вот она,</text:span>– <text:span text:style-name="T1172">проворачивает показать ему, как негодяи поворачивают лица запуганных девушек,</text:span>– <text:span text:style-name="T1172">та самая, что я выбрал, видал?</text:span></text:p>
      <text:p text:style-name="P303">– <text:span text:style-name="T1173">Но, но я думал мы собирались на двоих</text:span>— <text:span text:style-name="T1173">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304">– <text:span text:style-name="T1174">Ну, нет, в общем, я обычно, э...</text:span>— <text:span text:style-name="T1175">Пурде приходит в </text:span><text:span text:style-name="T60">замешательство</text:span><text:span text:style-name="T1175">, это как найти повод, чтобы съесть яблоко, или даже вбросить виноградину себе в рот</text:span>— <text:span text:style-name="T1176">просто, ну, типа, ем их… целиком, понимаешь,</text:span>– <text:span text:style-name="T1177">прихихикивает, чтобы, как ему кажется, дружески указать, повежливее, странность подобного обсуждения на публике</text:span>—</text:p>
      <text:p text:style-name="P305"><text:soft-page-break/>—<text:span text:style-name="T1178">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61">шлёп</text:span><text:span text:style-name="T1178"> прямиком в очередной тупик:</text:span></text:p>
      <text:p text:style-name="P306">– <text:span text:style-name="T1179">Дженни? Нет</text:span>—<text:span text:style-name="T1179">тут никакой Дженни…</text:span></text:p>
      <text:p text:style-name="P306">– <text:span text:style-name="T1180">А какая-нибудь Дженифер, тогда? Дженивив?</text:span></text:p>
      <text:p text:style-name="P306">– <text:span text:style-name="T1181">Джинни (может записано было с ошибкой), Вирджиния?</text:span></text:p>
      <text:p text:style-name="P307">– <text:span text:style-name="T1182">Если вы, джентльмены, ищите хорошо провести время</text:span>— <text:span text:style-name="T1183">её ухмылка, её красная, маниакально доброе-утро-и-я-говорю-точно-</text:span><text:span text:style-name="T62">доброе!</text:span><text:span text:style-name="T1183"> ухмылка настолько широка, чтобы удерживать их обоих прямо, дрожащих, осклабившихся, тут, а сама такая старая, что годится быть их Матерью</text:span>—<text:span text:style-name="T1184">их общей Матерью, вобравшей самые гадкие черты м-с Пурде и м-с Спид</text:span>—<text:span text:style-name="T1185">фактически, она теперь и становится </text:span><text:span text:style-name="T63">именно</text:span><text:span text:style-name="T1185"> такой прямо у них на глазах. Эти моря в руинах полны искусительниц</text:span>—<text:span text:style-name="T1186">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187">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29">Никакой «Дарлин» тоже. Это выяснилось вчера. <text:span text:style-name="T1188">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45"><text:span text:style-name="T1187">Когда вам уже дойдёт? </text:span><text:span text:style-name="T645">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46">зубы напоказ в дурноватой ухмылке смерти, </text:span><text:span text:style-name="T647">выдыхает, свалившись <text:s/>на </text:span><text:span text:style-name="T648">твоё открытое </text:span><text:span text:style-name="T647">лицо, </text:span><text:span text:style-name="T648">долгий человечий звук, </text:span><text:span text:style-name="T649">в </text:span><text:span text:style-name="T648">котор</text:span><text:span text:style-name="T649">ом</text:span><text:span text:style-name="T648"> ты распознаёшь, в ужасе, </text:span><text:span text:style-name="T1189">сексуальный вздох</text:span><text:span text:style-name="T648">….</text:span></text:p>
      <text:p text:style-name="P346"><text:span text:style-name="T648">Э</text:span><text:span text:style-name="T634">то к тому, что Пойнтсмен </text:span><text:span text:style-name="T650">избегает данную тему</text:span><text:span text:style-name="T651">—</text:span><text:span text:style-name="T652">настолько же рефлективно, как избегал бы любой кошмар. </text:span><text:span text:style-name="T653">На случай, если вдруг обернётся не сном, а </text:span><text:span text:style-name="T1190">реальностью</text:span><text:span text:style-name="T653">, ну…</text:span></text:p>
      <text:p text:style-name="P308"><text:span text:style-name="T1190">– Данные, пока что, неполны.</text:span>– <text:span text:style-name="T1191">Это следует отчётливо подчёркивать в любых заявлениях.</text:span>– <text:span text:style-name="T1192">Следует признать, что предварительные данные демонстрируют,</text:span>– <text:span text:style-name="T1193">помни, изображать искренность,</text:span>– <text:span text:style-name="T1194">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64">на данный момент</text:span><text:span text:style-name="T1194">,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09">– <text:span text:style-name="T1195">А что если многие</text:span>—<text:span text:style-name="T1195">даже большинство</text:span>—<text:span text:style-name="T1195">Слотроповских звёзд окажутся, в отдалённом будущем, отражением сексуальных фантазий вместо реальных событий? Вряд ли <text:s/>такое сведёт на нет наш подход </text:span><text:soft-page-break/><text:span text:style-name="T1195">более, чем это случилось с воззрениями Зигмунда Фрейда столкнувшегося там, в старой Вене, с подобными нарушениями вероятности</text:span>—<text:span text:style-name="T1196">все те истории папенька-меня-изнасиловал, которые, будучи ложью фактически, остаются истинными </text:span><text:span text:style-name="T65">клинически</text:span><text:span text:style-name="T1196">.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30">На данный момент, Пойнтсмен несёт это бремя <text:span text:style-name="T1197">один. Одиночество фюрера: он чувствует себя сильнее в лучах этого тёмного компаньона теперь, когда его звезда на подъёме… но он и не</text:span> <text:span text:style-name="T1198">хочет делиться им, нет не не сейчас ещё пока что….</text:span></text:p>
      <text:p text:style-name="P331">Собрания штата служащих, его служащих, <text:span text:style-name="T1199">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66">l’état c’est moi</text:span><text:span text:style-name="T1054">—а кто ещё делает хоть что-нибудь? разве не на нём всё держится, часто без опоры на что-то помимо его голой воли…?</text:span></text:p>
      <text:p text:style-name="P332"><text:span text:style-name="T1200">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67">Великобритания</text:span><text:span text:style-name="T1200">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67">они</text:span><text:span text:style-name="T1200"> ухватили Слотропа?</text:span></text:p>
      <text:p text:style-name="P333">Случились также, ухудшая Кризис, и предательства: <text:span text:style-name="T1201">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68">никогда</text:span><text:span text:style-name="T1201"> не оставит.</text:span></text:p>
      <text:p text:style-name="P334">Итак, выходной на море. <text:span text:style-name="T1202">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text:span><text:soft-page-break/><text:span text:style-name="T1202">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69">La Gazza Ladra</text:span><text:span text:style-name="T1202">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5">Пойнтсмен планировал на сегодня не говорить о делах, <text:span text:style-name="T1203">но пустить беседу на самотёк более или менее органичный. Ждать пока другие выдадут себя</text:span>. <text:span text:style-name="T1204">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70">что</text:span><text:span text:style-name="T1204">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70">Любовь? </text:span><text:span text:style-name="T1205">Да от такого развопишься. Каким может быть её представление о любви….</text:span></text:p>
      <text:p text:style-name="P310">– <text:span text:style-name="T1206">Мехико,</text:span>– <text:span text:style-name="T1206">ухватывая руку молодого статистика.</text:span></text:p>
      <text:p text:style-name="P310">– <text:span text:style-name="T1206">А?</text:span>– <text:span text:style-name="T1206">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10">– <text:span text:style-name="T1206">Мехико, мне кажется у меня галлюцинации.</text:span></text:p>
      <text:p text:style-name="P311">– <text:span text:style-name="T1207">О, правда? Вам так кажется? И что же видите?</text:span></text:p>
      <text:p text:style-name="P312">– <text:span text:style-name="T1209">Мехико, я вижу… Я вижу… При чём тут что я </text:span><text:span text:style-name="T71">вижу</text:span><text:span text:style-name="T1208">, олух! Я о том, что я </text:span><text:span text:style-name="T71">слышу</text:span><text:span text:style-name="T1208">.</text:span></text:p>
      <text:p text:style-name="P313">– <text:span text:style-name="T1209">Хорошо, и что же слышите, в таком случае,</text:span>– <text:span text:style-name="T1209">Роджер уже чут сварливо.</text:span></text:p>
      <text:p text:style-name="P313">– <text:span text:style-name="T1209">Только что я услышал твои слова «И что же слышите, в таком случае». И мне </text:span><text:span text:style-name="T72">это не нравится!</text:span></text:p>
      <text:p text:style-name="P313">– <text:span text:style-name="T1209">Почему нет?</text:span></text:p>
      <text:p text:style-name="P314">–<text:span text:style-name="T1210">Потому что: при всей неприятности этой галлюцинации, я бы скорее предпочёл её звуку твоего голоса.</text:span></text:p>
      <text:p text:style-name="P336">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5">– <text:span text:style-name="T1211">Вот это да,</text:span>– <text:span text:style-name="T1211">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12">старается говорить негромко , ухмыляясь с атлетической паранойей туманно в сторону странного Павловца</text:span>—<text:span text:style-name="T1213">не совсем на него, ты ж понимаешь, </text:span><text:soft-page-break/><text:span text:style-name="T1213">встретиться глазами может оказаться самоубийственной глупостью при данном умственной состоянии….</text:span></text:p>
      <text:p text:style-name="P337">Тем временем Джессика перешла к своему номеру с Фэй Рей. <text:span text:style-name="T1214">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16">– <text:span text:style-name="T1215">Да уж,</text:span>– <text:span text:style-name="T1216">как высказался кинокритик Митчел Притифейс в своём исчерпывающем 18-томном исследовании Кинг Конга,</text:span>– <text:span text:style-name="T1217">он, таки, любит её, парни.</text:span>– <text:span text:style-name="T1217">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73">когда всё предусмотрено, когда ничто не может пойти не так, ни даже застать нас врасплох… что-то всё-таки сможет</text:span><text:span text:style-name="T1218">. Так что, перестановки и комбинации у Падинга в его </text:span><text:span text:style-name="T73">Что может произойти в Европейской Политике</text:span><text:span text:style-name="T1218">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4">Schwarzkommando</text:span>, <text:span text:style-name="T1219">которых Митчел Притифейс и представить не мог.</text:span></text:p>
      <text:p text:style-name="P338">В ПРПУК широко распростран<text:span text:style-name="T1220">ено</text:span> мнение, что <text:span text:style-name="T4">Schwarzkommando</text:span> были вызваны, <text:span text:style-name="T1220">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74">взаправду</text:span><text:span text:style-name="T1220">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4">Schwarzkommando </text:span><text:span text:style-name="T1221">достигло их за неделю до Дня Победы</text:span><text:span text:style-name="T75">. </text:span><text:span text:style-name="T1222">Отдельные эпизоды, кто кому что именно говорил на самом деле, затерялось в пылу обвинений, криков, </text:span><text:soft-page-break/><text:span text:style-name="T1222">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76">горилла</text:span><text:span text:style-name="T1222">? Я покажу </text:span><text:span text:style-name="T76">тебе</text:span><text:span text:style-name="T1222"> гориллу!»</text:span></text:p>
      <text:p text:style-name="P339">Действительно, он показал бы эту животину многим из нас, только мы не стали бы смотреть. По своей невинности, он не <text:span text:style-name="T1223">усматривал</text:span> причин отчего сотрудники в служебном проекте не практикуют самокритики с тщательностью присущей революционным ячейкам. <text:span text:style-name="T1223">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77">тебя</text:span><text:span text:style-name="T1223">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77">gemütlich</text:span><text:span text:style-name="T1223"> мира Капитана Блисеро не чувствовала она такого ужаса, как сейчас.</text:span></text:p>
      <text:p text:style-name="P340">Роджер Мехико принимает это на свой счёт, <text:span text:style-name="T1224">о-подумаешь, просто хотел помочь….</text:span></text:p>
      <text:p text:style-name="P341">То, что несколько отрешённый м-р Пойнтсмен слышал всё это время, было голосом, <text:span text:style-name="T1225">странно знакомым, голосом, который он однажды представлял принадлежащим лицу на широко известной фотографии газет Войны:</text:span></text:p>
      <text:p text:style-name="P317">– <text:span text:style-name="T1226">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27">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318">– <text:span text:style-name="T1228">Я знаю,</text:span>– <text:span text:style-name="T1228">грит Пойнтсмен,</text:span>– <text:span text:style-name="T1228">только я не могу знать знаешь ли ты, не так ли, если я даже не знаю </text:span><text:span text:style-name="T78">кто</text:span><text:span text:style-name="T1228"> ты, знаешь ли.</text:span></text:p>
      <text:p text:style-name="P342">Эта странная выходка <text:span text:style-name="T1229">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19"><text:soft-page-break/>– <text:span text:style-name="T1230">Видал, видал,</text:span>– <text:span text:style-name="T1230">снова заводится голос,</text:span>– <text:span text:style-name="T1230">она чувствует, что защищает его </text:span><text:span text:style-name="T79">против</text:span><text:span text:style-name="T1230"> тебя. Много ли шансов </text:span><text:span text:style-name="T79">быть</text:span><text:span text:style-name="T1230">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79">Фу Манчу</text:span><text:span text:style-name="T1230">, а? тем самым, в чьей власти юная леди! Каково? Протагонист и антагонист в одном лице. Я бы не раздумывал на твоём месте.</text:span></text:p>
      <text:p text:style-name="P343">Пойнтсмен собирается ответить что-нибудь вроде: «Но ты, не я»,<text:span text:style-name="T1054">–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16">– <text:span text:style-name="T1231">Инь и Янь,</text:span><text:span text:style-name="T139">– </text:span><text:span text:style-name="T631">шепчет голос,</text:span><text:span text:style-name="T139">– <text:s/></text:span><text:span text:style-name="T631">Инь и Янь.</text:span></text:p>
      <text:p text:style-name="P344"><draw:frame draw:style-name="fr2" draw:name="Image7" text:anchor-type="paragraph" svg:width="6.9252in" svg:height="0.3661in" draw:z-index="8"><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792</meta:editing-cycles>
    <meta:creation-date>2020-11-18T15:01:00</meta:creation-date>
    <dc:date>2021-06-11T11:45:53.662081870</dc:date>
    <meta:editing-duration>P7DT9H4M38S</meta:editing-duration>
    <meta:generator>LibreOffice/6.1.5.2$Linux_X86_64 LibreOffice_project/10$Build-2</meta:generator>
    <meta:document-statistic meta:table-count="0" meta:image-count="9" meta:object-count="0" meta:page-count="69" meta:paragraph-count="816" meta:word-count="32661" meta:character-count="219838" meta:non-whitespace-character-count="187552"/>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